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7pt" style:font-size-asian="7pt" style:font-size-complex="7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7pt" style:font-size-asian="7pt" style:font-size-complex="7pt"/>
    </style:style>
    <style:style style:name="ce4" style:family="table-cell" style:parent-style-name="Default" style:data-style-name="N0">
      <style:table-cell-properties fo:background-color="transparent"/>
      <style:text-properties fo:font-size="7pt" style:font-size-asian="7pt" style:font-size-complex="7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/>
    </style:style>
    <style:style style:name="ce6" style:family="table-cell" style:parent-style-name="Default" style:data-style-name="N0">
      <style:text-properties fo:font-size="7pt" style:font-size-asian="7pt" style:font-size-complex="7pt"/>
    </style:style>
    <style:style style:name="ce7" style:family="table-cell" style:parent-style-name="Default" style:data-style-name="N0">
      <style:table-cell-properties fo:background-color="#FFFF99"/>
      <style:text-properties fo:font-size="7pt" style:font-size-asian="7pt" style:font-size-complex="7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fo:background-color="#DDDDDD"/>
      <style:text-properties fo:font-size="7pt" style:font-size-asian="7pt" style:font-size-complex="7pt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DDDDDD"/>
      <style:text-properties fo:font-size="7pt" style:font-size-asian="7pt" style:font-size-complex="7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fo:background-color="#DDDDDD"/>
      <style:text-properties fo:font-size="7pt" style:font-size-asian="7pt" style:font-size-complex="7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/>
      <style:text-properties fo:font-size="7pt" style:font-size-asian="7pt" style:font-size-complex="7pt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fo:background-color="#FF3333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fo:background-color="#FFCC00"/>
      <style:text-properties fo:font-size="7pt" style:font-size-asian="7pt" style:font-size-complex="7pt"/>
    </style:style>
    <style:style style:name="ce16" style:family="table-cell" style:parent-style-name="Default" style:data-style-name="N0">
      <style:table-cell-properties fo:background-color="#FFCC00"/>
      <style:text-properties fo:font-size="7pt" style:font-size-asian="7pt" style:font-size-complex="7pt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fo:background-color="#FFCC00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99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 fo:background-color="#FF3333"/>
      <style:text-properties fo:font-size="7pt" style:font-size-asian="7pt" style:font-size-complex="7pt"/>
    </style:style>
    <style:style style:name="ce26" style:family="table-cell" style:parent-style-name="Default" style:data-style-name="N0">
      <style:table-cell-properties fo:background-color="#FF3333"/>
      <style:text-properties fo:font-size="7pt" style:font-size-asian="7pt" style:font-size-complex="7pt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fo:background-color="#66FFFF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fo:background-color="#99FF66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fo:background-color="#99FF66" style:repeat-content="false"/>
      <style:paragraph-properties fo:text-align="center"/>
    </style:style>
    <style:style style:name="ce31" style:family="table-cell" style:parent-style-name="Default" style:data-style-name="N0">
      <style:table-cell-properties fo:background-color="#999999"/>
    </style:style>
    <style:style style:name="ce32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34" style:family="table-cell" style:parent-style-name="Default" style:data-style-name="N0">
      <style:table-cell-properties fo:background-color="#FF3333"/>
    </style:style>
    <style:style style:name="ce35" style:family="table-cell" style:parent-style-name="Default" style:data-style-name="N15">
      <style:table-cell-properties fo:background-color="#FF3333"/>
    </style:style>
    <style:style style:name="ce36" style:family="table-cell" style:parent-style-name="Default" style:data-style-name="N0">
      <style:table-cell-properties fo:background-color="#00CC33"/>
    </style:style>
    <style:style style:name="ce37" style:family="table-cell" style:parent-style-name="Default" style:data-style-name="N0">
      <style:table-cell-properties style:vertical-align="middle" fo:background-color="#33FF99" style:repeat-content="false"/>
      <style:paragraph-properties fo:text-align="center"/>
    </style:style>
    <style:style style:name="ce38" style:family="table-cell" style:parent-style-name="Default" style:data-style-name="N0">
      <style:table-cell-properties fo:background-color="#33FF99"/>
    </style:style>
    <style:style style:name="ce39" style:family="table-cell" style:parent-style-name="Default" style:data-style-name="N0">
      <style:table-cell-properties fo:background-color="transparent"/>
    </style:style>
    <style:style style:name="ce40" style:family="table-cell" style:parent-style-name="Default" style:data-style-name="N0">
      <style:table-cell-properties style:vertical-align="middle" fo:background-color="#00CCCC" style:repeat-content="false"/>
      <style:paragraph-properties fo:text-align="center"/>
    </style:style>
    <style:style style:name="ce41" style:family="table-cell" style:parent-style-name="Default" style:data-style-name="N0">
      <style:table-cell-properties fo:background-color="#00CCCC"/>
    </style:style>
    <style:style style:name="ce42" style:family="table-cell" style:parent-style-name="Default" style:data-style-name="N0">
      <style:table-cell-properties fo:background-color="#666666"/>
    </style:style>
    <style:style style:name="ce43" style:family="table-cell" style:parent-style-name="Default" style:data-style-name="N0">
      <style:table-cell-properties fo:background-color="#808080"/>
    </style:style>
    <style:style style:name="ce44" style:family="table-cell" style:parent-style-name="Default" style:data-style-name="N0">
      <style:table-cell-properties fo:background-color="#FFFF00"/>
    </style:style>
    <style:style style:name="ce45" style:family="table-cell" style:parent-style-name="Default" style:data-style-name="N0">
      <style:table-cell-properties fo:background-color="#FF6600"/>
    </style:style>
    <style:style style:name="ce46" style:family="table-cell" style:parent-style-name="Default" style:data-style-name="N0">
      <style:table-cell-properties fo:background-color="#009900"/>
    </style:style>
    <style:style style:name="ce47" style:family="table-cell" style:parent-style-name="Default" style:data-style-name="N4">
      <style:table-cell-properties fo:background-color="#FF3333"/>
    </style:style>
    <style:style style:name="ce48" style:family="table-cell" style:parent-style-name="Default" style:data-style-name="N15">
      <style:table-cell-properties fo:background-color="#009900"/>
    </style:style>
    <style:style style:name="ce49" style:family="table-cell" style:parent-style-name="Default" style:data-style-name="N0">
      <style:table-cell-properties fo:background-color="#FF9900"/>
    </style:style>
    <style:style style:name="ce50" style:family="table-cell" style:parent-style-name="Default" style:data-style-name="N30">
      <style:table-cell-properties fo:background-color="#FF3333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2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53" style:family="table-cell" style:parent-style-name="Default" style:data-style-name="N0">
      <style:table-cell-properties style:vertical-align="middle" fo:background-color="#FF6600" style:repeat-content="false"/>
      <style:paragraph-properties fo:text-align="center"/>
    </style:style>
    <style:style style:name="ce54" style:family="table-cell" style:parent-style-name="Default" style:data-style-name="N15">
      <style:table-cell-properties fo:background-color="transparent"/>
    </style:style>
    <style:style style:name="ce5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7" style:family="table-cell" style:parent-style-name="Default" style:data-style-name="N15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3333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1.32291666666667cm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1.42875cm"/>
    </style:style>
    <style:style style:name="co7" style:family="table-column">
      <style:table-column-properties fo:break-before="auto" style:column-width="1.45520833333333cm"/>
    </style:style>
    <style:style style:name="co8" style:family="table-column">
      <style:table-column-properties fo:break-before="auto" style:column-width="6.985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.71979166666667cm"/>
    </style:style>
    <style:style style:name="co11" style:family="table-column">
      <style:table-column-properties fo:break-before="auto" style:column-width="0.9525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3.889375cm"/>
    </style:style>
    <style:style style:name="co14" style:family="table-column">
      <style:table-column-properties fo:break-before="auto" style:column-width="3.01625cm"/>
    </style:style>
    <style:style style:name="co15" style:family="table-column">
      <style:table-column-properties fo:break-before="auto" style:column-width="3.254375cm"/>
    </style:style>
    <style:style style:name="co16" style:family="table-column">
      <style:table-column-properties fo:break-before="auto" style:column-width="3.28083333333333cm" style:use-optimal-column-width="true"/>
    </style:style>
    <style:style style:name="co17" style:family="table-column">
      <style:table-column-properties fo:break-before="auto" style:column-width="3.01625cm" style:use-optimal-column-width="true"/>
    </style:style>
    <style:style style:name="co18" style:family="table-column">
      <style:table-column-properties fo:break-before="auto" style:column-width="3.83645833333333cm"/>
    </style:style>
    <style:style style:name="co19" style:family="table-column">
      <style:table-column-properties fo:break-before="auto" style:column-width="2.936875cm" style:use-optimal-column-width="true"/>
    </style:style>
    <style:style style:name="co20" style:family="table-column">
      <style:table-column-properties fo:break-before="auto" style:column-width="3.12208333333333cm" style:use-optimal-column-width="true"/>
    </style:style>
    <style:style style:name="co21" style:family="table-column">
      <style:table-column-properties fo:break-before="auto" style:column-width="4.445cm"/>
    </style:style>
    <style:style style:name="co22" style:family="table-column">
      <style:table-column-properties fo:break-before="auto" style:column-width="3.730625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Orientation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6" table:number-columns-repeated="2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6" table:number-columns-repeated="2" table:default-cell-style-name="ce6"/>
        <table:table-column table:style-name="co8" table:default-cell-style-name="ce6"/>
        <table:table-column table:style-name="co9" table:number-columns-repeated="1004" table:default-cell-style-name="ce6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Helvar:<text:s/><text:span text:style-name="T2">Location 2</text:span></text:p>
          </table:table-cell>
          <table:table-cell table:number-columns-repeated="2" table:style-name="ce3"/>
          <table:table-cell table:style-name="ce4"/>
          <table:table-cell table:number-columns-repeated="2" table:style-name="ce3"/>
          <table:table-cell table:style-name="ce4"/>
          <table:table-cell table:number-columns-repeated="2" table:style-name="ce3"/>
          <table:table-cell table:style-name="ce4"/>
          <table:table-cell table:number-columns-repeated="2" table:style-name="ce3"/>
          <table:table-cell table:style-name="ce4"/>
          <table:table-cell table:number-columns-repeated="2" table:style-name="ce3"/>
          <table:table-cell table:style-name="ce4"/>
          <table:table-cell table:number-columns-repeated="2" table:style-name="ce5"/>
          <table:table-cell table:number-columns-repeated="1006" table:style-name="ce6"/>
          <table:table-cell table:number-columns-repeated="15360"/>
        </table:table-row>
        <table:table-row table:style-name="ro1">
          <table:table-cell office:value-type="string" table:style-name="ce2">
            <text:p>Beacon / Orientation</text:p>
          </table:table-cell>
          <table:table-cell office:value-type="string" table:number-columns-spanned="3" table:number-rows-spanned="1" table:style-name="ce21">
            <text:p>90 degrees</text:p>
          </table:table-cell>
          <table:covered-table-cell table:number-columns-repeated="2"/>
          <table:table-cell office:value-type="string" table:number-columns-spanned="3" table:number-rows-spanned="1" table:style-name="ce22">
            <text:p>45 degrees</text:p>
          </table:table-cell>
          <table:covered-table-cell table:number-columns-repeated="2"/>
          <table:table-cell office:value-type="string" table:number-columns-spanned="3" table:number-rows-spanned="1" table:style-name="ce21">
            <text:p>0 degrees</text:p>
          </table:table-cell>
          <table:covered-table-cell table:number-columns-repeated="2"/>
          <table:table-cell office:value-type="string" table:number-columns-spanned="3" table:number-rows-spanned="1" table:style-name="ce22">
            <text:p>Hand</text:p>
          </table:table-cell>
          <table:covered-table-cell table:number-columns-repeated="2"/>
          <table:table-cell office:value-type="string" table:number-columns-spanned="3" table:number-rows-spanned="1" table:style-name="ce21">
            <text:p>Hand 2</text:p>
          </table:table-cell>
          <table:covered-table-cell table:number-columns-repeated="2"/>
          <table:table-cell office:value-type="string" table:number-columns-spanned="3" table:number-rows-spanned="1" table:style-name="ce22">
            <text:p>Pocket</text:p>
          </table:table-cell>
          <table:covered-table-cell table:number-columns-repeated="2"/>
          <table:table-cell office:value-type="string" table:style-name="ce7">
            <text:p>Comments</text:p>
          </table:table-cell>
          <table:table-cell table:number-columns-repeated="16364"/>
        </table:table-row>
        <table:table-row table:style-name="ro1">
          <table:table-cell office:value-type="string" table:style-name="ce8">
            <text:p>(LOS)</text:p>
          </table:table-cell>
          <table:table-cell office:value-type="string" table:style-name="ce9">
            <text:p>Mean</text:p>
          </table:table-cell>
          <table:table-cell office:value-type="string" table:style-name="ce10">
            <text:p>Median</text:p>
          </table:table-cell>
          <table:table-cell office:value-type="string" table:style-name="ce11">
            <text:p>Variance</text:p>
          </table:table-cell>
          <table:table-cell office:value-type="string" table:style-name="ce9">
            <text:p>Mean</text:p>
          </table:table-cell>
          <table:table-cell office:value-type="string" table:style-name="ce10">
            <text:p>Median</text:p>
          </table:table-cell>
          <table:table-cell office:value-type="string" table:style-name="ce11">
            <text:p>Variance</text:p>
          </table:table-cell>
          <table:table-cell office:value-type="string" table:style-name="ce9">
            <text:p>Mean</text:p>
          </table:table-cell>
          <table:table-cell office:value-type="string" table:style-name="ce10">
            <text:p>Median</text:p>
          </table:table-cell>
          <table:table-cell office:value-type="string" table:style-name="ce11">
            <text:p>Variance</text:p>
          </table:table-cell>
          <table:table-cell office:value-type="string" table:style-name="ce9">
            <text:p>Mean</text:p>
          </table:table-cell>
          <table:table-cell office:value-type="string" table:style-name="ce10">
            <text:p>Median</text:p>
          </table:table-cell>
          <table:table-cell office:value-type="string" table:style-name="ce11">
            <text:p>Variance</text:p>
          </table:table-cell>
          <table:table-cell office:value-type="string" table:style-name="ce9">
            <text:p>Mean</text:p>
          </table:table-cell>
          <table:table-cell office:value-type="string" table:style-name="ce10">
            <text:p>Median</text:p>
          </table:table-cell>
          <table:table-cell office:value-type="string" table:style-name="ce11">
            <text:p>Variance</text:p>
          </table:table-cell>
          <table:table-cell office:value-type="string" table:style-name="ce9">
            <text:p>Mean</text:p>
          </table:table-cell>
          <table:table-cell office:value-type="string" table:style-name="ce10">
            <text:p>Median</text:p>
          </table:table-cell>
          <table:table-cell office:value-type="string" table:style-name="ce11">
            <text:p>Variance</text:p>
          </table:table-cell>
          <table:table-cell table:number-columns-repeated="1005" table:style-name="ce6"/>
          <table:table-cell table:number-columns-repeated="15360"/>
        </table:table-row>
        <table:table-row table:style-name="ro1">
          <table:table-cell office:value-type="string" table:style-name="ce2">
            <text:p>8B:14</text:p>
          </table:table-cell>
          <table:table-cell office:value-type="float" office:value="-63.664900000000003" table:style-name="ce12">
            <text:p>-63.6649</text:p>
          </table:table-cell>
          <table:table-cell office:value-type="float" office:value="-64" table:style-name="ce6">
            <text:p>-64</text:p>
          </table:table-cell>
          <table:table-cell office:value-type="float" office:value="10.1746" table:style-name="ce13">
            <text:p>10.1746</text:p>
          </table:table-cell>
          <table:table-cell office:value-type="float" office:value="-67.209000000000003" table:style-name="ce12">
            <text:p>-67.209</text:p>
          </table:table-cell>
          <table:table-cell office:value-type="float" office:value="-65" table:style-name="ce6">
            <text:p>-65</text:p>
          </table:table-cell>
          <table:table-cell office:value-type="float" office:value="17.437200000000001" table:style-name="ce14">
            <text:p>17.4372</text:p>
          </table:table-cell>
          <table:table-cell office:value-type="float" office:value="-66.140199999999993" table:style-name="ce12">
            <text:p>-66.1402</text:p>
          </table:table-cell>
          <table:table-cell office:value-type="float" office:value="-64" table:style-name="ce6">
            <text:p>-64</text:p>
          </table:table-cell>
          <table:table-cell office:value-type="float" office:value="17.310500000000001" table:style-name="ce14">
            <text:p>17.3105</text:p>
          </table:table-cell>
          <table:table-cell office:value-type="float" office:value="-72.997500000000002" table:style-name="ce12">
            <text:p>-72.9975</text:p>
          </table:table-cell>
          <table:table-cell office:value-type="float" office:value="-73" table:style-name="ce6">
            <text:p>-73</text:p>
          </table:table-cell>
          <table:table-cell office:value-type="float" office:value="22.512599999999999" table:style-name="ce14">
            <text:p>22.5126</text:p>
          </table:table-cell>
          <table:table-cell office:value-type="float" office:value="-76.176000000000002" table:style-name="ce12">
            <text:p>-76.176</text:p>
          </table:table-cell>
          <table:table-cell office:value-type="float" office:value="-76" table:style-name="ce6">
            <text:p>-76</text:p>
          </table:table-cell>
          <table:table-cell office:value-type="float" office:value="20.252400000000002" table:style-name="ce14">
            <text:p>20.2524</text:p>
          </table:table-cell>
          <table:table-cell office:value-type="float" office:value="-77.963899999999995" table:style-name="ce12">
            <text:p>-77.9639</text:p>
          </table:table-cell>
          <table:table-cell office:value-type="float" office:value="-78" table:style-name="ce6">
            <text:p>-78</text:p>
          </table:table-cell>
          <table:table-cell office:value-type="float" office:value="22.8706" table:style-name="ce14">
            <text:p>22.8706</text:p>
          </table:table-cell>
          <table:table-cell office:value-type="string" table:style-name="ce6">
            <text:p>Because of the location and orientation (better reception) 90 degrees has least variance and better (not significantly) signal strength when compared to 45 and 0 degrees. Not user vs user here -10 dBm difference. Without user it is<text:s/><text:span text:style-name="T3">bimodal</text:span>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8B:33</text:p>
          </table:table-cell>
          <table:table-cell office:value-type="float" office:value="-75.259" table:style-name="ce12">
            <text:p>-75.259</text:p>
          </table:table-cell>
          <table:table-cell office:value-type="float" office:value="-77" table:style-name="ce6">
            <text:p>-77</text:p>
          </table:table-cell>
          <table:table-cell office:value-type="float" office:value="9.827" table:style-name="ce14">
            <text:p>9.827</text:p>
          </table:table-cell>
          <table:table-cell office:value-type="float" office:value="-77.004300000000001" table:style-name="ce12">
            <text:p>-77.0043</text:p>
          </table:table-cell>
          <table:table-cell office:value-type="float" office:value="-77" table:style-name="ce6">
            <text:p>-77</text:p>
          </table:table-cell>
          <table:table-cell office:value-type="float" office:value="0.7712" table:style-name="ce13">
            <text:p>0.7712</text:p>
          </table:table-cell>
          <table:table-cell office:value-type="float" office:value="-80.632599999999996" table:style-name="ce12">
            <text:p>-80.6326</text:p>
          </table:table-cell>
          <table:table-cell office:value-type="float" office:value="-82" table:style-name="ce6">
            <text:p>-82</text:p>
          </table:table-cell>
          <table:table-cell office:value-type="float" office:value="13.9253" table:style-name="ce14">
            <text:p>13.9253</text:p>
          </table:table-cell>
          <table:table-cell office:value-type="float" office:value="-80.155799999999999" table:style-name="ce12">
            <text:p>-80.1558</text:p>
          </table:table-cell>
          <table:table-cell office:value-type="float" office:value="-80" table:style-name="ce6">
            <text:p>-80</text:p>
          </table:table-cell>
          <table:table-cell office:value-type="float" office:value="15.610799999999999" table:style-name="ce14">
            <text:p>15.6108</text:p>
          </table:table-cell>
          <table:table-cell office:value-type="float" office:value="-83.870099999999994" table:style-name="ce12">
            <text:p>-83.8701</text:p>
          </table:table-cell>
          <table:table-cell office:value-type="float" office:value="-85" table:style-name="ce6">
            <text:p>-85</text:p>
          </table:table-cell>
          <table:table-cell office:value-type="float" office:value="17.316400000000002" table:style-name="ce14">
            <text:p>17.3164</text:p>
          </table:table-cell>
          <table:table-cell office:value-type="float" office:value="-81.320800000000006" table:style-name="ce12">
            <text:p>-81.3208</text:p>
          </table:table-cell>
          <table:table-cell office:value-type="float" office:value="-82" table:style-name="ce6">
            <text:p>-82</text:p>
          </table:table-cell>
          <table:table-cell office:value-type="float" office:value="14.7323" table:style-name="ce14">
            <text:p>14.7323</text:p>
          </table:table-cell>
          <table:table-cell office:value-type="string" table:style-name="ce6">
            <text:p>Non-user is bimodal but the higher mode is not lower side unlike in 8B14.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8B:26</text:p>
          </table:table-cell>
          <table:table-cell office:value-type="float" office:value="-84.392899999999997" table:style-name="ce12">
            <text:p>-84.3929</text:p>
          </table:table-cell>
          <table:table-cell office:value-type="float" office:value="-82" table:style-name="ce6">
            <text:p>-82</text:p>
          </table:table-cell>
          <table:table-cell office:value-type="float" office:value="7.7488999999999999" table:style-name="ce14">
            <text:p>7.7489</text:p>
          </table:table-cell>
          <table:table-cell office:value-type="float" office:value="-83.586699999999993" table:style-name="ce12">
            <text:p>-83.5867</text:p>
          </table:table-cell>
          <table:table-cell office:value-type="float" office:value="-84" table:style-name="ce6">
            <text:p>-84</text:p>
          </table:table-cell>
          <table:table-cell office:value-type="float" office:value="8.1096000000000004" table:style-name="ce14">
            <text:p>8.1096</text:p>
          </table:table-cell>
          <table:table-cell office:value-type="float" office:value="-81.531000000000006" table:style-name="ce12">
            <text:p>-81.531</text:p>
          </table:table-cell>
          <table:table-cell office:value-type="float" office:value="-79" table:style-name="ce6">
            <text:p>-79</text:p>
          </table:table-cell>
          <table:table-cell office:value-type="float" office:value="9.859" table:style-name="ce14">
            <text:p>9.859</text:p>
          </table:table-cell>
          <table:table-cell office:value-type="float" office:value="-82.764300000000006" table:style-name="ce12">
            <text:p>-82.7643</text:p>
          </table:table-cell>
          <table:table-cell office:value-type="float" office:value="-83" table:style-name="ce6">
            <text:p>-83</text:p>
          </table:table-cell>
          <table:table-cell office:value-type="float" office:value="12.4938" table:style-name="ce14">
            <text:p>12.4938</text:p>
          </table:table-cell>
          <table:table-cell office:value-type="float" office:value="-84.529399999999995" table:style-name="ce12">
            <text:p>-84.5294</text:p>
          </table:table-cell>
          <table:table-cell office:value-type="float" office:value="-84" table:style-name="ce6">
            <text:p>-84</text:p>
          </table:table-cell>
          <table:table-cell office:value-type="float" office:value="18.4298" table:style-name="ce14">
            <text:p>18.4298</text:p>
          </table:table-cell>
          <table:table-cell office:value-type="float" office:value="-82.727999999999994" table:style-name="ce12">
            <text:p>-82.728</text:p>
          </table:table-cell>
          <table:table-cell office:value-type="float" office:value="-83" table:style-name="ce6">
            <text:p>-83</text:p>
          </table:table-cell>
          <table:table-cell office:value-type="float" office:value="6.5923999999999996" table:style-name="ce14">
            <text:p>6.5924</text:p>
          </table:table-cell>
          <table:table-cell table:number-columns-repeated="1005" table:style-name="ce6"/>
          <table:table-cell table:number-columns-repeated="15360"/>
        </table:table-row>
        <table:table-row table:style-name="ro1">
          <table:table-cell office:value-type="string" table:style-name="ce2">
            <text:p>8B:30</text:p>
          </table:table-cell>
          <table:table-cell office:value-type="float" office:value="-77.332499999999996" table:style-name="ce12">
            <text:p>-77.3325</text:p>
          </table:table-cell>
          <table:table-cell office:value-type="float" office:value="-78" table:style-name="ce6">
            <text:p>-78</text:p>
          </table:table-cell>
          <table:table-cell office:value-type="float" office:value="14.936400000000001" table:style-name="ce14">
            <text:p>14.9364</text:p>
          </table:table-cell>
          <table:table-cell office:value-type="float" office:value="-75.978300000000004" table:style-name="ce12">
            <text:p>-75.9783</text:p>
          </table:table-cell>
          <table:table-cell office:value-type="float" office:value="-76" table:style-name="ce6">
            <text:p>-76</text:p>
          </table:table-cell>
          <table:table-cell office:value-type="float" office:value="3.0937000000000001" table:style-name="ce13">
            <text:p>3.0937</text:p>
          </table:table-cell>
          <table:table-cell office:value-type="float" office:value="-79.564099999999996" table:style-name="ce12">
            <text:p>-79.5641</text:p>
          </table:table-cell>
          <table:table-cell office:value-type="float" office:value="-80" table:style-name="ce6">
            <text:p>-80</text:p>
          </table:table-cell>
          <table:table-cell office:value-type="float" office:value="18.123100000000001" table:style-name="ce14">
            <text:p>18.1231</text:p>
          </table:table-cell>
          <table:table-cell office:value-type="float" office:value="-83.338200000000001" table:style-name="ce12">
            <text:p>-83.3382</text:p>
          </table:table-cell>
          <table:table-cell office:value-type="float" office:value="-83" table:style-name="ce6">
            <text:p>-83</text:p>
          </table:table-cell>
          <table:table-cell office:value-type="float" office:value="15.729799999999999" table:style-name="ce14">
            <text:p>15.7298</text:p>
          </table:table-cell>
          <table:table-cell office:value-type="float" office:value="-84.607100000000003" table:style-name="ce15">
            <office:annotation draw:style-name="a0" svg:x="8.26041666666667in" svg:y="0.885416666666667in" svg:width="1.08333333333333in" svg:height="0.71875in">
              <dc:creator/>
              <text:p><text:span text:style-name="T4">Less data 84 points, unrealiable?</text:span></text:p>
            </office:annotation>
            <text:p>-84.6071</text:p>
          </table:table-cell>
          <table:table-cell office:value-type="float" office:value="-85" table:style-name="ce16">
            <text:p>-85</text:p>
          </table:table-cell>
          <table:table-cell office:value-type="float" office:value="9.6149000000000004" table:style-name="ce17">
            <text:p>9.6149</text:p>
          </table:table-cell>
          <table:table-cell office:value-type="float" office:value="-85.436499999999995" table:style-name="ce12">
            <text:p>-85.4365</text:p>
          </table:table-cell>
          <table:table-cell office:value-type="float" office:value="-86" table:style-name="ce6">
            <text:p>-86</text:p>
          </table:table-cell>
          <table:table-cell office:value-type="float" office:value="6.5430999999999999" table:style-name="ce14">
            <text:p>6.5431</text:p>
          </table:table-cell>
          <table:table-cell office:value-type="string" table:style-name="ce6">
            <text:p>Trimodal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8C:A0</text:p>
          </table:table-cell>
          <table:table-cell office:value-type="float" office:value="-82.599400000000003" table:style-name="ce12">
            <text:p>-82.5994</text:p>
          </table:table-cell>
          <table:table-cell office:value-type="float" office:value="-84" table:style-name="ce6">
            <text:p>-84</text:p>
          </table:table-cell>
          <table:table-cell office:value-type="float" office:value="5.8807" table:style-name="ce14">
            <text:p>5.8807</text:p>
          </table:table-cell>
          <table:table-cell office:value-type="float" office:value="-85.0227" table:style-name="ce12">
            <text:p>-85.0227</text:p>
          </table:table-cell>
          <table:table-cell office:value-type="float" office:value="-84" table:style-name="ce6">
            <text:p>-84</text:p>
          </table:table-cell>
          <table:table-cell office:value-type="float" office:value="6.8807999999999998" table:style-name="ce14">
            <text:p>6.8808</text:p>
          </table:table-cell>
          <table:table-cell office:value-type="float" office:value="-84.823899999999995" table:style-name="ce12">
            <text:p>-84.8239</text:p>
          </table:table-cell>
          <table:table-cell office:value-type="float" office:value="-84" table:style-name="ce6">
            <text:p>-84</text:p>
          </table:table-cell>
          <table:table-cell office:value-type="float" office:value="2.5764" table:style-name="ce14">
            <text:p>2.5764</text:p>
          </table:table-cell>
          <table:table-cell office:value-type="float" office:value="-85.096400000000003" table:style-name="ce12">
            <text:p>-85.0964</text:p>
          </table:table-cell>
          <table:table-cell office:value-type="float" office:value="-85" table:style-name="ce6">
            <text:p>-85</text:p>
          </table:table-cell>
          <table:table-cell office:value-type="float" office:value="14.124000000000001" table:style-name="ce14">
            <text:p>14.124</text:p>
          </table:table-cell>
          <table:table-cell office:value-type="float" office:value="-87.302999999999997" table:style-name="ce15">
            <text:p>-87.303</text:p>
          </table:table-cell>
          <table:table-cell office:value-type="float" office:value="-87" table:style-name="ce16">
            <text:p>-87</text:p>
          </table:table-cell>
          <table:table-cell office:value-type="float" office:value="13.2803" table:style-name="ce17">
            <text:p>13.2803</text:p>
          </table:table-cell>
          <table:table-cell office:value-type="float" office:value="-85.486500000000007" table:style-name="ce12">
            <text:p>-85.4865</text:p>
          </table:table-cell>
          <table:table-cell office:value-type="float" office:value="-86" table:style-name="ce6">
            <text:p>-86</text:p>
          </table:table-cell>
          <table:table-cell office:value-type="float" office:value="3.6520999999999999" table:style-name="ce14">
            <text:p>3.6521</text:p>
          </table:table-cell>
          <table:table-cell table:number-columns-repeated="1005" table:style-name="ce6"/>
          <table:table-cell table:number-columns-repeated="15360"/>
        </table:table-row>
        <table:table-row table:style-name="ro1">
          <table:table-cell office:value-type="string" table:style-name="ce2">
            <text:p>8C:D1</text:p>
          </table:table-cell>
          <table:table-cell office:value-type="float" office:value="-84.32" table:style-name="ce12">
            <text:p>-84.32</text:p>
          </table:table-cell>
          <table:table-cell office:value-type="float" office:value="-84" table:style-name="ce6">
            <text:p>-84</text:p>
          </table:table-cell>
          <table:table-cell office:value-type="float" office:value="1.0491999999999999" table:style-name="ce14">
            <text:p>1.0492</text:p>
          </table:table-cell>
          <table:table-cell office:value-type="float" office:value="-86.296700000000001" table:style-name="ce12">
            <text:p>-86.2967</text:p>
          </table:table-cell>
          <table:table-cell office:value-type="float" office:value="-86" table:style-name="ce6">
            <text:p>-86</text:p>
          </table:table-cell>
          <table:table-cell office:value-type="float" office:value="2.3319999999999999" table:style-name="ce14">
            <text:p>2.332</text:p>
          </table:table-cell>
          <table:table-cell office:value-type="float" office:value="-88.925600000000003" table:style-name="ce12">
            <text:p>-88.9256</text:p>
          </table:table-cell>
          <table:table-cell office:value-type="float" office:value="-89" table:style-name="ce6">
            <text:p>-89</text:p>
          </table:table-cell>
          <table:table-cell office:value-type="float" office:value="2.5693999999999999" table:style-name="ce14">
            <text:p>2.5694</text:p>
          </table:table-cell>
          <table:table-cell office:value-type="float" office:value="-85.462599999999995" table:style-name="ce12">
            <text:p>-85.4626</text:p>
          </table:table-cell>
          <table:table-cell office:value-type="float" office:value="-85.5" table:style-name="ce6">
            <text:p>-85.5</text:p>
          </table:table-cell>
          <table:table-cell office:value-type="float" office:value="12.212199999999999" table:style-name="ce14">
            <text:p>12.2122</text:p>
          </table:table-cell>
          <table:table-cell office:value-type="float" office:value="-87.358999999999995" table:style-name="ce12">
            <text:p>-87.359</text:p>
          </table:table-cell>
          <table:table-cell office:value-type="float" office:value="-87" table:style-name="ce6">
            <text:p>-87</text:p>
          </table:table-cell>
          <table:table-cell office:value-type="float" office:value="20.2331" table:style-name="ce14">
            <text:p>20.2331</text:p>
          </table:table-cell>
          <table:table-cell office:value-type="float" office:value="-84.713300000000004" table:style-name="ce12">
            <text:p>-84.7133</text:p>
          </table:table-cell>
          <table:table-cell office:value-type="float" office:value="-84" table:style-name="ce6">
            <text:p>-84</text:p>
          </table:table-cell>
          <table:table-cell office:value-type="float" office:value="13.7629" table:style-name="ce14">
            <text:p>13.7629</text:p>
          </table:table-cell>
          <table:table-cell table:number-columns-repeated="1005" table:style-name="ce6"/>
          <table:table-cell table:number-columns-repeated="15360"/>
        </table:table-row>
        <table:table-row table:style-name="ro1">
          <table:table-cell office:value-type="string" table:style-name="ce8">
            <text:p>(NLOS)</text:p>
          </table:table-cell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number-columns-repeated="1005" table:style-name="ce6"/>
          <table:table-cell table:number-columns-repeated="15360"/>
        </table:table-row>
        <table:table-row table:style-name="ro1">
          <table:table-cell office:value-type="string" table:style-name="ce2">
            <text:p>8B:44</text:p>
          </table:table-cell>
          <table:table-cell office:value-type="float" office:value="-82.928100000000001" table:style-name="ce12">
            <text:p>-82.9281</text:p>
          </table:table-cell>
          <table:table-cell office:value-type="float" office:value="-82" table:style-name="ce6">
            <text:p>-82</text:p>
          </table:table-cell>
          <table:table-cell office:value-type="float" office:value="8.0068999999999999" table:style-name="ce14">
            <text:p>8.0069</text:p>
          </table:table-cell>
          <table:table-cell office:value-type="float" office:value="-84.627200000000002" table:style-name="ce12">
            <text:p>-84.6272</text:p>
          </table:table-cell>
          <table:table-cell office:value-type="float" office:value="-85" table:style-name="ce6">
            <text:p>-85</text:p>
          </table:table-cell>
          <table:table-cell office:value-type="float" office:value="4.4199000000000002" table:style-name="ce14">
            <text:p>4.4199</text:p>
          </table:table-cell>
          <table:table-cell office:value-type="float" office:value="-84.426500000000004" table:style-name="ce12">
            <text:p>-84.4265</text:p>
          </table:table-cell>
          <table:table-cell office:value-type="float" office:value="-86" table:style-name="ce6">
            <text:p>-86</text:p>
          </table:table-cell>
          <table:table-cell office:value-type="float" office:value="7.0278" table:style-name="ce14">
            <text:p>7.0278</text:p>
          </table:table-cell>
          <table:table-cell office:value-type="float" office:value="-84.435900000000004" table:style-name="ce12">
            <text:p>-84.4359</text:p>
          </table:table-cell>
          <table:table-cell office:value-type="float" office:value="-84" table:style-name="ce6">
            <text:p>-84</text:p>
          </table:table-cell>
          <table:table-cell office:value-type="float" office:value="10.286199999999999" table:style-name="ce14">
            <text:p>10.2862</text:p>
          </table:table-cell>
          <table:table-cell office:value-type="float" office:value="-86.257599999999996" table:style-name="ce15">
            <text:p>-86.2576</text:p>
          </table:table-cell>
          <table:table-cell office:value-type="float" office:value="-86" table:style-name="ce16">
            <text:p>-86</text:p>
          </table:table-cell>
          <table:table-cell office:value-type="float" office:value="12.1326" table:style-name="ce17">
            <text:p>12.1326</text:p>
          </table:table-cell>
          <table:table-cell office:value-type="float" office:value="-87.831000000000003" table:style-name="ce12">
            <text:p>-87.831</text:p>
          </table:table-cell>
          <table:table-cell office:value-type="float" office:value="-87" table:style-name="ce6">
            <text:p>-87</text:p>
          </table:table-cell>
          <table:table-cell office:value-type="float" office:value="6.7995999999999999" table:style-name="ce14">
            <text:p>6.7996</text:p>
          </table:table-cell>
          <table:table-cell table:number-columns-repeated="1005" table:style-name="ce6"/>
          <table:table-cell table:number-columns-repeated="15360"/>
        </table:table-row>
        <table:table-row table:style-name="ro1">
          <table:table-cell office:value-type="string" table:style-name="ce2">
            <text:p>8B:32</text:p>
          </table:table-cell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number-columns-repeated="1005" table:style-name="ce6"/>
          <table:table-cell table:number-columns-repeated="15360"/>
        </table:table-row>
        <table:table-row table:number-rows-repeated="4" table:style-name="ro1">
          <table:table-cell table:style-name="ce6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number-columns-repeated="1005" table:style-name="ce6"/>
          <table:table-cell table:number-columns-repeated="15360"/>
        </table:table-row>
        <table:table-row table:number-rows-repeated="10" table:style-name="ro1">
          <table:table-cell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style-name="ce12"/>
          <table:table-cell table:style-name="ce6"/>
          <table:table-cell table:style-name="ce14"/>
          <table:table-cell table:number-columns-repeated="16365"/>
        </table:table-row>
        <table:table-row table:style-name="ro1">
          <table:table-cell/>
          <table:table-cell table:style-name="ce18"/>
          <table:table-cell table:style-name="ce19"/>
          <table:table-cell table:style-name="ce20"/>
          <table:table-cell table:style-name="ce18"/>
          <table:table-cell table:style-name="ce19"/>
          <table:table-cell table:style-name="ce20"/>
          <table:table-cell table:style-name="ce18"/>
          <table:table-cell table:style-name="ce19"/>
          <table:table-cell table:style-name="ce20"/>
          <table:table-cell table:style-name="ce18"/>
          <table:table-cell table:style-name="ce19"/>
          <table:table-cell table:style-name="ce20"/>
          <table:table-cell table:style-name="ce18"/>
          <table:table-cell table:style-name="ce19"/>
          <table:table-cell table:style-name="ce20"/>
          <table:table-cell table:style-name="ce18"/>
          <table:table-cell table:style-name="ce19"/>
          <table:table-cell table:style-name="ce20"/>
          <table:table-cell table:number-columns-repeated="16365"/>
        </table:table-row>
        <table:table-row table:number-rows-repeated="1048549" table:style-name="ro2">
          <table:table-cell table:number-columns-repeated="16384"/>
        </table:table-row>
      </table:table>
      <table:table table:name="SmartPhone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11" table:default-cell-style-name="ce6"/>
        <table:table-column table:style-name="co4" table:default-cell-style-name="ce6"/>
        <table:table-column table:style-name="co2" table:default-cell-style-name="ce6"/>
        <table:table-column table:style-name="co3" table:default-cell-style-name="ce6"/>
        <table:table-column table:style-name="co11" table:default-cell-style-name="ce6"/>
        <table:table-column table:style-name="co4" table:default-cell-style-name="ce6"/>
        <table:table-column table:style-name="co12" table:default-cell-style-name="ce6"/>
        <table:table-column table:style-name="co9" table:number-columns-repeated="1010" table:default-cell-style-name="ce6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Helvar:<text:s/><text:span text:style-name="T2">Location 1</text:span></text:p>
          </table:table-cell>
          <table:table-cell table:number-columns-repeated="3" table:style-name="ce3"/>
          <table:table-cell table:style-name="ce4"/>
          <table:table-cell table:number-columns-repeated="1019" table:style-name="ce6"/>
          <table:table-cell table:number-columns-repeated="15360"/>
        </table:table-row>
        <table:table-row table:style-name="ro1">
          <table:table-cell office:value-type="string" table:style-name="ce2">
            <text:p>Beacon / Direction</text:p>
          </table:table-cell>
          <table:table-cell office:value-type="string" table:number-columns-spanned="4" table:number-rows-spanned="1" table:style-name="ce21">
            <text:p>Samsung S4</text:p>
          </table:table-cell>
          <table:covered-table-cell table:number-columns-repeated="3"/>
          <table:table-cell office:value-type="string" table:number-columns-spanned="4" table:number-rows-spanned="1" table:style-name="ce21">
            <text:p>Samsung S4 mini</text:p>
          </table:table-cell>
          <table:covered-table-cell table:number-columns-repeated="3"/>
          <table:table-cell office:value-type="string" table:number-columns-spanned="4" table:number-rows-spanned="1" table:style-name="ce21">
            <text:p>Nexus 5</text:p>
          </table:table-cell>
          <table:covered-table-cell table:number-columns-repeated="3"/>
          <table:table-cell office:value-type="string" table:style-name="ce6">
            <text:p>Comments</text:p>
          </table:table-cell>
          <table:table-cell table:number-columns-repeated="16370"/>
        </table:table-row>
        <table:table-row table:style-name="ro1">
          <table:table-cell office:value-type="string" table:style-name="ce8">
            <text:p>(LOS)</text:p>
          </table:table-cell>
          <table:table-cell office:value-type="string" table:style-name="ce9">
            <text:p>Mean</text:p>
          </table:table-cell>
          <table:table-cell office:value-type="string" table:style-name="ce10">
            <text:p>Median</text:p>
          </table:table-cell>
          <table:table-cell office:value-type="string" table:style-name="ce10">
            <text:p>Mode</text:p>
          </table:table-cell>
          <table:table-cell office:value-type="string" table:style-name="ce11">
            <text:p>Variance</text:p>
          </table:table-cell>
          <table:table-cell office:value-type="string" table:style-name="ce9">
            <text:p>Mean</text:p>
          </table:table-cell>
          <table:table-cell office:value-type="string" table:style-name="ce10">
            <text:p>Median</text:p>
          </table:table-cell>
          <table:table-cell office:value-type="string" table:style-name="ce10">
            <text:p>Mode</text:p>
          </table:table-cell>
          <table:table-cell office:value-type="string" table:style-name="ce11">
            <text:p>Variance</text:p>
          </table:table-cell>
          <table:table-cell office:value-type="string" table:style-name="ce9">
            <text:p>Mean</text:p>
          </table:table-cell>
          <table:table-cell office:value-type="string" table:style-name="ce10">
            <text:p>Median</text:p>
          </table:table-cell>
          <table:table-cell office:value-type="string" table:style-name="ce10">
            <text:p>Mode</text:p>
          </table:table-cell>
          <table:table-cell office:value-type="string" table:style-name="ce11">
            <text:p>Variance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C:6A</text:p>
          </table:table-cell>
          <table:table-cell office:value-type="float" office:value="-79.150499999999994" table:style-name="ce23">
            <text:p>-79.1505</text:p>
          </table:table-cell>
          <table:table-cell office:value-type="float" office:value="-80" table:style-name="ce4">
            <text:p>-80</text:p>
          </table:table-cell>
          <table:table-cell office:value-type="float" office:value="-73" table:style-name="ce4">
            <text:p>-73</text:p>
          </table:table-cell>
          <table:table-cell office:value-type="float" office:value="36.561900000000001" table:style-name="ce24">
            <text:p>36.5619</text:p>
          </table:table-cell>
          <table:table-cell office:value-type="float" office:value="-79.235100000000003" table:style-name="ce23">
            <text:p>-79.2351</text:p>
          </table:table-cell>
          <table:table-cell office:value-type="float" office:value="-79" table:style-name="ce4">
            <text:p>-79</text:p>
          </table:table-cell>
          <table:table-cell office:value-type="float" office:value="-74" table:style-name="ce4">
            <text:p>-74</text:p>
          </table:table-cell>
          <table:table-cell office:value-type="float" office:value="27.446000000000002" table:style-name="ce24">
            <text:p>27.446</text:p>
          </table:table-cell>
          <table:table-cell office:value-type="float" office:value="-75.934700000000007" table:style-name="ce23">
            <text:p>-75.9347</text:p>
          </table:table-cell>
          <table:table-cell office:value-type="float" office:value="-77" table:style-name="ce4">
            <text:p>-77</text:p>
          </table:table-cell>
          <table:table-cell office:value-type="float" office:value="-77" table:style-name="ce4">
            <text:p>-77</text:p>
          </table:table-cell>
          <table:table-cell office:value-type="float" office:value="6.6668000000000003" table:style-name="ce24">
            <text:p>6.6668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C:AA</text:p>
          </table:table-cell>
          <table:table-cell office:value-type="float" office:value="-72.723100000000002" table:style-name="ce23">
            <text:p>-72.7231</text:p>
          </table:table-cell>
          <table:table-cell office:value-type="float" office:value="-72" table:style-name="ce4">
            <text:p>-72</text:p>
          </table:table-cell>
          <table:table-cell office:value-type="float" office:value="-73" table:style-name="ce4">
            <text:p>-73</text:p>
          </table:table-cell>
          <table:table-cell office:value-type="float" office:value="5.4471999999999996" table:style-name="ce24">
            <text:p>5.4472</text:p>
          </table:table-cell>
          <table:table-cell office:value-type="float" office:value="-76.316500000000005" table:style-name="ce23">
            <text:p>-76.3165</text:p>
          </table:table-cell>
          <table:table-cell office:value-type="float" office:value="-76" table:style-name="ce4">
            <text:p>-76</text:p>
          </table:table-cell>
          <table:table-cell office:value-type="float" office:value="-76" table:style-name="ce4">
            <text:p>-76</text:p>
          </table:table-cell>
          <table:table-cell office:value-type="float" office:value="1.1762999999999999" table:style-name="ce24">
            <text:p>1.1763</text:p>
          </table:table-cell>
          <table:table-cell office:value-type="float" office:value="-74.741500000000002" table:style-name="ce23">
            <text:p>-74.7415</text:p>
          </table:table-cell>
          <table:table-cell office:value-type="float" office:value="-72" table:style-name="ce4">
            <text:p>-72</text:p>
          </table:table-cell>
          <table:table-cell office:value-type="float" office:value="-72" table:style-name="ce4">
            <text:p>-72</text:p>
          </table:table-cell>
          <table:table-cell office:value-type="float" office:value="15.97" table:style-name="ce13">
            <text:p>15.97</text:p>
          </table:table-cell>
          <table:table-cell office:value-type="string" table:style-name="ce6">
            <text:p>3 modes? Why? Increased variance for Nexus 5.<text:s text:c="2"/>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8B:11</text:p>
          </table:table-cell>
          <table:table-cell office:value-type="float" office:value="-76.411299999999997" table:style-name="ce23">
            <text:p>-76.4113</text:p>
          </table:table-cell>
          <table:table-cell office:value-type="float" office:value="-76" table:style-name="ce4">
            <text:p>-76</text:p>
          </table:table-cell>
          <table:table-cell office:value-type="float" office:value="-76" table:style-name="ce4">
            <text:p>-76</text:p>
          </table:table-cell>
          <table:table-cell office:value-type="float" office:value="1.5964" table:style-name="ce24">
            <text:p>1.5964</text:p>
          </table:table-cell>
          <table:table-cell office:value-type="float" office:value="-79.386899999999997" table:style-name="ce23">
            <text:p>-79.3869</text:p>
          </table:table-cell>
          <table:table-cell office:value-type="float" office:value="-81" table:style-name="ce4">
            <text:p>-81</text:p>
          </table:table-cell>
          <table:table-cell office:value-type="float" office:value="-72" table:style-name="ce4">
            <text:p>-72</text:p>
          </table:table-cell>
          <table:table-cell office:value-type="float" office:value="31.849900000000002" table:style-name="ce13">
            <text:p>31.8499</text:p>
          </table:table-cell>
          <table:table-cell office:value-type="float" office:value="-76.433199999999999" table:style-name="ce23">
            <text:p>-76.4332</text:p>
          </table:table-cell>
          <table:table-cell office:value-type="float" office:value="-76" table:style-name="ce4">
            <text:p>-76</text:p>
          </table:table-cell>
          <table:table-cell office:value-type="float" office:value="-77" table:style-name="ce4">
            <text:p>-77</text:p>
          </table:table-cell>
          <table:table-cell office:value-type="float" office:value="4.8868999999999998" table:style-name="ce24">
            <text:p>4.8869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B:1D</text:p>
          </table:table-cell>
          <table:table-cell office:value-type="float" office:value="-70.842500000000001" table:style-name="ce23">
            <text:p>-70.8425</text:p>
          </table:table-cell>
          <table:table-cell office:value-type="float" office:value="-73" table:style-name="ce4">
            <text:p>-73</text:p>
          </table:table-cell>
          <table:table-cell office:value-type="float" office:value="-74" table:style-name="ce4">
            <text:p>-74</text:p>
          </table:table-cell>
          <table:table-cell office:value-type="float" office:value="32.224699999999999" table:style-name="ce13">
            <text:p>32.2247</text:p>
          </table:table-cell>
          <table:table-cell office:value-type="float" office:value="-74.356999999999999" table:style-name="ce23">
            <text:p>-74.357</text:p>
          </table:table-cell>
          <table:table-cell office:value-type="float" office:value="-74" table:style-name="ce4">
            <text:p>-74</text:p>
          </table:table-cell>
          <table:table-cell office:value-type="float" office:value="-68" table:style-name="ce4">
            <text:p>-68</text:p>
          </table:table-cell>
          <table:table-cell office:value-type="float" office:value="30.8035" table:style-name="ce13">
            <text:p>30.8035</text:p>
          </table:table-cell>
          <table:table-cell office:value-type="float" office:value="-72.322900000000004" table:style-name="ce23">
            <text:p>-72.3229</text:p>
          </table:table-cell>
          <table:table-cell office:value-type="float" office:value="-73" table:style-name="ce4">
            <text:p>-73</text:p>
          </table:table-cell>
          <table:table-cell office:value-type="float" office:value="-74" table:style-name="ce4">
            <text:p>-74</text:p>
          </table:table-cell>
          <table:table-cell office:value-type="float" office:value="8.7888999999999999" table:style-name="ce24">
            <text:p>8.7889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B:3F</text:p>
          </table:table-cell>
          <table:table-cell office:value-type="float" office:value="-77.134900000000002" table:style-name="ce23">
            <text:p>-77.1349</text:p>
          </table:table-cell>
          <table:table-cell office:value-type="float" office:value="-76" table:style-name="ce4">
            <text:p>-76</text:p>
          </table:table-cell>
          <table:table-cell office:value-type="float" office:value="-76" table:style-name="ce4">
            <text:p>-76</text:p>
          </table:table-cell>
          <table:table-cell office:value-type="float" office:value="29.2194" table:style-name="ce13">
            <text:p>29.2194</text:p>
          </table:table-cell>
          <table:table-cell office:value-type="float" office:value="-79.568600000000004" table:style-name="ce23">
            <text:p>-79.5686</text:p>
          </table:table-cell>
          <table:table-cell office:value-type="float" office:value="-79" table:style-name="ce4">
            <text:p>-79</text:p>
          </table:table-cell>
          <table:table-cell office:value-type="float" office:value="-77" table:style-name="ce4">
            <text:p>-77</text:p>
          </table:table-cell>
          <table:table-cell office:value-type="float" office:value="7.8036000000000003" table:style-name="ce24">
            <text:p>7.8036</text:p>
          </table:table-cell>
          <table:table-cell office:value-type="float" office:value="-77.744399999999999" table:style-name="ce23">
            <text:p>-77.7444</text:p>
          </table:table-cell>
          <table:table-cell office:value-type="float" office:value="-75" table:style-name="ce4">
            <text:p>-75</text:p>
          </table:table-cell>
          <table:table-cell office:value-type="float" office:value="-74" table:style-name="ce4">
            <text:p>-74</text:p>
          </table:table-cell>
          <table:table-cell office:value-type="float" office:value="21.742899999999999" table:style-name="ce13">
            <text:p>21.7429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A:F5</text:p>
          </table:table-cell>
          <table:table-cell office:value-type="float" office:value="-74.834699999999998" table:style-name="ce23">
            <text:p>-74.8347</text:p>
          </table:table-cell>
          <table:table-cell office:value-type="float" office:value="-74" table:style-name="ce4">
            <text:p>-74</text:p>
          </table:table-cell>
          <table:table-cell office:value-type="float" office:value="-73" table:style-name="ce4">
            <text:p>-73</text:p>
          </table:table-cell>
          <table:table-cell office:value-type="float" office:value="3.2688000000000001" table:style-name="ce24">
            <text:p>3.2688</text:p>
          </table:table-cell>
          <table:table-cell office:value-type="float" office:value="-81.068899999999999" table:style-name="ce23">
            <text:p>-81.0689</text:p>
          </table:table-cell>
          <table:table-cell office:value-type="float" office:value="-81" table:style-name="ce4">
            <text:p>-81</text:p>
          </table:table-cell>
          <table:table-cell office:value-type="float" office:value="-80" table:style-name="ce4">
            <text:p>-80</text:p>
          </table:table-cell>
          <table:table-cell office:value-type="float" office:value="2.1356000000000002" table:style-name="ce24">
            <text:p>2.1356</text:p>
          </table:table-cell>
          <table:table-cell office:value-type="float" office:value="-76.115600000000001" table:style-name="ce23">
            <text:p>-76.1156</text:p>
          </table:table-cell>
          <table:table-cell office:value-type="float" office:value="-77" table:style-name="ce4">
            <text:p>-77</text:p>
          </table:table-cell>
          <table:table-cell office:value-type="float" office:value="-78" table:style-name="ce4">
            <text:p>-78</text:p>
          </table:table-cell>
          <table:table-cell office:value-type="float" office:value="6.8320999999999996" table:style-name="ce24">
            <text:p>6.8321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A:F4</text:p>
          </table:table-cell>
          <table:table-cell office:value-type="float" office:value="-80.805400000000006" table:style-name="ce23">
            <text:p>-80.8054</text:p>
          </table:table-cell>
          <table:table-cell office:value-type="float" office:value="-80" table:style-name="ce4">
            <text:p>-80</text:p>
          </table:table-cell>
          <table:table-cell office:value-type="float" office:value="-77" table:style-name="ce4">
            <text:p>-77</text:p>
          </table:table-cell>
          <table:table-cell office:value-type="float" office:value="20.822600000000001" table:style-name="ce13">
            <text:p>20.8226</text:p>
          </table:table-cell>
          <table:table-cell office:value-type="float" office:value="-83.128900000000002" table:style-name="ce23">
            <text:p>-83.1289</text:p>
          </table:table-cell>
          <table:table-cell office:value-type="float" office:value="-82" table:style-name="ce4">
            <text:p>-82</text:p>
          </table:table-cell>
          <table:table-cell office:value-type="float" office:value="-82" table:style-name="ce4">
            <text:p>-82</text:p>
          </table:table-cell>
          <table:table-cell office:value-type="float" office:value="3.1128" table:style-name="ce24">
            <text:p>3.1128</text:p>
          </table:table-cell>
          <table:table-cell office:value-type="float" office:value="-83.795500000000004" table:style-name="ce15">
            <text:p>-83.7955</text:p>
          </table:table-cell>
          <table:table-cell office:value-type="float" office:value="-84" table:style-name="ce16">
            <text:p>-84</text:p>
          </table:table-cell>
          <table:table-cell office:value-type="float" office:value="-84" table:style-name="ce16">
            <text:p>-84</text:p>
          </table:table-cell>
          <table:table-cell office:value-type="float" office:value="7.5152999999999999" table:style-name="ce17">
            <text:p>7.5153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B:32</text:p>
          </table:table-cell>
          <table:table-cell office:value-type="float" office:value="-79.918099999999995" table:style-name="ce23">
            <text:p>-79.9181</text:p>
          </table:table-cell>
          <table:table-cell office:value-type="float" office:value="-78" table:style-name="ce4">
            <text:p>-78</text:p>
          </table:table-cell>
          <table:table-cell office:value-type="float" office:value="-77" table:style-name="ce4">
            <text:p>-77</text:p>
          </table:table-cell>
          <table:table-cell office:value-type="float" office:value="16.983599999999999" table:style-name="ce24">
            <text:p>16.9836</text:p>
          </table:table-cell>
          <table:table-cell office:value-type="float" office:value="-84.728700000000003" table:style-name="ce23">
            <text:p>-84.7287</text:p>
          </table:table-cell>
          <table:table-cell office:value-type="float" office:value="-84" table:style-name="ce4">
            <text:p>-84</text:p>
          </table:table-cell>
          <table:table-cell office:value-type="float" office:value="-84" table:style-name="ce4">
            <text:p>-84</text:p>
          </table:table-cell>
          <table:table-cell office:value-type="float" office:value="1.6639999999999999" table:style-name="ce24">
            <text:p>1.664</text:p>
          </table:table-cell>
          <table:table-cell office:value-type="float" office:value="-83.75" table:style-name="ce15">
            <text:p>-83.75</text:p>
          </table:table-cell>
          <table:table-cell office:value-type="float" office:value="-83.5" table:style-name="ce16">
            <text:p>-83.5</text:p>
          </table:table-cell>
          <table:table-cell office:value-type="float" office:value="-83" table:style-name="ce16">
            <text:p>-83</text:p>
          </table:table-cell>
          <table:table-cell office:value-type="float" office:value="2.9342000000000001" table:style-name="ce17">
            <text:p>2.9342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B:44</text:p>
          </table:table-cell>
          <table:table-cell office:value-type="float" office:value="-87.185199999999995" table:style-name="ce23">
            <text:p>-87.1852</text:p>
          </table:table-cell>
          <table:table-cell office:value-type="float" office:value="-89" table:style-name="ce4">
            <text:p>-89</text:p>
          </table:table-cell>
          <table:table-cell office:value-type="float" office:value="-82" table:style-name="ce4">
            <text:p>-82</text:p>
          </table:table-cell>
          <table:table-cell office:value-type="float" office:value="21.979900000000001" table:style-name="ce24">
            <text:p>21.9799</text:p>
          </table:table-cell>
          <table:table-cell office:value-type="float" office:value="-84.484099999999998" table:style-name="ce23">
            <text:p>-84.4841</text:p>
          </table:table-cell>
          <table:table-cell office:value-type="float" office:value="-83" table:style-name="ce4">
            <text:p>-83</text:p>
          </table:table-cell>
          <table:table-cell office:value-type="float" office:value="-83" table:style-name="ce4">
            <text:p>-83</text:p>
          </table:table-cell>
          <table:table-cell office:value-type="float" office:value="9.8795999999999999" table:style-name="ce24">
            <text:p>9.8796</text:p>
          </table:table-cell>
          <table:table-cell office:value-type="float" office:value="-84.5" table:style-name="ce15">
            <text:p>-84.5</text:p>
          </table:table-cell>
          <table:table-cell office:value-type="float" office:value="-85.5" table:style-name="ce16">
            <text:p>-85.5</text:p>
          </table:table-cell>
          <table:table-cell office:value-type="float" office:value="-86" table:style-name="ce16">
            <text:p>-86</text:p>
          </table:table-cell>
          <table:table-cell office:value-type="float" office:value="5.8333000000000004" table:style-name="ce17">
            <text:p>5.8333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C:D1</text:p>
          </table:table-cell>
          <table:table-cell office:value-type="float" office:value="-86.3827" table:style-name="ce23">
            <text:p>-86.3827</text:p>
          </table:table-cell>
          <table:table-cell office:value-type="float" office:value="-83" table:style-name="ce4">
            <text:p>-83</text:p>
          </table:table-cell>
          <table:table-cell office:value-type="float" office:value="-82" table:style-name="ce4">
            <text:p>-82</text:p>
          </table:table-cell>
          <table:table-cell office:value-type="float" office:value="26.4299" table:style-name="ce24">
            <text:p>26.4299</text:p>
          </table:table-cell>
          <table:table-cell office:value-type="float" office:value="-86.685299999999998" table:style-name="ce23">
            <text:p>-86.6853</text:p>
          </table:table-cell>
          <table:table-cell office:value-type="float" office:value="-86" table:style-name="ce4">
            <text:p>-86</text:p>
          </table:table-cell>
          <table:table-cell office:value-type="float" office:value="-88" table:style-name="ce4">
            <text:p>-88</text:p>
          </table:table-cell>
          <table:table-cell office:value-type="float" office:value="2.7269999999999999" table:style-name="ce24">
            <text:p>2.727</text:p>
          </table:table-cell>
          <table:table-cell office:value-type="float" office:value="-79.797899999999998" table:style-name="ce23">
            <text:p>-79.7979</text:p>
          </table:table-cell>
          <table:table-cell office:value-type="float" office:value="-80" table:style-name="ce4">
            <text:p>-80</text:p>
          </table:table-cell>
          <table:table-cell office:value-type="float" office:value="-80" table:style-name="ce4">
            <text:p>-80</text:p>
          </table:table-cell>
          <table:table-cell office:value-type="float" office:value="3.3028" table:style-name="ce24">
            <text:p>3.3028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C:A0</text:p>
          </table:table-cell>
          <table:table-cell office:value-type="float" office:value="-82.642099999999999" table:style-name="ce23">
            <text:p>-82.6421</text:p>
          </table:table-cell>
          <table:table-cell office:value-type="float" office:value="-82" table:style-name="ce4">
            <text:p>-82</text:p>
          </table:table-cell>
          <table:table-cell office:value-type="float" office:value="-80" table:style-name="ce4">
            <text:p>-80</text:p>
          </table:table-cell>
          <table:table-cell office:value-type="float" office:value="14.6303" table:style-name="ce6">
            <text:p>14.6303</text:p>
          </table:table-cell>
          <table:table-cell office:value-type="float" office:value="-91.25" table:style-name="ce15">
            <text:p>-91.25</text:p>
          </table:table-cell>
          <table:table-cell office:value-type="float" office:value="-91.5" table:style-name="ce16">
            <text:p>-91.5</text:p>
          </table:table-cell>
          <table:table-cell office:value-type="float" office:value="-92" table:style-name="ce16">
            <text:p>-92</text:p>
          </table:table-cell>
          <table:table-cell office:value-type="float" office:value="3.0714000000000001" table:style-name="ce17">
            <text:p>3.0714</text:p>
          </table:table-cell>
          <table:table-cell office:value-type="float" office:value="-81.188900000000004" table:style-name="ce23">
            <text:p>-81.1889</text:p>
          </table:table-cell>
          <table:table-cell office:value-type="float" office:value="-81" table:style-name="ce4">
            <text:p>-81</text:p>
          </table:table-cell>
          <table:table-cell office:value-type="float" office:value="-81" table:style-name="ce4">
            <text:p>-81</text:p>
          </table:table-cell>
          <table:table-cell office:value-type="float" office:value="11.368399999999999" table:style-name="ce24">
            <text:p>11.3684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B:30</text:p>
          </table:table-cell>
          <table:table-cell office:value-type="float" office:value="-85.803200000000004" table:style-name="ce23">
            <text:p>-85.8032</text:p>
          </table:table-cell>
          <table:table-cell office:value-type="float" office:value="-88" table:style-name="ce4">
            <text:p>-88</text:p>
          </table:table-cell>
          <table:table-cell office:value-type="float" office:value="-81" table:style-name="ce4">
            <text:p>-81</text:p>
          </table:table-cell>
          <table:table-cell office:value-type="float" office:value="21.792999999999999" table:style-name="ce24">
            <text:p>21.793</text:p>
          </table:table-cell>
          <table:table-cell office:value-type="float" office:value="-93" table:style-name="ce23">
            <text:p>-93</text:p>
          </table:table-cell>
          <table:table-cell office:value-type="float" office:value="-94" table:style-name="ce4">
            <text:p>-94</text:p>
          </table:table-cell>
          <table:table-cell office:value-type="float" office:value="-94" table:style-name="ce4">
            <text:p>-94</text:p>
          </table:table-cell>
          <table:table-cell office:value-type="float" office:value="4.8333000000000004" table:style-name="ce24">
            <text:p>4.8333</text:p>
          </table:table-cell>
          <table:table-cell office:value-type="float" office:value="-84.183099999999996" table:style-name="ce23">
            <text:p>-84.1831</text:p>
          </table:table-cell>
          <table:table-cell office:value-type="float" office:value="-84" table:style-name="ce4">
            <text:p>-84</text:p>
          </table:table-cell>
          <table:table-cell office:value-type="float" office:value="-84" table:style-name="ce4">
            <text:p>-84</text:p>
          </table:table-cell>
          <table:table-cell office:value-type="float" office:value="2.6659999999999999" table:style-name="ce24">
            <text:p>2.666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8">
            <text:p>(NLOS)</text:p>
          </table:table-cell>
          <table:table-cell table:style-name="ce23"/>
          <table:table-cell table:number-columns-repeated="2" table:style-name="ce4"/>
          <table:table-cell table:style-name="ce24"/>
          <table:table-cell table:style-name="ce23"/>
          <table:table-cell table:number-columns-repeated="2" table:style-name="ce4"/>
          <table:table-cell table:style-name="ce24"/>
          <table:table-cell table:style-name="ce23"/>
          <table:table-cell table:number-columns-repeated="2" table:style-name="ce4"/>
          <table:table-cell table:style-name="ce24"/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B:26</text:p>
          </table:table-cell>
          <table:table-cell office:value-type="float" office:value="-87.644800000000004" table:style-name="ce23">
            <text:p>-87.6448</text:p>
          </table:table-cell>
          <table:table-cell office:value-type="float" office:value="-87" table:style-name="ce4">
            <text:p>-87</text:p>
          </table:table-cell>
          <table:table-cell office:value-type="float" office:value="-87" table:style-name="ce4">
            <text:p>-87</text:p>
          </table:table-cell>
          <table:table-cell office:value-type="float" office:value="2.8052000000000001" table:style-name="ce24">
            <text:p>2.8052</text:p>
          </table:table-cell>
          <table:table-cell office:value-type="float" office:value="-92.259299999999996" table:style-name="ce15">
            <text:p>-92.2593</text:p>
          </table:table-cell>
          <table:table-cell office:value-type="float" office:value="-91" table:style-name="ce16">
            <text:p>-91</text:p>
          </table:table-cell>
          <table:table-cell office:value-type="float" office:value="-90" table:style-name="ce16">
            <text:p>-90</text:p>
          </table:table-cell>
          <table:table-cell office:value-type="float" office:value="8.8148" table:style-name="ce17">
            <text:p>8.8148</text:p>
          </table:table-cell>
          <table:table-cell office:value-type="string" table:style-name="ce23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24">
            <text:p>NA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A:33</text:p>
          </table:table-cell>
          <table:table-cell office:value-type="float" office:value="-88.808599999999998" table:style-name="ce12">
            <text:p>-88.8086</text:p>
          </table:table-cell>
          <table:table-cell office:value-type="float" office:value="-89" table:style-name="ce6">
            <text:p>-89</text:p>
          </table:table-cell>
          <table:table-cell office:value-type="float" office:value="-85" table:style-name="ce6">
            <text:p>-85</text:p>
          </table:table-cell>
          <table:table-cell office:value-type="float" office:value="12.155099999999999" table:style-name="ce14">
            <text:p>12.1551</text:p>
          </table:table-cell>
          <table:table-cell office:value-type="float" office:value="-90.5" table:style-name="ce12">
            <text:p>-90.5</text:p>
          </table:table-cell>
          <table:table-cell office:value-type="float" office:value="-90" table:style-name="ce6">
            <text:p>-90</text:p>
          </table:table-cell>
          <table:table-cell office:value-type="float" office:value="-90" table:style-name="ce6">
            <text:p>-90</text:p>
          </table:table-cell>
          <table:table-cell office:value-type="float" office:value="8.5823" table:style-name="ce14">
            <text:p>8.5823</text:p>
          </table:table-cell>
          <table:table-cell office:value-type="float" office:value="-87.5" table:style-name="ce15">
            <text:p>-87.5</text:p>
          </table:table-cell>
          <table:table-cell office:value-type="float" office:value="-87.5" table:style-name="ce16">
            <text:p>-87.5</text:p>
          </table:table-cell>
          <table:table-cell office:value-type="float" office:value="-88" table:style-name="ce16">
            <text:p>-88</text:p>
          </table:table-cell>
          <table:table-cell office:value-type="float" office:value="1.2" table:style-name="ce17">
            <text:p>1.2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B:14</text:p>
          </table:table-cell>
          <table:table-cell office:value-type="float" office:value="-86.549499999999995" table:style-name="ce12">
            <text:p>-86.5495</text:p>
          </table:table-cell>
          <table:table-cell office:value-type="float" office:value="-86" table:style-name="ce6">
            <text:p>-86</text:p>
          </table:table-cell>
          <table:table-cell office:value-type="float" office:value="-87" table:style-name="ce6">
            <text:p>-87</text:p>
          </table:table-cell>
          <table:table-cell office:value-type="float" office:value="9.7611000000000008" table:style-name="ce14">
            <text:p>9.7611</text:p>
          </table:table-cell>
          <table:table-cell office:value-type="float" office:value="-88.291899999999998" table:style-name="ce12">
            <text:p>-88.2919</text:p>
          </table:table-cell>
          <table:table-cell office:value-type="float" office:value="-86" table:style-name="ce6">
            <text:p>-86</text:p>
          </table:table-cell>
          <table:table-cell office:value-type="float" office:value="-86" table:style-name="ce6">
            <text:p>-86</text:p>
          </table:table-cell>
          <table:table-cell office:value-type="float" office:value="13.678800000000001" table:style-name="ce14">
            <text:p>13.6788</text:p>
          </table:table-cell>
          <table:table-cell office:value-type="float" office:value="-83.533299999999997" table:style-name="ce15">
            <text:p>-83.5333</text:p>
          </table:table-cell>
          <table:table-cell office:value-type="float" office:value="-84" table:style-name="ce16">
            <text:p>-84</text:p>
          </table:table-cell>
          <table:table-cell office:value-type="float" office:value="-84" table:style-name="ce16">
            <text:p>-84</text:p>
          </table:table-cell>
          <table:table-cell office:value-type="float" office:value="6.4817999999999998" table:style-name="ce17">
            <text:p>6.4818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B:62</text:p>
          </table:table-cell>
          <table:table-cell office:value-type="float" office:value="-85.0197" table:style-name="ce12">
            <text:p>-85.0197</text:p>
          </table:table-cell>
          <table:table-cell office:value-type="float" office:value="-84" table:style-name="ce6">
            <text:p>-84</text:p>
          </table:table-cell>
          <table:table-cell office:value-type="float" office:value="-83" table:style-name="ce6">
            <text:p>-83</text:p>
          </table:table-cell>
          <table:table-cell office:value-type="float" office:value="8.1416000000000004" table:style-name="ce14">
            <text:p>8.1416</text:p>
          </table:table-cell>
          <table:table-cell office:value-type="float" office:value="-87.837000000000003" table:style-name="ce12">
            <text:p>-87.837</text:p>
          </table:table-cell>
          <table:table-cell office:value-type="float" office:value="-88" table:style-name="ce6">
            <text:p>-88</text:p>
          </table:table-cell>
          <table:table-cell office:value-type="float" office:value="-88" table:style-name="ce6">
            <text:p>-88</text:p>
          </table:table-cell>
          <table:table-cell office:value-type="float" office:value="0.73140000000000005" table:style-name="ce14">
            <text:p>0.7314</text:p>
          </table:table-cell>
          <table:table-cell office:value-type="string" table:style-name="ce23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24">
            <text:p>NA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C:89</text:p>
          </table:table-cell>
          <table:table-cell office:value-type="float" office:value="-86.028199999999998" table:style-name="ce12">
            <text:p>-86.0282</text:p>
          </table:table-cell>
          <table:table-cell office:value-type="float" office:value="-87" table:style-name="ce6">
            <text:p>-87</text:p>
          </table:table-cell>
          <table:table-cell office:value-type="float" office:value="-88" table:style-name="ce6">
            <text:p>-88</text:p>
          </table:table-cell>
          <table:table-cell office:value-type="float" office:value="3.5646" table:style-name="ce14">
            <text:p>3.5646</text:p>
          </table:table-cell>
          <table:table-cell office:value-type="float" office:value="-88.647099999999995" table:style-name="ce12">
            <text:p>-88.6471</text:p>
          </table:table-cell>
          <table:table-cell office:value-type="float" office:value="-88" table:style-name="ce6">
            <text:p>-88</text:p>
          </table:table-cell>
          <table:table-cell office:value-type="float" office:value="-88" table:style-name="ce6">
            <text:p>-88</text:p>
          </table:table-cell>
          <table:table-cell office:value-type="float" office:value="1.919" table:style-name="ce14">
            <text:p>1.919</text:p>
          </table:table-cell>
          <table:table-cell office:value-type="float" office:value="-83.086200000000005" table:style-name="ce15">
            <text:p>-83.0862</text:p>
          </table:table-cell>
          <table:table-cell office:value-type="float" office:value="-83" table:style-name="ce16">
            <text:p>-83</text:p>
          </table:table-cell>
          <table:table-cell office:value-type="float" office:value="-83" table:style-name="ce16">
            <text:p>-83</text:p>
          </table:table-cell>
          <table:table-cell office:value-type="float" office:value="4.6064999999999996" table:style-name="ce17">
            <text:p>4.6065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B:65</text:p>
          </table:table-cell>
          <table:table-cell office:value-type="float" office:value="-83.974000000000004" table:style-name="ce12">
            <text:p>-83.974</text:p>
          </table:table-cell>
          <table:table-cell office:value-type="float" office:value="-82" table:style-name="ce6">
            <text:p>-82</text:p>
          </table:table-cell>
          <table:table-cell office:value-type="float" office:value="-82" table:style-name="ce6">
            <text:p>-82</text:p>
          </table:table-cell>
          <table:table-cell office:value-type="float" office:value="22.418500000000002" table:style-name="ce14">
            <text:p>22.4185</text:p>
          </table:table-cell>
          <table:table-cell office:value-type="float" office:value="-84.360200000000006" table:style-name="ce12">
            <text:p>-84.3602</text:p>
          </table:table-cell>
          <table:table-cell office:value-type="float" office:value="-83" table:style-name="ce6">
            <text:p>-83</text:p>
          </table:table-cell>
          <table:table-cell office:value-type="float" office:value="-83" table:style-name="ce6">
            <text:p>-83</text:p>
          </table:table-cell>
          <table:table-cell office:value-type="float" office:value="4.1208" table:style-name="ce14">
            <text:p>4.1208</text:p>
          </table:table-cell>
          <table:table-cell office:value-type="float" office:value="-77.525499999999994" table:style-name="ce12">
            <text:p>-77.5255</text:p>
          </table:table-cell>
          <table:table-cell office:value-type="float" office:value="-78" table:style-name="ce6">
            <text:p>-78</text:p>
          </table:table-cell>
          <table:table-cell office:value-type="float" office:value="-76" table:style-name="ce6">
            <text:p>-76</text:p>
          </table:table-cell>
          <table:table-cell office:value-type="float" office:value="4.7031999999999998" table:style-name="ce14">
            <text:p>4.7032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C:57</text:p>
          </table:table-cell>
          <table:table-cell office:value-type="float" office:value="-79.691699999999997" table:style-name="ce25">
            <text:p>-79.6917</text:p>
          </table:table-cell>
          <table:table-cell office:value-type="float" office:value="-78" table:style-name="ce26">
            <text:p>-78</text:p>
          </table:table-cell>
          <table:table-cell office:value-type="float" office:value="-77" table:style-name="ce26">
            <text:p>-77</text:p>
          </table:table-cell>
          <table:table-cell office:value-type="float" office:value="15.9192" table:style-name="ce13">
            <text:p>15.9192</text:p>
          </table:table-cell>
          <table:table-cell office:value-type="float" office:value="-77.674700000000001" table:style-name="ce25">
            <text:p>-77.6747</text:p>
          </table:table-cell>
          <table:table-cell office:value-type="float" office:value="-76" table:style-name="ce26">
            <text:p>-76</text:p>
          </table:table-cell>
          <table:table-cell office:value-type="float" office:value="-75" table:style-name="ce26">
            <text:p>-75</text:p>
          </table:table-cell>
          <table:table-cell office:value-type="float" office:value="5.6002000000000001" table:style-name="ce13">
            <text:p>5.6002</text:p>
          </table:table-cell>
          <table:table-cell office:value-type="float" office:value="-76.979699999999994" table:style-name="ce25">
            <text:p>-76.9797</text:p>
          </table:table-cell>
          <table:table-cell office:value-type="float" office:value="-78" table:style-name="ce26">
            <text:p>-78</text:p>
          </table:table-cell>
          <table:table-cell office:value-type="float" office:value="-77" table:style-name="ce26">
            <text:p>-77</text:p>
          </table:table-cell>
          <table:table-cell office:value-type="float" office:value="9.2757000000000005" table:style-name="ce13">
            <text:p>9.2757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C:34</text:p>
          </table:table-cell>
          <table:table-cell office:value-type="float" office:value="-73.857799999999997" table:style-name="ce12">
            <text:p>-73.8578</text:p>
          </table:table-cell>
          <table:table-cell office:value-type="float" office:value="-73" table:style-name="ce6">
            <text:p>-73</text:p>
          </table:table-cell>
          <table:table-cell office:value-type="float" office:value="-73" table:style-name="ce6">
            <text:p>-73</text:p>
          </table:table-cell>
          <table:table-cell office:value-type="float" office:value="2.9702000000000002" table:style-name="ce14">
            <text:p>2.9702</text:p>
          </table:table-cell>
          <table:table-cell office:value-type="float" office:value="-81.981300000000005" table:style-name="ce12">
            <text:p>-81.9813</text:p>
          </table:table-cell>
          <table:table-cell office:value-type="float" office:value="-80" table:style-name="ce6">
            <text:p>-80</text:p>
          </table:table-cell>
          <table:table-cell office:value-type="float" office:value="-80" table:style-name="ce6">
            <text:p>-80</text:p>
          </table:table-cell>
          <table:table-cell office:value-type="float" office:value="13.0982" table:style-name="ce14">
            <text:p>13.0982</text:p>
          </table:table-cell>
          <table:table-cell office:value-type="float" office:value="-75.619600000000005" table:style-name="ce12">
            <text:p>-75.6196</text:p>
          </table:table-cell>
          <table:table-cell office:value-type="float" office:value="-77" table:style-name="ce6">
            <text:p>-77</text:p>
          </table:table-cell>
          <table:table-cell office:value-type="float" office:value="-77" table:style-name="ce6">
            <text:p>-77</text:p>
          </table:table-cell>
          <table:table-cell office:value-type="float" office:value="13.771100000000001" table:style-name="ce14">
            <text:p>13.7711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C:27</text:p>
          </table:table-cell>
          <table:table-cell office:value-type="float" office:value="-75.8827" table:style-name="ce12">
            <text:p>-75.8827</text:p>
          </table:table-cell>
          <table:table-cell office:value-type="float" office:value="-75" table:style-name="ce6">
            <text:p>-75</text:p>
          </table:table-cell>
          <table:table-cell office:value-type="float" office:value="-75" table:style-name="ce6">
            <text:p>-75</text:p>
          </table:table-cell>
          <table:table-cell office:value-type="float" office:value="16.932099999999998" table:style-name="ce14">
            <text:p>16.9321</text:p>
          </table:table-cell>
          <table:table-cell office:value-type="float" office:value="-85.340100000000007" table:style-name="ce12">
            <text:p>-85.3401</text:p>
          </table:table-cell>
          <table:table-cell office:value-type="float" office:value="-86" table:style-name="ce6">
            <text:p>-86</text:p>
          </table:table-cell>
          <table:table-cell office:value-type="float" office:value="-86" table:style-name="ce6">
            <text:p>-86</text:p>
          </table:table-cell>
          <table:table-cell office:value-type="float" office:value="1.6754" table:style-name="ce14">
            <text:p>1.6754</text:p>
          </table:table-cell>
          <table:table-cell office:value-type="float" office:value="-76.889499999999998" table:style-name="ce12">
            <text:p>-76.8895</text:p>
          </table:table-cell>
          <table:table-cell office:value-type="float" office:value="-78" table:style-name="ce6">
            <text:p>-78</text:p>
          </table:table-cell>
          <table:table-cell office:value-type="float" office:value="-73" table:style-name="ce6">
            <text:p>-73</text:p>
          </table:table-cell>
          <table:table-cell office:value-type="float" office:value="11.5023" table:style-name="ce14">
            <text:p>11.5023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C:65</text:p>
          </table:table-cell>
          <table:table-cell office:value-type="float" office:value="-82.270099999999999" table:style-name="ce12">
            <text:p>-82.2701</text:p>
          </table:table-cell>
          <table:table-cell office:value-type="float" office:value="-80" table:style-name="ce6">
            <text:p>-80</text:p>
          </table:table-cell>
          <table:table-cell office:value-type="float" office:value="-80" table:style-name="ce6">
            <text:p>-80</text:p>
          </table:table-cell>
          <table:table-cell office:value-type="float" office:value="33.687199999999997" table:style-name="ce14">
            <text:p>33.6872</text:p>
          </table:table-cell>
          <table:table-cell office:value-type="float" office:value="-82.579599999999999" table:style-name="ce12">
            <text:p>-82.5796</text:p>
          </table:table-cell>
          <table:table-cell office:value-type="float" office:value="-79" table:style-name="ce6">
            <text:p>-79</text:p>
          </table:table-cell>
          <table:table-cell office:value-type="float" office:value="-79" table:style-name="ce6">
            <text:p>-79</text:p>
          </table:table-cell>
          <table:table-cell office:value-type="float" office:value="23.124700000000001" table:style-name="ce14">
            <text:p>23.1247</text:p>
          </table:table-cell>
          <table:table-cell office:value-type="float" office:value="-77.557100000000005" table:style-name="ce12">
            <text:p>-77.5571</text:p>
          </table:table-cell>
          <table:table-cell office:value-type="float" office:value="-79" table:style-name="ce6">
            <text:p>-79</text:p>
          </table:table-cell>
          <table:table-cell office:value-type="float" office:value="-73" table:style-name="ce6">
            <text:p>-73</text:p>
          </table:table-cell>
          <table:table-cell office:value-type="float" office:value="13.154999999999999" table:style-name="ce14">
            <text:p>13.155</text:p>
          </table:table-cell>
          <table:table-cell office:value-type="string" table:style-name="ce26">
            <text:p>TRIMODAL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8C:0F</text:p>
          </table:table-cell>
          <table:table-cell office:value-type="float" office:value="-73.891999999999996" table:style-name="ce12">
            <text:p>-73.892</text:p>
          </table:table-cell>
          <table:table-cell office:value-type="float" office:value="-73" table:style-name="ce6">
            <text:p>-73</text:p>
          </table:table-cell>
          <table:table-cell office:value-type="float" office:value="-73" table:style-name="ce6">
            <text:p>-73</text:p>
          </table:table-cell>
          <table:table-cell office:value-type="float" office:value="25.9085" table:style-name="ce14">
            <text:p>25.9085</text:p>
          </table:table-cell>
          <table:table-cell office:value-type="float" office:value="-84.5916" table:style-name="ce12">
            <text:p>-84.5916</text:p>
          </table:table-cell>
          <table:table-cell office:value-type="float" office:value="-84" table:style-name="ce6">
            <text:p>-84</text:p>
          </table:table-cell>
          <table:table-cell office:value-type="float" office:value="-84" table:style-name="ce6">
            <text:p>-84</text:p>
          </table:table-cell>
          <table:table-cell office:value-type="float" office:value="2.8704999999999998" table:style-name="ce14">
            <text:p>2.8705</text:p>
          </table:table-cell>
          <table:table-cell office:value-type="float" office:value="-74.265000000000001" table:style-name="ce12">
            <text:p>-74.265</text:p>
          </table:table-cell>
          <table:table-cell office:value-type="float" office:value="-73" table:style-name="ce6">
            <text:p>-73</text:p>
          </table:table-cell>
          <table:table-cell office:value-type="float" office:value="-73" table:style-name="ce6">
            <text:p>-73</text:p>
          </table:table-cell>
          <table:table-cell office:value-type="float" office:value="11.2234" table:style-name="ce14">
            <text:p>11.2234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C:6D</text:p>
          </table:table-cell>
          <table:table-cell office:value-type="float" office:value="-77.581000000000003" table:style-name="ce12">
            <text:p>-77.581</text:p>
          </table:table-cell>
          <table:table-cell office:value-type="float" office:value="-76" table:style-name="ce6">
            <text:p>-76</text:p>
          </table:table-cell>
          <table:table-cell office:value-type="float" office:value="-74" table:style-name="ce6">
            <text:p>-74</text:p>
          </table:table-cell>
          <table:table-cell office:value-type="float" office:value="31.291499999999999" table:style-name="ce14">
            <text:p>31.2915</text:p>
          </table:table-cell>
          <table:table-cell office:value-type="float" office:value="-84.645700000000005" table:style-name="ce12">
            <text:p>-84.6457</text:p>
          </table:table-cell>
          <table:table-cell office:value-type="float" office:value="-85" table:style-name="ce6">
            <text:p>-85</text:p>
          </table:table-cell>
          <table:table-cell office:value-type="float" office:value="-81" table:style-name="ce6">
            <text:p>-81</text:p>
          </table:table-cell>
          <table:table-cell office:value-type="float" office:value="7.4885000000000002" table:style-name="ce14">
            <text:p>7.4885</text:p>
          </table:table-cell>
          <table:table-cell office:value-type="float" office:value="-77.322299999999998" table:style-name="ce12">
            <text:p>-77.3223</text:p>
          </table:table-cell>
          <table:table-cell office:value-type="float" office:value="-77" table:style-name="ce6">
            <text:p>-77</text:p>
          </table:table-cell>
          <table:table-cell office:value-type="float" office:value="-77" table:style-name="ce6">
            <text:p>-77</text:p>
          </table:table-cell>
          <table:table-cell office:value-type="float" office:value="4.1471999999999998" table:style-name="ce14">
            <text:p>4.1472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C:4A</text:p>
          </table:table-cell>
          <table:table-cell office:value-type="float" office:value="-85.273700000000005" table:style-name="ce12">
            <text:p>-85.2737</text:p>
          </table:table-cell>
          <table:table-cell office:value-type="float" office:value="-86" table:style-name="ce6">
            <text:p>-86</text:p>
          </table:table-cell>
          <table:table-cell office:value-type="float" office:value="-87" table:style-name="ce6">
            <text:p>-87</text:p>
          </table:table-cell>
          <table:table-cell office:value-type="float" office:value="16.259699999999999" table:style-name="ce14">
            <text:p>16.2597</text:p>
          </table:table-cell>
          <table:table-cell office:value-type="float" office:value="-86.293400000000005" table:style-name="ce12">
            <text:p>-86.2934</text:p>
          </table:table-cell>
          <table:table-cell office:value-type="float" office:value="-86" table:style-name="ce6">
            <text:p>-86</text:p>
          </table:table-cell>
          <table:table-cell office:value-type="float" office:value="-86" table:style-name="ce6">
            <text:p>-86</text:p>
          </table:table-cell>
          <table:table-cell office:value-type="float" office:value="1.1363000000000001" table:style-name="ce14">
            <text:p>1.1363</text:p>
          </table:table-cell>
          <table:table-cell office:value-type="float" office:value="-77.311499999999995" table:style-name="ce12">
            <text:p>-77.3115</text:p>
          </table:table-cell>
          <table:table-cell office:value-type="float" office:value="-77" table:style-name="ce6">
            <text:p>-77</text:p>
          </table:table-cell>
          <table:table-cell office:value-type="float" office:value="-77" table:style-name="ce6">
            <text:p>-77</text:p>
          </table:table-cell>
          <table:table-cell office:value-type="float" office:value="8.3513999999999999" table:style-name="ce14">
            <text:p>8.3514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office:value-type="string" table:style-name="ce2">
            <text:p>8C:39</text:p>
          </table:table-cell>
          <table:table-cell office:value-type="float" office:value="-78.050700000000006" table:style-name="ce12">
            <text:p>-78.0507</text:p>
          </table:table-cell>
          <table:table-cell office:value-type="float" office:value="-79" table:style-name="ce6">
            <text:p>-79</text:p>
          </table:table-cell>
          <table:table-cell office:value-type="float" office:value="-79" table:style-name="ce6">
            <text:p>-79</text:p>
          </table:table-cell>
          <table:table-cell office:value-type="float" office:value="9.9496000000000002" table:style-name="ce14">
            <text:p>9.9496</text:p>
          </table:table-cell>
          <table:table-cell office:value-type="float" office:value="-84.311599999999999" table:style-name="ce12">
            <text:p>-84.3116</text:p>
          </table:table-cell>
          <table:table-cell office:value-type="float" office:value="-84" table:style-name="ce6">
            <text:p>-84</text:p>
          </table:table-cell>
          <table:table-cell office:value-type="float" office:value="-84" table:style-name="ce6">
            <text:p>-84</text:p>
          </table:table-cell>
          <table:table-cell office:value-type="float" office:value="1.3082" table:style-name="ce14">
            <text:p>1.3082</text:p>
          </table:table-cell>
          <table:table-cell office:value-type="float" office:value="-72.549000000000007" table:style-name="ce12">
            <text:p>-72.549</text:p>
          </table:table-cell>
          <table:table-cell office:value-type="float" office:value="-73" table:style-name="ce6">
            <text:p>-73</text:p>
          </table:table-cell>
          <table:table-cell office:value-type="float" office:value="-73" table:style-name="ce6">
            <text:p>-73</text:p>
          </table:table-cell>
          <table:table-cell office:value-type="float" office:value="18.6922" table:style-name="ce14">
            <text:p>18.6922</text:p>
          </table:table-cell>
          <table:table-cell table:number-columns-repeated="1011" table:style-name="ce6"/>
          <table:table-cell table:number-columns-repeated="15360"/>
        </table:table-row>
        <table:table-row table:style-name="ro1">
          <table:table-cell table:style-name="ce6"/>
          <table:table-cell table:style-name="ce12"/>
          <table:table-cell table:number-columns-repeated="2" table:style-name="ce6"/>
          <table:table-cell table:style-name="ce14"/>
          <table:table-cell table:style-name="ce12"/>
          <table:table-cell table:number-columns-repeated="2" table:style-name="ce6"/>
          <table:table-cell table:style-name="ce14"/>
          <table:table-cell table:style-name="ce12"/>
          <table:table-cell table:number-columns-repeated="2" table:style-name="ce6"/>
          <table:table-cell table:style-name="ce14"/>
          <table:table-cell table:number-columns-repeated="1011" table:style-name="ce6"/>
          <table:table-cell table:number-columns-repeated="15360"/>
        </table:table-row>
        <table:table-row table:style-name="ro1">
          <table:table-cell table:style-name="ce6"/>
          <table:table-cell table:style-name="ce18"/>
          <table:table-cell table:number-columns-repeated="2" table:style-name="ce19"/>
          <table:table-cell table:style-name="ce20"/>
          <table:table-cell table:style-name="ce18"/>
          <table:table-cell table:number-columns-repeated="2" table:style-name="ce19"/>
          <table:table-cell table:style-name="ce20"/>
          <table:table-cell table:style-name="ce18"/>
          <table:table-cell table:number-columns-repeated="2" table:style-name="ce19"/>
          <table:table-cell table:style-name="ce20"/>
          <table:table-cell table:number-columns-repeated="1011" table:style-name="ce6"/>
          <table:table-cell table:number-columns-repeated="15360"/>
        </table:table-row>
        <table:table-row table:number-rows-repeated="1048544" table:style-name="ro2">
          <table:table-cell table:number-columns-repeated="16384"/>
        </table:table-row>
      </table:table>
      <table:table table:name="UserPresence" table:style-name="ta1">
        <table:table-column table:style-name="co9" table:default-cell-style-name="ce1"/>
        <table:table-column table:style-name="co10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HypothesisTesting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1">
            <text:p>Hypothesis Testing (alpha = 0.05)</text:p>
          </table:table-cell>
          <table:table-cell table:number-columns-repeated="2" table:style-name="ce1"/>
          <table:table-cell table:style-name="ce27"/>
          <table:table-cell table:number-columns-repeated="16380" table:style-name="ce1"/>
        </table:table-row>
        <table:table-row table:style-name="ro1">
          <table:table-cell office:value-type="string" table:style-name="ce1">
            <text:p>Type of Luminaire</text:p>
          </table:table-cell>
          <table:table-cell table:number-columns-repeated="4" table:style-name="ce1"/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 (variance)</text:p>
          </table:table-cell>
          <table:table-cell office:value-type="string" table:style-name="ce28">
            <text:p>Wilcoxon test (median)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Distance</text:p>
          </table:table-cell>
          <table:table-cell office:value-type="string" table:style-name="ce31">
            <text:p>Luminaire</text:p>
          </table:table-cell>
          <table:table-cell office:value-type="string" table:style-name="ce1">
            <text:p>Metal + plastic</text:p>
          </table:table-cell>
          <table:table-cell office:value-type="string" table:style-name="ce1">
            <text:p>plastic (aa inside ceiling)</text:p>
          </table:table-cell>
          <table:table-cell office:value-type="string" table:style-name="ce1">
            <text:p>mean abs diff</text:p>
          </table:table-cell>
          <table:table-cell office:value-type="string" table:style-name="ce32">
            <text:p>p-value</text:p>
          </table:table-cell>
          <table:table-cell office:value-type="string" table:style-name="ce31">
            <text:p>p-value</text:p>
          </table:table-cell>
          <table:table-cell office:value-type="string" table:style-name="ce32">
            <text:p>p-value</text:p>
          </table:table-cell>
          <table:table-cell office:value-type="string" table:style-name="ce32">
            <text:p>p-value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number-columns-spanned="5" table:number-rows-spanned="1" table:style-name="ce52">
            <text:p>Experiment 1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float" office:value="1.84074" table:formula="of:=2.2 * 0.8367" table:style-name="ce27">
            <text:p>1.84074</text:p>
          </table:table-cell>
          <table:table-cell office:value-type="string" table:style-name="ce1">
            <text:p>30 vs 62</text:p>
          </table:table-cell>
          <table:table-cell office:value-type="string" table:style-name="ce1">
            <text:p>-71.8418 (392)</text:p>
          </table:table-cell>
          <table:table-cell office:value-type="string" table:style-name="ce1">
            <text:p>-72.5564 (532)</text:p>
          </table:table-cell>
          <table:table-cell office:value-type="float" office:value="0.71460000000000001" table:style-name="ce1">
            <text:p>0.7146</text:p>
          </table:table-cell>
          <table:table-cell office:value-type="float" office:value="3.5900000000000001E-2" table:style-name="ce34">
            <text:p>0.0359</text:p>
          </table:table-cell>
          <table:table-cell office:value-type="float" office:value="6.8962000000000005E-24" table:style-name="ce35">
            <text:p>6.90E-24</text:p>
          </table:table-cell>
          <table:table-cell office:value-type="float" office:value="9.499E-7" table:style-name="ce35">
            <text:p>9.50E-07</text:p>
          </table:table-cell>
          <table:table-cell office:value-type="float" office:value="1.0935E-10" table:style-name="ce35">
            <text:p>1.09E-10</text:p>
          </table:table-cell>
          <table:table-cell table:number-columns-repeated="16375"/>
        </table:table-row>
        <table:table-row table:style-name="ro1">
          <table:table-cell office:value-type="float" office:value="3.6814800000000001" table:formula="of:=(4.4-2.2) * 0.8367+[.A5]" table:style-name="ce27">
            <text:p>3.68148</text:p>
          </table:table-cell>
          <table:table-cell office:value-type="string" table:style-name="ce1">
            <text:p>A0 vs 89</text:p>
          </table:table-cell>
          <table:table-cell office:value-type="string" table:style-name="ce1">
            <text:p>-84.4118 (272)</text:p>
          </table:table-cell>
          <table:table-cell office:value-type="string" table:style-name="ce1">
            <text:p>-74.3834 (493)</text:p>
          </table:table-cell>
          <table:table-cell office:value-type="float" office:value="10.0284" table:style-name="ce1">
            <text:p>10.0284</text:p>
          </table:table-cell>
          <table:table-cell office:value-type="float" office:value="0" table:style-name="ce34">
            <text:p>0</text:p>
          </table:table-cell>
          <table:table-cell office:value-type="float" office:value="2.1802999999999999E-154" table:style-name="ce35">
            <text:p>2.18E-154</text:p>
          </table:table-cell>
          <table:table-cell office:value-type="float" office:value="0.14460000000000001" table:style-name="ce36">
            <text:p>0.1446</text:p>
          </table:table-cell>
          <table:table-cell office:value-type="float" office:value="3.5182E-118" table:style-name="ce35">
            <text:p>3.52E-118</text:p>
          </table:table-cell>
          <table:table-cell table:number-columns-repeated="16375"/>
        </table:table-row>
        <table:table-row table:style-name="ro1">
          <table:table-cell office:value-type="float" office:value="5.5222199999999999" table:formula="of:=2.2 * 0.8367 + [.A6]" table:style-name="ce27">
            <text:p>5.52222</text:p>
          </table:table-cell>
          <table:table-cell office:value-type="string" table:style-name="ce1">
            <text:p>D1 vs 65</text:p>
          </table:table-cell>
          <table:table-cell office:value-type="string" table:style-name="ce1">
            <text:p>-83.25 (392)</text:p>
          </table:table-cell>
          <table:table-cell office:value-type="string" table:style-name="ce1">
            <text:p>-74.9864 (368)</text:p>
          </table:table-cell>
          <table:table-cell office:value-type="float" office:value="8.2636000000000003" table:style-name="ce1">
            <text:p>8.2636</text:p>
          </table:table-cell>
          <table:table-cell office:value-type="float" office:value="0" table:style-name="ce34">
            <text:p>0</text:p>
          </table:table-cell>
          <table:table-cell office:value-type="float" office:value="2.2919000000000001E-161" table:style-name="ce35">
            <text:p>2.29E-161</text:p>
          </table:table-cell>
          <table:table-cell office:value-type="float" office:value="1.5344000000000001E-112" table:style-name="ce35">
            <text:p>1.53E-112</text:p>
          </table:table-cell>
          <table:table-cell office:value-type="float" office:value="8.5062000000000002E-126" table:style-name="ce35">
            <text:p>8.51E-126</text:p>
          </table:table-cell>
          <table:table-cell table:number-columns-repeated="16375"/>
        </table:table-row>
        <table:table-row table:style-name="ro1">
          <table:table-cell office:value-type="float" office:value="7.3629600000000002" table:formula="of:=2.2 * 0.8367+[.A7]" table:style-name="ce27">
            <text:p>7.36296</text:p>
          </table:table-cell>
          <table:table-cell office:value-type="string" table:style-name="ce1">
            <text:p>44 vs 57</text:p>
          </table:table-cell>
          <table:table-cell office:value-type="string" table:style-name="ce1">
            <text:p>-85.8042 (240)</text:p>
          </table:table-cell>
          <table:table-cell office:value-type="string" table:style-name="ce1">
            <text:p>-85.529 (293)</text:p>
          </table:table-cell>
          <table:table-cell office:value-type="float" office:value="0.2752" table:style-name="ce1">
            <text:p>0.2752</text:p>
          </table:table-cell>
          <table:table-cell office:value-type="float" office:value="0.59219999999999995" table:style-name="ce36">
            <text:p>0.5922</text:p>
          </table:table-cell>
          <table:table-cell office:value-type="float" office:value="2.3551999999999999E-12" table:style-name="ce35">
            <text:p>2.36E-12</text:p>
          </table:table-cell>
          <table:table-cell office:value-type="float" office:value="5.3783999999999998E-29" table:style-name="ce35">
            <text:p>5.38E-29</text:p>
          </table:table-cell>
          <table:table-cell office:value-type="float" office:value="1.2999999999999999E-3" table:style-name="ce34">
            <text:p>0.0013</text:p>
          </table:table-cell>
          <table:table-cell table:number-columns-repeated="16375"/>
        </table:table-row>
        <table:table-row table:style-name="ro1">
          <table:table-cell office:value-type="float" office:value="9.2036999999999995" table:formula="of:=2.2 * 0.8367+[.A8]" table:style-name="ce27">
            <text:p>9.2037</text:p>
          </table:table-cell>
          <table:table-cell office:value-type="string" table:style-name="ce1">
            <text:p>32 vs 34</text:p>
          </table:table-cell>
          <table:table-cell office:value-type="string" table:style-name="ce1">
            <text:p>-82.9<text:s/><text:span text:style-name="T3">(</text:span>230<text:span text:style-name="T3">)</text:span></text:p>
          </table:table-cell>
          <table:table-cell office:value-type="string" table:style-name="ce1">
            <text:p>-80.1208 (356)</text:p>
          </table:table-cell>
          <table:table-cell office:value-type="float" office:value="2.7791999999999999" table:style-name="ce1">
            <text:p>2.7792</text:p>
          </table:table-cell>
          <table:table-cell office:value-type="float" office:value="1.1000000000000001E-3" table:style-name="ce34">
            <text:p>0.0011</text:p>
          </table:table-cell>
          <table:table-cell office:value-type="float" office:value="5.1961999999999998E-28" table:style-name="ce35">
            <text:p>5.20E-28</text:p>
          </table:table-cell>
          <table:table-cell office:value-type="float" office:value="3.1312000000000002E-6" table:style-name="ce35">
            <text:p>3.13E-06</text:p>
          </table:table-cell>
          <table:table-cell office:value-type="float" office:value="7.6136999999999995E-24" table:style-name="ce35">
            <text:p>7.61E-24</text:p>
          </table:table-cell>
          <table:table-cell table:number-columns-repeated="16375"/>
        </table:table-row>
        <table:table-row table:style-name="ro1">
          <table:table-cell office:value-type="float" office:value="11.12811" table:formula="of:=(11.1-8.8) * 0.8367+[.A9]" table:style-name="ce27">
            <text:p>11.12811</text:p>
          </table:table-cell>
          <table:table-cell office:value-type="string" table:style-name="ce1">
            <text:p>F4 vs 27</text:p>
          </table:table-cell>
          <table:table-cell office:value-type="string" table:style-name="ce1">
            <text:p>-83.6786 (224)</text:p>
          </table:table-cell>
          <table:table-cell office:value-type="string" table:style-name="ce1">
            <text:p>-81.5825<text:s/><text:span text:style-name="T3">(</text:span>424<text:span text:style-name="T3">)</text:span></text:p>
          </table:table-cell>
          <table:table-cell office:value-type="float" office:value="2.0960000000000001" table:style-name="ce1">
            <text:p>2.096</text:p>
          </table:table-cell>
          <table:table-cell office:value-type="float" office:value="1.6420000000000001E-4" table:style-name="ce35">
            <text:p>1.64E-04</text:p>
          </table:table-cell>
          <table:table-cell office:value-type="float" office:value="8.1231999999999996E-34" table:style-name="ce35">
            <text:p>8.12E-34</text:p>
          </table:table-cell>
          <table:table-cell office:value-type="float" office:value="3.9287E-14" table:style-name="ce35">
            <text:p>3.93E-14</text:p>
          </table:table-cell>
          <table:table-cell office:value-type="float" office:value="1.0923E-34" table:style-name="ce35">
            <text:p>1.09E-34</text:p>
          </table:table-cell>
          <table:table-cell table:number-columns-repeated="16375"/>
        </table:table-row>
        <table:table-row table:style-name="ro1">
          <table:table-cell office:value-type="float" office:value="13.052519999999999" table:formula="of:=2.3 * 0.8367+[.A10]" table:style-name="ce27">
            <text:p>13.05252</text:p>
          </table:table-cell>
          <table:table-cell office:value-type="string" table:style-name="ce1">
            <text:p>F5 vs 6D</text:p>
          </table:table-cell>
          <table:table-cell office:value-type="string" table:style-name="ce1">
            <text:p>-89.3429<text:s/><text:span text:style-name="T3">(</text:span>35<text:span text:style-name="T3">)</text:span></text:p>
          </table:table-cell>
          <table:table-cell office:value-type="string" table:style-name="ce1">
            <text:p>-75.3946 (185)</text:p>
          </table:table-cell>
          <table:table-cell office:value-type="float" office:value="13.9483" table:style-name="ce1">
            <text:p>13.9483</text:p>
          </table:table-cell>
          <table:table-cell office:value-type="float" office:value="0" table:style-name="ce34">
            <text:p>0</text:p>
          </table:table-cell>
          <table:table-cell office:value-type="float" office:value="3.1766E-24" table:style-name="ce35">
            <text:p>3.18E-24</text:p>
          </table:table-cell>
          <table:table-cell office:value-type="float" office:value="0.31369999999999998" table:style-name="ce36">
            <text:p>0.3137</text:p>
          </table:table-cell>
          <table:table-cell office:value-type="float" office:value="2.4453999999999999E-22" table:style-name="ce35">
            <text:p>2.45E-22</text:p>
          </table:table-cell>
          <table:table-cell table:number-columns-repeated="16375"/>
        </table:table-row>
        <table:table-row table:style-name="ro1">
          <table:table-cell table:style-name="ce37"/>
          <table:table-cell office:value-type="string" table:style-name="ce37">
            <text:p>Mean</text:p>
          </table:table-cell>
          <table:table-cell office:value-type="float" office:value="-83.032700000000006" table:style-name="ce38">
            <text:p>-83.0327</text:p>
          </table:table-cell>
          <table:table-cell office:value-type="float" office:value="-77.793300000000002" table:style-name="ce38">
            <text:p>-77.7933</text:p>
          </table:table-cell>
          <table:table-cell office:value-type="float" office:value="5.2393999999999998" table:style-name="ce38">
            <text:p>5.2394</text:p>
          </table:table-cell>
          <table:table-cell table:style-name="ce39"/>
          <table:table-cell table:style-name="ce35"/>
          <table:table-cell table:style-name="ce36"/>
          <table:table-cell table:style-name="ce35"/>
          <table:table-cell table:number-columns-repeated="16375"/>
        </table:table-row>
        <table:table-row table:style-name="ro1">
          <table:table-cell table:style-name="ce27"/>
          <table:table-cell office:value-type="string" table:number-columns-spanned="5" table:number-rows-spanned="1" table:style-name="ce52">
            <text:p>Experiment 2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float" office:value="1.84074" table:formula="of:=2.2 * 0.8367" table:style-name="ce27">
            <text:p>1.84074</text:p>
          </table:table-cell>
          <table:table-cell office:value-type="string" table:style-name="ce1">
            <text:p>AA vs 6D</text:p>
          </table:table-cell>
          <table:table-cell office:value-type="string" table:style-name="ce1">
            <text:p>-72.0806 (434)</text:p>
          </table:table-cell>
          <table:table-cell office:value-type="string" table:style-name="ce1">
            <text:p>-66.9766 (471)</text:p>
          </table:table-cell>
          <table:table-cell office:value-type="float" office:value="5.1040000000000001" table:style-name="ce1">
            <text:p>5.104</text:p>
          </table:table-cell>
          <table:table-cell office:value-type="float" office:value="2.8493E-7" table:style-name="ce35">
            <text:p>2.85E-07</text:p>
          </table:table-cell>
          <table:table-cell office:value-type="float" office:value="5.9260999999999997E-83" table:style-name="ce35">
            <text:p>5.93E-83</text:p>
          </table:table-cell>
          <table:table-cell office:value-type="float" office:value="5.2161E-36" table:style-name="ce35">
            <text:p>5.22E-36</text:p>
          </table:table-cell>
          <table:table-cell office:value-type="float" office:value="7.0109999999999997E-40" table:style-name="ce35">
            <text:p>7.01E-40</text:p>
          </table:table-cell>
          <table:table-cell table:number-columns-repeated="16375"/>
        </table:table-row>
        <table:table-row table:style-name="ro1">
          <table:table-cell office:value-type="float" office:value="3.6814800000000001" table:formula="of:=(4.4-2.2) * 0.8367+[.A14]" table:style-name="ce27">
            <text:p>3.68148</text:p>
          </table:table-cell>
          <table:table-cell office:value-type="string" table:style-name="ce1">
            <text:p>11 vs 27</text:p>
          </table:table-cell>
          <table:table-cell office:value-type="string" table:style-name="ce1">
            <text:p>-74.233 (279)</text:p>
          </table:table-cell>
          <table:table-cell office:value-type="string" table:style-name="ce1">
            <text:p>-75.1373 (437)</text:p>
          </table:table-cell>
          <table:table-cell office:value-type="float" office:value="0.90429999999999999" table:style-name="ce1">
            <text:p>0.9043</text:p>
          </table:table-cell>
          <table:table-cell office:value-type="float" office:value="0.28789999999999999" table:style-name="ce36">
            <text:p>0.2879</text:p>
          </table:table-cell>
          <table:table-cell office:value-type="float" office:value="5.2488000000000002E-31" table:style-name="ce35">
            <text:p>5.25E-31</text:p>
          </table:table-cell>
          <table:table-cell office:value-type="float" office:value="6.4572000000000004E-56" table:style-name="ce35">
            <text:p>6.46E-56</text:p>
          </table:table-cell>
          <table:table-cell office:value-type="float" office:value="1.4638E-11" table:style-name="ce35">
            <text:p>1.46E-11</text:p>
          </table:table-cell>
          <table:table-cell table:number-columns-repeated="16375"/>
        </table:table-row>
        <table:table-row table:style-name="ro1">
          <table:table-cell office:value-type="float" office:value="5.5222199999999999" table:formula="of:=2.2 * 0.8367 + [.A15]" table:style-name="ce27">
            <text:p>5.52222</text:p>
          </table:table-cell>
          <table:table-cell office:value-type="string" table:style-name="ce1">
            <text:p>1D vs 34</text:p>
          </table:table-cell>
          <table:table-cell office:value-type="string" table:style-name="ce1">
            <text:p>-77.8531 (422)</text:p>
          </table:table-cell>
          <table:table-cell office:value-type="string" table:style-name="ce1">
            <text:p>-80.5909 (506)</text:p>
          </table:table-cell>
          <table:table-cell office:value-type="float" office:value="2.7378" table:style-name="ce1">
            <text:p>2.7378</text:p>
          </table:table-cell>
          <table:table-cell office:value-type="float" office:value="5.6762E-7" table:style-name="ce35">
            <text:p>5.68E-07</text:p>
          </table:table-cell>
          <table:table-cell office:value-type="float" office:value="3.6226999999999997E-77" table:style-name="ce35">
            <text:p>3.62E-77</text:p>
          </table:table-cell>
          <table:table-cell office:value-type="float" office:value="3.6128E-42" table:style-name="ce35">
            <text:p>3.61E-42</text:p>
          </table:table-cell>
          <table:table-cell office:value-type="float" office:value="1.7393999999999999E-41" table:style-name="ce35">
            <text:p>1.74E-41</text:p>
          </table:table-cell>
          <table:table-cell table:number-columns-repeated="16375"/>
        </table:table-row>
        <table:table-row table:style-name="ro1">
          <table:table-cell office:value-type="float" office:value="7.3629600000000002" table:formula="of:=2.2 * 0.8367+[.A16]" table:style-name="ce27">
            <text:p>7.36296</text:p>
          </table:table-cell>
          <table:table-cell office:value-type="string" table:style-name="ce1">
            <text:p>3F vs 57</text:p>
          </table:table-cell>
          <table:table-cell office:value-type="string" table:style-name="ce1">
            <text:p>-83.8486<text:s/><text:span text:style-name="T3">(</text:span>370<text:span text:style-name="T3">)</text:span></text:p>
          </table:table-cell>
          <table:table-cell office:value-type="string" table:style-name="ce1">
            <text:p>-82.3724 (427)</text:p>
          </table:table-cell>
          <table:table-cell office:value-type="float" office:value="1.4762999999999999" table:style-name="ce1">
            <text:p>1.4763</text:p>
          </table:table-cell>
          <table:table-cell office:value-type="float" office:value="3.3700000000000001E-2" table:style-name="ce34">
            <text:p>0.0337</text:p>
          </table:table-cell>
          <table:table-cell office:value-type="float" office:value="1.1962E-18" table:style-name="ce35">
            <text:p>1.20E-18</text:p>
          </table:table-cell>
          <table:table-cell office:value-type="float" office:value="5.2809999999999999E-30" table:style-name="ce35">
            <text:p>5.28E-30</text:p>
          </table:table-cell>
          <table:table-cell office:value-type="float" office:value="1.7022999999999999E-5" table:style-name="ce35">
            <text:p>1.70E-05</text:p>
          </table:table-cell>
          <table:table-cell table:number-columns-repeated="16375"/>
        </table:table-row>
        <table:table-row table:style-name="ro1">
          <table:table-cell office:value-type="float" office:value="9.2036999999999995" table:formula="of:=2.2 * 0.8367+[.A17]" table:style-name="ce27">
            <text:p>9.2037</text:p>
          </table:table-cell>
          <table:table-cell office:value-type="string" table:style-name="ce1">
            <text:p>F5 vs 65</text:p>
          </table:table-cell>
          <table:table-cell office:value-type="string" table:style-name="ce1">
            <text:p>-83.7517 (286)</text:p>
          </table:table-cell>
          <table:table-cell office:value-type="string" table:style-name="ce1">
            <text:p>-79.6709 (471)</text:p>
          </table:table-cell>
          <table:table-cell office:value-type="float" office:value="4.0808" table:style-name="ce1">
            <text:p>4.0808</text:p>
          </table:table-cell>
          <table:table-cell office:value-type="float" office:value="3.1892999999999999E-11" table:style-name="ce35">
            <text:p>3.19E-11</text:p>
          </table:table-cell>
          <table:table-cell office:value-type="float" office:value="6.7035000000000001E-43" table:style-name="ce35">
            <text:p>6.70E-43</text:p>
          </table:table-cell>
          <table:table-cell office:value-type="float" office:value="3.4649000000000001E-8" table:style-name="ce35">
            <text:p>3.46E-08</text:p>
          </table:table-cell>
          <table:table-cell office:value-type="float" office:value="3.5053000000000002E-61" table:style-name="ce35">
            <text:p>3.51E-61</text:p>
          </table:table-cell>
          <table:table-cell table:number-columns-repeated="16375"/>
        </table:table-row>
        <table:table-row table:style-name="ro1">
          <table:table-cell office:value-type="float" office:value="11.12811" table:formula="of:=(11.1-8.8) * 0.8367+[.A18]" table:style-name="ce27">
            <text:p>11.12811</text:p>
          </table:table-cell>
          <table:table-cell office:value-type="string" table:style-name="ce1">
            <text:p>F4 vs 89</text:p>
          </table:table-cell>
          <table:table-cell office:value-type="string" table:style-name="ce1">
            <text:p>-85.975 (120)</text:p>
          </table:table-cell>
          <table:table-cell office:value-type="string" table:style-name="ce1">
            <text:p>-84.9881 (420)</text:p>
          </table:table-cell>
          <table:table-cell office:value-type="float" office:value="0.9869" table:style-name="ce1">
            <text:p>0.9869</text:p>
          </table:table-cell>
          <table:table-cell office:value-type="float" office:value="5.9799999999999999E-2" table:style-name="ce36">
            <text:p>0.0598</text:p>
          </table:table-cell>
          <table:table-cell office:value-type="float" office:value="1.4697E-20" table:style-name="ce35">
            <text:p>1.47E-20</text:p>
          </table:table-cell>
          <table:table-cell office:value-type="float" office:value="1.0756999999999999E-6" table:style-name="ce35">
            <text:p>1.08E-06</text:p>
          </table:table-cell>
          <table:table-cell office:value-type="float" office:value="1.8928999999999999E-13" table:style-name="ce35">
            <text:p>1.89E-13</text:p>
          </table:table-cell>
          <table:table-cell table:number-columns-repeated="16375"/>
        </table:table-row>
        <table:table-row table:style-name="ro1">
          <table:table-cell office:value-type="float" office:value="13.052519999999999" table:formula="of:=2.3 * 0.8367+[.A19]" table:style-name="ce27">
            <text:p>13.05252</text:p>
          </table:table-cell>
          <table:table-cell office:value-type="string" table:style-name="ce1">
            <text:p>32 vs 62</text:p>
          </table:table-cell>
          <table:table-cell office:value-type="string" table:style-name="ce1">
            <text:p>-94 (37)</text:p>
          </table:table-cell>
          <table:table-cell office:value-type="string" table:style-name="ce1">
            <text:p>-82.9429 (105)</text:p>
          </table:table-cell>
          <table:table-cell office:value-type="float" office:value="11.0571" table:style-name="ce1">
            <text:p>11.0571</text:p>
          </table:table-cell>
          <table:table-cell office:value-type="float" office:value="0" table:style-name="ce34">
            <text:p>0</text:p>
          </table:table-cell>
          <table:table-cell office:value-type="float" office:value="1.7314999999999999E-25" table:style-name="ce35">
            <text:p>1.73E-25</text:p>
          </table:table-cell>
          <table:table-cell office:value-type="float" office:value="6.1325E-5" table:style-name="ce35">
            <text:p>6.13E-05</text:p>
          </table:table-cell>
          <table:table-cell office:value-type="float" office:value="3.7024000000000004E-21" table:style-name="ce35">
            <text:p>3.70E-21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37">
            <text:p>Mean</text:p>
          </table:table-cell>
          <table:table-cell office:value-type="float" office:value="-81.677400000000006" table:style-name="ce38">
            <text:p>-81.6774</text:p>
          </table:table-cell>
          <table:table-cell office:value-type="float" office:value="-78.9542" table:style-name="ce38">
            <text:p>-78.9542</text:p>
          </table:table-cell>
          <table:table-cell office:value-type="float" office:value="2.7231999999999998" table:style-name="ce38">
            <text:p>2.7232</text:p>
          </table:table-cell>
          <table:table-cell table:style-name="ce1"/>
          <table:table-cell table:style-name="ce39"/>
          <table:table-cell table:number-columns-repeated="16377" table:style-name="ce1"/>
        </table:table-row>
        <table:table-row table:style-name="ro1">
          <table:table-cell table:style-name="ce1"/>
          <table:table-cell table:style-name="ce37"/>
          <table:table-cell table:number-columns-repeated="3" table:style-name="ce38"/>
          <table:table-cell table:style-name="ce1"/>
          <table:table-cell table:style-name="ce39"/>
          <table:table-cell table:number-columns-repeated="16377" table:style-name="ce1"/>
        </table:table-row>
        <table:table-row table:style-name="ro1">
          <table:table-cell office:value-type="string" table:style-name="ce34">
            <text:p>Location 1</text:p>
          </table:table-cell>
          <table:table-cell office:value-type="string" table:style-name="ce34">
            <text:p>User Presence</text:p>
          </table:table-cell>
          <table:table-cell table:number-columns-repeated="3" table:style-name="ce39"/>
          <table:table-cell table:number-columns-repeated="16379" table:style-name="ce1"/>
        </table:table-row>
        <table:table-row table:style-name="ro1">
          <table:table-cell office:value-type="string" table:number-columns-spanned="5" table:number-rows-spanned="1" table:style-name="ce52">
            <text:p>without user vs north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1">
            <text:p>without user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mean abs diff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 (variance)</text:p>
          </table:table-cell>
          <table:table-cell office:value-type="string" table:style-name="ce28">
            <text:p>Wilcoxon test (median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B3F</text:p>
          </table:table-cell>
          <table:table-cell office:value-type="string" table:style-name="ce1">
            <text:p>-77.1349<text:s/><text:span text:style-name="T3">(</text:span>645<text:span text:style-name="T3">)</text:span></text:p>
          </table:table-cell>
          <table:table-cell office:value-type="string" table:style-name="ce1">
            <text:p>-85.8808 (453)</text:p>
          </table:table-cell>
          <table:table-cell office:value-type="float" office:value="8.7459000000000007" table:style-name="ce1">
            <text:p>8.7459</text:p>
          </table:table-cell>
          <table:table-cell office:value-type="float" office:value="0" table:style-name="ce34">
            <text:p>0</text:p>
          </table:table-cell>
          <table:table-cell office:value-type="float" office:value="2.2245E-156" table:style-name="ce35">
            <text:p>2.22E-156</text:p>
          </table:table-cell>
          <table:table-cell office:value-type="float" office:value="6.4453999999999998E-4" table:style-name="ce35">
            <text:p>6.45E-04</text:p>
          </table:table-cell>
          <table:table-cell office:value-type="float" office:value="1.4953999999999999E-103" table:style-name="ce35">
            <text:p>1.50E-10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AF5</text:p>
          </table:table-cell>
          <table:table-cell office:value-type="string" table:style-name="ce1">
            <text:p>-74.8347 (629)</text:p>
          </table:table-cell>
          <table:table-cell office:value-type="string" table:style-name="ce1">
            <text:p>-83.7002 (487)</text:p>
          </table:table-cell>
          <table:table-cell office:value-type="float" office:value="8.8655000000000008" table:style-name="ce1">
            <text:p>8.8655</text:p>
          </table:table-cell>
          <table:table-cell office:value-type="float" office:value="0" table:style-name="ce34">
            <text:p>0</text:p>
          </table:table-cell>
          <table:table-cell office:value-type="float" office:value="9.4943999999999996E-203" table:style-name="ce35">
            <text:p>9.49E-203</text:p>
          </table:table-cell>
          <table:table-cell office:value-type="float" office:value="1.5368000000000001E-53" table:style-name="ce35">
            <text:p>1.54E-53</text:p>
          </table:table-cell>
          <table:table-cell office:value-type="float" office:value="3.5823999999999998E-175" table:style-name="ce35">
            <text:p>3.58E-17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4">
            <text:p>8AF4</text:p>
          </table:table-cell>
          <table:table-cell office:value-type="string" table:style-name="ce1">
            <text:p>-80.8054 (596)</text:p>
          </table:table-cell>
          <table:table-cell office:value-type="string" table:style-name="ce1">
            <text:p>-90.7882 (321)</text:p>
          </table:table-cell>
          <table:table-cell office:value-type="float" office:value="9.9827999999999992" table:style-name="ce1">
            <text:p>9.9828</text:p>
          </table:table-cell>
          <table:table-cell office:value-type="float" office:value="0" table:style-name="ce34">
            <text:p>0</text:p>
          </table:table-cell>
          <table:table-cell office:value-type="float" office:value="2.8216000000000001E-188" table:style-name="ce35">
            <text:p>2.82E-188</text:p>
          </table:table-cell>
          <table:table-cell office:value-type="float" office:value="1.2147E-21" table:style-name="ce35">
            <text:p>1.21E-21</text:p>
          </table:table-cell>
          <table:table-cell office:value-type="float" office:value="3.5250999999999997E-142" table:style-name="ce35">
            <text:p>3.53E-14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B32</text:p>
          </table:table-cell>
          <table:table-cell office:value-type="string" table:style-name="ce1">
            <text:p>-79.9181 (415)</text:p>
          </table:table-cell>
          <table:table-cell office:value-type="string" table:style-name="ce1">
            <text:p>-91.9278 (291)</text:p>
          </table:table-cell>
          <table:table-cell office:value-type="float" office:value="12.0098" table:style-name="ce1">
            <text:p>12.0098</text:p>
          </table:table-cell>
          <table:table-cell office:value-type="float" office:value="0" table:style-name="ce34">
            <text:p>0</text:p>
          </table:table-cell>
          <table:table-cell office:value-type="float" office:value="3.0544000000000001E-134" table:style-name="ce35">
            <text:p>3.05E-134</text:p>
          </table:table-cell>
          <table:table-cell office:value-type="float" office:value="1.4703999999999999E-14" table:style-name="ce35">
            <text:p>1.47E-14</text:p>
          </table:table-cell>
          <table:table-cell office:value-type="float" office:value="1.6509999999999999E-108" table:style-name="ce35">
            <text:p>1.65E-10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87.1852 (351)</text:p>
          </table:table-cell>
          <table:table-cell office:value-type="string" table:style-name="ce1">
            <text:p>-90.8154 (298)</text:p>
          </table:table-cell>
          <table:table-cell office:value-type="float" office:value="3.6303000000000001" table:style-name="ce1">
            <text:p>3.6303</text:p>
          </table:table-cell>
          <table:table-cell office:value-type="float" office:value="1.8972999999999999E-4" table:style-name="ce35">
            <text:p>1.90E-04</text:p>
          </table:table-cell>
          <table:table-cell office:value-type="float" office:value="9.5743000000000002E-29" table:style-name="ce35">
            <text:p>9.57E-29</text:p>
          </table:table-cell>
          <table:table-cell office:value-type="float" office:value="6.8186000000000002E-41" table:style-name="ce35">
            <text:p>6.82E-41</text:p>
          </table:table-cell>
          <table:table-cell office:value-type="float" office:value="2.8816999999999999E-20" table:style-name="ce35">
            <text:p>2.88E-2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6.3827 (405)</text:p>
          </table:table-cell>
          <table:table-cell office:value-type="string" table:style-name="ce1">
            <text:p>-92.1137 (387)</text:p>
          </table:table-cell>
          <table:table-cell office:value-type="float" office:value="5.7309999999999999" table:style-name="ce1">
            <text:p>5.731</text:p>
          </table:table-cell>
          <table:table-cell office:value-type="float" office:value="7.3836000000000005E-11" table:style-name="ce35">
            <text:p>7.38E-11</text:p>
          </table:table-cell>
          <table:table-cell office:value-type="float" office:value="3.6116000000000001E-50" table:style-name="ce35">
            <text:p>3.61E-50</text:p>
          </table:table-cell>
          <table:table-cell office:value-type="float" office:value="4.0953999999999997E-133" table:style-name="ce35">
            <text:p>4.10E-133</text:p>
          </table:table-cell>
          <table:table-cell office:value-type="float" office:value="8.1489000000000001E-48" table:style-name="ce35">
            <text:p>8.15E-4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82.6421 (461)</text:p>
          </table:table-cell>
          <table:table-cell office:value-type="string" table:style-name="ce1">
            <text:p>-93.0089<text:s/><text:span text:style-name="T3">(</text:span>224<text:span text:style-name="T3">)</text:span></text:p>
          </table:table-cell>
          <table:table-cell office:value-type="float" office:value="10.3668" table:style-name="ce1">
            <text:p>10.3668</text:p>
          </table:table-cell>
          <table:table-cell office:value-type="float" office:value="0" table:style-name="ce34">
            <text:p>0</text:p>
          </table:table-cell>
          <table:table-cell office:value-type="float" office:value="7.9054999999999992E-124" table:style-name="ce35">
            <text:p>7.91E-124</text:p>
          </table:table-cell>
          <table:table-cell office:value-type="float" office:value="1.5844999999999999E-28" table:style-name="ce35">
            <text:p>1.58E-28</text:p>
          </table:table-cell>
          <table:table-cell office:value-type="float" office:value="2.8135000000000001E-94" table:style-name="ce35">
            <text:p>2.81E-9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0">
            <text:p>Mean</text:p>
          </table:table-cell>
          <table:table-cell office:value-type="float" office:value="-81.271900000000002" table:style-name="ce41">
            <text:p>-81.2719</text:p>
          </table:table-cell>
          <table:table-cell office:value-type="float" office:value="-89.747900000000001" table:style-name="ce41">
            <text:p>-89.7479</text:p>
          </table:table-cell>
          <table:table-cell office:value-type="float" office:value="8.4760000000000009" table:style-name="ce41">
            <text:p>8.476</text:p>
          </table:table-cell>
          <table:table-cell table:style-name="ce39"/>
          <table:table-cell table:number-columns-repeated="16379" table:style-name="ce1"/>
        </table:table-row>
        <table:table-row table:style-name="ro1">
          <table:table-cell office:value-type="string" table:number-columns-spanned="5" table:number-rows-spanned="1" table:style-name="ce52">
            <text:p>without user vs east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1">
            <text:p>without user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mean abs diff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 (variance)</text:p>
          </table:table-cell>
          <table:table-cell office:value-type="string" table:style-name="ce28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F</text:p>
          </table:table-cell>
          <table:table-cell office:value-type="string" table:style-name="ce1">
            <text:p>-77.1349<text:s/><text:span text:style-name="T3">(</text:span>645<text:span text:style-name="T3">)</text:span></text:p>
          </table:table-cell>
          <table:table-cell office:value-type="string" table:style-name="ce1">
            <text:p>-90.4377 (345)</text:p>
          </table:table-cell>
          <table:table-cell office:value-type="float" office:value="13.3028" table:style-name="ce1">
            <text:p>13.3028</text:p>
          </table:table-cell>
          <table:table-cell office:value-type="float" office:value="0" table:style-name="ce34">
            <text:p>0</text:p>
          </table:table-cell>
          <table:table-cell office:value-type="float" office:value="1.3260000000000001E-139" table:style-name="ce35">
            <text:p>1.33E-139</text:p>
          </table:table-cell>
          <table:table-cell office:value-type="float" office:value="2.3999999999999998E-3" table:style-name="ce34">
            <text:p>0.0024</text:p>
          </table:table-cell>
          <table:table-cell office:value-type="float" office:value="2.0238000000000001E-118" table:style-name="ce35">
            <text:p>2.02E-1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F5</text:p>
          </table:table-cell>
          <table:table-cell office:value-type="string" table:style-name="ce1">
            <text:p>-74.8347 (629)</text:p>
          </table:table-cell>
          <table:table-cell office:value-type="string" table:style-name="ce1">
            <text:p>-87.2577 (388)</text:p>
          </table:table-cell>
          <table:table-cell office:value-type="float" office:value="12.4231" table:style-name="ce1">
            <text:p>12.4231</text:p>
          </table:table-cell>
          <table:table-cell office:value-type="float" office:value="0" table:style-name="ce34">
            <text:p>0</text:p>
          </table:table-cell>
          <table:table-cell office:value-type="float" office:value="1.5535000000000001E-210" table:style-name="ce35">
            <text:p>1.55E-210</text:p>
          </table:table-cell>
          <table:table-cell office:value-type="float" office:value="1.6551000000000001E-41" table:style-name="ce35">
            <text:p>1.66E-41</text:p>
          </table:table-cell>
          <table:table-cell office:value-type="float" office:value="6.9233000000000003E-160" table:style-name="ce35">
            <text:p>6.92E-16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F4</text:p>
          </table:table-cell>
          <table:table-cell office:value-type="string" table:style-name="ce1">
            <text:p>-80.8054 (596)</text:p>
          </table:table-cell>
          <table:table-cell office:value-type="string" table:style-name="ce1">
            <text:p>-92.6728 (162)</text:p>
          </table:table-cell>
          <table:table-cell office:value-type="float" office:value="11.8675" table:style-name="ce1">
            <text:p>11.8675</text:p>
          </table:table-cell>
          <table:table-cell office:value-type="float" office:value="0" table:style-name="ce34">
            <text:p>0</text:p>
          </table:table-cell>
          <table:table-cell office:value-type="float" office:value="6.8572999999999996E-115" table:style-name="ce35">
            <text:p>6.86E-115</text:p>
          </table:table-cell>
          <table:table-cell office:value-type="float" office:value="3.4672000000000001E-8" table:style-name="ce35">
            <text:p>3.47E-08</text:p>
          </table:table-cell>
          <table:table-cell office:value-type="float" office:value="1.2625000000000001E-87" table:style-name="ce35">
            <text:p>1.26E-8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2</text:p>
          </table:table-cell>
          <table:table-cell office:value-type="string" table:style-name="ce1">
            <text:p>-79.9181 (415)</text:p>
          </table:table-cell>
          <table:table-cell office:value-type="string" table:style-name="ce1">
            <text:p>-92.8242 (165)</text:p>
          </table:table-cell>
          <table:table-cell office:value-type="float" office:value="12.9062" table:style-name="ce1">
            <text:p>12.9062</text:p>
          </table:table-cell>
          <table:table-cell office:value-type="float" office:value="0" table:style-name="ce34">
            <text:p>0</text:p>
          </table:table-cell>
          <table:table-cell office:value-type="float" office:value="1.9258000000000002E-99" table:style-name="ce35">
            <text:p>1.93E-99</text:p>
          </table:table-cell>
          <table:table-cell office:value-type="float" office:value="1.0545E-22" table:style-name="ce35">
            <text:p>1.05E-22</text:p>
          </table:table-cell>
          <table:table-cell office:value-type="float" office:value="8.8473000000000006E-77" table:style-name="ce35">
            <text:p>8.85E-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87.1852 (351)</text:p>
          </table:table-cell>
          <table:table-cell office:value-type="string" table:style-name="ce1">
            <text:p>-93.7024 (84)</text:p>
          </table:table-cell>
          <table:table-cell office:value-type="float" office:value="6.5171999999999999" table:style-name="ce1">
            <text:p>6.5172</text:p>
          </table:table-cell>
          <table:table-cell office:value-type="float" office:value="4.7346000000000001E-11" table:style-name="ce35">
            <text:p>4.73E-11</text:p>
          </table:table-cell>
          <table:table-cell office:value-type="float" office:value="7.878E-30" table:style-name="ce35">
            <text:p>7.88E-30</text:p>
          </table:table-cell>
          <table:table-cell office:value-type="float" office:value="8.0920000000000004E-49" table:style-name="ce35">
            <text:p>8.09E-49</text:p>
          </table:table-cell>
          <table:table-cell office:value-type="float" office:value="2.9551999999999999E-31" table:style-name="ce35">
            <text:p>2.96E-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6.3827 (405)</text:p>
          </table:table-cell>
          <table:table-cell office:value-type="string" table:style-name="ce1">
            <text:p>-95.0484 (62)</text:p>
          </table:table-cell>
          <table:table-cell office:value-type="float" office:value="8.6656999999999993" table:style-name="ce1">
            <text:p>8.6657</text:p>
          </table:table-cell>
          <table:table-cell office:value-type="float" office:value="4.4408999999999998E-16" table:style-name="ce35">
            <text:p>4.44E-16</text:p>
          </table:table-cell>
          <table:table-cell office:value-type="float" office:value="1.2176999999999999E-30" table:style-name="ce35">
            <text:p>1.22E-30</text:p>
          </table:table-cell>
          <table:table-cell office:value-type="float" office:value="1.189E-50" table:style-name="ce35">
            <text:p>1.19E-50</text:p>
          </table:table-cell>
          <table:table-cell office:value-type="float" office:value="1.1845999999999999E-30" table:style-name="ce35">
            <text:p>1.18E-3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82.6421 (461)</text:p>
          </table:table-cell>
          <table:table-cell office:value-type="string" table:style-name="ce1">
            <text:p>-96 (4)</text:p>
          </table:table-cell>
          <table:table-cell office:value-type="float" office:value="13.357900000000001" table:style-name="ce1">
            <text:p>13.3579</text:p>
          </table:table-cell>
          <table:table-cell office:value-type="float" office:value="4.3131999999999997E-7" table:style-name="ce35">
            <text:p>4.31E-07</text:p>
          </table:table-cell>
          <table:table-cell office:value-type="float" office:value="2.221E-4" table:style-name="ce35">
            <text:p>2.22E-04</text:p>
          </table:table-cell>
          <table:table-cell office:value-type="float" office:value="1.24E-2" table:style-name="ce34">
            <text:p>0.0124</text:p>
          </table:table-cell>
          <table:table-cell office:value-type="float" office:value="5.2749999999999997E-4" table:style-name="ce35">
            <text:p>5.28E-04</text:p>
          </table:table-cell>
          <table:table-cell table:number-columns-repeated="16376"/>
        </table:table-row>
        <table:table-row table:style-name="ro1">
          <table:table-cell office:value-type="string" table:style-name="ce40">
            <text:p>Mean</text:p>
          </table:table-cell>
          <table:table-cell office:value-type="float" office:value="-81.271900000000002" table:style-name="ce41">
            <text:p>-81.2719</text:p>
          </table:table-cell>
          <table:table-cell office:value-type="float" office:value="-92.563299999999998" table:style-name="ce41">
            <text:p>-92.5633</text:p>
          </table:table-cell>
          <table:table-cell office:value-type="float" office:value="11.291399999999999" table:style-name="ce41">
            <text:p>11.2914</text:p>
          </table:table-cell>
          <table:table-cell table:style-name="ce39"/>
          <table:table-cell table:number-columns-repeated="16379" table:style-name="ce1"/>
        </table:table-row>
        <table:table-row table:style-name="ro1">
          <table:table-cell office:value-type="string" table:number-columns-spanned="5" table:number-rows-spanned="1" table:style-name="ce52">
            <text:p>without user vs south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1">
            <text:p>without user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mean abs diff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 (variance)</text:p>
          </table:table-cell>
          <table:table-cell office:value-type="string" table:style-name="ce28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F</text:p>
          </table:table-cell>
          <table:table-cell office:value-type="string" table:style-name="ce1">
            <text:p>-77.1349<text:s/><text:span text:style-name="T3">(</text:span>645<text:span text:style-name="T3">)</text:span></text:p>
          </table:table-cell>
          <table:table-cell office:value-type="string" table:style-name="ce1">
            <text:p>-90.4205 (440)</text:p>
          </table:table-cell>
          <table:table-cell office:value-type="float" office:value="13.285600000000001" table:style-name="ce1">
            <text:p>13.2856</text:p>
          </table:table-cell>
          <table:table-cell office:value-type="float" office:value="0" table:style-name="ce34">
            <text:p>0</text:p>
          </table:table-cell>
          <table:table-cell office:value-type="float" office:value="7.8290999999999995E-166" table:style-name="ce35">
            <text:p>7.83E-166</text:p>
          </table:table-cell>
          <table:table-cell office:value-type="float" office:value="1.6178E-5" table:style-name="ce35">
            <text:p>1.62E-05</text:p>
          </table:table-cell>
          <table:table-cell office:value-type="float" office:value="6.9731000000000002E-137" table:style-name="ce35">
            <text:p>6.97E-1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F5</text:p>
          </table:table-cell>
          <table:table-cell office:value-type="string" table:style-name="ce1">
            <text:p>-74.8347 (629)</text:p>
          </table:table-cell>
          <table:table-cell office:value-type="string" table:style-name="ce1">
            <text:p>-88.0415 (434)</text:p>
          </table:table-cell>
          <table:table-cell office:value-type="float" office:value="13.206799999999999" table:style-name="ce1">
            <text:p>13.2068</text:p>
          </table:table-cell>
          <table:table-cell office:value-type="float" office:value="0" table:style-name="ce34">
            <text:p>0</text:p>
          </table:table-cell>
          <table:table-cell office:value-type="float" office:value="3.1319999999999998E-224" table:style-name="ce35">
            <text:p>3.13E-224</text:p>
          </table:table-cell>
          <table:table-cell office:value-type="float" office:value="3.4063000000000003E-57" table:style-name="ce35">
            <text:p>3.41E-57</text:p>
          </table:table-cell>
          <table:table-cell office:value-type="float" office:value="1.0178E-170" table:style-name="ce35">
            <text:p>1.02E-170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8AF4</text:p>
          </table:table-cell>
          <table:table-cell office:value-type="string" table:style-name="ce1">
            <text:p>-80.8054 (596)</text:p>
          </table:table-cell>
          <table:table-cell office:value-type="string" table:style-name="ce1">
            <text:p>-92.8765 (170)</text:p>
          </table:table-cell>
          <table:table-cell office:value-type="float" office:value="12.071099999999999" table:style-name="ce1">
            <text:p>12.0711</text:p>
          </table:table-cell>
          <table:table-cell office:value-type="float" office:value="0" table:style-name="ce34">
            <text:p>0</text:p>
          </table:table-cell>
          <table:table-cell office:value-type="float" office:value="2.7588000000000002E-119" table:style-name="ce35">
            <text:p>2.76E-119</text:p>
          </table:table-cell>
          <table:table-cell office:value-type="float" office:value="0.2467" table:style-name="ce36">
            <text:p>0.2467</text:p>
          </table:table-cell>
          <table:table-cell office:value-type="float" office:value="6.5086000000000002E-91" table:style-name="ce35">
            <text:p>6.51E-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2</text:p>
          </table:table-cell>
          <table:table-cell office:value-type="string" table:style-name="ce1">
            <text:p>-79.9181 (415)</text:p>
          </table:table-cell>
          <table:table-cell office:value-type="string" table:style-name="ce1">
            <text:p>-93.6351 (222)</text:p>
          </table:table-cell>
          <table:table-cell office:value-type="float" office:value="13.7171" table:style-name="ce1">
            <text:p>13.7171</text:p>
          </table:table-cell>
          <table:table-cell office:value-type="float" office:value="0" table:style-name="ce34">
            <text:p>0</text:p>
          </table:table-cell>
          <table:table-cell office:value-type="float" office:value="1.5030999999999999E-124" table:style-name="ce35">
            <text:p>1.50E-124</text:p>
          </table:table-cell>
          <table:table-cell office:value-type="float" office:value="3.9499000000000002E-34" table:style-name="ce35">
            <text:p>3.95E-34</text:p>
          </table:table-cell>
          <table:table-cell office:value-type="float" office:value="1.1188E-93" table:style-name="ce35">
            <text:p>1.12E-9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87.1852 (351)</text:p>
          </table:table-cell>
          <table:table-cell office:value-type="string" table:style-name="ce1">
            <text:p>-94.4821 (56)</text:p>
          </table:table-cell>
          <table:table-cell office:value-type="float" office:value="7.2969999999999997" table:style-name="ce1">
            <text:p>7.297</text:p>
          </table:table-cell>
          <table:table-cell office:value-type="float" office:value="1.9586000000000001E-10" table:style-name="ce35">
            <text:p>1.96E-10</text:p>
          </table:table-cell>
          <table:table-cell office:value-type="float" office:value="1.7915000000000001E-22" table:style-name="ce35">
            <text:p>1.79E-22</text:p>
          </table:table-cell>
          <table:table-cell office:value-type="float" office:value="3.0926999999999997E-33" table:style-name="ce35">
            <text:p>3.09E-33</text:p>
          </table:table-cell>
          <table:table-cell office:value-type="float" office:value="1.8313E-25" table:style-name="ce35">
            <text:p>1.83E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6.3827 (405)</text:p>
          </table:table-cell>
          <table:table-cell office:value-type="string" table:style-name="ce1">
            <text:p>-95.9697 (33)</text:p>
          </table:table-cell>
          <table:table-cell office:value-type="float" office:value="9.5869999999999997" table:style-name="ce1">
            <text:p>9.587</text:p>
          </table:table-cell>
          <table:table-cell office:value-type="float" office:value="0" table:style-name="ce34">
            <text:p>0</text:p>
          </table:table-cell>
          <table:table-cell office:value-type="float" office:value="3.6521E-22" table:style-name="ce35">
            <text:p>3.65E-22</text:p>
          </table:table-cell>
          <table:table-cell office:value-type="float" office:value="2.7086000000000001E-34" table:style-name="ce35">
            <text:p>2.71E-34</text:p>
          </table:table-cell>
          <table:table-cell office:value-type="float" office:value="3.2322999999999997E-20" table:style-name="ce35">
            <text:p>3.23E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82.6421 (461)</text:p>
          </table:table-cell>
          <table:table-cell office:value-type="string" table:style-name="ce1">
            <text:p>-95 (2)</text:p>
          </table:table-cell>
          <table:table-cell office:value-type="float" office:value="12.357900000000001" table:style-name="ce1">
            <text:p>12.3579</text:p>
          </table:table-cell>
          <table:table-cell office:value-type="float" office:value="0" table:style-name="ce34">
            <text:p>0</text:p>
          </table:table-cell>
          <table:table-cell office:value-type="float" office:value="1.15E-2" table:style-name="ce35">
            <text:p>1.15E-02</text:p>
          </table:table-cell>
          <table:table-cell office:value-type="float" office:value="1.15E-2" table:style-name="ce34">
            <text:p>0.0115</text:p>
          </table:table-cell>
          <table:table-cell office:value-type="float" office:value="1.4E-2" table:style-name="ce35">
            <text:p>1.40E-02</text:p>
          </table:table-cell>
          <table:table-cell table:number-columns-repeated="16376"/>
        </table:table-row>
        <table:table-row table:style-name="ro1">
          <table:table-cell office:value-type="string" table:style-name="ce40">
            <text:p>Mean</text:p>
          </table:table-cell>
          <table:table-cell office:value-type="float" office:value="-81.271900000000002" table:style-name="ce41">
            <text:p>-81.2719</text:p>
          </table:table-cell>
          <table:table-cell office:value-type="float" office:value="-92.917900000000003" table:style-name="ce41">
            <text:p>-92.9179</text:p>
          </table:table-cell>
          <table:table-cell office:value-type="float" office:value="11.646000000000001" table:style-name="ce41">
            <text:p>11.64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5" table:number-rows-spanned="1" table:style-name="ce52">
            <text:p>without user vs west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1">
            <text:p>without user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mean abs diff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 (variance)</text:p>
          </table:table-cell>
          <table:table-cell office:value-type="string" table:style-name="ce28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F</text:p>
          </table:table-cell>
          <table:table-cell office:value-type="string" table:style-name="ce1">
            <text:p>-77.1349<text:s/><text:span text:style-name="T3">(</text:span>645<text:span text:style-name="T3">)</text:span></text:p>
          </table:table-cell>
          <table:table-cell office:value-type="string" table:style-name="ce1">
            <text:p>-84.6492 (553)</text:p>
          </table:table-cell>
          <table:table-cell office:value-type="float" office:value="7.5143000000000004" table:style-name="ce1">
            <text:p>7.5143</text:p>
          </table:table-cell>
          <table:table-cell office:value-type="float" office:value="4.4408999999999998E-16" table:style-name="ce35">
            <text:p>4.44E-16</text:p>
          </table:table-cell>
          <table:table-cell office:value-type="float" office:value="2.3399E-151" table:style-name="ce35">
            <text:p>2.34E-151</text:p>
          </table:table-cell>
          <table:table-cell office:value-type="float" office:value="0.70179999999999998" table:style-name="ce36">
            <text:p>0.7018</text:p>
          </table:table-cell>
          <table:table-cell office:value-type="float" office:value="8.4599000000000004E-109" table:style-name="ce35">
            <text:p>8.46E-1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F5</text:p>
          </table:table-cell>
          <table:table-cell office:value-type="string" table:style-name="ce1">
            <text:p>-74.8347 (629)</text:p>
          </table:table-cell>
          <table:table-cell office:value-type="string" table:style-name="ce1">
            <text:p>-84.1693 (561)</text:p>
          </table:table-cell>
          <table:table-cell office:value-type="float" office:value="9.3346999999999998" table:style-name="ce1">
            <text:p>9.3347</text:p>
          </table:table-cell>
          <table:table-cell office:value-type="float" office:value="0" table:style-name="ce34">
            <text:p>0</text:p>
          </table:table-cell>
          <table:table-cell office:value-type="float" office:value="1.2663E-210" table:style-name="ce35">
            <text:p>1.27E-210</text:p>
          </table:table-cell>
          <table:table-cell office:value-type="float" office:value="3.7916999999999998E-62" table:style-name="ce35">
            <text:p>3.79E-62</text:p>
          </table:table-cell>
          <table:table-cell office:value-type="float" office:value="9.4036999999999994E-185" table:style-name="ce35">
            <text:p>9.40E-1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F4</text:p>
          </table:table-cell>
          <table:table-cell office:value-type="string" table:style-name="ce1">
            <text:p>-80.8054 (596)</text:p>
          </table:table-cell>
          <table:table-cell office:value-type="string" table:style-name="ce1">
            <text:p>-87.7208 (480)</text:p>
          </table:table-cell>
          <table:table-cell office:value-type="float" office:value="6.9154999999999998" table:style-name="ce1">
            <text:p>6.9155</text:p>
          </table:table-cell>
          <table:table-cell office:value-type="float" office:value="0" table:style-name="ce34">
            <text:p>0</text:p>
          </table:table-cell>
          <table:table-cell office:value-type="float" office:value="1.5387999999999999E-240" table:style-name="ce35">
            <text:p>1.54E-240</text:p>
          </table:table-cell>
          <table:table-cell office:value-type="float" office:value="5.7373000000000003E-29" table:style-name="ce35">
            <text:p>5.74E-29</text:p>
          </table:table-cell>
          <table:table-cell office:value-type="float" office:value="6.9660999999999999E-181" table:style-name="ce35">
            <text:p>6.97E-18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2</text:p>
          </table:table-cell>
          <table:table-cell office:value-type="string" table:style-name="ce1">
            <text:p>-79.9181 (415)</text:p>
          </table:table-cell>
          <table:table-cell office:value-type="string" table:style-name="ce1">
            <text:p>-90.7911 (426)</text:p>
          </table:table-cell>
          <table:table-cell office:value-type="float" office:value="10.872999999999999" table:style-name="ce1">
            <text:p>10.873</text:p>
          </table:table-cell>
          <table:table-cell office:value-type="float" office:value="0" table:style-name="ce34">
            <text:p>0</text:p>
          </table:table-cell>
          <table:table-cell office:value-type="float" office:value="2.5767000000000001E-153" table:style-name="ce35">
            <text:p>2.58E-153</text:p>
          </table:table-cell>
          <table:table-cell office:value-type="float" office:value="3.4352999999999998E-19" table:style-name="ce35">
            <text:p>3.44E-19</text:p>
          </table:table-cell>
          <table:table-cell office:value-type="float" office:value="2.6375000000000002E-129" table:style-name="ce35">
            <text:p>2.64E-1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87.1852 (351)</text:p>
          </table:table-cell>
          <table:table-cell office:value-type="string" table:style-name="ce1">
            <text:p>-91.6395 (319)</text:p>
          </table:table-cell>
          <table:table-cell office:value-type="float" office:value="4.4542999999999999" table:style-name="ce1">
            <text:p>4.4543</text:p>
          </table:table-cell>
          <table:table-cell office:value-type="float" office:value="1.5785E-6" table:style-name="ce35">
            <text:p>1.58E-06</text:p>
          </table:table-cell>
          <table:table-cell office:value-type="float" office:value="1.5460000000000001E-31" table:style-name="ce35">
            <text:p>1.55E-31</text:p>
          </table:table-cell>
          <table:table-cell office:value-type="float" office:value="5.9280000000000001E-59" table:style-name="ce35">
            <text:p>5.93E-59</text:p>
          </table:table-cell>
          <table:table-cell office:value-type="float" office:value="1.8768000000000001E-29" table:style-name="ce35">
            <text:p>1.88E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6.3827 (405)</text:p>
          </table:table-cell>
          <table:table-cell office:value-type="string" table:style-name="ce1">
            <text:p>-93.1667 (252)</text:p>
          </table:table-cell>
          <table:table-cell office:value-type="float" office:value="6.7839999999999998" table:style-name="ce1">
            <text:p>6.784</text:p>
          </table:table-cell>
          <table:table-cell office:value-type="float" office:value="2.0353E-12" table:style-name="ce35">
            <text:p>2.04E-12</text:p>
          </table:table-cell>
          <table:table-cell office:value-type="float" office:value="2.8052E-41" table:style-name="ce35">
            <text:p>2.81E-41</text:p>
          </table:table-cell>
          <table:table-cell office:value-type="float" office:value="1.5993000000000001E-77" table:style-name="ce35">
            <text:p>1.60E-77</text:p>
          </table:table-cell>
          <table:table-cell office:value-type="float" office:value="9.7906000000000001E-51" table:style-name="ce35">
            <text:p>9.79E-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82.6421 (461)</text:p>
          </table:table-cell>
          <table:table-cell office:value-type="string" table:style-name="ce1">
            <text:p>-92.4114 (299)</text:p>
          </table:table-cell>
          <table:table-cell office:value-type="float" office:value="9.7692999999999994" table:style-name="ce1">
            <text:p>9.7693</text:p>
          </table:table-cell>
          <table:table-cell office:value-type="float" office:value="0" table:style-name="ce34">
            <text:p>0</text:p>
          </table:table-cell>
          <table:table-cell office:value-type="float" office:value="2.2729999999999998E-70" table:style-name="ce35">
            <text:p>2.27E-70</text:p>
          </table:table-cell>
          <table:table-cell office:value-type="float" office:value="2.4981E-108" table:style-name="ce35">
            <text:p>2.50E-108</text:p>
          </table:table-cell>
          <table:table-cell office:value-type="float" office:value="1.4855999999999999E-91" table:style-name="ce35">
            <text:p>1.49E-91</text:p>
          </table:table-cell>
          <table:table-cell table:number-columns-repeated="16376"/>
        </table:table-row>
        <table:table-row table:style-name="ro1">
          <table:table-cell office:value-type="string" table:style-name="ce40">
            <text:p>Mean</text:p>
          </table:table-cell>
          <table:table-cell office:value-type="float" office:value="-81.271900000000002" table:style-name="ce41">
            <text:p>-81.2719</text:p>
          </table:table-cell>
          <table:table-cell office:value-type="float" office:value="-89.221100000000007" table:style-name="ce41">
            <text:p>-89.2211</text:p>
          </table:table-cell>
          <table:table-cell office:value-type="float" office:value="7.9492000000000003" table:style-name="ce41">
            <text:p>7.949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5" table:number-rows-spanned="1" table:style-name="ce52">
            <text:p>without user vs shadowing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1">
            <text:p>without user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mean abs diff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 (variance)</text:p>
          </table:table-cell>
          <table:table-cell office:value-type="string" table:style-name="ce28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D</text:p>
          </table:table-cell>
          <table:table-cell office:value-type="string" table:style-name="ce1">
            <text:p>-70.8425 (546)</text:p>
          </table:table-cell>
          <table:table-cell office:value-type="string" table:style-name="ce1">
            <text:p>-71.1298 (524)</text:p>
          </table:table-cell>
          <table:table-cell office:value-type="float" office:value="0.2873" table:style-name="ce1">
            <text:p>0.2873</text:p>
          </table:table-cell>
          <table:table-cell office:value-type="float" office:value="0.77049999999999996" table:style-name="ce36">
            <text:p>0.7705</text:p>
          </table:table-cell>
          <table:table-cell office:value-type="float" office:value="3.0834E-19" table:style-name="ce35">
            <text:p>3.08E-19</text:p>
          </table:table-cell>
          <table:table-cell office:value-type="float" office:value="1.5552E-24" table:style-name="ce35">
            <text:p>1.56E-24</text:p>
          </table:table-cell>
          <table:table-cell office:value-type="float" office:value="0.24790000000000001" table:style-name="ce36">
            <text:p>0.24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1</text:p>
          </table:table-cell>
          <table:table-cell office:value-type="string" table:style-name="ce1">
            <text:p>-76.4113 (586)</text:p>
          </table:table-cell>
          <table:table-cell office:value-type="string" table:style-name="ce1">
            <text:p>-83.3536 (509)</text:p>
          </table:table-cell>
          <table:table-cell office:value-type="float" office:value="6.9424000000000001" table:style-name="ce1">
            <text:p>6.9424</text:p>
          </table:table-cell>
          <table:table-cell office:value-type="float" office:value="0" table:style-name="ce34">
            <text:p>0</text:p>
          </table:table-cell>
          <table:table-cell office:value-type="float" office:value="1.0993000000000001E-168" table:style-name="ce35">
            <text:p>1.10E-168</text:p>
          </table:table-cell>
          <table:table-cell office:value-type="float" office:value="2.7767999999999999E-101" table:style-name="ce35">
            <text:p>2.78E-101</text:p>
          </table:table-cell>
          <table:table-cell office:value-type="float" office:value="3.6045E-149" table:style-name="ce35">
            <text:p>3.60E-1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A</text:p>
          </table:table-cell>
          <table:table-cell office:value-type="string" table:style-name="ce1">
            <text:p>-72.7231 (585)</text:p>
          </table:table-cell>
          <table:table-cell office:value-type="string" table:style-name="ce1">
            <text:p>-88.1457 (405)</text:p>
          </table:table-cell>
          <table:table-cell office:value-type="float" office:value="15.422599999999999" table:style-name="ce1">
            <text:p>15.4226</text:p>
          </table:table-cell>
          <table:table-cell office:value-type="float" office:value="0" table:style-name="ce34">
            <text:p>0</text:p>
          </table:table-cell>
          <table:table-cell office:value-type="float" office:value="3.0394999999999998E-209" table:style-name="ce35">
            <text:p>3.04E-209</text:p>
          </table:table-cell>
          <table:table-cell office:value-type="float" office:value="8.2225999999999995E-31" table:style-name="ce35">
            <text:p>8.22E-31</text:p>
          </table:table-cell>
          <table:table-cell office:value-type="float" office:value="7.5475000000000004E-160" table:style-name="ce35">
            <text:p>7.55E-16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6A</text:p>
          </table:table-cell>
          <table:table-cell office:value-type="string" table:style-name="ce1">
            <text:p>-79.1505 (651)</text:p>
          </table:table-cell>
          <table:table-cell office:value-type="string" table:style-name="ce1">
            <text:p>-85.2004 (489)</text:p>
          </table:table-cell>
          <table:table-cell office:value-type="float" office:value="6.0499000000000001" table:style-name="ce1">
            <text:p>6.0499</text:p>
          </table:table-cell>
          <table:table-cell office:value-type="float" office:value="1.4787999999999999E-9" table:style-name="ce35">
            <text:p>1.48E-09</text:p>
          </table:table-cell>
          <table:table-cell office:value-type="float" office:value="1.6275E-49" table:style-name="ce35">
            <text:p>1.63E-49</text:p>
          </table:table-cell>
          <table:table-cell office:value-type="float" office:value="8.1651000000000004E-27" table:style-name="ce35">
            <text:p>8.17E-27</text:p>
          </table:table-cell>
          <table:table-cell office:value-type="float" office:value="1.151E-49" table:style-name="ce35">
            <text:p>1.15E-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39</text:p>
          </table:table-cell>
          <table:table-cell office:value-type="string" table:style-name="ce1">
            <text:p>-78.0507<text:s/><text:span text:style-name="T3">(</text:span>670<text:span text:style-name="T3">)</text:span></text:p>
          </table:table-cell>
          <table:table-cell office:value-type="string" table:style-name="ce1">
            <text:p>-88.5194 (387)</text:p>
          </table:table-cell>
          <table:table-cell office:value-type="float" office:value="10.4686" table:style-name="ce1">
            <text:p>10.4686</text:p>
          </table:table-cell>
          <table:table-cell office:value-type="float" office:value="0" table:style-name="ce34">
            <text:p>0</text:p>
          </table:table-cell>
          <table:table-cell office:value-type="float" office:value="8.3980999999999997E-146" table:style-name="ce35">
            <text:p>8.40E-146</text:p>
          </table:table-cell>
          <table:table-cell office:value-type="float" office:value="1.4476E-9" table:style-name="ce35">
            <text:p>1.45E-09</text:p>
          </table:table-cell>
          <table:table-cell office:value-type="float" office:value="3.6833000000000002E-148" table:style-name="ce35">
            <text:p>3.68E-1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4A</text:p>
          </table:table-cell>
          <table:table-cell office:value-type="string" table:style-name="ce1">
            <text:p>-85.2737 (464)</text:p>
          </table:table-cell>
          <table:table-cell office:value-type="string" table:style-name="ce1">
            <text:p>-90.7217 (357)</text:p>
          </table:table-cell>
          <table:table-cell office:value-type="float" office:value="5.4480000000000004" table:style-name="ce1">
            <text:p>5.448</text:p>
          </table:table-cell>
          <table:table-cell office:value-type="float" office:value="3.4982000000000003E-11" table:style-name="ce35">
            <text:p>3.50E-11</text:p>
          </table:table-cell>
          <table:table-cell office:value-type="float" office:value="5.6496999999999996E-68" table:style-name="ce35">
            <text:p>5.65E-68</text:p>
          </table:table-cell>
          <table:table-cell office:value-type="float" office:value="4.7417999999999999E-5" table:style-name="ce35">
            <text:p>4.74E-05</text:p>
          </table:table-cell>
          <table:table-cell office:value-type="float" office:value="9.9664E-64" table:style-name="ce35">
            <text:p>9.97E-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6D</text:p>
          </table:table-cell>
          <table:table-cell office:value-type="string" table:style-name="ce1">
            <text:p>-77.581 (568)</text:p>
          </table:table-cell>
          <table:table-cell office:value-type="string" table:style-name="ce1">
            <text:p>-90.1753 (405)</text:p>
          </table:table-cell>
          <table:table-cell office:value-type="float" office:value="12.5943" table:style-name="ce1">
            <text:p>12.5943</text:p>
          </table:table-cell>
          <table:table-cell office:value-type="float" office:value="0" table:style-name="ce34">
            <text:p>0</text:p>
          </table:table-cell>
          <table:table-cell office:value-type="float" office:value="3.2607000000000002E-133" table:style-name="ce35">
            <text:p>3.26E-133</text:p>
          </table:table-cell>
          <table:table-cell office:value-type="float" office:value="1.0445E-13" table:style-name="ce35">
            <text:p>1.04E-13</text:p>
          </table:table-cell>
          <table:table-cell office:value-type="float" office:value="1.1093E-121" table:style-name="ce35">
            <text:p>1.11E-1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-77.147499999999994" table:style-name="ce1">
            <text:p>-77.1475</text:p>
          </table:table-cell>
          <table:table-cell office:value-type="float" office:value="-85.320800000000006" table:style-name="ce1">
            <text:p>-85.3208</text:p>
          </table:table-cell>
          <table:table-cell office:value-type="float" office:value="8.1732999999999993" table:style-name="ce1">
            <text:p>8.1733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5" table:number-rows-spanned="1" table:style-name="ce52">
            <text:p>without user vs rotating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1">
            <text:p>without user</text:p>
          </table:table-cell>
          <table:table-cell office:value-type="string" table:style-name="ce1">
            <text:p>rotate</text:p>
          </table:table-cell>
          <table:table-cell office:value-type="string" table:style-name="ce1">
            <text:p>mean abs diff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 (variance)</text:p>
          </table:table-cell>
          <table:table-cell office:value-type="string" table:style-name="ce28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F</text:p>
          </table:table-cell>
          <table:table-cell office:value-type="string" table:style-name="ce1">
            <text:p>-77.1349<text:s/><text:span text:style-name="T3">(</text:span>645<text:span text:style-name="T3">)</text:span></text:p>
          </table:table-cell>
          <table:table-cell office:value-type="string" table:style-name="ce1">
            <text:p>-88.8276 (203)</text:p>
          </table:table-cell>
          <table:table-cell office:value-type="float" office:value="11.6927" table:style-name="ce1">
            <text:p>11.6927</text:p>
          </table:table-cell>
          <table:table-cell office:value-type="float" office:value="0" table:style-name="ce34">
            <text:p>0</text:p>
          </table:table-cell>
          <table:table-cell office:value-type="float" office:value="3.3205999999999997E-94" table:style-name="ce35">
            <text:p>3.32E-94</text:p>
          </table:table-cell>
          <table:table-cell office:value-type="float" office:value="0.31009999999999999" table:style-name="ce36">
            <text:p>0.3101</text:p>
          </table:table-cell>
          <table:table-cell office:value-type="float" office:value="3.8073000000000004E-74" table:style-name="ce35">
            <text:p>3.81E-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F5</text:p>
          </table:table-cell>
          <table:table-cell office:value-type="string" table:style-name="ce1">
            <text:p>-74.8347 (629)</text:p>
          </table:table-cell>
          <table:table-cell office:value-type="string" table:style-name="ce1">
            <text:p>-85.8068 (208)</text:p>
          </table:table-cell>
          <table:table-cell office:value-type="float" office:value="10.972099999999999" table:style-name="ce1">
            <text:p>10.9721</text:p>
          </table:table-cell>
          <table:table-cell office:value-type="float" office:value="0" table:style-name="ce34">
            <text:p>0</text:p>
          </table:table-cell>
          <table:table-cell office:value-type="float" office:value="6.6143000000000002E-129" table:style-name="ce35">
            <text:p>6.61E-129</text:p>
          </table:table-cell>
          <table:table-cell office:value-type="float" office:value="1.1527E-78" table:style-name="ce35">
            <text:p>1.15E-78</text:p>
          </table:table-cell>
          <table:table-cell office:value-type="float" office:value="6.6698000000000004E-104" table:style-name="ce35">
            <text:p>6.67E-1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F4</text:p>
          </table:table-cell>
          <table:table-cell office:value-type="string" table:style-name="ce1">
            <text:p>-80.8054 (596)</text:p>
          </table:table-cell>
          <table:table-cell office:value-type="string" table:style-name="ce1">
            <text:p>-91.1449 (138)</text:p>
          </table:table-cell>
          <table:table-cell office:value-type="float" office:value="10.339600000000001" table:style-name="ce1">
            <text:p>10.3396</text:p>
          </table:table-cell>
          <table:table-cell office:value-type="float" office:value="0" table:style-name="ce34">
            <text:p>0</text:p>
          </table:table-cell>
          <table:table-cell office:value-type="float" office:value="3.7898999999999997E-101" table:style-name="ce35">
            <text:p>3.79E-101</text:p>
          </table:table-cell>
          <table:table-cell office:value-type="float" office:value="2.1391999999999998E-9" table:style-name="ce35">
            <text:p>2.14E-09</text:p>
          </table:table-cell>
          <table:table-cell office:value-type="float" office:value="2.3799000000000002E-77" table:style-name="ce35">
            <text:p>2.38E-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2</text:p>
          </table:table-cell>
          <table:table-cell office:value-type="string" table:style-name="ce1">
            <text:p>-79.9181 (415)</text:p>
          </table:table-cell>
          <table:table-cell office:value-type="string" table:style-name="ce1">
            <text:p>-91.7045 (132)</text:p>
          </table:table-cell>
          <table:table-cell office:value-type="float" office:value="11.7865" table:style-name="ce1">
            <text:p>11.7865</text:p>
          </table:table-cell>
          <table:table-cell office:value-type="float" office:value="0" table:style-name="ce34">
            <text:p>0</text:p>
          </table:table-cell>
          <table:table-cell office:value-type="float" office:value="8.8569999999999997E-81" table:style-name="ce35">
            <text:p>8.86E-81</text:p>
          </table:table-cell>
          <table:table-cell office:value-type="float" office:value="8.5279000000000001E-10" table:style-name="ce35">
            <text:p>8.53E-10</text:p>
          </table:table-cell>
          <table:table-cell office:value-type="float" office:value="3.7193000000000002E-65" table:style-name="ce35">
            <text:p>3.72E-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87.1852 (351)</text:p>
          </table:table-cell>
          <table:table-cell office:value-type="string" table:style-name="ce1">
            <text:p>-92.5375 (80)</text:p>
          </table:table-cell>
          <table:table-cell office:value-type="float" office:value="5.3522999999999996" table:style-name="ce1">
            <text:p>5.3523</text:p>
          </table:table-cell>
          <table:table-cell office:value-type="float" office:value="2.247E-5" table:style-name="ce35">
            <text:p>2.25E-05</text:p>
          </table:table-cell>
          <table:table-cell office:value-type="float" office:value="1.5551000000000001E-13" table:style-name="ce35">
            <text:p>1.56E-13</text:p>
          </table:table-cell>
          <table:table-cell office:value-type="float" office:value="1.6835E-26" table:style-name="ce35">
            <text:p>1.68E-26</text:p>
          </table:table-cell>
          <table:table-cell office:value-type="float" office:value="1.3317E-19" table:style-name="ce35">
            <text:p>1.33E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6.3827 (405)</text:p>
          </table:table-cell>
          <table:table-cell office:value-type="string" table:style-name="ce1">
            <text:p>-93.3084 (107)</text:p>
          </table:table-cell>
          <table:table-cell office:value-type="float" office:value="6.9257" table:style-name="ce1">
            <text:p>6.9257</text:p>
          </table:table-cell>
          <table:table-cell office:value-type="float" office:value="1.1063E-10" table:style-name="ce35">
            <text:p>1.11E-10</text:p>
          </table:table-cell>
          <table:table-cell office:value-type="float" office:value="2.3225E-26" table:style-name="ce35">
            <text:p>2.32E-26</text:p>
          </table:table-cell>
          <table:table-cell office:value-type="float" office:value="6.6847999999999999E-55" table:style-name="ce35">
            <text:p>6.68E-55</text:p>
          </table:table-cell>
          <table:table-cell office:value-type="float" office:value="4.3386E-31" table:style-name="ce35">
            <text:p>4.34E-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82.6421 (461)</text:p>
          </table:table-cell>
          <table:table-cell office:value-type="string" table:style-name="ce1">
            <text:p>-92.6267 (75)</text:p>
          </table:table-cell>
          <table:table-cell office:value-type="float" office:value="9.9846000000000004" table:style-name="ce1">
            <text:p>9.9846</text:p>
          </table:table-cell>
          <table:table-cell office:value-type="float" office:value="1.9558999999999999E-10" table:style-name="ce35">
            <text:p>1.96E-10</text:p>
          </table:table-cell>
          <table:table-cell office:value-type="float" office:value="2.2661000000000001E-23" table:style-name="ce35">
            <text:p>2.27E-23</text:p>
          </table:table-cell>
          <table:table-cell office:value-type="float" office:value="5.1679E-31" table:style-name="ce35">
            <text:p>5.17E-31</text:p>
          </table:table-cell>
          <table:table-cell office:value-type="float" office:value="5.67E-31" table:style-name="ce35">
            <text:p>5.67E-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-81.271900000000002" table:style-name="ce38">
            <text:p>-81.2719</text:p>
          </table:table-cell>
          <table:table-cell office:value-type="float" office:value="-90.850899999999996" table:style-name="ce1">
            <text:p>-90.8509</text:p>
          </table:table-cell>
          <table:table-cell office:value-type="float" office:value="9.5790000000000006" table:style-name="ce1">
            <text:p>9.579</text:p>
          </table:table-cell>
          <table:table-cell table:number-columns-repeated="4" table:style-name="ce3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2">
            <text:p>Location 2</text:p>
          </table:table-cell>
          <table:table-cell office:value-type="string" table:style-name="ce42">
            <text:p>User Presence</text:p>
          </table:table-cell>
          <table:table-cell table:number-columns-repeated="3" table:style-name="ce43"/>
          <table:table-cell table:number-columns-repeated="16379" table:style-name="ce1"/>
        </table:table-row>
        <table:table-row table:style-name="ro1">
          <table:table-cell office:value-type="string" table:number-columns-spanned="5" table:number-rows-spanned="1" table:style-name="ce52">
            <text:p>without user vs north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44">
            <text:p>without user</text:p>
          </table:table-cell>
          <table:table-cell office:value-type="string" table:style-name="ce44">
            <text:p>north</text:p>
          </table:table-cell>
          <table:table-cell office:value-type="string" table:style-name="ce1">
            <text:p>mean abs diff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 (variance)</text:p>
          </table:table-cell>
          <table:table-cell office:value-type="string" table:style-name="ce28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74.034 (235)</text:p>
          </table:table-cell>
          <table:table-cell office:value-type="string" table:style-name="ce1">
            <text:p>-73.6262 (650)</text:p>
          </table:table-cell>
          <table:table-cell office:value-type="float" office:value="-0.40789999999999998" table:style-name="ce1">
            <text:p>-0.4079</text:p>
          </table:table-cell>
          <table:table-cell office:value-type="float" office:value="0.5554" table:style-name="ce36">
            <text:p>0.5554</text:p>
          </table:table-cell>
          <table:table-cell office:value-type="float" office:value="3.4696E-28" table:style-name="ce35">
            <text:p>3.47E-28</text:p>
          </table:table-cell>
          <table:table-cell office:value-type="float" office:value="5.4111999999999999E-44" table:style-name="ce35">
            <text:p>5.41E-44</text:p>
          </table:table-cell>
          <table:table-cell office:value-type="float" office:value="3.4703E-6" table:style-name="ce35">
            <text:p>3.47E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87.1358 (243)</text:p>
          </table:table-cell>
          <table:table-cell office:value-type="string" table:style-name="ce1">
            <text:p>-83.7008<text:s/><text:span text:style-name="T3">(</text:span>625<text:span text:style-name="T3">)</text:span></text:p>
          </table:table-cell>
          <table:table-cell office:value-type="float" office:value="-3.4350000000000001" table:style-name="ce1">
            <text:p>-3.435</text:p>
          </table:table-cell>
          <table:table-cell office:value-type="float" office:value="3.6335999999999998E-6" table:style-name="ce35">
            <text:p>3.63E-06</text:p>
          </table:table-cell>
          <table:table-cell office:value-type="float" office:value="2.2591000000000001E-50" table:style-name="ce35">
            <text:p>2.26E-50</text:p>
          </table:table-cell>
          <table:table-cell office:value-type="float" office:value="3.9275000000000002E-56" table:style-name="ce35">
            <text:p>3.93E-56</text:p>
          </table:table-cell>
          <table:table-cell office:value-type="float" office:value="6.0450000000000003E-25" table:style-name="ce35">
            <text:p>6.05E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86.5161 (124)</text:p>
          </table:table-cell>
          <table:table-cell office:value-type="string" table:style-name="ce1">
            <text:p>-89.9404 (554)</text:p>
          </table:table-cell>
          <table:table-cell office:value-type="float" office:value="3.4243000000000001" table:style-name="ce1">
            <text:p>3.4243</text:p>
          </table:table-cell>
          <table:table-cell office:value-type="float" office:value="1.5800000000000002E-2" table:style-name="ce34">
            <text:p>0.0158</text:p>
          </table:table-cell>
          <table:table-cell office:value-type="float" office:value="1.0553E-42" table:style-name="ce35">
            <text:p>1.06E-42</text:p>
          </table:table-cell>
          <table:table-cell office:value-type="float" office:value="0.1128" table:style-name="ce36">
            <text:p>0.1128</text:p>
          </table:table-cell>
          <table:table-cell office:value-type="float" office:value="1.8630000000000001E-26" table:style-name="ce35">
            <text:p>1.86E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86.0913 (252)</text:p>
          </table:table-cell>
          <table:table-cell office:value-type="string" table:style-name="ce1">
            <text:p>-87.6348 (564)</text:p>
          </table:table-cell>
          <table:table-cell office:value-type="float" office:value="1.5435000000000001" table:style-name="ce1">
            <text:p>1.5435</text:p>
          </table:table-cell>
          <table:table-cell office:value-type="float" office:value="2.3E-2" table:style-name="ce34">
            <text:p>0.023</text:p>
          </table:table-cell>
          <table:table-cell office:value-type="float" office:value="1.3731999999999999E-13" table:style-name="ce35">
            <text:p>1.37E-13</text:p>
          </table:table-cell>
          <table:table-cell office:value-type="float" office:value="6.8529999999999999E-14" table:style-name="ce35">
            <text:p>6.85E-14</text:p>
          </table:table-cell>
          <table:table-cell office:value-type="float" office:value="7.7756999999999999E-8" table:style-name="ce35">
            <text:p>7.78E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90.1701 (241)</text:p>
          </table:table-cell>
          <table:table-cell office:value-type="string" table:style-name="ce1">
            <text:p>-91.7809 (324)</text:p>
          </table:table-cell>
          <table:table-cell office:value-type="float" office:value="1.6107" table:style-name="ce1">
            <text:p>1.6107</text:p>
          </table:table-cell>
          <table:table-cell office:value-type="float" office:value="1.1000000000000001E-3" table:style-name="ce34">
            <text:p>0.0011</text:p>
          </table:table-cell>
          <table:table-cell office:value-type="float" office:value="3.3007999999999998E-32" table:style-name="ce35">
            <text:p>3.30E-32</text:p>
          </table:table-cell>
          <table:table-cell office:value-type="float" office:value="5.4933000000000001E-29" table:style-name="ce35">
            <text:p>5.49E-29</text:p>
          </table:table-cell>
          <table:table-cell office:value-type="float" office:value="5.2190000000000002E-22" table:style-name="ce35">
            <text:p>5.22E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7.8323 (155)</text:p>
          </table:table-cell>
          <table:table-cell office:value-type="string" table:style-name="ce1">
            <text:p>-90.9436 (461)</text:p>
          </table:table-cell>
          <table:table-cell office:value-type="float" office:value="3.1113" table:style-name="ce1">
            <text:p>3.1113</text:p>
          </table:table-cell>
          <table:table-cell office:value-type="float" office:value="2.3E-3" table:style-name="ce34">
            <text:p>0.0023</text:p>
          </table:table-cell>
          <table:table-cell office:value-type="float" office:value="1.6418E-48" table:style-name="ce35">
            <text:p>1.64E-48</text:p>
          </table:table-cell>
          <table:table-cell office:value-type="float" office:value="8.0999999999999996E-3" table:style-name="ce34">
            <text:p>0.0081</text:p>
          </table:table-cell>
          <table:table-cell office:value-type="float" office:value="9.5334000000000003E-29" table:style-name="ce35">
            <text:p>9.53E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93.4215 (121)</text:p>
          </table:table-cell>
          <table:table-cell office:value-type="string" table:style-name="ce1">
            <text:p>-91.6318 (402)</text:p>
          </table:table-cell>
          <table:table-cell office:value-type="float" office:value="-1.7896000000000001" table:style-name="ce1">
            <text:p>-1.7896</text:p>
          </table:table-cell>
          <table:table-cell office:value-type="float" office:value="3.5000000000000001E-3" table:style-name="ce34">
            <text:p>0.0035</text:p>
          </table:table-cell>
          <table:table-cell office:value-type="float" office:value="2.7949000000000001E-15" table:style-name="ce35">
            <text:p>2.79E-15</text:p>
          </table:table-cell>
          <table:table-cell office:value-type="float" office:value="4.3427000000000001E-12" table:style-name="ce35">
            <text:p>4.34E-12</text:p>
          </table:table-cell>
          <table:table-cell office:value-type="float" office:value="2.5416E-12" table:style-name="ce35">
            <text:p>2.54E-12</text:p>
          </table:table-cell>
          <table:table-cell table:number-columns-repeated="16376"/>
        </table:table-row>
        <table:table-row table:style-name="ro1">
          <table:table-cell table:style-name="ce38"/>
          <table:table-cell office:value-type="float" office:value="-86.457300000000004" table:style-name="ce38">
            <text:p>-86.4573</text:p>
          </table:table-cell>
          <table:table-cell office:value-type="float" office:value="-87.036900000000003" table:style-name="ce38">
            <text:p>-87.0369</text:p>
          </table:table-cell>
          <table:table-cell office:value-type="float" office:value="0.5796" table:style-name="ce38">
            <text:p>0.5796</text:p>
          </table:table-cell>
          <table:table-cell table:style-name="ce39"/>
          <table:table-cell table:number-columns-repeated="16379" table:style-name="ce1"/>
        </table:table-row>
        <table:table-row table:style-name="ro1">
          <table:table-cell office:value-type="string" table:number-columns-spanned="5" table:number-rows-spanned="1" table:style-name="ce52">
            <text:p>without user vs east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44">
            <text:p>without user</text:p>
          </table:table-cell>
          <table:table-cell office:value-type="string" table:style-name="ce44">
            <text:p>east</text:p>
          </table:table-cell>
          <table:table-cell office:value-type="string" table:style-name="ce1">
            <text:p>mean abs diff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 (variance)</text:p>
          </table:table-cell>
          <table:table-cell office:value-type="string" table:style-name="ce28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74.034 (235)</text:p>
          </table:table-cell>
          <table:table-cell office:value-type="string" table:style-name="ce1">
            <text:p>-77.6172 (674)</text:p>
          </table:table-cell>
          <table:table-cell office:value-type="float" office:value="3.5832000000000002" table:style-name="ce1">
            <text:p>3.5832</text:p>
          </table:table-cell>
          <table:table-cell office:value-type="float" office:value="8.7607999999999999E-8" table:style-name="ce35">
            <text:p>8.76E-08</text:p>
          </table:table-cell>
          <table:table-cell office:value-type="float" office:value="9.6463000000000001E-54" table:style-name="ce35">
            <text:p>9.65E-54</text:p>
          </table:table-cell>
          <table:table-cell office:value-type="float" office:value="4.0387000000000001E-48" table:style-name="ce35">
            <text:p>4.04E-48</text:p>
          </table:table-cell>
          <table:table-cell office:value-type="float" office:value="1.7459000000000001E-26" table:style-name="ce35">
            <text:p>1.75E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87.1358 (243)</text:p>
          </table:table-cell>
          <table:table-cell office:value-type="string" table:style-name="ce1">
            <text:p>-88.5488<text:s/><text:span text:style-name="T3">(</text:span>605<text:span text:style-name="T3">)</text:span></text:p>
          </table:table-cell>
          <table:table-cell office:value-type="float" office:value="1.413" table:style-name="ce1">
            <text:p>1.413</text:p>
          </table:table-cell>
          <table:table-cell office:value-type="float" office:value="2.2700000000000001E-2" table:style-name="ce34">
            <text:p>0.0227</text:p>
          </table:table-cell>
          <table:table-cell office:value-type="float" office:value="1.3410000000000001E-24" table:style-name="ce35">
            <text:p>1.34E-24</text:p>
          </table:table-cell>
          <table:table-cell office:value-type="float" office:value="7.2730999999999999E-45" table:style-name="ce35">
            <text:p>7.27E-45</text:p>
          </table:table-cell>
          <table:table-cell office:value-type="float" office:value="5.9092999999999998E-8" table:style-name="ce35">
            <text:p>5.91E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86.5161 (124)</text:p>
          </table:table-cell>
          <table:table-cell office:value-type="string" table:style-name="ce1">
            <text:p>-91.4196 (491)</text:p>
          </table:table-cell>
          <table:table-cell office:value-type="float" office:value="4.9034000000000004" table:style-name="ce1">
            <text:p>4.9034</text:p>
          </table:table-cell>
          <table:table-cell office:value-type="float" office:value="5.4180999999999999E-4" table:style-name="ce35">
            <text:p>5.42E-04</text:p>
          </table:table-cell>
          <table:table-cell office:value-type="float" office:value="4.8495000000000001E-58" table:style-name="ce35">
            <text:p>4.85E-58</text:p>
          </table:table-cell>
          <table:table-cell office:value-type="float" office:value="2.3800000000000002E-2" table:style-name="ce34">
            <text:p>0.0238</text:p>
          </table:table-cell>
          <table:table-cell office:value-type="float" office:value="8.9098000000000008E-34" table:style-name="ce35">
            <text:p>8.91E-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86.0913 (252)</text:p>
          </table:table-cell>
          <table:table-cell office:value-type="string" table:style-name="ce1">
            <text:p>-89.7476 (519)</text:p>
          </table:table-cell>
          <table:table-cell office:value-type="float" office:value="3.6562999999999999" table:style-name="ce1">
            <text:p>3.6563</text:p>
          </table:table-cell>
          <table:table-cell office:value-type="float" office:value="2.1480999999999999E-8" table:style-name="ce35">
            <text:p>2.15E-08</text:p>
          </table:table-cell>
          <table:table-cell office:value-type="float" office:value="2.2368999999999999E-44" table:style-name="ce35">
            <text:p>2.24E-44</text:p>
          </table:table-cell>
          <table:table-cell office:value-type="float" office:value="1.6704E-10" table:style-name="ce35">
            <text:p>1.67E-10</text:p>
          </table:table-cell>
          <table:table-cell office:value-type="float" office:value="1.2157E-44" table:style-name="ce35">
            <text:p>1.22E-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90.1701 (241)</text:p>
          </table:table-cell>
          <table:table-cell office:value-type="string" table:style-name="ce1">
            <text:p>-92.7592 (245)</text:p>
          </table:table-cell>
          <table:table-cell office:value-type="float" office:value="2.5891000000000002" table:style-name="ce1">
            <text:p>2.5891</text:p>
          </table:table-cell>
          <table:table-cell office:value-type="float" office:value="2.4555999999999998E-7" table:style-name="ce35">
            <text:p>2.46E-07</text:p>
          </table:table-cell>
          <table:table-cell office:value-type="float" office:value="6.2571000000000003E-50" table:style-name="ce35">
            <text:p>6.26E-50</text:p>
          </table:table-cell>
          <table:table-cell office:value-type="float" office:value="2.1037E-22" table:style-name="ce35">
            <text:p>2.10E-22</text:p>
          </table:table-cell>
          <table:table-cell office:value-type="float" office:value="8.8513000000000001E-42" table:style-name="ce35">
            <text:p>8.85E-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7.8323 (155)</text:p>
          </table:table-cell>
          <table:table-cell office:value-type="string" table:style-name="ce1">
            <text:p>-92.8976 (332)</text:p>
          </table:table-cell>
          <table:table-cell office:value-type="float" office:value="5.0652999999999997" table:style-name="ce1">
            <text:p>5.0653</text:p>
          </table:table-cell>
          <table:table-cell office:value-type="float" office:value="3.3102000000000001E-7" table:style-name="ce35">
            <text:p>3.31E-07</text:p>
          </table:table-cell>
          <table:table-cell office:value-type="float" office:value="1.0899000000000001E-65" table:style-name="ce35">
            <text:p>1.09E-65</text:p>
          </table:table-cell>
          <table:table-cell office:value-type="float" office:value="0.27500000000000002" table:style-name="ce34">
            <text:p>0.275</text:p>
          </table:table-cell>
          <table:table-cell office:value-type="float" office:value="9.2791000000000001E-43" table:style-name="ce35">
            <text:p>9.28E-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93.4215 (121)</text:p>
          </table:table-cell>
          <table:table-cell office:value-type="string" table:style-name="ce1">
            <text:p>-91.6407 (334)</text:p>
          </table:table-cell>
          <table:table-cell office:value-type="float" office:value="-1.7807999999999999" table:style-name="ce1">
            <text:p>-1.7808</text:p>
          </table:table-cell>
          <table:table-cell office:value-type="float" office:value="4.8999999999999998E-3" table:style-name="ce34">
            <text:p>0.0049</text:p>
          </table:table-cell>
          <table:table-cell office:value-type="float" office:value="4.7197999999999997E-14" table:style-name="ce35">
            <text:p>4.72E-14</text:p>
          </table:table-cell>
          <table:table-cell office:value-type="float" office:value="6.5931000000000005E-13" table:style-name="ce35">
            <text:p>6.59E-13</text:p>
          </table:table-cell>
          <table:table-cell office:value-type="float" office:value="1.7602E-11" table:style-name="ce35">
            <text:p>1.76E-11</text:p>
          </table:table-cell>
          <table:table-cell table:number-columns-repeated="16376"/>
        </table:table-row>
        <table:table-row table:style-name="ro1">
          <table:table-cell table:style-name="ce38"/>
          <table:table-cell office:value-type="float" office:value="-86.457300000000004" table:style-name="ce38">
            <text:p>-86.4573</text:p>
          </table:table-cell>
          <table:table-cell office:value-type="float" office:value="-89.232900000000001" table:style-name="ce38">
            <text:p>-89.2329</text:p>
          </table:table-cell>
          <table:table-cell office:value-type="float" office:value="2.7755999999999998" table:style-name="ce38">
            <text:p>2.7756</text:p>
          </table:table-cell>
          <table:table-cell table:style-name="ce39"/>
          <table:table-cell table:number-columns-repeated="16379" table:style-name="ce1"/>
        </table:table-row>
        <table:table-row table:style-name="ro1">
          <table:table-cell office:value-type="string" table:number-columns-spanned="5" table:number-rows-spanned="1" table:style-name="ce52">
            <text:p>without user vs south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44">
            <text:p>without user</text:p>
          </table:table-cell>
          <table:table-cell office:value-type="string" table:style-name="ce44">
            <text:p>south</text:p>
          </table:table-cell>
          <table:table-cell office:value-type="string" table:style-name="ce1">
            <text:p>mean abs diff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 (variance)</text:p>
          </table:table-cell>
          <table:table-cell office:value-type="string" table:style-name="ce28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74.034 (235)</text:p>
          </table:table-cell>
          <table:table-cell office:value-type="string" table:style-name="ce1">
            <text:p>-76.5601 (666)</text:p>
          </table:table-cell>
          <table:table-cell office:value-type="float" office:value="2.5259999999999998" table:style-name="ce1">
            <text:p>2.526</text:p>
          </table:table-cell>
          <table:table-cell office:value-type="float" office:value="1.3291999999999999E-4" table:style-name="ce35">
            <text:p>1.33E-04</text:p>
          </table:table-cell>
          <table:table-cell office:value-type="float" office:value="4.4509999999999999E-38" table:style-name="ce35">
            <text:p>4.45E-38</text:p>
          </table:table-cell>
          <table:table-cell office:value-type="float" office:value="8.4043000000000003E-50" table:style-name="ce35">
            <text:p>8.40E-50</text:p>
          </table:table-cell>
          <table:table-cell office:value-type="float" office:value="1.1537E-12" table:style-name="ce35">
            <text:p>1.15E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87.1358 (243)</text:p>
          </table:table-cell>
          <table:table-cell office:value-type="string" table:style-name="ce1">
            <text:p>-86.2746 (590)</text:p>
          </table:table-cell>
          <table:table-cell office:value-type="float" office:value="-0.86119999999999997" table:style-name="ce1">
            <text:p>-0.8612</text:p>
          </table:table-cell>
          <table:table-cell office:value-type="float" office:value="0.2238" table:style-name="ce36">
            <text:p>0.2238</text:p>
          </table:table-cell>
          <table:table-cell office:value-type="float" office:value="1.6581000000000001E-20" table:style-name="ce35">
            <text:p>1.66E-20</text:p>
          </table:table-cell>
          <table:table-cell office:value-type="float" office:value="2.1898E-52" table:style-name="ce35">
            <text:p>2.19E-52</text:p>
          </table:table-cell>
          <table:table-cell office:value-type="float" office:value="6.4999999999999997E-3" table:style-name="ce34">
            <text:p>0.00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86.5161 (124)</text:p>
          </table:table-cell>
          <table:table-cell office:value-type="string" table:style-name="ce1">
            <text:p>-92.1648 (449)</text:p>
          </table:table-cell>
          <table:table-cell office:value-type="float" office:value="5.6486999999999998" table:style-name="ce1">
            <text:p>5.6487</text:p>
          </table:table-cell>
          <table:table-cell office:value-type="float" office:value="7.5567000000000003E-5" table:style-name="ce35">
            <text:p>7.56E-05</text:p>
          </table:table-cell>
          <table:table-cell office:value-type="float" office:value="1.6174999999999999E-57" table:style-name="ce35">
            <text:p>1.62E-57</text:p>
          </table:table-cell>
          <table:table-cell office:value-type="float" office:value="2.4E-2" table:style-name="ce34">
            <text:p>0.024</text:p>
          </table:table-cell>
          <table:table-cell office:value-type="float" office:value="2.5588000000000001E-33" table:style-name="ce35">
            <text:p>2.56E-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86.0913 (252)</text:p>
          </table:table-cell>
          <table:table-cell office:value-type="string" table:style-name="ce1">
            <text:p>-86.9623 (610)</text:p>
          </table:table-cell>
          <table:table-cell office:value-type="float" office:value="0.871" table:style-name="ce1">
            <text:p>0.871</text:p>
          </table:table-cell>
          <table:table-cell office:value-type="float" office:value="0.222" table:style-name="ce36">
            <text:p>0.222</text:p>
          </table:table-cell>
          <table:table-cell office:value-type="float" office:value="3.9508000000000002E-15" table:style-name="ce35">
            <text:p>3.95E-15</text:p>
          </table:table-cell>
          <table:table-cell office:value-type="float" office:value="9.3419999999999993E-25" table:style-name="ce35">
            <text:p>9.34E-25</text:p>
          </table:table-cell>
          <table:table-cell office:value-type="float" office:value="1.2999999999999999E-2" table:style-name="ce34">
            <text:p>0.0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90.1701 (241)</text:p>
          </table:table-cell>
          <table:table-cell office:value-type="string" table:style-name="ce1">
            <text:p>-90.7882 (439)</text:p>
          </table:table-cell>
          <table:table-cell office:value-type="float" office:value="0.61799999999999999" table:style-name="ce1">
            <text:p>0.618</text:p>
          </table:table-cell>
          <table:table-cell office:value-type="float" office:value="0.17680000000000001" table:style-name="ce36">
            <text:p>0.1768</text:p>
          </table:table-cell>
          <table:table-cell office:value-type="float" office:value="2.7079999999999999E-20" table:style-name="ce35">
            <text:p>2.71E-20</text:p>
          </table:table-cell>
          <table:table-cell office:value-type="float" office:value="8.7746999999999994E-39" table:style-name="ce35">
            <text:p>8.77E-39</text:p>
          </table:table-cell>
          <table:table-cell office:value-type="float" office:value="1.3736999999999999E-4" table:style-name="ce35">
            <text:p>1.37E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7.8323 (155)</text:p>
          </table:table-cell>
          <table:table-cell office:value-type="string" table:style-name="ce1">
            <text:p>-90.9836 (488)</text:p>
          </table:table-cell>
          <table:table-cell office:value-type="float" office:value="3.1513" table:style-name="ce1">
            <text:p>3.1513</text:p>
          </table:table-cell>
          <table:table-cell office:value-type="float" office:value="1.6999999999999999E-3" table:style-name="ce34">
            <text:p>0.0017</text:p>
          </table:table-cell>
          <table:table-cell office:value-type="float" office:value="2.2646E-50" table:style-name="ce35">
            <text:p>2.26E-50</text:p>
          </table:table-cell>
          <table:table-cell office:value-type="float" office:value="4.0899999999999999E-2" table:style-name="ce35">
            <text:p>4.09E-02</text:p>
          </table:table-cell>
          <table:table-cell office:value-type="float" office:value="3.4067000000000002E-31" table:style-name="ce35">
            <text:p>3.41E-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93.4215 (121)</text:p>
          </table:table-cell>
          <table:table-cell office:value-type="string" table:style-name="ce1">
            <text:p>-91.3266 (346)</text:p>
          </table:table-cell>
          <table:table-cell office:value-type="float" office:value="-2.0949" table:style-name="ce1">
            <text:p>-2.0949</text:p>
          </table:table-cell>
          <table:table-cell office:value-type="float" office:value="9.9774999999999994E-4" table:style-name="ce35">
            <text:p>9.98E-04</text:p>
          </table:table-cell>
          <table:table-cell office:value-type="float" office:value="7.1198999999999998E-17" table:style-name="ce35">
            <text:p>7.12E-17</text:p>
          </table:table-cell>
          <table:table-cell office:value-type="float" office:value="2.1321000000000001E-13" table:style-name="ce35">
            <text:p>2.13E-13</text:p>
          </table:table-cell>
          <table:table-cell office:value-type="float" office:value="1.9815999999999999E-14" table:style-name="ce35">
            <text:p>1.98E-14</text:p>
          </table:table-cell>
          <table:table-cell table:number-columns-repeated="16376"/>
        </table:table-row>
        <table:table-row table:style-name="ro1">
          <table:table-cell table:style-name="ce38"/>
          <table:table-cell office:value-type="float" office:value="-86.457300000000004" table:style-name="ce38">
            <text:p>-86.4573</text:p>
          </table:table-cell>
          <table:table-cell office:value-type="float" office:value="-87.865700000000004" table:style-name="ce38">
            <text:p>-87.8657</text:p>
          </table:table-cell>
          <table:table-cell office:value-type="float" office:value="1.4084000000000001" table:style-name="ce38">
            <text:p>1.408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5" table:number-rows-spanned="1" table:style-name="ce52">
            <text:p>without user vs west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44">
            <text:p>without user</text:p>
          </table:table-cell>
          <table:table-cell office:value-type="string" table:style-name="ce44">
            <text:p>west</text:p>
          </table:table-cell>
          <table:table-cell office:value-type="string" table:style-name="ce1">
            <text:p>mean abs diff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 (variance)</text:p>
          </table:table-cell>
          <table:table-cell office:value-type="string" table:style-name="ce28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74.034 (235)</text:p>
          </table:table-cell>
          <table:table-cell office:value-type="string" table:style-name="ce1">
            <text:p>-76.3689 (656)</text:p>
          </table:table-cell>
          <table:table-cell office:value-type="float" office:value="2.3349000000000002" table:style-name="ce1">
            <text:p>2.3349</text:p>
          </table:table-cell>
          <table:table-cell office:value-type="float" office:value="1.7759000000000001E-4" table:style-name="ce35">
            <text:p>1.78E-04</text:p>
          </table:table-cell>
          <table:table-cell office:value-type="float" office:value="1.2879999999999999E-34" table:style-name="ce35">
            <text:p>1.29E-34</text:p>
          </table:table-cell>
          <table:table-cell office:value-type="float" office:value="1.3757E-32" table:style-name="ce35">
            <text:p>1.38E-32</text:p>
          </table:table-cell>
          <table:table-cell office:value-type="float" office:value="6.4187999999999996E-14" table:style-name="ce35">
            <text:p>6.42E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87.1358 (243)</text:p>
          </table:table-cell>
          <table:table-cell office:value-type="string" table:style-name="ce1">
            <text:p>-86.6918 (623)</text:p>
          </table:table-cell>
          <table:table-cell office:value-type="float" office:value="-0.44400000000000001" table:style-name="ce1">
            <text:p>-0.444</text:p>
          </table:table-cell>
          <table:table-cell office:value-type="float" office:value="0.45290000000000002" table:style-name="ce36">
            <text:p>0.4529</text:p>
          </table:table-cell>
          <table:table-cell office:value-type="float" office:value="1.6050999999999999E-17" table:style-name="ce35">
            <text:p>1.61E-17</text:p>
          </table:table-cell>
          <table:table-cell office:value-type="float" office:value="8.9784999999999996E-40" table:style-name="ce35">
            <text:p>8.98E-40</text:p>
          </table:table-cell>
          <table:table-cell office:value-type="float" office:value="8.3765E-4" table:style-name="ce35">
            <text:p>8.38E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86.5161 (124)</text:p>
          </table:table-cell>
          <table:table-cell office:value-type="string" table:style-name="ce1">
            <text:p>-90.5759 (514)</text:p>
          </table:table-cell>
          <table:table-cell office:value-type="float" office:value="4.0597000000000003" table:style-name="ce1">
            <text:p>4.0597</text:p>
          </table:table-cell>
          <table:table-cell office:value-type="float" office:value="4.3E-3" table:style-name="ce34">
            <text:p>0.0043</text:p>
          </table:table-cell>
          <table:table-cell office:value-type="float" office:value="3.0679999999999999E-49" table:style-name="ce35">
            <text:p>3.07E-49</text:p>
          </table:table-cell>
          <table:table-cell office:value-type="float" office:value="9.7699999999999995E-2" table:style-name="ce36">
            <text:p>0.0977</text:p>
          </table:table-cell>
          <table:table-cell office:value-type="float" office:value="1.6517E-30" table:style-name="ce35">
            <text:p>1.65E-3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86.0913 (252)</text:p>
          </table:table-cell>
          <table:table-cell office:value-type="string" table:style-name="ce1">
            <text:p>-87.1509 (603)</text:p>
          </table:table-cell>
          <table:table-cell office:value-type="float" office:value="1.0596000000000001" table:style-name="ce1">
            <text:p>1.0596</text:p>
          </table:table-cell>
          <table:table-cell office:value-type="float" office:value="0.1007" table:style-name="ce36">
            <text:p>0.1007</text:p>
          </table:table-cell>
          <table:table-cell office:value-type="float" office:value="1.4367E-9" table:style-name="ce35">
            <text:p>1.44E-09</text:p>
          </table:table-cell>
          <table:table-cell office:value-type="float" office:value="2.2737999999999999E-10" table:style-name="ce35">
            <text:p>2.27E-10</text:p>
          </table:table-cell>
          <table:table-cell office:value-type="float" office:value="5.6006999999999997E-4" table:style-name="ce35">
            <text:p>5.60E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90.1701 (241)</text:p>
          </table:table-cell>
          <table:table-cell office:value-type="string" table:style-name="ce1">
            <text:p>-89.2592 (517)</text:p>
          </table:table-cell>
          <table:table-cell office:value-type="float" office:value="-0.91090000000000004" table:style-name="ce1">
            <text:p>-0.9109</text:p>
          </table:table-cell>
          <table:table-cell office:value-type="float" office:value="7.7499999999999999E-2" table:style-name="ce35">
            <text:p>7.75E-02</text:p>
          </table:table-cell>
          <table:table-cell office:value-type="float" office:value="1.1166E-19" table:style-name="ce35">
            <text:p>1.12E-19</text:p>
          </table:table-cell>
          <table:table-cell office:value-type="float" office:value="1.2435E-51" table:style-name="ce35">
            <text:p>1.24E-51</text:p>
          </table:table-cell>
          <table:table-cell office:value-type="float" office:value="6.4308999999999997E-5" table:style-name="ce35">
            <text:p>6.43E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7.8323 (155)</text:p>
          </table:table-cell>
          <table:table-cell office:value-type="string" table:style-name="ce1">
            <text:p>-92.1986 (423)</text:p>
          </table:table-cell>
          <table:table-cell office:value-type="float" office:value="4.3662999999999998" table:style-name="ce1">
            <text:p>4.3663</text:p>
          </table:table-cell>
          <table:table-cell office:value-type="float" office:value="1.0824E-5" table:style-name="ce35">
            <text:p>1.08E-05</text:p>
          </table:table-cell>
          <table:table-cell office:value-type="float" office:value="1.3341E-65" table:style-name="ce35">
            <text:p>1.33E-65</text:p>
          </table:table-cell>
          <table:table-cell office:value-type="float" office:value="0.68720000000000003" table:style-name="ce36">
            <text:p>0.6872</text:p>
          </table:table-cell>
          <table:table-cell office:value-type="float" office:value="3.399E-41" table:style-name="ce35">
            <text:p>3.40E-4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93.4215 (121)</text:p>
          </table:table-cell>
          <table:table-cell office:value-type="string" table:style-name="ce1">
            <text:p>-91.6941 (340)</text:p>
          </table:table-cell>
          <table:table-cell office:value-type="float" office:value="-1.7274" table:style-name="ce1">
            <text:p>-1.7274</text:p>
          </table:table-cell>
          <table:table-cell office:value-type="float" office:value="3.3E-3" table:style-name="ce34">
            <text:p>0.0033</text:p>
          </table:table-cell>
          <table:table-cell office:value-type="float" office:value="5.7892E-14" table:style-name="ce35">
            <text:p>5.79E-14</text:p>
          </table:table-cell>
          <table:table-cell office:value-type="float" office:value="1.4527000000000001E-10" table:style-name="ce35">
            <text:p>1.45E-10</text:p>
          </table:table-cell>
          <table:table-cell office:value-type="float" office:value="7.4851000000000001E-13" table:style-name="ce35">
            <text:p>7.49E-13</text:p>
          </table:table-cell>
          <table:table-cell table:number-columns-repeated="16376"/>
        </table:table-row>
        <table:table-row table:style-name="ro1">
          <table:table-cell table:style-name="ce38"/>
          <table:table-cell office:value-type="float" office:value="-86.457300000000004" table:style-name="ce38">
            <text:p>-86.4573</text:p>
          </table:table-cell>
          <table:table-cell office:value-type="float" office:value="-87.705600000000004" table:style-name="ce38">
            <text:p>-87.7056</text:p>
          </table:table-cell>
          <table:table-cell office:value-type="float" office:value="1.2483" table:style-name="ce38">
            <text:p>1.2483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5" table:number-rows-spanned="1" table:style-name="ce52">
            <text:p>without user vs shadowing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44">
            <text:p>without user</text:p>
          </table:table-cell>
          <table:table-cell office:value-type="string" table:style-name="ce44">
            <text:p>shadow</text:p>
          </table:table-cell>
          <table:table-cell office:value-type="string" table:style-name="ce1">
            <text:p>mean abs diff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 (variance)</text:p>
          </table:table-cell>
          <table:table-cell office:value-type="string" table:style-name="ce28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74.034 (235)</text:p>
          </table:table-cell>
          <table:table-cell office:value-type="string" table:style-name="ce1">
            <text:p>-79.8323 (650)</text:p>
          </table:table-cell>
          <table:table-cell office:value-type="float" office:value="5.7983000000000002" table:style-name="ce1">
            <text:p>5.7983</text:p>
          </table:table-cell>
          <table:table-cell office:value-type="float" office:value="0" table:style-name="ce34">
            <text:p>0</text:p>
          </table:table-cell>
          <table:table-cell office:value-type="float" office:value="3.2311000000000001E-85" table:style-name="ce35">
            <text:p>3.23E-85</text:p>
          </table:table-cell>
          <table:table-cell office:value-type="float" office:value="1.4575E-50" table:style-name="ce35">
            <text:p>1.46E-50</text:p>
          </table:table-cell>
          <table:table-cell office:value-type="float" office:value="2.7819000000000001E-65" table:style-name="ce35">
            <text:p>2.78E-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87.1358 (243)</text:p>
          </table:table-cell>
          <table:table-cell office:value-type="string" table:style-name="ce1">
            <text:p>-88.931 (536)</text:p>
          </table:table-cell>
          <table:table-cell office:value-type="float" office:value="1.7951999999999999" table:style-name="ce1">
            <text:p>1.7952</text:p>
          </table:table-cell>
          <table:table-cell office:value-type="float" office:value="3.7000000000000002E-3" table:style-name="ce34">
            <text:p>0.0037</text:p>
          </table:table-cell>
          <table:table-cell office:value-type="float" office:value="2.3241999999999998E-28" table:style-name="ce35">
            <text:p>2.32E-28</text:p>
          </table:table-cell>
          <table:table-cell office:value-type="float" office:value="4.5484999999999999E-47" table:style-name="ce35">
            <text:p>4.55E-47</text:p>
          </table:table-cell>
          <table:table-cell office:value-type="float" office:value="2.7573000000000001E-11" table:style-name="ce35">
            <text:p>2.76E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86.5161 (124)</text:p>
          </table:table-cell>
          <table:table-cell office:value-type="string" table:style-name="ce1">
            <text:p>-92.9302 (344)</text:p>
          </table:table-cell>
          <table:table-cell office:value-type="float" office:value="6.4141000000000004" table:style-name="ce1">
            <text:p>6.4141</text:p>
          </table:table-cell>
          <table:table-cell office:value-type="float" office:value="5.6555999999999997E-6" table:style-name="ce35">
            <text:p>5.66E-06</text:p>
          </table:table-cell>
          <table:table-cell office:value-type="float" office:value="8.6209999999999999E-60" table:style-name="ce35">
            <text:p>8.62E-60</text:p>
          </table:table-cell>
          <table:table-cell office:value-type="float" office:value="7.6706000000000007E-6" table:style-name="ce35">
            <text:p>7.67E-06</text:p>
          </table:table-cell>
          <table:table-cell office:value-type="float" office:value="2.8396E-34" table:style-name="ce35">
            <text:p>2.84E-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86.0913 (252)</text:p>
          </table:table-cell>
          <table:table-cell office:value-type="string" table:style-name="ce1">
            <text:p>-91.508 (374)</text:p>
          </table:table-cell>
          <table:table-cell office:value-type="float" office:value="5.4168000000000003" table:style-name="ce1">
            <text:p>5.4168</text:p>
          </table:table-cell>
          <table:table-cell office:value-type="float" office:value="0" table:style-name="ce34">
            <text:p>0</text:p>
          </table:table-cell>
          <table:table-cell office:value-type="float" office:value="2.1199000000000001E-82" table:style-name="ce35">
            <text:p>2.12E-82</text:p>
          </table:table-cell>
          <table:table-cell office:value-type="float" office:value="0.25359999999999999" table:style-name="ce36">
            <text:p>0.2536</text:p>
          </table:table-cell>
          <table:table-cell office:value-type="float" office:value="7.9619000000000001E-78" table:style-name="ce35">
            <text:p>7.96E-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90.1701 (241)</text:p>
          </table:table-cell>
          <table:table-cell office:value-type="string" table:style-name="ce1">
            <text:p>-93.25 (172)</text:p>
          </table:table-cell>
          <table:table-cell office:value-type="float" office:value="3.0798999999999999" table:style-name="ce1">
            <text:p>3.0799</text:p>
          </table:table-cell>
          <table:table-cell office:value-type="float" office:value="4.5031999999999999E-9" table:style-name="ce35">
            <text:p>4.50E-09</text:p>
          </table:table-cell>
          <table:table-cell office:value-type="float" office:value="1.1419E-57" table:style-name="ce35">
            <text:p>1.14E-57</text:p>
          </table:table-cell>
          <table:table-cell office:value-type="float" office:value="3.0846999999999998E-18" table:style-name="ce35">
            <text:p>3.08E-18</text:p>
          </table:table-cell>
          <table:table-cell office:value-type="float" office:value="2.5301999999999998E-47" table:style-name="ce35">
            <text:p>2.53E-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7.8323 (155)</text:p>
          </table:table-cell>
          <table:table-cell office:value-type="string" table:style-name="ce1">
            <text:p>-89.9053 (433)</text:p>
          </table:table-cell>
          <table:table-cell office:value-type="float" office:value="2.0731000000000002" table:style-name="ce1">
            <text:p>2.0731</text:p>
          </table:table-cell>
          <table:table-cell office:value-type="float" office:value="4.8800000000000003E-2" table:style-name="ce36">
            <text:p>0.0488</text:p>
          </table:table-cell>
          <table:table-cell office:value-type="float" office:value="9.3577000000000003E-36" table:style-name="ce35">
            <text:p>9.36E-36</text:p>
          </table:table-cell>
          <table:table-cell office:value-type="float" office:value="8.4460999999999998E-4" table:style-name="ce35">
            <text:p>8.45E-04</text:p>
          </table:table-cell>
          <table:table-cell office:value-type="float" office:value="3.5549000000000001E-17" table:style-name="ce35">
            <text:p>3.55E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93.4215 (121)</text:p>
          </table:table-cell>
          <table:table-cell office:value-type="string" table:style-name="ce1">
            <text:p>-91.9349 (215)</text:p>
          </table:table-cell>
          <table:table-cell office:value-type="float" office:value="-1.4865999999999999" table:style-name="ce1">
            <text:p>-1.4866</text:p>
          </table:table-cell>
          <table:table-cell office:value-type="float" office:value="3.2500000000000001E-2" table:style-name="ce34">
            <text:p>0.0325</text:p>
          </table:table-cell>
          <table:table-cell office:value-type="float" office:value="1.0401999999999999E-8" table:style-name="ce35">
            <text:p>1.04E-08</text:p>
          </table:table-cell>
          <table:table-cell office:value-type="float" office:value="2.6893000000000001E-8" table:style-name="ce35">
            <text:p>2.69E-08</text:p>
          </table:table-cell>
          <table:table-cell office:value-type="float" office:value="1.6231999999999999E-8" table:style-name="ce35">
            <text:p>1.62E-0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-86.457300000000004" table:style-name="ce38">
            <text:p>-86.4573</text:p>
          </table:table-cell>
          <table:table-cell office:value-type="float" office:value="-89.756" table:style-name="ce1">
            <text:p>-89.756</text:p>
          </table:table-cell>
          <table:table-cell office:value-type="float" office:value="3.2987000000000002" table:style-name="ce1">
            <text:p>3.298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5" table:number-rows-spanned="1" table:style-name="ce52">
            <text:p>without user vs rotating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44">
            <text:p>without user</text:p>
          </table:table-cell>
          <table:table-cell office:value-type="string" table:style-name="ce44">
            <text:p>rotate</text:p>
          </table:table-cell>
          <table:table-cell office:value-type="string" table:style-name="ce1">
            <text:p>mean abs diff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 (variance)</text:p>
          </table:table-cell>
          <table:table-cell office:value-type="string" table:style-name="ce28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74.034 (235)</text:p>
          </table:table-cell>
          <table:table-cell office:value-type="string" table:style-name="ce1">
            <text:p>-77.9962 (261)</text:p>
          </table:table-cell>
          <table:table-cell office:value-type="float" office:value="3.9621" table:style-name="ce1">
            <text:p>3.9621</text:p>
          </table:table-cell>
          <table:table-cell office:value-type="float" office:value="4.0392999999999999E-4" table:style-name="ce35">
            <text:p>4.04E-04</text:p>
          </table:table-cell>
          <table:table-cell office:value-type="float" office:value="1.0624000000000001E-38" table:style-name="ce35">
            <text:p>1.06E-38</text:p>
          </table:table-cell>
          <table:table-cell office:value-type="float" office:value="7.0194999999999999E-43" table:style-name="ce35">
            <text:p>7.02E-43</text:p>
          </table:table-cell>
          <table:table-cell office:value-type="float" office:value="9.1275000000000003E-21" table:style-name="ce35">
            <text:p>9.13E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87.1358 (243)</text:p>
          </table:table-cell>
          <table:table-cell office:value-type="string" table:style-name="ce1">
            <text:p>-86.3686 (236)</text:p>
          </table:table-cell>
          <table:table-cell office:value-type="float" office:value="-0.76719999999999999" table:style-name="ce1">
            <text:p>-0.7672</text:p>
          </table:table-cell>
          <table:table-cell office:value-type="float" office:value="0.43280000000000002" table:style-name="ce36">
            <text:p>0.4328</text:p>
          </table:table-cell>
          <table:table-cell office:value-type="float" office:value="1.2957999999999999E-13" table:style-name="ce35">
            <text:p>1.30E-13</text:p>
          </table:table-cell>
          <table:table-cell office:value-type="float" office:value="3.1643000000000001E-46" table:style-name="ce35">
            <text:p>3.16E-46</text:p>
          </table:table-cell>
          <table:table-cell office:value-type="float" office:value="1.84E-2" table:style-name="ce35">
            <text:p>1.84E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86.5161 (124)</text:p>
          </table:table-cell>
          <table:table-cell office:value-type="string" table:style-name="ce1">
            <text:p>-90.3661 (183)</text:p>
          </table:table-cell>
          <table:table-cell office:value-type="float" office:value="3.85" table:style-name="ce1">
            <text:p>3.85</text:p>
          </table:table-cell>
          <table:table-cell office:value-type="float" office:value="1.4200000000000001E-2" table:style-name="ce34">
            <text:p>0.0142</text:p>
          </table:table-cell>
          <table:table-cell office:value-type="float" office:value="2.4003000000000001E-35" table:style-name="ce35">
            <text:p>2.40E-35</text:p>
          </table:table-cell>
          <table:table-cell office:value-type="float" office:value="0.2417" table:style-name="ce36">
            <text:p>0.2417</text:p>
          </table:table-cell>
          <table:table-cell office:value-type="float" office:value="1.7753000000000001E-19" table:style-name="ce35">
            <text:p>1.78E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86.0913 (252)</text:p>
          </table:table-cell>
          <table:table-cell office:value-type="string" table:style-name="ce1">
            <text:p>-89.0408 (196)</text:p>
          </table:table-cell>
          <table:table-cell office:value-type="float" office:value="2.9495" table:style-name="ce1">
            <text:p>2.9495</text:p>
          </table:table-cell>
          <table:table-cell office:value-type="float" office:value="4.1000000000000003E-3" table:style-name="ce34">
            <text:p>0.0041</text:p>
          </table:table-cell>
          <table:table-cell office:value-type="float" office:value="3.2372999999999997E-23" table:style-name="ce35">
            <text:p>3.24E-23</text:p>
          </table:table-cell>
          <table:table-cell office:value-type="float" office:value="1.7183E-16" table:style-name="ce35">
            <text:p>1.72E-16</text:p>
          </table:table-cell>
          <table:table-cell office:value-type="float" office:value="5.3759999999999997E-17" table:style-name="ce35">
            <text:p>5.38E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90.1701 (241)</text:p>
          </table:table-cell>
          <table:table-cell office:value-type="string" table:style-name="ce1">
            <text:p>-91.2 (130)</text:p>
          </table:table-cell>
          <table:table-cell office:value-type="float" office:value="1.0299" table:style-name="ce1">
            <text:p>1.0299</text:p>
          </table:table-cell>
          <table:table-cell office:value-type="float" office:value="0.2296" table:style-name="ce36">
            <text:p>0.2296</text:p>
          </table:table-cell>
          <table:table-cell office:value-type="float" office:value="4.8725999999999999E-13" table:style-name="ce35">
            <text:p>4.87E-13</text:p>
          </table:table-cell>
          <table:table-cell office:value-type="float" office:value="7.3686000000000005E-33" table:style-name="ce35">
            <text:p>7.37E-33</text:p>
          </table:table-cell>
          <table:table-cell office:value-type="float" office:value="9.0290000000000005E-5" table:style-name="ce35">
            <text:p>9.03E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7.8323 (155)</text:p>
          </table:table-cell>
          <table:table-cell office:value-type="string" table:style-name="ce1">
            <text:p>-90.6932 (176)</text:p>
          </table:table-cell>
          <table:table-cell office:value-type="float" office:value="2.8609" table:style-name="ce1">
            <text:p>2.8609</text:p>
          </table:table-cell>
          <table:table-cell office:value-type="float" office:value="1.89E-2" table:style-name="ce34">
            <text:p>0.0189</text:p>
          </table:table-cell>
          <table:table-cell office:value-type="float" office:value="1.3394000000000001E-31" table:style-name="ce35">
            <text:p>1.34E-31</text:p>
          </table:table-cell>
          <table:table-cell office:value-type="float" office:value="1.47E-2" table:style-name="ce35">
            <text:p>1.47E-02</text:p>
          </table:table-cell>
          <table:table-cell office:value-type="float" office:value="5.0964000000000001E-18" table:style-name="ce35">
            <text:p>5.10E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93.4215 (121)</text:p>
          </table:table-cell>
          <table:table-cell office:value-type="string" table:style-name="ce1">
            <text:p>-91.1071 (140)</text:p>
          </table:table-cell>
          <table:table-cell office:value-type="float" office:value="-2.3142999999999998" table:style-name="ce1">
            <text:p>-2.3143</text:p>
          </table:table-cell>
          <table:table-cell office:value-type="float" office:value="1.11E-2" table:style-name="ce34">
            <text:p>0.0111</text:p>
          </table:table-cell>
          <table:table-cell office:value-type="float" office:value="1.9596999999999999E-15" table:style-name="ce35">
            <text:p>1.96E-15</text:p>
          </table:table-cell>
          <table:table-cell office:value-type="float" office:value="1.0319E-13" table:style-name="ce35">
            <text:p>1.03E-13</text:p>
          </table:table-cell>
          <table:table-cell office:value-type="float" office:value="3.7473000000000001E-11" table:style-name="ce35">
            <text:p>3.75E-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-86.457300000000004" table:style-name="ce38">
            <text:p>-86.4573</text:p>
          </table:table-cell>
          <table:table-cell office:value-type="float" office:value="-88.110299999999995" table:style-name="ce1">
            <text:p>-88.1103</text:p>
          </table:table-cell>
          <table:table-cell office:value-type="float" office:value="1.653" table:style-name="ce1">
            <text:p>1.653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Orient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2">
            <text:p>Location 1</text:p>
          </table:table-cell>
          <table:table-cell table:number-columns-repeated="5" table:style-name="ce42"/>
          <table:table-cell table:number-columns-repeated="16378" table:style-name="ce1"/>
        </table:table-row>
        <table:table-row table:style-name="ro1">
          <table:table-cell table:style-name="ce45"/>
          <table:table-cell office:value-type="string" table:number-columns-spanned="5" table:number-rows-spanned="1" table:style-name="ce53">
            <text:p>0 vs 45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s</text:p>
          </table:table-cell>
          <table:table-cell office:value-type="string" table:style-name="ce1">
            <text:p>0 degrees (# samples)</text:p>
          </table:table-cell>
          <table:table-cell office:value-type="string" table:style-name="ce1">
            <text:p>45 degrees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F</text:p>
          </table:table-cell>
          <table:table-cell office:value-type="string" table:style-name="ce1">
            <text:p>-85.0298 (369)</text:p>
          </table:table-cell>
          <table:table-cell office:value-type="string" table:style-name="ce1">
            <text:p>-78.6019 (422)</text:p>
          </table:table-cell>
          <table:table-cell office:value-type="float" office:value="6.4279000000000002" table:style-name="ce1">
            <text:p>6.4279</text:p>
          </table:table-cell>
          <table:table-cell office:value-type="float" office:value="4.1276000000000003E-12" table:style-name="ce35">
            <text:p>4.13E-12</text:p>
          </table:table-cell>
          <table:table-cell office:value-type="float" office:value="7.7404999999999996E-88" table:style-name="ce35">
            <text:p>7.74E-88</text:p>
          </table:table-cell>
          <table:table-cell office:value-type="float" office:value="1.7579999999999999E-48" table:style-name="ce35">
            <text:p>1.76E-48</text:p>
          </table:table-cell>
          <table:table-cell office:value-type="float" office:value="1.8769999999999999E-55" table:style-name="ce35">
            <text:p>1.88E-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5</text:p>
          </table:table-cell>
          <table:table-cell office:value-type="string" table:style-name="ce1">
            <text:p>-79.4463 (419)</text:p>
          </table:table-cell>
          <table:table-cell office:value-type="string" table:style-name="ce1">
            <text:p>-80.1002 (499)</text:p>
          </table:table-cell>
          <table:table-cell office:value-type="float" office:value="0.65390000000000004" table:style-name="ce1">
            <text:p>0.6539</text:p>
          </table:table-cell>
          <table:table-cell office:value-type="float" office:value="0.10059999999999999" table:style-name="ce46">
            <text:p>0.1006</text:p>
          </table:table-cell>
          <table:table-cell office:value-type="float" office:value="1.9616E-6" table:style-name="ce35">
            <text:p>1.96E-06</text:p>
          </table:table-cell>
          <table:table-cell office:value-type="float" office:value="1.2961000000000001E-10" table:style-name="ce35">
            <text:p>1.30E-10</text:p>
          </table:table-cell>
          <table:table-cell office:value-type="float" office:value="2.1325000000000001E-4" table:style-name="ce35">
            <text:p>2.13E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4</text:p>
          </table:table-cell>
          <table:table-cell office:value-type="string" table:style-name="ce1">
            <text:p>-84.0418 (287)</text:p>
          </table:table-cell>
          <table:table-cell office:value-type="string" table:style-name="ce1">
            <text:p>-85.2217 (221)</text:p>
          </table:table-cell>
          <table:table-cell office:value-type="float" office:value="1.1798999999999999" table:style-name="ce1">
            <text:p>1.1799</text:p>
          </table:table-cell>
          <table:table-cell office:value-type="float" office:value="5.3800000000000001E-2" table:style-name="ce46">
            <text:p>0.0538</text:p>
          </table:table-cell>
          <table:table-cell office:value-type="float" office:value="6.6641000000000002E-16" table:style-name="ce35">
            <text:p>6.66E-16</text:p>
          </table:table-cell>
          <table:table-cell office:value-type="float" office:value="1.9343E-4" table:style-name="ce35">
            <text:p>1.93E-04</text:p>
          </table:table-cell>
          <table:table-cell office:value-type="float" office:value="2.9696000000000002E-12" table:style-name="ce35">
            <text:p>2.97E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2</text:p>
          </table:table-cell>
          <table:table-cell office:value-type="string" table:style-name="ce1">
            <text:p>-86.9134 (254)</text:p>
          </table:table-cell>
          <table:table-cell office:value-type="string" table:style-name="ce1">
            <text:p>-85.3123 (285)</text:p>
          </table:table-cell>
          <table:table-cell office:value-type="float" office:value="1.6011" table:style-name="ce1">
            <text:p>1.6011</text:p>
          </table:table-cell>
          <table:table-cell office:value-type="float" office:value="5.3E-3" table:style-name="ce34">
            <text:p>0.0053</text:p>
          </table:table-cell>
          <table:table-cell office:value-type="float" office:value="2.033E-29" table:style-name="ce35">
            <text:p>2.03E-29</text:p>
          </table:table-cell>
          <table:table-cell office:value-type="float" office:value="2.0360000000000001E-29" table:style-name="ce35">
            <text:p>2.04E-29</text:p>
          </table:table-cell>
          <table:table-cell office:value-type="float" office:value="3.7597E-10" table:style-name="ce35">
            <text:p>3.76E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44</text:p>
          </table:table-cell>
          <table:table-cell office:value-type="string" table:style-name="ce1">
            <text:p>-87.7042 (144)</text:p>
          </table:table-cell>
          <table:table-cell office:value-type="string" table:style-name="ce1">
            <text:p>-82.7621 (269)</text:p>
          </table:table-cell>
          <table:table-cell office:value-type="float" office:value="4.9420999999999999" table:style-name="ce1">
            <text:p>4.9421</text:p>
          </table:table-cell>
          <table:table-cell office:value-type="float" office:value="1.1102E-15" table:style-name="ce35">
            <text:p>1.11E-15</text:p>
          </table:table-cell>
          <table:table-cell office:value-type="float" office:value="4.4374999999999996E-59" table:style-name="ce35">
            <text:p>4.44E-59</text:p>
          </table:table-cell>
          <table:table-cell office:value-type="float" office:value="9.1402000000000003E-9" table:style-name="ce35">
            <text:p>9.14E-09</text:p>
          </table:table-cell>
          <table:table-cell office:value-type="float" office:value="5.6125000000000003E-58" table:style-name="ce35">
            <text:p>5.61E-5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D1</text:p>
          </table:table-cell>
          <table:table-cell office:value-type="string" table:style-name="ce1">
            <text:p>-91.3404<text:s/><text:span text:style-name="T3">(</text:span>47<text:span text:style-name="T3">)</text:span></text:p>
          </table:table-cell>
          <table:table-cell office:value-type="string" table:style-name="ce1">
            <text:p>-86.1193 (109)</text:p>
          </table:table-cell>
          <table:table-cell office:value-type="float" office:value="5.2210999999999999" table:style-name="ce1">
            <text:p>5.2211</text:p>
          </table:table-cell>
          <table:table-cell office:value-type="float" office:value="4.8850000000000003E-15" table:style-name="ce35">
            <text:p>4.89E-15</text:p>
          </table:table-cell>
          <table:table-cell office:value-type="float" office:value="3.3916999999999998E-28" table:style-name="ce35">
            <text:p>3.39E-28</text:p>
          </table:table-cell>
          <table:table-cell office:value-type="float" office:value="4.1599999999999998E-2" table:style-name="ce34">
            <text:p>0.0416</text:p>
          </table:table-cell>
          <table:table-cell office:value-type="float" office:value="7.5938999999999997E-24" table:style-name="ce35">
            <text:p>7.59E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A0</text:p>
          </table:table-cell>
          <table:table-cell office:value-type="string" table:style-name="ce1">
            <text:p>-89.3506 (77)</text:p>
          </table:table-cell>
          <table:table-cell office:value-type="string" table:style-name="ce1">
            <text:p>-88.5 (2)</text:p>
          </table:table-cell>
          <table:table-cell office:value-type="float" office:value="0.85060000000000002" table:style-name="ce1">
            <text:p>0.8506</text:p>
          </table:table-cell>
          <table:table-cell office:value-type="float" office:value="0.86150000000000004" table:style-name="ce46">
            <text:p>0.8615</text:p>
          </table:table-cell>
          <table:table-cell office:value-type="float" office:value="0.91320000000000001" table:style-name="ce46">
            <text:p>0.9132</text:p>
          </table:table-cell>
          <table:table-cell office:value-type="float" office:value="0.1212" table:style-name="ce46">
            <text:p>0.1212</text:p>
          </table:table-cell>
          <table:table-cell office:value-type="float" office:value="0.87180000000000002" table:style-name="ce46">
            <text:p>0.8718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6.260900000000007" table:style-name="ce38">
            <text:p>-86.2609</text:p>
          </table:table-cell>
          <table:table-cell office:value-type="float" office:value="-83.802499999999995" table:style-name="ce38">
            <text:p>-83.8025</text:p>
          </table:table-cell>
          <table:table-cell office:value-type="float" office:value="2.4584000000000001" table:style-name="ce34">
            <text:p>2.4584</text:p>
          </table:table-cell>
          <table:table-cell table:number-columns-repeated="16380" table:style-name="ce1"/>
        </table:table-row>
        <table:table-row table:style-name="ro1">
          <table:table-cell table:number-columns-repeated="4" table:style-name="ce39"/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number-columns-spanned="5" table:number-rows-spanned="1" table:style-name="ce53">
            <text:p>0 vs 90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0 degrees (# samples)</text:p>
          </table:table-cell>
          <table:table-cell office:value-type="string" table:style-name="ce1">
            <text:p>90 degrees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F</text:p>
          </table:table-cell>
          <table:table-cell office:value-type="string" table:style-name="ce1">
            <text:p>-85.0298 (369)</text:p>
          </table:table-cell>
          <table:table-cell office:value-type="string" table:style-name="ce1">
            <text:p>-77.2751<text:s/><text:span text:style-name="T3">(</text:span>458<text:span text:style-name="T3">)</text:span></text:p>
          </table:table-cell>
          <table:table-cell office:value-type="float" office:value="7.7546999999999997" table:style-name="ce1">
            <text:p>7.7547</text:p>
          </table:table-cell>
          <table:table-cell office:value-type="float" office:value="0" table:style-name="ce47">
            <text:p>0.00</text:p>
          </table:table-cell>
          <table:table-cell office:value-type="float" office:value="2.6236999999999999E-173" table:style-name="ce35">
            <text:p>2.62E-173</text:p>
          </table:table-cell>
          <table:table-cell office:value-type="float" office:value="3.3155000000000001E-70" table:style-name="ce35">
            <text:p>3.32E-70</text:p>
          </table:table-cell>
          <table:table-cell office:value-type="float" office:value="7.4838999999999998E-133" table:style-name="ce35">
            <text:p>7.48E-1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5</text:p>
          </table:table-cell>
          <table:table-cell office:value-type="string" table:style-name="ce1">
            <text:p>-79.4463 (419)</text:p>
          </table:table-cell>
          <table:table-cell office:value-type="string" table:style-name="ce1">
            <text:p>-76.9649 (484)</text:p>
          </table:table-cell>
          <table:table-cell office:value-type="float" office:value="2.4813999999999998" table:style-name="ce1">
            <text:p>2.4814</text:p>
          </table:table-cell>
          <table:table-cell office:value-type="float" office:value="1.5723000000000001E-7" table:style-name="ce35">
            <text:p>1.57E-07</text:p>
          </table:table-cell>
          <table:table-cell office:value-type="float" office:value="3.3276000000000001E-66" table:style-name="ce35">
            <text:p>3.33E-66</text:p>
          </table:table-cell>
          <table:table-cell office:value-type="float" office:value="9.1630000000000003E-40" table:style-name="ce35">
            <text:p>9.16E-40</text:p>
          </table:table-cell>
          <table:table-cell office:value-type="float" office:value="8.7316999999999999E-43" table:style-name="ce35">
            <text:p>8.73E-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4</text:p>
          </table:table-cell>
          <table:table-cell office:value-type="string" table:style-name="ce1">
            <text:p>-84.0418 (287)</text:p>
          </table:table-cell>
          <table:table-cell office:value-type="string" table:style-name="ce1">
            <text:p>-84.189 (328)</text:p>
          </table:table-cell>
          <table:table-cell office:value-type="float" office:value="0.1472" table:style-name="ce1">
            <text:p>0.1472</text:p>
          </table:table-cell>
          <table:table-cell office:value-type="float" office:value="0.73750000000000004" table:style-name="ce48">
            <text:p>7.38E-01</text:p>
          </table:table-cell>
          <table:table-cell office:value-type="float" office:value="1.5370000000000001E-11" table:style-name="ce35">
            <text:p>1.54E-11</text:p>
          </table:table-cell>
          <table:table-cell office:value-type="float" office:value="5.7324999999999998E-25" table:style-name="ce35">
            <text:p>5.73E-25</text:p>
          </table:table-cell>
          <table:table-cell office:value-type="float" office:value="2.7E-2" table:style-name="ce34">
            <text:p>0.0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2</text:p>
          </table:table-cell>
          <table:table-cell office:value-type="string" table:style-name="ce1">
            <text:p>-86.9134 (254)</text:p>
          </table:table-cell>
          <table:table-cell office:value-type="string" table:style-name="ce1">
            <text:p>-84.1456 (309)</text:p>
          </table:table-cell>
          <table:table-cell office:value-type="float" office:value="2.7677999999999998" table:style-name="ce1">
            <text:p>2.7678</text:p>
          </table:table-cell>
          <table:table-cell office:value-type="float" office:value="4.1872000000000003E-6" table:style-name="ce35">
            <text:p>4.19E-06</text:p>
          </table:table-cell>
          <table:table-cell office:value-type="float" office:value="2.9806999999999998E-29" table:style-name="ce35">
            <text:p>2.98E-29</text:p>
          </table:table-cell>
          <table:table-cell office:value-type="float" office:value="1.5237999999999999E-43" table:style-name="ce35">
            <text:p>1.52E-43</text:p>
          </table:table-cell>
          <table:table-cell office:value-type="float" office:value="3.0543999999999998E-25" table:style-name="ce35">
            <text:p>3.05E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44</text:p>
          </table:table-cell>
          <table:table-cell office:value-type="string" table:style-name="ce1">
            <text:p>-87.7042 (144)</text:p>
          </table:table-cell>
          <table:table-cell office:value-type="string" table:style-name="ce1">
            <text:p>-85.7639 (144)</text:p>
          </table:table-cell>
          <table:table-cell office:value-type="float" office:value="1.9402999999999999" table:style-name="ce1">
            <text:p>1.9403</text:p>
          </table:table-cell>
          <table:table-cell office:value-type="float" office:value="4.7999999999999996E-3" table:style-name="ce34">
            <text:p>0.0048</text:p>
          </table:table-cell>
          <table:table-cell office:value-type="float" office:value="2.7044000000000001E-28" table:style-name="ce35">
            <text:p>2.70E-28</text:p>
          </table:table-cell>
          <table:table-cell office:value-type="float" office:value="0.46079999999999999" table:style-name="ce46">
            <text:p>0.4608</text:p>
          </table:table-cell>
          <table:table-cell office:value-type="float" office:value="1.0588E-19" table:style-name="ce35">
            <text:p>1.06E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D1</text:p>
          </table:table-cell>
          <table:table-cell office:value-type="string" table:style-name="ce1">
            <text:p>-91.3404<text:s/><text:span text:style-name="T3">(</text:span>47<text:span text:style-name="T3">)</text:span></text:p>
          </table:table-cell>
          <table:table-cell office:value-type="string" table:style-name="ce1">
            <text:p>NaN (0)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A0</text:p>
          </table:table-cell>
          <table:table-cell office:value-type="string" table:style-name="ce1">
            <text:p>-89.3506 (77)</text:p>
          </table:table-cell>
          <table:table-cell office:value-type="string" table:style-name="ce1">
            <text:p>-90 (2)</text:p>
          </table:table-cell>
          <table:table-cell office:value-type="float" office:value="0.64939999999999998" table:style-name="ce1">
            <text:p>0.6494</text:p>
          </table:table-cell>
          <table:table-cell office:value-type="float" office:value="0.56610000000000005" table:style-name="ce46">
            <text:p>0.5661</text:p>
          </table:table-cell>
          <table:table-cell office:value-type="float" office:value="0.23369999999999999" table:style-name="ce46">
            <text:p>0.2337</text:p>
          </table:table-cell>
          <table:table-cell office:value-type="float" office:value="1.6000000000000001E-3" table:style-name="ce34">
            <text:p>0.0016</text:p>
          </table:table-cell>
          <table:table-cell office:value-type="float" office:value="0.46910000000000002" table:style-name="ce46">
            <text:p>0.4691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6.260900000000007" table:style-name="ce38">
            <text:p>-86.2609</text:p>
          </table:table-cell>
          <table:table-cell office:value-type="float" office:value="-83.056399999999996" table:style-name="ce38">
            <text:p>-83.0564</text:p>
          </table:table-cell>
          <table:table-cell office:value-type="float" office:value="3.2044999999999999" table:style-name="ce34">
            <text:p>3.204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7" table:number-rows-spanned="1" table:style-name="ce53">
            <text:p>hand vs pocket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Hand, 45 (# samples)</text:p>
          </table:table-cell>
          <table:table-cell office:value-type="string" table:style-name="ce1">
            <text:p>pocket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F</text:p>
          </table:table-cell>
          <table:table-cell office:value-type="string" table:style-name="ce1">
            <text:p>-81.4135 (445)</text:p>
          </table:table-cell>
          <table:table-cell office:value-type="string" table:style-name="ce1">
            <text:p>-81.5547 (375)</text:p>
          </table:table-cell>
          <table:table-cell office:value-type="float" office:value="0.14119999999999999" table:style-name="ce1">
            <text:p>0.1412</text:p>
          </table:table-cell>
          <table:table-cell office:value-type="float" office:value="0.8871" table:style-name="ce46">
            <text:p>0.8871</text:p>
          </table:table-cell>
          <table:table-cell office:value-type="float" office:value="0.1043" table:style-name="ce46">
            <text:p>0.1043</text:p>
          </table:table-cell>
          <table:table-cell office:value-type="float" office:value="0.35909999999999997" table:style-name="ce46">
            <text:p>0.3591</text:p>
          </table:table-cell>
          <table:table-cell office:value-type="float" office:value="0.82509999999999994" table:style-name="ce46">
            <text:p>0.82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5</text:p>
          </table:table-cell>
          <table:table-cell office:value-type="string" table:style-name="ce1">
            <text:p>-80.5614 (399)</text:p>
          </table:table-cell>
          <table:table-cell office:value-type="string" table:style-name="ce1">
            <text:p>-81.9297 (256)</text:p>
          </table:table-cell>
          <table:table-cell office:value-type="float" office:value="1.3683000000000001" table:style-name="ce1">
            <text:p>1.3683</text:p>
          </table:table-cell>
          <table:table-cell office:value-type="float" office:value="0.193" table:style-name="ce46">
            <text:p>0.193</text:p>
          </table:table-cell>
          <table:table-cell office:value-type="float" office:value="4.0646E-7" table:style-name="ce35">
            <text:p>4.06E-07</text:p>
          </table:table-cell>
          <table:table-cell office:value-type="float" office:value="4.3073999999999999E-4" table:style-name="ce35">
            <text:p>4.31E-04</text:p>
          </table:table-cell>
          <table:table-cell office:value-type="float" office:value="2.0632999999999998E-6" table:style-name="ce35">
            <text:p>2.06E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4</text:p>
          </table:table-cell>
          <table:table-cell office:value-type="string" table:style-name="ce1">
            <text:p>-85.5031 (161)</text:p>
          </table:table-cell>
          <table:table-cell office:value-type="string" table:style-name="ce1">
            <text:p><text:s/>-85.4275 (131)</text:p>
          </table:table-cell>
          <table:table-cell office:value-type="float" office:value="7.5600000000000001E-2" table:style-name="ce1">
            <text:p>0.0756</text:p>
          </table:table-cell>
          <table:table-cell office:value-type="float" office:value="0.95050000000000001" table:style-name="ce46">
            <text:p>0.9505</text:p>
          </table:table-cell>
          <table:table-cell office:value-type="float" office:value="0.38600000000000001" table:style-name="ce46">
            <text:p>0.386</text:p>
          </table:table-cell>
          <table:table-cell office:value-type="float" office:value="6.6412999999999997E-4" table:style-name="ce35">
            <text:p>6.64E-04</text:p>
          </table:table-cell>
          <table:table-cell office:value-type="float" office:value="0.54290000000000005" table:style-name="ce46">
            <text:p>0.54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2</text:p>
          </table:table-cell>
          <table:table-cell office:value-type="string" table:style-name="ce1">
            <text:p>-86.0152 (197)</text:p>
          </table:table-cell>
          <table:table-cell office:value-type="string" table:style-name="ce1">
            <text:p>-88.1098 (82)</text:p>
          </table:table-cell>
          <table:table-cell office:value-type="float" office:value="2.0945" table:style-name="ce1">
            <text:p>2.0945</text:p>
          </table:table-cell>
          <table:table-cell office:value-type="float" office:value="7.3499999999999996E-2" table:style-name="ce46">
            <text:p>0.0735</text:p>
          </table:table-cell>
          <table:table-cell office:value-type="float" office:value="9.1536999999999994E-8" table:style-name="ce35">
            <text:p>9.15E-08</text:p>
          </table:table-cell>
          <table:table-cell office:value-type="float" office:value="0.95840000000000003" table:style-name="ce46">
            <text:p>0.9584</text:p>
          </table:table-cell>
          <table:table-cell office:value-type="float" office:value="1.645E-9" table:style-name="ce35">
            <text:p>1.65E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44</text:p>
          </table:table-cell>
          <table:table-cell office:value-type="string" table:style-name="ce1">
            <text:p>-87.8684 (38)</text:p>
          </table:table-cell>
          <table:table-cell office:value-type="string" table:style-name="ce1">
            <text:p>-86.1622 (74)</text:p>
          </table:table-cell>
          <table:table-cell office:value-type="float" office:value="1.7062999999999999" table:style-name="ce1">
            <text:p>1.7063</text:p>
          </table:table-cell>
          <table:table-cell office:value-type="float" office:value="0.38529999999999998" table:style-name="ce46">
            <text:p>0.3853</text:p>
          </table:table-cell>
          <table:table-cell office:value-type="float" office:value="4.7600000000000003E-2" table:style-name="ce46">
            <text:p>0.0476</text:p>
          </table:table-cell>
          <table:table-cell office:value-type="float" office:value="0.36430000000000001" table:style-name="ce46">
            <text:p>0.3643</text:p>
          </table:table-cell>
          <table:table-cell office:value-type="float" office:value="6.6E-3" table:style-name="ce34">
            <text:p>0.00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D1</text:p>
          </table:table-cell>
          <table:table-cell office:value-type="string" table:style-name="ce1">
            <text:p>-90.0795 (88)</text:p>
          </table:table-cell>
          <table:table-cell office:value-type="string" table:style-name="ce1">
            <text:p>-93.2083 (24)</text:p>
          </table:table-cell>
          <table:table-cell office:value-type="float" office:value="3.1288" table:style-name="ce1">
            <text:p>3.1288</text:p>
          </table:table-cell>
          <table:table-cell office:value-type="float" office:value="0.25" table:style-name="ce46">
            <text:p>0.25</text:p>
          </table:table-cell>
          <table:table-cell office:value-type="float" office:value="6.1999999999999998E-3" table:style-name="ce34">
            <text:p>0.0062</text:p>
          </table:table-cell>
          <table:table-cell office:value-type="float" office:value="8.2000000000000007E-3" table:style-name="ce34">
            <text:p>0.0082</text:p>
          </table:table-cell>
          <table:table-cell office:value-type="float" office:value="5.3793999999999999E-4" table:style-name="ce35">
            <text:p>5.38E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A0</text:p>
          </table:table-cell>
          <table:table-cell office:value-type="string" table:style-name="ce1">
            <text:p>-91.9394<text:s/><text:span text:style-name="T3">(</text:span>66<text:span text:style-name="T3">)</text:span></text:p>
          </table:table-cell>
          <table:table-cell office:value-type="string" table:style-name="ce1">
            <text:p>-95.1111 (9)</text:p>
          </table:table-cell>
          <table:table-cell office:value-type="float" office:value="3.1717" table:style-name="ce1">
            <text:p>3.1717</text:p>
          </table:table-cell>
          <table:table-cell office:value-type="float" office:value="0.35339999999999999" table:style-name="ce46">
            <text:p>0.3534</text:p>
          </table:table-cell>
          <table:table-cell office:value-type="float" office:value="7.1199999999999999E-2" table:style-name="ce46">
            <text:p>0.0712</text:p>
          </table:table-cell>
          <table:table-cell office:value-type="float" office:value="4.1700000000000001E-2" table:style-name="ce46">
            <text:p>0.0417</text:p>
          </table:table-cell>
          <table:table-cell office:value-type="float" office:value="2.58E-2" table:style-name="ce34">
            <text:p>0.0258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6.197199999999995" table:style-name="ce38">
            <text:p>-86.1972</text:p>
          </table:table-cell>
          <table:table-cell office:value-type="float" office:value="-87.357600000000005" table:style-name="ce38">
            <text:p>-87.3576</text:p>
          </table:table-cell>
          <table:table-cell office:value-type="float" office:value="1.1604000000000001" table:style-name="ce34">
            <text:p>1.160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rient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2">
            <text:p>Location 2</text:p>
          </table:table-cell>
          <table:table-cell table:number-columns-repeated="5" table:style-name="ce42"/>
          <table:table-cell table:number-columns-repeated="16378" table:style-name="ce1"/>
        </table:table-row>
        <table:table-row table:style-name="ro1">
          <table:table-cell table:style-name="ce45"/>
          <table:table-cell office:value-type="string" table:number-columns-spanned="5" table:number-rows-spanned="1" table:style-name="ce53">
            <text:p>0 vs 45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0 degrees (# samples)</text:p>
          </table:table-cell>
          <table:table-cell office:value-type="string" table:style-name="ce1">
            <text:p>45 degrees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66.1402 (428)</text:p>
          </table:table-cell>
          <table:table-cell office:value-type="string" table:style-name="ce1">
            <text:p>-67.209 (421)</text:p>
          </table:table-cell>
          <table:table-cell office:value-type="float" office:value="1.0688" table:style-name="ce1">
            <text:p>1.0688</text:p>
          </table:table-cell>
          <table:table-cell office:value-type="float" office:value="0.23749999999999999" table:style-name="ce46">
            <text:p>0.2375</text:p>
          </table:table-cell>
          <table:table-cell office:value-type="float" office:value="2.7013999999999999E-25" table:style-name="ce35">
            <text:p>2.70E-25</text:p>
          </table:table-cell>
          <table:table-cell office:value-type="float" office:value="0.2359" table:style-name="ce46">
            <text:p>0.2359</text:p>
          </table:table-cell>
          <table:table-cell office:value-type="float" office:value="1.5752999999999999E-9" table:style-name="ce35">
            <text:p>1.58E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3</text:p>
          </table:table-cell>
          <table:table-cell office:value-type="string" table:style-name="ce1">
            <text:p>-80.6326 (430)</text:p>
          </table:table-cell>
          <table:table-cell office:value-type="string" table:style-name="ce1">
            <text:p>-77.0043 (460)</text:p>
          </table:table-cell>
          <table:table-cell office:value-type="float" office:value="3.6282000000000001" table:style-name="ce1">
            <text:p>3.6282</text:p>
          </table:table-cell>
          <table:table-cell office:value-type="float" office:value="5.0752000000000002E-10" table:style-name="ce35">
            <text:p>5.08E-10</text:p>
          </table:table-cell>
          <table:table-cell office:value-type="float" office:value="7.3177E-100" table:style-name="ce35">
            <text:p>7.32E-100</text:p>
          </table:table-cell>
          <table:table-cell office:value-type="float" office:value="6.5353000000000001E-137" table:style-name="ce35">
            <text:p>6.54E-137</text:p>
          </table:table-cell>
          <table:table-cell office:value-type="float" office:value="1.4149000000000001E-30" table:style-name="ce35">
            <text:p>1.41E-3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26</text:p>
          </table:table-cell>
          <table:table-cell office:value-type="string" table:style-name="ce1">
            <text:p>-81.531 (226)</text:p>
          </table:table-cell>
          <table:table-cell office:value-type="string" table:style-name="ce1">
            <text:p>-83.5867 (225)</text:p>
          </table:table-cell>
          <table:table-cell office:value-type="float" office:value="2.0556999999999999" table:style-name="ce1">
            <text:p>2.0557</text:p>
          </table:table-cell>
          <table:table-cell office:value-type="float" office:value="2.1299999999999999E-2" table:style-name="ce34">
            <text:p>0.0213</text:p>
          </table:table-cell>
          <table:table-cell office:value-type="float" office:value="5.8473000000000001E-26" table:style-name="ce35">
            <text:p>5.85E-26</text:p>
          </table:table-cell>
          <table:table-cell office:value-type="float" office:value="4.3561999999999999E-6" table:style-name="ce35">
            <text:p>4.36E-06</text:p>
          </table:table-cell>
          <table:table-cell office:value-type="float" office:value="3.2892000000000002E-20" table:style-name="ce35">
            <text:p>3.29E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0</text:p>
          </table:table-cell>
          <table:table-cell office:value-type="string" table:style-name="ce1">
            <text:p>-79.5641 (390)</text:p>
          </table:table-cell>
          <table:table-cell office:value-type="string" table:style-name="ce1">
            <text:p>-75.9783 (415)</text:p>
          </table:table-cell>
          <table:table-cell office:value-type="float" office:value="3.5857999999999999" table:style-name="ce1">
            <text:p>3.5858</text:p>
          </table:table-cell>
          <table:table-cell office:value-type="float" office:value="1.0444999999999999E-6" table:style-name="ce35">
            <text:p>1.04E-06</text:p>
          </table:table-cell>
          <table:table-cell office:value-type="float" office:value="1.3615000000000001E-57" table:style-name="ce35">
            <text:p>1.36E-57</text:p>
          </table:table-cell>
          <table:table-cell office:value-type="float" office:value="1.9925999999999999E-53" table:style-name="ce35">
            <text:p>1.99E-53</text:p>
          </table:table-cell>
          <table:table-cell office:value-type="float" office:value="1.0745E-36" table:style-name="ce35">
            <text:p>1.07E-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A0</text:p>
          </table:table-cell>
          <table:table-cell office:value-type="string" table:style-name="ce1">
            <text:p>-84.8239 (159)</text:p>
          </table:table-cell>
          <table:table-cell office:value-type="string" table:style-name="ce1">
            <text:p>-85.0227 (220)</text:p>
          </table:table-cell>
          <table:table-cell office:value-type="float" office:value="0.1988" table:style-name="ce1">
            <text:p>0.1988</text:p>
          </table:table-cell>
          <table:table-cell office:value-type="float" office:value="0.77290000000000003" table:style-name="ce46">
            <text:p>0.7729</text:p>
          </table:table-cell>
          <table:table-cell office:value-type="float" office:value="1.2943E-9" table:style-name="ce35">
            <text:p>1.29E-09</text:p>
          </table:table-cell>
          <table:table-cell office:value-type="float" office:value="6.9694000000000001E-27" table:style-name="ce35">
            <text:p>6.97E-27</text:p>
          </table:table-cell>
          <table:table-cell office:value-type="float" office:value="0.22639999999999999" table:style-name="ce46">
            <text:p>0.22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D1</text:p>
          </table:table-cell>
          <table:table-cell office:value-type="string" table:style-name="ce1">
            <text:p>-88.9256 (121)</text:p>
          </table:table-cell>
          <table:table-cell office:value-type="string" table:style-name="ce1">
            <text:p>-86.2967 (246)</text:p>
          </table:table-cell>
          <table:table-cell office:value-type="float" office:value="2.6288999999999998" table:style-name="ce1">
            <text:p>2.6289</text:p>
          </table:table-cell>
          <table:table-cell office:value-type="float" office:value="2.1007000000000001E-6" table:style-name="ce35">
            <text:p>2.10E-06</text:p>
          </table:table-cell>
          <table:table-cell office:value-type="float" office:value="1.1015E-41" table:style-name="ce35">
            <text:p>1.10E-41</text:p>
          </table:table-cell>
          <table:table-cell office:value-type="float" office:value="0.54210000000000003" table:style-name="ce46">
            <text:p>0.5421</text:p>
          </table:table-cell>
          <table:table-cell office:value-type="float" office:value="8.1403999999999994E-31" table:style-name="ce35">
            <text:p>8.14E-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44</text:p>
          </table:table-cell>
          <table:table-cell office:value-type="string" table:style-name="ce1">
            <text:p>-84.4265 (272)</text:p>
          </table:table-cell>
          <table:table-cell office:value-type="string" table:style-name="ce1">
            <text:p>-84.6272 (228)</text:p>
          </table:table-cell>
          <table:table-cell office:value-type="float" office:value="0.20069999999999999" table:style-name="ce1">
            <text:p>0.2007</text:p>
          </table:table-cell>
          <table:table-cell office:value-type="float" office:value="0.76529999999999998" table:style-name="ce46">
            <text:p>0.7653</text:p>
          </table:table-cell>
          <table:table-cell office:value-type="float" office:value="4.3986999999999999E-6" table:style-name="ce35">
            <text:p>4.40E-06</text:p>
          </table:table-cell>
          <table:table-cell office:value-type="float" office:value="2.1693E-15" table:style-name="ce35">
            <text:p>2.17E-15</text:p>
          </table:table-cell>
          <table:table-cell office:value-type="float" office:value="0.50180000000000002" table:style-name="ce46">
            <text:p>0.5018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0.863399999999999" table:style-name="ce38">
            <text:p>-80.8634</text:p>
          </table:table-cell>
          <table:table-cell office:value-type="float" office:value="-79.960700000000003" table:style-name="ce38">
            <text:p>-79.9607</text:p>
          </table:table-cell>
          <table:table-cell office:value-type="float" office:value="0.90269999999999995" table:style-name="ce34">
            <text:p>0.9027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5" table:number-rows-spanned="1" table:style-name="ce53">
            <text:p>0 vs 90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0 degrees (# samples)</text:p>
          </table:table-cell>
          <table:table-cell office:value-type="string" table:style-name="ce1">
            <text:p>90 degrees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66.1402 (428)</text:p>
          </table:table-cell>
          <table:table-cell office:value-type="string" table:style-name="ce1">
            <text:p>-63.6649 (370)</text:p>
          </table:table-cell>
          <table:table-cell office:value-type="float" office:value="-2.4752999999999998" table:style-name="ce1">
            <text:p>-2.4753</text:p>
          </table:table-cell>
          <table:table-cell office:value-type="float" office:value="2.7000000000000001E-3" table:style-name="ce34">
            <text:p>0.0027</text:p>
          </table:table-cell>
          <table:table-cell office:value-type="float" office:value="8.8615999999999996E-21" table:style-name="ce35">
            <text:p>8.86E-21</text:p>
          </table:table-cell>
          <table:table-cell office:value-type="float" office:value="1.0563E-17" table:style-name="ce35">
            <text:p>1.06E-17</text:p>
          </table:table-cell>
          <table:table-cell office:value-type="float" office:value="1.8368999999999999E-10" table:style-name="ce35">
            <text:p>1.84E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80.6326 (430)</text:p>
          </table:table-cell>
          <table:table-cell office:value-type="string" table:style-name="ce1">
            <text:p>-75.259 (417)</text:p>
          </table:table-cell>
          <table:table-cell office:value-type="float" office:value="-5.3735999999999997" table:style-name="ce1">
            <text:p>-5.3736</text:p>
          </table:table-cell>
          <table:table-cell office:value-type="float" office:value="6.7746000000000002E-13" table:style-name="ce35">
            <text:p>6.77E-13</text:p>
          </table:table-cell>
          <table:table-cell office:value-type="float" office:value="1.199E-92" table:style-name="ce35">
            <text:p>1.20E-92</text:p>
          </table:table-cell>
          <table:table-cell office:value-type="float" office:value="1.0079E-5" table:style-name="ce35">
            <text:p>1.01E-05</text:p>
          </table:table-cell>
          <table:table-cell office:value-type="float" office:value="3.5449000000000001E-55" table:style-name="ce35">
            <text:p>3.54E-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81.531 (226)</text:p>
          </table:table-cell>
          <table:table-cell office:value-type="string" table:style-name="ce1">
            <text:p>-84.3929 (168)</text:p>
          </table:table-cell>
          <table:table-cell office:value-type="float" office:value="2.8618999999999999" table:style-name="ce1">
            <text:p>2.8619</text:p>
          </table:table-cell>
          <table:table-cell office:value-type="float" office:value="2.5000000000000001E-3" table:style-name="ce34">
            <text:p>0.0025</text:p>
          </table:table-cell>
          <table:table-cell office:value-type="float" office:value="2.6941E-22" table:style-name="ce35">
            <text:p>2.69E-22</text:p>
          </table:table-cell>
          <table:table-cell office:value-type="float" office:value="1.9436E-7" table:style-name="ce35">
            <text:p>1.94E-07</text:p>
          </table:table-cell>
          <table:table-cell office:value-type="float" office:value="9.9654000000000006E-15" table:style-name="ce35">
            <text:p>9.97E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79.5641 (390)</text:p>
          </table:table-cell>
          <table:table-cell office:value-type="string" table:style-name="ce1">
            <text:p>-77.3325 (382)</text:p>
          </table:table-cell>
          <table:table-cell office:value-type="float" office:value="-2.2315999999999998" table:style-name="ce1">
            <text:p>-2.2316</text:p>
          </table:table-cell>
          <table:table-cell office:value-type="float" office:value="1.5800000000000002E-2" table:style-name="ce34">
            <text:p>0.0158</text:p>
          </table:table-cell>
          <table:table-cell office:value-type="float" office:value="1.6744E-20" table:style-name="ce35">
            <text:p>1.67E-20</text:p>
          </table:table-cell>
          <table:table-cell office:value-type="float" office:value="0.1976" table:style-name="ce46">
            <text:p>0.1976</text:p>
          </table:table-cell>
          <table:table-cell office:value-type="float" office:value="6.8763999999999999E-11" table:style-name="ce35">
            <text:p>6.88E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84.8239 (159)</text:p>
          </table:table-cell>
          <table:table-cell office:value-type="string" table:style-name="ce1">
            <text:p>-82.5994 (362)</text:p>
          </table:table-cell>
          <table:table-cell office:value-type="float" office:value="-2.2244999999999999" table:style-name="ce1">
            <text:p>-2.2245</text:p>
          </table:table-cell>
          <table:table-cell office:value-type="float" office:value="9.4211999999999999E-5" table:style-name="ce35">
            <text:p>9.42E-05</text:p>
          </table:table-cell>
          <table:table-cell office:value-type="float" office:value="7.0145000000000003E-20" table:style-name="ce35">
            <text:p>7.01E-20</text:p>
          </table:table-cell>
          <table:table-cell office:value-type="float" office:value="7.4041000000000003E-30" table:style-name="ce35">
            <text:p>7.40E-30</text:p>
          </table:table-cell>
          <table:table-cell office:value-type="float" office:value="2.9961000000000002E-13" table:style-name="ce35">
            <text:p>3.00E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8.9256 (121)</text:p>
          </table:table-cell>
          <table:table-cell office:value-type="string" table:style-name="ce1">
            <text:p>-84.32 (90)</text:p>
          </table:table-cell>
          <table:table-cell office:value-type="float" office:value="-4.6055999999999999" table:style-name="ce1">
            <text:p>-4.6056</text:p>
          </table:table-cell>
          <table:table-cell office:value-type="float" office:value="0" table:style-name="ce34">
            <text:p>0</text:p>
          </table:table-cell>
          <table:table-cell office:value-type="float" office:value="2.3367000000000001E-66" table:style-name="ce35">
            <text:p>2.34E-66</text:p>
          </table:table-cell>
          <table:table-cell office:value-type="float" office:value="1.1999999999999999E-3" table:style-name="ce46">
            <text:p>0.0012</text:p>
          </table:table-cell>
          <table:table-cell office:value-type="float" office:value="2.2199000000000001E-57" table:style-name="ce35">
            <text:p>2.22E-5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84.4265 (272)</text:p>
          </table:table-cell>
          <table:table-cell office:value-type="string" table:style-name="ce1">
            <text:p>-82.9281 (167)</text:p>
          </table:table-cell>
          <table:table-cell office:value-type="float" office:value="-1.4983" table:style-name="ce1">
            <text:p>-1.4983</text:p>
          </table:table-cell>
          <table:table-cell office:value-type="float" office:value="8.1100000000000005E-2" table:style-name="ce34">
            <text:p>0.0811</text:p>
          </table:table-cell>
          <table:table-cell office:value-type="float" office:value="4.3542999999999997E-12" table:style-name="ce35">
            <text:p>4.35E-12</text:p>
          </table:table-cell>
          <table:table-cell office:value-type="float" office:value="6.1999999999999998E-3" table:style-name="ce34">
            <text:p>0.0062</text:p>
          </table:table-cell>
          <table:table-cell office:value-type="float" office:value="2.5519999999999999E-6" table:style-name="ce35">
            <text:p>2.55E-06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0.863399999999999" table:style-name="ce38">
            <text:p>-80.8634</text:p>
          </table:table-cell>
          <table:table-cell office:value-type="float" office:value="-78.642399999999995" table:style-name="ce38">
            <text:p>-78.6424</text:p>
          </table:table-cell>
          <table:table-cell office:value-type="float" office:value="2.2210000000000001" table:style-name="ce34">
            <text:p>2.221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5" table:number-rows-spanned="1" table:style-name="ce53">
            <text:p>hand vs pocket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Hand, 45 (# samples)</text:p>
          </table:table-cell>
          <table:table-cell office:value-type="string" table:style-name="ce1">
            <text:p>pocket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76.176 (375)</text:p>
          </table:table-cell>
          <table:table-cell office:value-type="string" table:style-name="ce1">
            <text:p>-77.9639 (360)</text:p>
          </table:table-cell>
          <table:table-cell office:value-type="float" office:value="1.7879" table:style-name="ce1">
            <text:p>1.7879</text:p>
          </table:table-cell>
          <table:table-cell office:value-type="float" office:value="9.9099999999999994E-2" table:style-name="ce46">
            <text:p>0.0991</text:p>
          </table:table-cell>
          <table:table-cell office:value-type="float" office:value="1.3598000000000001E-6" table:style-name="ce35">
            <text:p>1.36E-06</text:p>
          </table:table-cell>
          <table:table-cell office:value-type="float" office:value="3.1699999999999999E-2" table:style-name="ce34">
            <text:p>0.0317</text:p>
          </table:table-cell>
          <table:table-cell office:value-type="float" office:value="2.8085999999999999E-7" table:style-name="ce35">
            <text:p>2.81E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83.8701 (154)</text:p>
          </table:table-cell>
          <table:table-cell office:value-type="string" table:style-name="ce1">
            <text:p>-81.3208 (293)</text:p>
          </table:table-cell>
          <table:table-cell office:value-type="float" office:value="2.5493000000000001" table:style-name="ce1">
            <text:p>2.5493</text:p>
          </table:table-cell>
          <table:table-cell office:value-type="float" office:value="4.5699999999999998E-2" table:style-name="ce46">
            <text:p>0.0457</text:p>
          </table:table-cell>
          <table:table-cell office:value-type="float" office:value="1.0242E-7" table:style-name="ce35">
            <text:p>1.02E-07</text:p>
          </table:table-cell>
          <table:table-cell office:value-type="float" office:value="0.27100000000000002" table:style-name="ce46">
            <text:p>0.271</text:p>
          </table:table-cell>
          <table:table-cell office:value-type="float" office:value="1.7995000000000001E-10" table:style-name="ce35">
            <text:p>1.80E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84.5294 (102)</text:p>
          </table:table-cell>
          <table:table-cell office:value-type="string" table:style-name="ce1">
            <text:p>-82.728 (250)</text:p>
          </table:table-cell>
          <table:table-cell office:value-type="float" office:value="1.8013999999999999" table:style-name="ce1">
            <text:p>1.8014</text:p>
          </table:table-cell>
          <table:table-cell office:value-type="float" office:value="0.21060000000000001" table:style-name="ce46">
            <text:p>0.2106</text:p>
          </table:table-cell>
          <table:table-cell office:value-type="float" office:value="3.7077000000000001E-6" table:style-name="ce35">
            <text:p>3.71E-06</text:p>
          </table:table-cell>
          <table:table-cell office:value-type="float" office:value="1.0956E-11" table:style-name="ce35">
            <text:p>1.10E-11</text:p>
          </table:table-cell>
          <table:table-cell office:value-type="float" office:value="1.4029E-4" table:style-name="ce35">
            <text:p>1.40E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84.6071<text:s/><text:span text:style-name="T3">(</text:span>84<text:span text:style-name="T3">)</text:span></text:p>
          </table:table-cell>
          <table:table-cell office:value-type="string" table:style-name="ce1">
            <text:p>-85.4365 (197)</text:p>
          </table:table-cell>
          <table:table-cell office:value-type="float" office:value="0.82940000000000003" table:style-name="ce1">
            <text:p>0.8294</text:p>
          </table:table-cell>
          <table:table-cell office:value-type="float" office:value="0.49490000000000001" table:style-name="ce46">
            <text:p>0.4949</text:p>
          </table:table-cell>
          <table:table-cell office:value-type="float" office:value="2.2800000000000001E-2" table:style-name="ce34">
            <text:p>0.0228</text:p>
          </table:table-cell>
          <table:table-cell office:value-type="float" office:value="2.7300000000000001E-2" table:style-name="ce34">
            <text:p>0.0273</text:p>
          </table:table-cell>
          <table:table-cell office:value-type="float" office:value="1.8100000000000002E-2" table:style-name="ce34">
            <text:p>0.018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87.303 (33)</text:p>
          </table:table-cell>
          <table:table-cell office:value-type="string" table:style-name="ce1">
            <text:p>-85.4865 (111)</text:p>
          </table:table-cell>
          <table:table-cell office:value-type="float" office:value="1.8165" table:style-name="ce1">
            <text:p>1.8165</text:p>
          </table:table-cell>
          <table:table-cell office:value-type="float" office:value="0.38400000000000001" table:style-name="ce46">
            <text:p>0.384</text:p>
          </table:table-cell>
          <table:table-cell office:value-type="float" office:value="7.1999999999999998E-3" table:style-name="ce34">
            <text:p>0.0072</text:p>
          </table:table-cell>
          <table:table-cell office:value-type="float" office:value="1.4E-3" table:style-name="ce34">
            <text:p>0.0014</text:p>
          </table:table-cell>
          <table:table-cell office:value-type="float" office:value="3.3999999999999998E-3" table:style-name="ce34">
            <text:p>0.00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7.359 (78)</text:p>
          </table:table-cell>
          <table:table-cell office:value-type="string" table:style-name="ce1">
            <text:p>-84.7133 (150)</text:p>
          </table:table-cell>
          <table:table-cell office:value-type="float" office:value="2.6456" table:style-name="ce1">
            <text:p>2.6456</text:p>
          </table:table-cell>
          <table:table-cell office:value-type="float" office:value="0.158" table:style-name="ce46">
            <text:p>0.158</text:p>
          </table:table-cell>
          <table:table-cell office:value-type="float" office:value="1.3693000000000001E-4" table:style-name="ce35">
            <text:p>1.37E-04</text:p>
          </table:table-cell>
          <table:table-cell office:value-type="float" office:value="5.3699999999999998E-2" table:style-name="ce34">
            <text:p>0.0537</text:p>
          </table:table-cell>
          <table:table-cell office:value-type="float" office:value="7.8871999999999996E-6" table:style-name="ce35">
            <text:p>7.89E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86.2576 (66)</text:p>
          </table:table-cell>
          <table:table-cell office:value-type="string" table:style-name="ce1">
            <text:p>-87.831 (71)</text:p>
          </table:table-cell>
          <table:table-cell office:value-type="float" office:value="1.5733999999999999" table:style-name="ce1">
            <text:p>1.5734</text:p>
          </table:table-cell>
          <table:table-cell office:value-type="float" office:value="0.34670000000000001" table:style-name="ce46">
            <text:p>0.3467</text:p>
          </table:table-cell>
          <table:table-cell office:value-type="float" office:value="9.4923000000000002E-4" table:style-name="ce35">
            <text:p>9.49E-04</text:p>
          </table:table-cell>
          <table:table-cell office:value-type="float" office:value="0.1321" table:style-name="ce34">
            <text:p>0.1321</text:p>
          </table:table-cell>
          <table:table-cell office:value-type="float" office:value="8.2284E-5" table:style-name="ce35">
            <text:p>8.23E-05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4.300299999999993" table:style-name="ce38">
            <text:p>-84.3003</text:p>
          </table:table-cell>
          <table:table-cell office:value-type="float" office:value="-83.64" table:style-name="ce38">
            <text:p>-83.64</text:p>
          </table:table-cell>
          <table:table-cell office:value-type="float" office:value="2.2210000000000001" table:style-name="ce34">
            <text:p>2.221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6">
            <text:p>Smartph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9">
            <text:p>Location 1</text:p>
          </table:table-cell>
          <table:table-cell office:value-type="string" table:number-columns-spanned="5" table:number-rows-spanned="1" table:style-name="ce53">
            <text:p>S4 vs S4 mini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S4 (# samples)</text:p>
          </table:table-cell>
          <table:table-cell office:value-type="string" table:style-name="ce1">
            <text:p>S4 mini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F</text:p>
          </table:table-cell>
          <table:table-cell office:value-type="string" table:style-name="ce1">
            <text:p>-77.1349 (645)</text:p>
          </table:table-cell>
          <table:table-cell office:value-type="string" table:style-name="ce1">
            <text:p>-79.5686 (503)</text:p>
          </table:table-cell>
          <table:table-cell office:value-type="float" office:value="2.4337" table:style-name="ce1">
            <text:p>2.4337</text:p>
          </table:table-cell>
          <table:table-cell office:value-type="float" office:value="1.8E-3" table:style-name="ce34">
            <text:p>0.0018</text:p>
          </table:table-cell>
          <table:table-cell office:value-type="float" office:value="2.0213999999999998E-65" table:style-name="ce35">
            <text:p>2.02E-65</text:p>
          </table:table-cell>
          <table:table-cell office:value-type="float" office:value="1.0125E-13" table:style-name="ce35">
            <text:p>1.01E-13</text:p>
          </table:table-cell>
          <table:table-cell office:value-type="float" office:value="2.4190999999999999E-55" table:style-name="ce35">
            <text:p>2.42E-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5</text:p>
          </table:table-cell>
          <table:table-cell office:value-type="string" table:style-name="ce1">
            <text:p>-74.8347 (629)</text:p>
          </table:table-cell>
          <table:table-cell office:value-type="string" table:style-name="ce1">
            <text:p>-81.0689 (450)</text:p>
          </table:table-cell>
          <table:table-cell office:value-type="float" office:value="6.2342000000000004" table:style-name="ce1">
            <text:p>6.2342</text:p>
          </table:table-cell>
          <table:table-cell office:value-type="float" office:value="0" table:style-name="ce34">
            <text:p>0</text:p>
          </table:table-cell>
          <table:table-cell office:value-type="float" office:value="5.0994000000000002E-226" table:style-name="ce35">
            <text:p>5.10E-226</text:p>
          </table:table-cell>
          <table:table-cell office:value-type="float" office:value="2.9132000000000002E-16" table:style-name="ce35">
            <text:p>2.91E-16</text:p>
          </table:table-cell>
          <table:table-cell office:value-type="float" office:value="2.4330999999999998E-174" table:style-name="ce35">
            <text:p>2.43E-1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4</text:p>
          </table:table-cell>
          <table:table-cell office:value-type="string" table:style-name="ce1">
            <text:p>-80.8054 (596)</text:p>
          </table:table-cell>
          <table:table-cell office:value-type="string" table:style-name="ce1">
            <text:p>-83.1289 (225)</text:p>
          </table:table-cell>
          <table:table-cell office:value-type="float" office:value="2.3235000000000001" table:style-name="ce1">
            <text:p>2.3235</text:p>
          </table:table-cell>
          <table:table-cell office:value-type="float" office:value="8.7763999999999995E-4" table:style-name="ce35">
            <text:p>8.78E-04</text:p>
          </table:table-cell>
          <table:table-cell office:value-type="float" office:value="7.7221999999999995E-54" table:style-name="ce35">
            <text:p>7.72E-54</text:p>
          </table:table-cell>
          <table:table-cell office:value-type="float" office:value="3.0011999999999999E-15" table:style-name="ce35">
            <text:p>3.00E-15</text:p>
          </table:table-cell>
          <table:table-cell office:value-type="float" office:value="9.9443999999999999E-40" table:style-name="ce35">
            <text:p>9.94E-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2</text:p>
          </table:table-cell>
          <table:table-cell office:value-type="string" table:style-name="ce1">
            <text:p>-79.9181 (415)</text:p>
          </table:table-cell>
          <table:table-cell office:value-type="string" table:style-name="ce1">
            <text:p>-84.7287 (188)</text:p>
          </table:table-cell>
          <table:table-cell office:value-type="float" office:value="4.8106999999999998" table:style-name="ce1">
            <text:p>4.8107</text:p>
          </table:table-cell>
          <table:table-cell office:value-type="float" office:value="9.1914999999999994E-12" table:style-name="ce35">
            <text:p>9.19E-12</text:p>
          </table:table-cell>
          <table:table-cell office:value-type="float" office:value="2.8563000000000001E-50" table:style-name="ce35">
            <text:p>2.86E-50</text:p>
          </table:table-cell>
          <table:table-cell office:value-type="float" office:value="5.8971000000000001E-52" table:style-name="ce35">
            <text:p>5.90E-52</text:p>
          </table:table-cell>
          <table:table-cell office:value-type="float" office:value="7.1177999999999998E-47" table:style-name="ce35">
            <text:p>7.12E-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44</text:p>
          </table:table-cell>
          <table:table-cell office:value-type="string" table:style-name="ce1">
            <text:p>-87.1852 (351)</text:p>
          </table:table-cell>
          <table:table-cell office:value-type="string" table:style-name="ce1">
            <text:p>-84.4841 (157)</text:p>
          </table:table-cell>
          <table:table-cell office:value-type="float" office:value="2.7010999999999998" table:style-name="ce1">
            <text:p>2.7011</text:p>
          </table:table-cell>
          <table:table-cell office:value-type="float" office:value="1.5900000000000001E-2" table:style-name="ce34">
            <text:p>0.0159</text:p>
          </table:table-cell>
          <table:table-cell office:value-type="float" office:value="4.7214000000000002E-18" table:style-name="ce35">
            <text:p>4.72E-18</text:p>
          </table:table-cell>
          <table:table-cell office:value-type="float" office:value="3.8232000000000001E-34" table:style-name="ce35">
            <text:p>3.82E-34</text:p>
          </table:table-cell>
          <table:table-cell office:value-type="float" office:value="1.1076E-4" table:style-name="ce35">
            <text:p>1.11E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D1</text:p>
          </table:table-cell>
          <table:table-cell office:value-type="string" table:style-name="ce1">
            <text:p>-86.3827 (405)</text:p>
          </table:table-cell>
          <table:table-cell office:value-type="string" table:style-name="ce1">
            <text:p>-86.6853 (197)</text:p>
          </table:table-cell>
          <table:table-cell office:value-type="float" office:value="0.30259999999999998" table:style-name="ce1">
            <text:p>0.3026</text:p>
          </table:table-cell>
          <table:table-cell office:value-type="float" office:value="0.73370000000000002" table:style-name="ce46">
            <text:p>0.7337</text:p>
          </table:table-cell>
          <table:table-cell office:value-type="float" office:value="5.4856999999999999E-33" table:style-name="ce35">
            <text:p>5.49E-33</text:p>
          </table:table-cell>
          <table:table-cell office:value-type="float" office:value="6.4612999999999996E-112" table:style-name="ce35">
            <text:p>6.46E-112</text:p>
          </table:table-cell>
          <table:table-cell office:value-type="float" office:value="6.5299999999999997E-2" table:style-name="ce46">
            <text:p>0.06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A0</text:p>
          </table:table-cell>
          <table:table-cell office:value-type="string" table:style-name="ce1">
            <text:p>-82.6421 (461)</text:p>
          </table:table-cell>
          <table:table-cell office:value-type="string" table:style-name="ce1">
            <text:p>-91.25 (8)</text:p>
          </table:table-cell>
          <table:table-cell office:value-type="float" office:value="8.6079000000000008" table:style-name="ce1">
            <text:p>8.6079</text:p>
          </table:table-cell>
          <table:table-cell office:value-type="float" office:value="2.4206000000000002E-5" table:style-name="ce35">
            <text:p>2.42E-05</text:p>
          </table:table-cell>
          <table:table-cell office:value-type="float" office:value="2.0925E-7" table:style-name="ce35">
            <text:p>2.09E-07</text:p>
          </table:table-cell>
          <table:table-cell office:value-type="float" office:value="1.6000000000000001E-3" table:style-name="ce34">
            <text:p>0.0016</text:p>
          </table:table-cell>
          <table:table-cell office:value-type="float" office:value="3.4139999999999998E-6" table:style-name="ce35">
            <text:p>3.41E-06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1.271900000000002" table:style-name="ce38">
            <text:p>-81.2719</text:p>
          </table:table-cell>
          <table:table-cell office:value-type="float" office:value="-84.416300000000007" table:style-name="ce38">
            <text:p>-84.4163</text:p>
          </table:table-cell>
          <table:table-cell office:value-type="float" office:value="3.1444000000000001" table:style-name="ce38">
            <text:p>3.1444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5" table:number-rows-spanned="1" table:style-name="ce53">
            <text:p>S4 vs Nexus 5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S4 (# samples)</text:p>
          </table:table-cell>
          <table:table-cell office:value-type="string" table:style-name="ce1">
            <text:p>Nexus 5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F</text:p>
          </table:table-cell>
          <table:table-cell office:value-type="string" table:style-name="ce1">
            <text:p>-77.1349 (645)</text:p>
          </table:table-cell>
          <table:table-cell office:value-type="string" table:style-name="ce1">
            <text:p>-77.7444 (90)</text:p>
          </table:table-cell>
          <table:table-cell office:value-type="float" office:value="0.60960000000000003" table:style-name="ce1">
            <text:p>0.6096</text:p>
          </table:table-cell>
          <table:table-cell office:value-type="float" office:value="0.71889999999999998" table:style-name="ce46">
            <text:p>0.7189</text:p>
          </table:table-cell>
          <table:table-cell office:value-type="float" office:value="1.9760000000000001E-5" table:style-name="ce35">
            <text:p>1.98E-05</text:p>
          </table:table-cell>
          <table:table-cell office:value-type="float" office:value="0.3105" table:style-name="ce46">
            <text:p>0.3105</text:p>
          </table:table-cell>
          <table:table-cell office:value-type="float" office:value="0.37609999999999999" table:style-name="ce46">
            <text:p>0.37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5</text:p>
          </table:table-cell>
          <table:table-cell office:value-type="string" table:style-name="ce1">
            <text:p>-74.8347 (629)</text:p>
          </table:table-cell>
          <table:table-cell office:value-type="string" table:style-name="ce1">
            <text:p>-76.1156 (467)</text:p>
          </table:table-cell>
          <table:table-cell office:value-type="float" office:value="1.2809999999999999" table:style-name="ce1">
            <text:p>1.281</text:p>
          </table:table-cell>
          <table:table-cell office:value-type="float" office:value="4.0000000000000001E-3" table:style-name="ce34">
            <text:p>0.004</text:p>
          </table:table-cell>
          <table:table-cell office:value-type="float" office:value="6.0451999999999999E-28" table:style-name="ce35">
            <text:p>6.05E-28</text:p>
          </table:table-cell>
          <table:table-cell office:value-type="float" office:value="3.1571E-28" table:style-name="ce35">
            <text:p>3.16E-28</text:p>
          </table:table-cell>
          <table:table-cell office:value-type="float" office:value="9.8700000000000003E-19" table:style-name="ce35">
            <text:p>9.87E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4</text:p>
          </table:table-cell>
          <table:table-cell office:value-type="string" table:style-name="ce1">
            <text:p>-80.8054 (596)</text:p>
          </table:table-cell>
          <table:table-cell office:value-type="string" table:style-name="ce1">
            <text:p>-83.7955 (44)</text:p>
          </table:table-cell>
          <table:table-cell office:value-type="float" office:value="2.9901" table:style-name="ce1">
            <text:p>2.9901</text:p>
          </table:table-cell>
          <table:table-cell office:value-type="float" office:value="3.7100000000000001E-2" table:style-name="ce46">
            <text:p>0.0371</text:p>
          </table:table-cell>
          <table:table-cell office:value-type="float" office:value="1.4258000000000001E-13" table:style-name="ce35">
            <text:p>1.43E-13</text:p>
          </table:table-cell>
          <table:table-cell office:value-type="float" office:value="1.1900000000000001E-2" table:style-name="ce34">
            <text:p>0.0119</text:p>
          </table:table-cell>
          <table:table-cell office:value-type="float" office:value="2.0690000000000002E-9" table:style-name="ce35">
            <text:p>2.07E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2</text:p>
          </table:table-cell>
          <table:table-cell office:value-type="string" table:style-name="ce1">
            <text:p>-79.9181 (415)</text:p>
          </table:table-cell>
          <table:table-cell office:value-type="string" table:style-name="ce1">
            <text:p>-83.75 (20)</text:p>
          </table:table-cell>
          <table:table-cell office:value-type="float" office:value="3.8319000000000001" table:style-name="ce1">
            <text:p>3.8319</text:p>
          </table:table-cell>
          <table:table-cell office:value-type="float" office:value="5.1999999999999998E-3" table:style-name="ce46">
            <text:p>0.0052</text:p>
          </table:table-cell>
          <table:table-cell office:value-type="float" office:value="1.7171E-6" table:style-name="ce35">
            <text:p>1.72E-06</text:p>
          </table:table-cell>
          <table:table-cell office:value-type="float" office:value="6.9619000000000004E-7" table:style-name="ce35">
            <text:p>6.96E-07</text:p>
          </table:table-cell>
          <table:table-cell office:value-type="float" office:value="3.3228000000000001E-5" table:style-name="ce35">
            <text:p>3.32E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44</text:p>
          </table:table-cell>
          <table:table-cell office:value-type="string" table:style-name="ce1">
            <text:p>-87.1852 (351)</text:p>
          </table:table-cell>
          <table:table-cell office:value-type="string" table:style-name="ce1">
            <text:p>-84.5 (10)</text:p>
          </table:table-cell>
          <table:table-cell office:value-type="float" office:value="2.6852" table:style-name="ce1">
            <text:p>2.6852</text:p>
          </table:table-cell>
          <table:table-cell office:value-type="float" office:value="0.29070000000000001" table:style-name="ce46">
            <text:p>0.2907</text:p>
          </table:table-cell>
          <table:table-cell office:value-type="float" office:value="4.5999999999999999E-3" table:style-name="ce34">
            <text:p>0.0046</text:p>
          </table:table-cell>
          <table:table-cell office:value-type="float" office:value="3.2804999999999998E-7" table:style-name="ce35">
            <text:p>3.28E-07</text:p>
          </table:table-cell>
          <table:table-cell office:value-type="float" office:value="0.19400000000000001" table:style-name="ce46">
            <text:p>0.1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D1</text:p>
          </table:table-cell>
          <table:table-cell office:value-type="string" table:style-name="ce1">
            <text:p>-86.3827 (405)</text:p>
          </table:table-cell>
          <table:table-cell office:value-type="string" table:style-name="ce1">
            <text:p>-79.7979 (94)</text:p>
          </table:table-cell>
          <table:table-cell office:value-type="float" office:value="6.5848000000000004" table:style-name="ce1">
            <text:p>6.5848</text:p>
          </table:table-cell>
          <table:table-cell office:value-type="float" office:value="4.9686000000000003E-11" table:style-name="ce35">
            <text:p>4.97E-11</text:p>
          </table:table-cell>
          <table:table-cell office:value-type="float" office:value="1.1782E-40" table:style-name="ce35">
            <text:p>1.18E-40</text:p>
          </table:table-cell>
          <table:table-cell office:value-type="float" office:value="5.0783E-68" table:style-name="ce35">
            <text:p>5.08E-68</text:p>
          </table:table-cell>
          <table:table-cell office:value-type="float" office:value="4.2403000000000002E-42" table:style-name="ce35">
            <text:p>4.24E-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A0</text:p>
          </table:table-cell>
          <table:table-cell office:value-type="string" table:style-name="ce1">
            <text:p>-82.6421 (461)</text:p>
          </table:table-cell>
          <table:table-cell office:value-type="string" table:style-name="ce1">
            <text:p>-81.1889 (90)</text:p>
          </table:table-cell>
          <table:table-cell office:value-type="float" office:value="1.4532" table:style-name="ce1">
            <text:p>1.4532</text:p>
          </table:table-cell>
          <table:table-cell office:value-type="float" office:value="0.2477" table:style-name="ce46">
            <text:p>0.2477</text:p>
          </table:table-cell>
          <table:table-cell office:value-type="float" office:value="2.114E-7" table:style-name="ce35">
            <text:p>2.11E-07</text:p>
          </table:table-cell>
          <table:table-cell office:value-type="float" office:value="6.1288999999999999E-6" table:style-name="ce35">
            <text:p>6.13E-06</text:p>
          </table:table-cell>
          <table:table-cell office:value-type="float" office:value="1.6299999999999999E-2" table:style-name="ce34">
            <text:p>0.0163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1.271900000000002" table:style-name="ce38">
            <text:p>-81.2719</text:p>
          </table:table-cell>
          <table:table-cell office:value-type="float" office:value="-80.9846" table:style-name="ce38">
            <text:p>-80.9846</text:p>
          </table:table-cell>
          <table:table-cell office:value-type="float" office:value="0.2873" table:style-name="ce38">
            <text:p>0.287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5" table:number-rows-spanned="1" table:style-name="ce53">
            <text:p>S4 mini vs Nexus 5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S4 mini (# samples)</text:p>
          </table:table-cell>
          <table:table-cell office:value-type="string" table:style-name="ce1">
            <text:p>Nexus 5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F</text:p>
          </table:table-cell>
          <table:table-cell office:value-type="string" table:style-name="ce1">
            <text:p>-79.5686 (503)</text:p>
          </table:table-cell>
          <table:table-cell office:value-type="string" table:style-name="ce1">
            <text:p>-77.7444 (90)</text:p>
          </table:table-cell>
          <table:table-cell office:value-type="float" office:value="0.60960000000000003" table:style-name="ce1">
            <text:p>0.6096</text:p>
          </table:table-cell>
          <table:table-cell office:value-type="float" office:value="0.71889999999999998" table:style-name="ce46">
            <text:p>0.7189</text:p>
          </table:table-cell>
          <table:table-cell office:value-type="float" office:value="1.9760000000000001E-5" table:style-name="ce35">
            <text:p>1.98E-05</text:p>
          </table:table-cell>
          <table:table-cell office:value-type="float" office:value="0.3105" table:style-name="ce46">
            <text:p>0.3105</text:p>
          </table:table-cell>
          <table:table-cell office:value-type="float" office:value="0.37609999999999999" table:style-name="ce46">
            <text:p>0.37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5</text:p>
          </table:table-cell>
          <table:table-cell office:value-type="string" table:style-name="ce1">
            <text:p>-81.0689 (450)</text:p>
          </table:table-cell>
          <table:table-cell office:value-type="string" table:style-name="ce1">
            <text:p>-76.1156 (467)</text:p>
          </table:table-cell>
          <table:table-cell office:value-type="float" office:value="1.2809999999999999" table:style-name="ce1">
            <text:p>1.281</text:p>
          </table:table-cell>
          <table:table-cell office:value-type="float" office:value="4.0000000000000001E-3" table:style-name="ce34">
            <text:p>0.004</text:p>
          </table:table-cell>
          <table:table-cell office:value-type="float" office:value="6.0451999999999999E-28" table:style-name="ce35">
            <text:p>6.05E-28</text:p>
          </table:table-cell>
          <table:table-cell office:value-type="float" office:value="3.1571E-28" table:style-name="ce35">
            <text:p>3.16E-28</text:p>
          </table:table-cell>
          <table:table-cell office:value-type="float" office:value="9.8700000000000003E-19" table:style-name="ce35">
            <text:p>9.87E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4</text:p>
          </table:table-cell>
          <table:table-cell office:value-type="string" table:style-name="ce1">
            <text:p>-83.1289 (225)</text:p>
          </table:table-cell>
          <table:table-cell office:value-type="string" table:style-name="ce1">
            <text:p>-83.7955 (44)</text:p>
          </table:table-cell>
          <table:table-cell office:value-type="float" office:value="2.9901" table:style-name="ce1">
            <text:p>2.9901</text:p>
          </table:table-cell>
          <table:table-cell office:value-type="float" office:value="3.7100000000000001E-2" table:style-name="ce46">
            <text:p>0.0371</text:p>
          </table:table-cell>
          <table:table-cell office:value-type="float" office:value="1.4258000000000001E-13" table:style-name="ce35">
            <text:p>1.43E-13</text:p>
          </table:table-cell>
          <table:table-cell office:value-type="float" office:value="1.1900000000000001E-2" table:style-name="ce34">
            <text:p>0.0119</text:p>
          </table:table-cell>
          <table:table-cell office:value-type="float" office:value="2.0690000000000002E-9" table:style-name="ce35">
            <text:p>2.07E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2</text:p>
          </table:table-cell>
          <table:table-cell office:value-type="string" table:style-name="ce1">
            <text:p>-84.7287 (188)</text:p>
          </table:table-cell>
          <table:table-cell office:value-type="string" table:style-name="ce1">
            <text:p>-83.75 (20)</text:p>
          </table:table-cell>
          <table:table-cell office:value-type="float" office:value="3.8319000000000001" table:style-name="ce1">
            <text:p>3.8319</text:p>
          </table:table-cell>
          <table:table-cell office:value-type="float" office:value="5.1999999999999998E-3" table:style-name="ce46">
            <text:p>0.0052</text:p>
          </table:table-cell>
          <table:table-cell office:value-type="float" office:value="1.7171E-6" table:style-name="ce35">
            <text:p>1.72E-06</text:p>
          </table:table-cell>
          <table:table-cell office:value-type="float" office:value="6.9619000000000004E-7" table:style-name="ce35">
            <text:p>6.96E-07</text:p>
          </table:table-cell>
          <table:table-cell office:value-type="float" office:value="3.3228000000000001E-5" table:style-name="ce35">
            <text:p>3.32E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44</text:p>
          </table:table-cell>
          <table:table-cell office:value-type="string" table:style-name="ce1">
            <text:p>-84.4841 (157)</text:p>
          </table:table-cell>
          <table:table-cell office:value-type="string" table:style-name="ce1">
            <text:p>-84.5 (10)</text:p>
          </table:table-cell>
          <table:table-cell office:value-type="float" office:value="2.6852" table:style-name="ce1">
            <text:p>2.6852</text:p>
          </table:table-cell>
          <table:table-cell office:value-type="float" office:value="0.29070000000000001" table:style-name="ce46">
            <text:p>0.2907</text:p>
          </table:table-cell>
          <table:table-cell office:value-type="float" office:value="4.5999999999999999E-3" table:style-name="ce34">
            <text:p>0.0046</text:p>
          </table:table-cell>
          <table:table-cell office:value-type="float" office:value="3.2804999999999998E-7" table:style-name="ce35">
            <text:p>3.28E-07</text:p>
          </table:table-cell>
          <table:table-cell office:value-type="float" office:value="0.19400000000000001" table:style-name="ce46">
            <text:p>0.1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D1</text:p>
          </table:table-cell>
          <table:table-cell office:value-type="string" table:style-name="ce1">
            <text:p>-86.6853 (197)</text:p>
          </table:table-cell>
          <table:table-cell office:value-type="string" table:style-name="ce1">
            <text:p>-79.7979 (94)</text:p>
          </table:table-cell>
          <table:table-cell office:value-type="float" office:value="6.5848000000000004" table:style-name="ce1">
            <text:p>6.5848</text:p>
          </table:table-cell>
          <table:table-cell office:value-type="float" office:value="4.9686000000000003E-11" table:style-name="ce35">
            <text:p>4.97E-11</text:p>
          </table:table-cell>
          <table:table-cell office:value-type="float" office:value="1.1782E-40" table:style-name="ce35">
            <text:p>1.18E-40</text:p>
          </table:table-cell>
          <table:table-cell office:value-type="float" office:value="5.0783E-68" table:style-name="ce35">
            <text:p>5.08E-68</text:p>
          </table:table-cell>
          <table:table-cell office:value-type="float" office:value="4.2403000000000002E-42" table:style-name="ce35">
            <text:p>4.24E-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A0</text:p>
          </table:table-cell>
          <table:table-cell office:value-type="string" table:style-name="ce1">
            <text:p>-91.25 (8)</text:p>
          </table:table-cell>
          <table:table-cell office:value-type="string" table:style-name="ce1">
            <text:p>-81.1889 (90)</text:p>
          </table:table-cell>
          <table:table-cell office:value-type="float" office:value="1.4532" table:style-name="ce1">
            <text:p>1.4532</text:p>
          </table:table-cell>
          <table:table-cell office:value-type="float" office:value="0.2477" table:style-name="ce46">
            <text:p>0.2477</text:p>
          </table:table-cell>
          <table:table-cell office:value-type="float" office:value="2.114E-7" table:style-name="ce35">
            <text:p>2.11E-07</text:p>
          </table:table-cell>
          <table:table-cell office:value-type="float" office:value="6.1288999999999999E-6" table:style-name="ce35">
            <text:p>6.13E-06</text:p>
          </table:table-cell>
          <table:table-cell office:value-type="float" office:value="1.6299999999999999E-2" table:style-name="ce34">
            <text:p>0.0163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4.416300000000007" table:style-name="ce38">
            <text:p>-84.4163</text:p>
          </table:table-cell>
          <table:table-cell office:value-type="float" office:value="-80.9846" table:style-name="ce38">
            <text:p>-80.9846</text:p>
          </table:table-cell>
          <table:table-cell office:value-type="float" office:value="3.4317000000000002" table:style-name="ce38">
            <text:p>3.4317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6">
            <text:p>Smartph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9">
            <text:p>Location 2</text:p>
          </table:table-cell>
          <table:table-cell office:value-type="string" table:number-columns-spanned="5" table:number-rows-spanned="1" table:style-name="ce53">
            <text:p>S4 vs S4 mini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S4 (# samples)</text:p>
          </table:table-cell>
          <table:table-cell office:value-type="string" table:style-name="ce1">
            <text:p>S4 mini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67.7138 (622)</text:p>
          </table:table-cell>
          <table:table-cell office:value-type="string" table:style-name="ce1">
            <text:p>-67.5916 (404)</text:p>
          </table:table-cell>
          <table:table-cell office:value-type="float" office:value="-0.1222" table:style-name="ce1">
            <text:p>-0.1222</text:p>
          </table:table-cell>
          <table:table-cell office:value-type="float" office:value="0.92520000000000002" table:style-name="ce46">
            <text:p>0.9252</text:p>
          </table:table-cell>
          <table:table-cell office:value-type="float" office:value="1.2695999999999999E-10" table:style-name="ce35">
            <text:p>1.27E-10</text:p>
          </table:table-cell>
          <table:table-cell office:value-type="float" office:value="2.0400999999999999E-8" table:style-name="ce35">
            <text:p>2.04E-08</text:p>
          </table:table-cell>
          <table:table-cell office:value-type="float" office:value="0.18509999999999999" table:style-name="ce46">
            <text:p>0.18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77.5363 (606)</text:p>
          </table:table-cell>
          <table:table-cell office:value-type="string" table:style-name="ce1">
            <text:p>-76.5158 (380)</text:p>
          </table:table-cell>
          <table:table-cell office:value-type="float" office:value="-1.0205" table:style-name="ce1">
            <text:p>-1.0205</text:p>
          </table:table-cell>
          <table:table-cell office:value-type="float" office:value="6.1645999999999999E-5" table:style-name="ce35">
            <text:p>6.16E-05</text:p>
          </table:table-cell>
          <table:table-cell office:value-type="float" office:value="4.2610999999999997E-36" table:style-name="ce35">
            <text:p>4.26E-36</text:p>
          </table:table-cell>
          <table:table-cell office:value-type="float" office:value="0.14599999999999999" table:style-name="ce46">
            <text:p>0.146</text:p>
          </table:table-cell>
          <table:table-cell office:value-type="float" office:value="7.2153999999999999E-53" table:style-name="ce35">
            <text:p>7.22E-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78.4482 (589)</text:p>
          </table:table-cell>
          <table:table-cell office:value-type="string" table:style-name="ce1">
            <text:p>-80.1535 (443)</text:p>
          </table:table-cell>
          <table:table-cell office:value-type="float" office:value="1.7053" table:style-name="ce1">
            <text:p>1.7053</text:p>
          </table:table-cell>
          <table:table-cell office:value-type="float" office:value="4.0300000000000002E-2" table:style-name="ce46">
            <text:p>0.0403</text:p>
          </table:table-cell>
          <table:table-cell office:value-type="float" office:value="1.0092000000000001E-7" table:style-name="ce35">
            <text:p>1.01E-07</text:p>
          </table:table-cell>
          <table:table-cell office:value-type="float" office:value="5.8988999999999998E-27" table:style-name="ce35">
            <text:p>5.90E-27</text:p>
          </table:table-cell>
          <table:table-cell office:value-type="float" office:value="1.8775E-6" table:style-name="ce35">
            <text:p>1.88E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72.8802 (668)</text:p>
          </table:table-cell>
          <table:table-cell office:value-type="string" table:style-name="ce1">
            <text:p>-76.6959 (467)</text:p>
          </table:table-cell>
          <table:table-cell office:value-type="float" office:value="3.8157000000000001" table:style-name="ce1">
            <text:p>3.8157</text:p>
          </table:table-cell>
          <table:table-cell office:value-type="float" office:value="3.4747000000000003E-11" table:style-name="ce35">
            <text:p>3.47E-11</text:p>
          </table:table-cell>
          <table:table-cell office:value-type="float" office:value="5.2002999999999999E-88" table:style-name="ce35">
            <text:p>5.20E-88</text:p>
          </table:table-cell>
          <table:table-cell office:value-type="float" office:value="1.1217000000000001E-31" table:style-name="ce35">
            <text:p>1.12E-31</text:p>
          </table:table-cell>
          <table:table-cell office:value-type="float" office:value="1.0729E-80" table:style-name="ce35">
            <text:p>1.07E-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80.6734 (646)</text:p>
          </table:table-cell>
          <table:table-cell office:value-type="string" table:style-name="ce1">
            <text:p>-82.7034 (381)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2.7336999999999999E-5" table:style-name="ce35">
            <text:p>2.73E-05</text:p>
          </table:table-cell>
          <table:table-cell office:value-type="float" office:value="4.2663E-53" table:style-name="ce35">
            <text:p>4.27E-53</text:p>
          </table:table-cell>
          <table:table-cell office:value-type="float" office:value="4.6038000000000002E-61" table:style-name="ce35">
            <text:p>4.60E-61</text:p>
          </table:table-cell>
          <table:table-cell office:value-type="float" office:value="5.4204E-21" table:style-name="ce35">
            <text:p>5.42E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79.7937 (630)</text:p>
          </table:table-cell>
          <table:table-cell office:value-type="string" table:style-name="ce1">
            <text:p>-85.7704 (318)</text:p>
          </table:table-cell>
          <table:table-cell office:value-type="float" office:value="5.9767999999999999" table:style-name="ce1">
            <text:p>5.9768</text:p>
          </table:table-cell>
          <table:table-cell office:value-type="float" office:value="0" table:style-name="ce34">
            <text:p>0</text:p>
          </table:table-cell>
          <table:table-cell office:value-type="float" office:value="2.4096000000000002E-173" table:style-name="ce35">
            <text:p>2.41E-173</text:p>
          </table:table-cell>
          <table:table-cell office:value-type="float" office:value="0.15820000000000001" table:style-name="ce46">
            <text:p>0.1582</text:p>
          </table:table-cell>
          <table:table-cell office:value-type="float" office:value="3.8085E-140" table:style-name="ce35">
            <text:p>3.81E-1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81.6128 (545)</text:p>
          </table:table-cell>
          <table:table-cell office:value-type="string" table:style-name="ce1">
            <text:p>-83.8438 (256)</text:p>
          </table:table-cell>
          <table:table-cell office:value-type="float" office:value="2.2309000000000001" table:style-name="ce1">
            <text:p>2.2309</text:p>
          </table:table-cell>
          <table:table-cell office:value-type="float" office:value="1.4280000000000001E-7" table:style-name="ce35">
            <text:p>1.43E-07</text:p>
          </table:table-cell>
          <table:table-cell office:value-type="float" office:value="4.5440999999999997E-36" table:style-name="ce35">
            <text:p>4.54E-36</text:p>
          </table:table-cell>
          <table:table-cell office:value-type="float" office:value="5.8941000000000002E-199" table:style-name="ce35">
            <text:p>5.89E-199</text:p>
          </table:table-cell>
          <table:table-cell office:value-type="float" office:value="4.0431E-51" table:style-name="ce35">
            <text:p>4.04E-51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76.9512" table:style-name="ce38">
            <text:p>-76.9512</text:p>
          </table:table-cell>
          <table:table-cell office:value-type="float" office:value="-79.039199999999994" table:style-name="ce38">
            <text:p>-79.0392</text:p>
          </table:table-cell>
          <table:table-cell office:value-type="float" office:value="2.0880000000000001" table:style-name="ce38">
            <text:p>2.088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5" table:number-rows-spanned="1" table:style-name="ce53">
            <text:p>S4 vs Nexus 5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S4 (# samples)</text:p>
          </table:table-cell>
          <table:table-cell office:value-type="string" table:style-name="ce1">
            <text:p>Nexus 5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67.7138 (622)</text:p>
          </table:table-cell>
          <table:table-cell office:value-type="float" office:value="-73.558300000000003" table:style-name="ce1">
            <text:p>-73.5583</text:p>
          </table:table-cell>
          <table:table-cell office:value-type="float" office:value="5.8445" table:style-name="ce1">
            <text:p>5.8445</text:p>
          </table:table-cell>
          <table:table-cell office:value-type="float" office:value="3.1396000000000001E-11" table:style-name="ce35">
            <text:p>3.14E-11</text:p>
          </table:table-cell>
          <table:table-cell office:value-type="float" office:value="5.1338000000000002E-79" table:style-name="ce35">
            <text:p>5.13E-79</text:p>
          </table:table-cell>
          <table:table-cell office:value-type="float" office:value="0" table:style-name="ce50">
            <text:p>0</text:p>
          </table:table-cell>
          <table:table-cell office:value-type="float" office:value="1.9287E-14" table:style-name="ce35">
            <text:p>1.93E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77.5363 (606)</text:p>
          </table:table-cell>
          <table:table-cell office:value-type="float" office:value="-78.245800000000003" table:style-name="ce1">
            <text:p>-78.2458</text:p>
          </table:table-cell>
          <table:table-cell office:value-type="float" office:value="0.70950000000000002" table:style-name="ce1">
            <text:p>0.7095</text:p>
          </table:table-cell>
          <table:table-cell office:value-type="float" office:value="0.1255" table:style-name="ce46">
            <text:p>0.1255</text:p>
          </table:table-cell>
          <table:table-cell office:value-type="float" office:value="8.4933000000000001E-39" table:style-name="ce35">
            <text:p>8.49E-39</text:p>
          </table:table-cell>
          <table:table-cell office:value-type="float" office:value="2.1880999999999999E-58" table:style-name="ce35">
            <text:p>2.19E-58</text:p>
          </table:table-cell>
          <table:table-cell office:value-type="float" office:value="1.4452000000000001E-14" table:style-name="ce35">
            <text:p>1.45E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78.4482 (589)</text:p>
          </table:table-cell>
          <table:table-cell office:value-type="float" office:value="-79.302999999999997" table:style-name="ce1">
            <text:p>-79.303</text:p>
          </table:table-cell>
          <table:table-cell office:value-type="float" office:value="0.8548" table:style-name="ce1">
            <text:p>0.8548</text:p>
          </table:table-cell>
          <table:table-cell office:value-type="float" office:value="0.13350000000000001" table:style-name="ce46">
            <text:p>0.1335</text:p>
          </table:table-cell>
          <table:table-cell office:value-type="float" office:value="1.044E-51" table:style-name="ce35">
            <text:p>1.04E-51</text:p>
          </table:table-cell>
          <table:table-cell office:value-type="float" office:value="9.8852000000000004E-11" table:style-name="ce35">
            <text:p>9.89E-11</text:p>
          </table:table-cell>
          <table:table-cell office:value-type="float" office:value="1.9261E-42" table:style-name="ce35">
            <text:p>1.93E-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72.8802 (668)</text:p>
          </table:table-cell>
          <table:table-cell office:value-type="float" office:value="-84.511600000000001" table:style-name="ce1">
            <text:p>-84.5116</text:p>
          </table:table-cell>
          <table:table-cell office:value-type="float" office:value="11.631399999999999" table:style-name="ce1">
            <text:p>11.6314</text:p>
          </table:table-cell>
          <table:table-cell office:value-type="float" office:value="0" table:style-name="ce34">
            <text:p>0</text:p>
          </table:table-cell>
          <table:table-cell office:value-type="float" office:value="1.3106E-28" table:style-name="ce35">
            <text:p>1.31E-28</text:p>
          </table:table-cell>
          <table:table-cell office:value-type="float" office:value="4.5919E-4" table:style-name="ce35">
            <text:p>4.59E-04</text:p>
          </table:table-cell>
          <table:table-cell office:value-type="float" office:value="4.7140000000000001E-28" table:style-name="ce35">
            <text:p>4.71E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80.6734 (646)</text:p>
          </table:table-cell>
          <table:table-cell office:value-type="float" office:value="-82.729900000000001" table:style-name="ce1">
            <text:p>-82.7299</text:p>
          </table:table-cell>
          <table:table-cell office:value-type="float" office:value="2.0565000000000002" table:style-name="ce1">
            <text:p>2.0565</text:p>
          </table:table-cell>
          <table:table-cell office:value-type="float" office:value="2.0146999999999999E-5" table:style-name="ce35">
            <text:p>2.01E-05</text:p>
          </table:table-cell>
          <table:table-cell office:value-type="float" office:value="1.5052E-26" table:style-name="ce35">
            <text:p>1.51E-26</text:p>
          </table:table-cell>
          <table:table-cell office:value-type="float" office:value="3.7814000000000004E-111" table:style-name="ce35">
            <text:p>3.78E-111</text:p>
          </table:table-cell>
          <table:table-cell office:value-type="float" office:value="1.5551999999999999E-15" table:style-name="ce35">
            <text:p>1.56E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79.7937 (630)</text:p>
          </table:table-cell>
          <table:table-cell office:value-type="float" office:value="-82.567800000000005" table:style-name="ce1">
            <text:p>-82.5678</text:p>
          </table:table-cell>
          <table:table-cell office:value-type="float" office:value="2.7740999999999998" table:style-name="ce1">
            <text:p>2.7741</text:p>
          </table:table-cell>
          <table:table-cell office:value-type="float" office:value="2.2204E-16" table:style-name="ce35">
            <text:p>2.22E-16</text:p>
          </table:table-cell>
          <table:table-cell office:value-type="float" office:value="1.1642E-110" table:style-name="ce35">
            <text:p>1.16E-110</text:p>
          </table:table-cell>
          <table:table-cell office:value-type="float" office:value="1.8167999999999999E-6" table:style-name="ce35">
            <text:p>1.82E-06</text:p>
          </table:table-cell>
          <table:table-cell office:value-type="float" office:value="7.2488999999999999E-85" table:style-name="ce35">
            <text:p>7.25E-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81.6128 (545)</text:p>
          </table:table-cell>
          <table:table-cell office:value-type="float" office:value="-90.1905" table:style-name="ce1">
            <text:p>-90.1905</text:p>
          </table:table-cell>
          <table:table-cell office:value-type="float" office:value="8.5776000000000003" table:style-name="ce1">
            <text:p>8.5776</text:p>
          </table:table-cell>
          <table:table-cell office:value-type="float" office:value="2.8866E-15" table:style-name="ce35">
            <text:p>2.89E-15</text:p>
          </table:table-cell>
          <table:table-cell office:value-type="float" office:value="3.8977E-19" table:style-name="ce35">
            <text:p>3.90E-19</text:p>
          </table:table-cell>
          <table:table-cell office:value-type="float" office:value="1.6393E-26" table:style-name="ce35">
            <text:p>1.64E-26</text:p>
          </table:table-cell>
          <table:table-cell office:value-type="float" office:value="1.0703999999999999E-17" table:style-name="ce35">
            <text:p>1.07E-17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76.9512" table:style-name="ce38">
            <text:p>-76.9512</text:p>
          </table:table-cell>
          <table:table-cell office:value-type="float" office:value="-81.586699999999993" table:style-name="ce38">
            <text:p>-81.5867</text:p>
          </table:table-cell>
          <table:table-cell office:value-type="float" office:value="4.6355000000000004" table:style-name="ce38">
            <text:p>4.635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5" table:number-rows-spanned="1" table:style-name="ce53">
            <text:p>S4 mini vs Nexus 5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S4 mini (# samples)</text:p>
          </table:table-cell>
          <table:table-cell office:value-type="string" table:style-name="ce1">
            <text:p>Nexus 5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67.5916 (404)</text:p>
          </table:table-cell>
          <table:table-cell office:value-type="float" office:value="-73.558300000000003" table:style-name="ce1">
            <text:p>-73.5583</text:p>
          </table:table-cell>
          <table:table-cell office:value-type="float" office:value="5.9667000000000003" table:style-name="ce1">
            <text:p>5.9667</text:p>
          </table:table-cell>
          <table:table-cell office:value-type="float" office:value="9.9628000000000004E-9" table:style-name="ce35">
            <text:p>9.96E-09</text:p>
          </table:table-cell>
          <table:table-cell office:value-type="float" office:value="2.3919E-98" table:style-name="ce35">
            <text:p>2.39E-98</text:p>
          </table:table-cell>
          <table:table-cell office:value-type="float" office:value="6.0122999999999997E-117" table:style-name="ce35">
            <text:p>6.01E-117</text:p>
          </table:table-cell>
          <table:table-cell office:value-type="float" office:value="1.9472000000000001E-34" table:style-name="ce35">
            <text:p>1.95E-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76.5158 (380)</text:p>
          </table:table-cell>
          <table:table-cell office:value-type="float" office:value="-78.245800000000003" table:style-name="ce1">
            <text:p>-78.2458</text:p>
          </table:table-cell>
          <table:table-cell office:value-type="float" office:value="1.73" table:style-name="ce1">
            <text:p>1.73</text:p>
          </table:table-cell>
          <table:table-cell office:value-type="float" office:value="2.9175000000000002E-4" table:style-name="ce35">
            <text:p>2.92E-04</text:p>
          </table:table-cell>
          <table:table-cell office:value-type="float" office:value="3.4525999999999999E-56" table:style-name="ce35">
            <text:p>3.45E-56</text:p>
          </table:table-cell>
          <table:table-cell office:value-type="float" office:value="7.8054000000000007E-40" table:style-name="ce35">
            <text:p>7.81E-40</text:p>
          </table:table-cell>
          <table:table-cell office:value-type="float" office:value="1.7578999999999999E-28" table:style-name="ce35">
            <text:p>1.76E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80.1535 (443)</text:p>
          </table:table-cell>
          <table:table-cell office:value-type="float" office:value="-79.302999999999997" table:style-name="ce1">
            <text:p>-79.303</text:p>
          </table:table-cell>
          <table:table-cell office:value-type="float" office:value="0.85050000000000003" table:style-name="ce1">
            <text:p>0.8505</text:p>
          </table:table-cell>
          <table:table-cell office:value-type="float" office:value="0.26369999999999999" table:style-name="ce46">
            <text:p>0.2637</text:p>
          </table:table-cell>
          <table:table-cell office:value-type="float" office:value="5.0857999999999997E-24" table:style-name="ce35">
            <text:p>5.09E-24</text:p>
          </table:table-cell>
          <table:table-cell office:value-type="float" office:value="6.0064999999999997E-76" table:style-name="ce35">
            <text:p>6.01E-76</text:p>
          </table:table-cell>
          <table:table-cell office:value-type="float" office:value="8.8809999999999999E-8" table:style-name="ce35">
            <text:p>8.88E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76.6959 (467)</text:p>
          </table:table-cell>
          <table:table-cell office:value-type="float" office:value="-84.511600000000001" table:style-name="ce1">
            <text:p>-84.5116</text:p>
          </table:table-cell>
          <table:table-cell office:value-type="float" office:value="7.8156999999999996" table:style-name="ce1">
            <text:p>7.8157</text:p>
          </table:table-cell>
          <table:table-cell office:value-type="float" office:value="1.8676000000000002E-11" table:style-name="ce35">
            <text:p>1.87E-11</text:p>
          </table:table-cell>
          <table:table-cell office:value-type="float" office:value="6.6117999999999996E-31" table:style-name="ce35">
            <text:p>6.61E-31</text:p>
          </table:table-cell>
          <table:table-cell office:value-type="float" office:value="0.4783" table:style-name="ce46">
            <text:p>0.4783</text:p>
          </table:table-cell>
          <table:table-cell office:value-type="float" office:value="5.2923E-27" table:style-name="ce35">
            <text:p>5.29E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82.7034 (381)</text:p>
          </table:table-cell>
          <table:table-cell office:value-type="float" office:value="-82.729900000000001" table:style-name="ce1">
            <text:p>-82.7299</text:p>
          </table:table-cell>
          <table:table-cell office:value-type="float" office:value="2.64E-2" table:style-name="ce1">
            <text:p>0.0264</text:p>
          </table:table-cell>
          <table:table-cell office:value-type="float" office:value="0.95520000000000005" table:style-name="ce46">
            <text:p>0.9552</text:p>
          </table:table-cell>
          <table:table-cell office:value-type="float" office:value="1.0831000000000001E-6" table:style-name="ce35">
            <text:p>1.08E-06</text:p>
          </table:table-cell>
          <table:table-cell office:value-type="float" office:value="5.8881999999999999E-12" table:style-name="ce35">
            <text:p>5.89E-12</text:p>
          </table:table-cell>
          <table:table-cell office:value-type="float" office:value="1.6400000000000001E-2" table:style-name="ce34">
            <text:p>0.01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5.7704 (318)</text:p>
          </table:table-cell>
          <table:table-cell office:value-type="float" office:value="-82.567800000000005" table:style-name="ce1">
            <text:p>-82.5678</text:p>
          </table:table-cell>
          <table:table-cell office:value-type="float" office:value="3.2027000000000001" table:style-name="ce1">
            <text:p>3.2027</text:p>
          </table:table-cell>
          <table:table-cell office:value-type="float" office:value="0" table:style-name="ce34">
            <text:p>0</text:p>
          </table:table-cell>
          <table:table-cell office:value-type="float" office:value="2.8795000000000001E-88" table:style-name="ce35">
            <text:p>2.88E-88</text:p>
          </table:table-cell>
          <table:table-cell office:value-type="float" office:value="2.3999999999999998E-3" table:style-name="ce34">
            <text:p>0.0024</text:p>
          </table:table-cell>
          <table:table-cell office:value-type="float" office:value="1.5139000000000001E-85" table:style-name="ce35">
            <text:p>1.51E-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83.8438 (256)</text:p>
          </table:table-cell>
          <table:table-cell office:value-type="float" office:value="-90.1905" table:style-name="ce1">
            <text:p>-90.1905</text:p>
          </table:table-cell>
          <table:table-cell office:value-type="float" office:value="6.3467000000000002" table:style-name="ce1">
            <text:p>6.3467</text:p>
          </table:table-cell>
          <table:table-cell office:value-type="float" office:value="4.3944E-8" table:style-name="ce35">
            <text:p>4.39E-08</text:p>
          </table:table-cell>
          <table:table-cell office:value-type="float" office:value="2.8577999999999999E-18" table:style-name="ce35">
            <text:p>2.86E-18</text:p>
          </table:table-cell>
          <table:table-cell office:value-type="float" office:value="1.0799E-4" table:style-name="ce35">
            <text:p>1.08E-04</text:p>
          </table:table-cell>
          <table:table-cell office:value-type="float" office:value="4.0430999999999998E-15" table:style-name="ce35">
            <text:p>4.04E-15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79.039199999999994" table:style-name="ce38">
            <text:p>-79.0392</text:p>
          </table:table-cell>
          <table:table-cell office:value-type="float" office:value="-81.586699999999993" table:style-name="ce38">
            <text:p>-81.5867</text:p>
          </table:table-cell>
          <table:table-cell office:value-type="float" office:value="2.5474999999999999" table:style-name="ce38">
            <text:p>2.5475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6">
            <text:p>Radio Analyzer.</text:p>
          </table:table-cell>
          <table:table-cell office:value-type="string" table:style-name="ce1">
            <text:p>Bias from the phones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9">
            <text:p>Location 2</text:p>
          </table:table-cell>
          <table:table-cell office:value-type="string" table:number-columns-spanned="5" table:number-rows-spanned="1" table:style-name="ce53">
            <text:p>Radio Analyzer vs S4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S4 (# samples)</text:p>
          </table:table-cell>
          <table:table-cell office:value-type="string" table:style-name="ce1">
            <text:p>Radio Analyzer (# samples)</text:p>
          </table:table-cell>
          <table:table-cell office:value-type="string" table:style-name="ce1">
            <text:p>Means ab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F</text:p>
          </table:table-cell>
          <table:table-cell office:value-type="float" office:value="-84.404799999999994" table:style-name="ce1">
            <text:p>-84.4048</text:p>
          </table:table-cell>
          <table:table-cell office:value-type="float" office:value="-75.231499999999997" table:style-name="ce1">
            <text:p>-75.2315</text:p>
          </table:table-cell>
          <table:table-cell office:value-type="float" office:value="9.1731999999999996" table:style-name="ce1">
            <text:p>9.1732</text:p>
          </table:table-cell>
          <table:table-cell office:value-type="float" office:value="0" table:style-name="ce34">
            <text:p>0</text:p>
          </table:table-cell>
          <table:table-cell office:value-type="float" office:value="3.5291000000000001E-97" table:style-name="ce35">
            <text:p>3.53E-97</text:p>
          </table:table-cell>
          <table:table-cell office:value-type="float" office:value="4.6118999999999999E-31" table:style-name="ce35">
            <text:p>4.61E-31</text:p>
          </table:table-cell>
          <table:table-cell office:value-type="float" office:value="3.6044000000000002E-94" table:style-name="ce35">
            <text:p>3.60E-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5</text:p>
          </table:table-cell>
          <table:table-cell office:value-type="float" office:value="-75.717600000000004" table:style-name="ce1">
            <text:p>-75.7176</text:p>
          </table:table-cell>
          <table:table-cell office:value-type="float" office:value="-70.7684" table:style-name="ce1">
            <text:p>-70.7684</text:p>
          </table:table-cell>
          <table:table-cell office:value-type="float" office:value="4.9492000000000003" table:style-name="ce1">
            <text:p>4.9492</text:p>
          </table:table-cell>
          <table:table-cell office:value-type="float" office:value="1.2137000000000001E-9" table:style-name="ce35">
            <text:p>1.21E-09</text:p>
          </table:table-cell>
          <table:table-cell office:value-type="float" office:value="3.8414000000000002E-69" table:style-name="ce35">
            <text:p>3.84E-69</text:p>
          </table:table-cell>
          <table:table-cell office:value-type="float" office:value="7.3209999999999998E-13" table:style-name="ce35">
            <text:p>7.32E-13</text:p>
          </table:table-cell>
          <table:table-cell office:value-type="float" office:value="1.1972000000000001E-69" table:style-name="ce35">
            <text:p>1.20E-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4</text:p>
          </table:table-cell>
          <table:table-cell office:value-type="float" office:value="-86.328599999999994" table:style-name="ce1">
            <text:p>-86.3286</text:p>
          </table:table-cell>
          <table:table-cell office:value-type="float" office:value="-82.1404" table:style-name="ce1">
            <text:p>-82.1404</text:p>
          </table:table-cell>
          <table:table-cell office:value-type="float" office:value="4.1881000000000004" table:style-name="ce1">
            <text:p>4.1881</text:p>
          </table:table-cell>
          <table:table-cell office:value-type="float" office:value="5.7295999999999997E-9" table:style-name="ce35">
            <text:p>5.73E-09</text:p>
          </table:table-cell>
          <table:table-cell office:value-type="float" office:value="2.9200999999999999E-37" table:style-name="ce35">
            <text:p>2.92E-37</text:p>
          </table:table-cell>
          <table:table-cell office:value-type="float" office:value="2.4899999999999999E-2" table:style-name="ce35">
            <text:p>2.49E-02</text:p>
          </table:table-cell>
          <table:table-cell office:value-type="float" office:value="1.9225000000000001E-39" table:style-name="ce35">
            <text:p>1.92E-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2</text:p>
          </table:table-cell>
          <table:table-cell office:value-type="float" office:value="-85.4" table:style-name="ce1">
            <text:p>-85.4</text:p>
          </table:table-cell>
          <table:table-cell office:value-type="float" office:value="-75.811499999999995" table:style-name="ce1">
            <text:p>-75.8115</text:p>
          </table:table-cell>
          <table:table-cell office:value-type="float" office:value="9.5884999999999998" table:style-name="ce1">
            <text:p>9.5885</text:p>
          </table:table-cell>
          <table:table-cell office:value-type="float" office:value="0" table:style-name="ce35">
            <text:p>0.00E+00</text:p>
          </table:table-cell>
          <table:table-cell office:value-type="float" office:value="1.4613E-90" table:style-name="ce35">
            <text:p>1.46E-90</text:p>
          </table:table-cell>
          <table:table-cell office:value-type="float" office:value="7.0490000000000002E-27" table:style-name="ce35">
            <text:p>7.05E-27</text:p>
          </table:table-cell>
          <table:table-cell office:value-type="float" office:value="1.4773999999999999E-80" table:style-name="ce35">
            <text:p>1.48E-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44</text:p>
          </table:table-cell>
          <table:table-cell office:value-type="float" office:value="-86.590500000000006" table:style-name="ce1">
            <text:p>-86.5905</text:p>
          </table:table-cell>
          <table:table-cell office:value-type="float" office:value="-82.847200000000001" table:style-name="ce1">
            <text:p>-82.8472</text:p>
          </table:table-cell>
          <table:table-cell office:value-type="float" office:value="3.7433000000000001" table:style-name="ce1">
            <text:p>3.7433</text:p>
          </table:table-cell>
          <table:table-cell office:value-type="float" office:value="5.0092999999999997E-8" table:style-name="ce35">
            <text:p>5.01E-08</text:p>
          </table:table-cell>
          <table:table-cell office:value-type="float" office:value="1.3331E-39" table:style-name="ce35">
            <text:p>1.33E-39</text:p>
          </table:table-cell>
          <table:table-cell office:value-type="float" office:value="0.34960000000000002" table:style-name="ce46">
            <text:p>0.3496</text:p>
          </table:table-cell>
          <table:table-cell office:value-type="float" office:value="2.1887000000000002E-40" table:style-name="ce35">
            <text:p>2.19E-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D1</text:p>
          </table:table-cell>
          <table:table-cell office:value-type="float" office:value="-92.0886" table:style-name="ce1">
            <text:p>-92.0886</text:p>
          </table:table-cell>
          <table:table-cell office:value-type="float" office:value="-82.847099999999998" table:style-name="ce1">
            <text:p>-82.8471</text:p>
          </table:table-cell>
          <table:table-cell office:value-type="float" office:value="9.2415000000000003" table:style-name="ce1">
            <text:p>9.2415</text:p>
          </table:table-cell>
          <table:table-cell office:value-type="float" office:value="0" table:style-name="ce34">
            <text:p>0</text:p>
          </table:table-cell>
          <table:table-cell office:value-type="float" office:value="1.3589E-46" table:style-name="ce35">
            <text:p>1.36E-46</text:p>
          </table:table-cell>
          <table:table-cell office:value-type="float" office:value="0.39190000000000003" table:style-name="ce46">
            <text:p>0.3919</text:p>
          </table:table-cell>
          <table:table-cell office:value-type="float" office:value="1.0182000000000001E-36" table:style-name="ce35">
            <text:p>1.02E-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A0</text:p>
          </table:table-cell>
          <table:table-cell office:value-type="float" office:value="-88.029399999999995" table:style-name="ce1">
            <text:p>-88.0294</text:p>
          </table:table-cell>
          <table:table-cell office:value-type="float" office:value="-82.881500000000003" table:style-name="ce1">
            <text:p>-82.8815</text:p>
          </table:table-cell>
          <table:table-cell office:value-type="float" office:value="5.1478999999999999" table:style-name="ce1">
            <text:p>5.1479</text:p>
          </table:table-cell>
          <table:table-cell office:value-type="float" office:value="0" table:style-name="ce35">
            <text:p>0.00E+00</text:p>
          </table:table-cell>
          <table:table-cell office:value-type="float" office:value="1.8196E-24" table:style-name="ce35">
            <text:p>1.82E-24</text:p>
          </table:table-cell>
          <table:table-cell office:value-type="float" office:value="7.2608999999999999E-8" table:style-name="ce35">
            <text:p>7.26E-08</text:p>
          </table:table-cell>
          <table:table-cell office:value-type="float" office:value="1.4902999999999999E-22" table:style-name="ce35">
            <text:p>1.49E-22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5.508499999999998" table:style-name="ce38">
            <text:p>-85.5085</text:p>
          </table:table-cell>
          <table:table-cell office:value-type="float" office:value="-78.932500000000005" table:style-name="ce38">
            <text:p>-78.9325</text:p>
          </table:table-cell>
          <table:table-cell office:value-type="float" office:value="6.5759999999999996" table:style-name="ce38">
            <text:p>6.576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5" table:number-rows-spanned="1" table:style-name="ce53">
            <text:p>Radio Analyzer vs S4 mini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S4 mini (# samples)</text:p>
          </table:table-cell>
          <table:table-cell office:value-type="string" table:style-name="ce1">
            <text:p>Radio Analyzer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F</text:p>
          </table:table-cell>
          <table:table-cell office:value-type="string" table:style-name="ce1">
            <text:p>-85.1228 (114)</text:p>
          </table:table-cell>
          <table:table-cell office:value-type="string" table:style-name="ce1">
            <text:p>-77.3256 (1689)</text:p>
          </table:table-cell>
          <table:table-cell office:value-type="float" office:value="7.7972000000000001" table:style-name="ce1">
            <text:p>7.7972</text:p>
          </table:table-cell>
          <table:table-cell office:value-type="float" office:value="0" table:style-name="ce34">
            <text:p>0</text:p>
          </table:table-cell>
          <table:table-cell office:value-type="float" office:value="6.1441000000000002E-81" table:style-name="ce35">
            <text:p>6.14E-81</text:p>
          </table:table-cell>
          <table:table-cell office:value-type="string" table:style-name="ce50">
            <text:p>1.7044e-24</text:p>
          </table:table-cell>
          <table:table-cell office:value-type="float" office:value="1.7914E-71" table:style-name="ce35">
            <text:p>1.79E-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5</text:p>
          </table:table-cell>
          <table:table-cell office:value-type="string" table:style-name="ce1">
            <text:p>-84.2727 (110)</text:p>
          </table:table-cell>
          <table:table-cell office:value-type="string" table:style-name="ce1">
            <text:p>-70.6342 (2452)</text:p>
          </table:table-cell>
          <table:table-cell office:value-type="float" office:value="13.6386" table:style-name="ce1">
            <text:p>13.6386</text:p>
          </table:table-cell>
          <table:table-cell office:value-type="float" office:value="0" table:style-name="ce34">
            <text:p>0</text:p>
          </table:table-cell>
          <table:table-cell office:value-type="float" office:value="8.0042999999999997E-88" table:style-name="ce35">
            <text:p>8.00E-88</text:p>
          </table:table-cell>
          <table:table-cell office:value-type="float" office:value="2.5706999999999998E-4" table:style-name="ce35">
            <text:p>2.57E-04</text:p>
          </table:table-cell>
          <table:table-cell office:value-type="float" office:value="2.5812E-70" table:style-name="ce35">
            <text:p>2.58E-7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4</text:p>
          </table:table-cell>
          <table:table-cell office:value-type="string" table:style-name="ce1">
            <text:p>-86.481 (79)</text:p>
          </table:table-cell>
          <table:table-cell office:value-type="string" table:style-name="ce1">
            <text:p>-81.042 (405)</text:p>
          </table:table-cell>
          <table:table-cell office:value-type="float" office:value="5.4390000000000001" table:style-name="ce1">
            <text:p>5.439</text:p>
          </table:table-cell>
          <table:table-cell office:value-type="float" office:value="0" table:style-name="ce34">
            <text:p>0</text:p>
          </table:table-cell>
          <table:table-cell office:value-type="float" office:value="1.9423E-50" table:style-name="ce35">
            <text:p>1.94E-50</text:p>
          </table:table-cell>
          <table:table-cell office:value-type="float" office:value="0.2888" table:style-name="ce46">
            <text:p>0.2888</text:p>
          </table:table-cell>
          <table:table-cell office:value-type="float" office:value="5.5979000000000002E-45" table:style-name="ce35">
            <text:p>5.60E-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2</text:p>
          </table:table-cell>
          <table:table-cell office:value-type="string" table:style-name="ce1">
            <text:p>-87.8 (15)</text:p>
          </table:table-cell>
          <table:table-cell office:value-type="string" table:style-name="ce1">
            <text:p>-75.5629 (2288)</text:p>
          </table:table-cell>
          <table:table-cell office:value-type="float" office:value="12.2371" table:style-name="ce1">
            <text:p>12.2371</text:p>
          </table:table-cell>
          <table:table-cell office:value-type="float" office:value="0" table:style-name="ce34">
            <text:p>0</text:p>
          </table:table-cell>
          <table:table-cell office:value-type="float" office:value="2.1983000000000001E-14" table:style-name="ce35">
            <text:p>2.20E-14</text:p>
          </table:table-cell>
          <table:table-cell office:value-type="float" office:value="2.4123E-9" table:style-name="ce35">
            <text:p>2.41E-09</text:p>
          </table:table-cell>
          <table:table-cell office:value-type="float" office:value="8.9025000000000001E-12" table:style-name="ce35">
            <text:p>8.90E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44</text:p>
          </table:table-cell>
          <table:table-cell office:value-type="string" table:style-name="ce51">
            <text:p><text:s text:c="7"/>NA</text:p>
          </table:table-cell>
          <table:table-cell office:value-type="string" table:style-name="ce1">
            <text:p>-83.3467 (424)</text:p>
          </table:table-cell>
          <table:table-cell office:value-type="string" table:style-name="ce1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5">
            <text:p>N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D1</text:p>
          </table:table-cell>
          <table:table-cell office:value-type="string" table:style-name="ce1">
            <text:p>-88.2143 (14)</text:p>
          </table:table-cell>
          <table:table-cell office:value-type="string" table:style-name="ce1">
            <text:p>-84.619 (21)</text:p>
          </table:table-cell>
          <table:table-cell office:value-type="float" office:value="3.5952000000000002" table:style-name="ce1">
            <text:p>3.5952</text:p>
          </table:table-cell>
          <table:table-cell office:value-type="float" office:value="4.3400000000000001E-2" table:style-name="ce46">
            <text:p>0.0434</text:p>
          </table:table-cell>
          <table:table-cell office:value-type="float" office:value="7.6057999999999996E-5" table:style-name="ce35">
            <text:p>7.61E-05</text:p>
          </table:table-cell>
          <table:table-cell office:value-type="float" office:value="2.7327000000000001E-5" table:style-name="ce35">
            <text:p>2.73E-05</text:p>
          </table:table-cell>
          <table:table-cell office:value-type="float" office:value="1.4499000000000001E-4" table:style-name="ce35">
            <text:p>1.45E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A0</text:p>
          </table:table-cell>
          <table:table-cell office:value-type="string" table:style-name="ce34">
            <text:p>-89 (1)</text:p>
          </table:table-cell>
          <table:table-cell office:value-type="string" table:style-name="ce34">
            <text:p>-82.975 (519)</text:p>
          </table:table-cell>
          <table:table-cell office:value-type="float" office:value="-6.0250000000000004" table:style-name="ce34">
            <text:p>-6.025</text:p>
          </table:table-cell>
          <table:table-cell office:value-type="float" office:value="0" table:style-name="ce34">
            <text:p>0</text:p>
          </table:table-cell>
          <table:table-cell office:value-type="float" office:value="9.9699999999999997E-2" table:style-name="ce34">
            <text:p>0.0997</text:p>
          </table:table-cell>
          <table:table-cell office:value-type="string" table:style-name="ce35">
            <text:p>NA</text:p>
          </table:table-cell>
          <table:table-cell office:value-type="float" office:value="8.1299999999999997E-2" table:style-name="ce35">
            <text:p>8.13E-02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6.815100000000001" table:style-name="ce38">
            <text:p>-86.8151</text:p>
          </table:table-cell>
          <table:table-cell office:value-type="float" office:value="-79.357900000000001" table:style-name="ce38">
            <text:p>-79.3579</text:p>
          </table:table-cell>
          <table:table-cell office:value-type="float" office:value="7.4572000000000003" table:style-name="ce38">
            <text:p>7.4572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5" table:number-rows-spanned="1" table:style-name="ce53">
            <text:p>Radio Analyzer vs S7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S7 (# samples)</text:p>
          </table:table-cell>
          <table:table-cell office:value-type="string" table:style-name="ce1">
            <text:p>Radio Analyzer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F</text:p>
          </table:table-cell>
          <table:table-cell office:value-type="string" table:style-name="ce1">
            <text:p>-88.6988 (83)</text:p>
          </table:table-cell>
          <table:table-cell office:value-type="string" table:style-name="ce1">
            <text:p>-73.6596 (1416)</text:p>
          </table:table-cell>
          <table:table-cell office:value-type="float" office:value="15.039199999999999" table:style-name="ce1">
            <text:p>15.0392</text:p>
          </table:table-cell>
          <table:table-cell office:value-type="float" office:value="0" table:style-name="ce34">
            <text:p>0</text:p>
          </table:table-cell>
          <table:table-cell office:value-type="float" office:value="1.4053000000000001E-70" table:style-name="ce35">
            <text:p>1.41E-70</text:p>
          </table:table-cell>
          <table:table-cell office:value-type="float" office:value="2.7253E-6" table:style-name="ce35">
            <text:p>2.73E-06</text:p>
          </table:table-cell>
          <table:table-cell office:value-type="float" office:value="1.4823999999999999E-55" table:style-name="ce35">
            <text:p>1.48E-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5</text:p>
          </table:table-cell>
          <table:table-cell office:value-type="string" table:style-name="ce1">
            <text:p>-86.9892 (93)</text:p>
          </table:table-cell>
          <table:table-cell office:value-type="string" table:style-name="ce1">
            <text:p>-71.3179 (2120)</text:p>
          </table:table-cell>
          <table:table-cell office:value-type="float" office:value="15.6713" table:style-name="ce1">
            <text:p>15.6713</text:p>
          </table:table-cell>
          <table:table-cell office:value-type="float" office:value="0" table:style-name="ce34">
            <text:p>0</text:p>
          </table:table-cell>
          <table:table-cell office:value-type="float" office:value="5.5355000000000003E-80" table:style-name="ce35">
            <text:p>5.54E-80</text:p>
          </table:table-cell>
          <table:table-cell office:value-type="float" office:value="3.2470999999999998E-20" table:style-name="ce35">
            <text:p>3.25E-20</text:p>
          </table:table-cell>
          <table:table-cell office:value-type="float" office:value="2.8249E-61" table:style-name="ce35">
            <text:p>2.82E-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4</text:p>
          </table:table-cell>
          <table:table-cell office:value-type="string" table:style-name="ce1">
            <text:p>-96.7 (10)</text:p>
          </table:table-cell>
          <table:table-cell office:value-type="string" table:style-name="ce1">
            <text:p>-80.5172 (435)</text:p>
          </table:table-cell>
          <table:table-cell office:value-type="float" office:value="16.1828" table:style-name="ce1">
            <text:p>16.1828</text:p>
          </table:table-cell>
          <table:table-cell office:value-type="float" office:value="0" table:style-name="ce34">
            <text:p>0</text:p>
          </table:table-cell>
          <table:table-cell office:value-type="float" office:value="8.8421999999999997E-10" table:style-name="ce35">
            <text:p>8.84E-10</text:p>
          </table:table-cell>
          <table:table-cell office:value-type="float" office:value="0.74970000000000003" table:style-name="ce46">
            <text:p>0.7497</text:p>
          </table:table-cell>
          <table:table-cell office:value-type="float" office:value="1.5968999999999999E-8" table:style-name="ce35">
            <text:p>1.60E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2</text:p>
          </table:table-cell>
          <table:table-cell office:value-type="string" table:style-name="ce1">
            <text:p>-93.0714 (28)</text:p>
          </table:table-cell>
          <table:table-cell office:value-type="string" table:style-name="ce1">
            <text:p>-75.8498 (1977)</text:p>
          </table:table-cell>
          <table:table-cell office:value-type="float" office:value="17.221699999999998" table:style-name="ce1">
            <text:p>17.2217</text:p>
          </table:table-cell>
          <table:table-cell office:value-type="float" office:value="0" table:style-name="ce34">
            <text:p>0</text:p>
          </table:table-cell>
          <table:table-cell office:value-type="float" office:value="1.0386999999999999E-25" table:style-name="ce35">
            <text:p>1.04E-25</text:p>
          </table:table-cell>
          <table:table-cell office:value-type="float" office:value="2.8244999999999999E-10" table:style-name="ce35">
            <text:p>2.82E-10</text:p>
          </table:table-cell>
          <table:table-cell office:value-type="float" office:value="1.1239E-20" table:style-name="ce35">
            <text:p>1.12E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44</text:p>
          </table:table-cell>
          <table:table-cell office:value-type="string" table:style-name="ce1">
            <text:p>-96.6667 (12)</text:p>
          </table:table-cell>
          <table:table-cell office:value-type="string" table:style-name="ce1">
            <text:p>-82.7293 (548)</text:p>
          </table:table-cell>
          <table:table-cell office:value-type="float" office:value="13.9374" table:style-name="ce1">
            <text:p>13.9374</text:p>
          </table:table-cell>
          <table:table-cell office:value-type="float" office:value="0" table:style-name="ce34">
            <text:p>0</text:p>
          </table:table-cell>
          <table:table-cell office:value-type="float" office:value="1.6597E-11" table:style-name="ce35">
            <text:p>1.66E-11</text:p>
          </table:table-cell>
          <table:table-cell office:value-type="float" office:value="0.38" table:style-name="ce46">
            <text:p>0.38</text:p>
          </table:table-cell>
          <table:table-cell office:value-type="float" office:value="1.1388E-9" table:style-name="ce35">
            <text:p>1.14E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D1</text:p>
          </table:table-cell>
          <table:table-cell office:value-type="string" table:style-name="ce34">
            <text:p>NA</text:p>
          </table:table-cell>
          <table:table-cell office:value-type="string" table:style-name="ce39">
            <text:p>-84.1875 (64)</text:p>
          </table:table-cell>
          <table:table-cell office:value-type="string" table:style-name="ce34">
            <text:p>NA</text:p>
          </table:table-cell>
          <table:table-cell office:value-type="string" table:style-name="ce34">
            <text:p>NA</text:p>
          </table:table-cell>
          <table:table-cell office:value-type="string" table:style-name="ce34">
            <text:p>NA</text:p>
          </table:table-cell>
          <table:table-cell office:value-type="string" table:style-name="ce34">
            <text:p>NA</text:p>
          </table:table-cell>
          <table:table-cell office:value-type="string" table:style-name="ce34">
            <text:p>N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A0</text:p>
          </table:table-cell>
          <table:table-cell office:value-type="string" table:style-name="ce34">
            <text:p>NA</text:p>
          </table:table-cell>
          <table:table-cell office:value-type="string" table:style-name="ce39">
            <text:p>-82.3946 (299)</text:p>
          </table:table-cell>
          <table:table-cell office:value-type="string" table:style-name="ce34">
            <text:p>NA</text:p>
          </table:table-cell>
          <table:table-cell office:value-type="string" table:style-name="ce34">
            <text:p>NA</text:p>
          </table:table-cell>
          <table:table-cell office:value-type="string" table:style-name="ce34">
            <text:p>NA</text:p>
          </table:table-cell>
          <table:table-cell office:value-type="string" table:style-name="ce34">
            <text:p>NA</text:p>
          </table:table-cell>
          <table:table-cell office:value-type="string" table:style-name="ce34">
            <text:p>NA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92.425200000000004" table:style-name="ce38">
            <text:p>-92.4252</text:p>
          </table:table-cell>
          <table:table-cell office:value-type="float" office:value="-76.814800000000005" table:style-name="ce38">
            <text:p>-76.8148</text:p>
          </table:table-cell>
          <table:table-cell office:value-type="string" table:style-name="ce38">
            <text:p>15.6104 (till 8b44)</text:p>
          </table:table-cell>
          <table:table-cell table:number-columns-repeated="16380" table:style-name="ce1"/>
        </table:table-row>
        <table:table-row table:number-rows-repeated="1048254" table:style-name="ro1">
          <table:table-cell table:number-columns-repeated="16384"/>
        </table:table-row>
      </table:table>
      <table:table table:name="Hypothesis_testing_updated" table:style-name="ta2">
        <table:table-column table:style-name="co13" table:default-cell-style-name="ce1"/>
        <table:table-column table:style-name="co14" table:default-cell-style-name="ce1"/>
        <table:table-column table:style-name="co2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1">
            <text:p>Hypothesis Testing (alpha = 0.05)</text:p>
          </table:table-cell>
          <table:table-cell table:number-columns-repeated="2" table:style-name="ce1"/>
          <table:table-cell table:style-name="ce27"/>
          <table:table-cell table:number-columns-repeated="16380" table:style-name="ce1"/>
        </table:table-row>
        <table:table-row table:style-name="ro1">
          <table:table-cell office:value-type="string" table:style-name="ce1">
            <text:p>Type of Luminaire</text:p>
          </table:table-cell>
          <table:table-cell table:number-columns-repeated="4" table:style-name="ce1"/>
          <table:table-cell office:value-type="string" table:style-name="ce28">
            <text:p>Normality luminaire</text:p>
          </table:table-cell>
          <table:table-cell office:value-type="string" table:style-name="ce29">
            <text:p>Normality metal plastic</text:p>
          </table:table-cell>
          <table:table-cell office:value-type="string" table:style-name="ce30">
            <text:p>Levene test (variance)</text:p>
          </table:table-cell>
          <table:table-cell office:value-type="string" table:style-name="ce28">
            <text:p>Wilcoxon test (median)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Distance</text:p>
          </table:table-cell>
          <table:table-cell office:value-type="string" table:style-name="ce31">
            <text:p>Luminaire</text:p>
          </table:table-cell>
          <table:table-cell office:value-type="string" table:style-name="ce1">
            <text:p>Metal + plastic</text:p>
          </table:table-cell>
          <table:table-cell office:value-type="string" table:style-name="ce1">
            <text:p>plastic (aa inside ceiling)</text:p>
          </table:table-cell>
          <table:table-cell office:value-type="string" table:style-name="ce1">
            <text:p>mean abs diff</text:p>
          </table:table-cell>
          <table:table-cell office:value-type="string" table:style-name="ce32">
            <text:p>p-value</text:p>
          </table:table-cell>
          <table:table-cell office:value-type="string" table:style-name="ce31">
            <text:p>p-value</text:p>
          </table:table-cell>
          <table:table-cell office:value-type="string" table:style-name="ce32">
            <text:p>p-value</text:p>
          </table:table-cell>
          <table:table-cell office:value-type="string" table:style-name="ce32">
            <text:p>p-value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number-columns-spanned="5" table:number-rows-spanned="1" table:style-name="ce52">
            <text:p>Experiment 1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float" office:value="1.84074" table:formula="of:=2.2 * 0.8367" table:style-name="ce27">
            <text:p>1.84074</text:p>
          </table:table-cell>
          <table:table-cell office:value-type="string" table:style-name="ce1">
            <text:p>30 vs 62</text:p>
          </table:table-cell>
          <table:table-cell office:value-type="string" table:style-name="ce1">
            <text:p>-71.8418 (392)</text:p>
          </table:table-cell>
          <table:table-cell office:value-type="string" table:style-name="ce1">
            <text:p>-72.5564 (532)</text:p>
          </table:table-cell>
          <table:table-cell office:value-type="float" office:value="0.71460000000000001" table:style-name="ce1">
            <text:p>0.7146</text:p>
          </table:table-cell>
          <table:table-cell table:style-name="ce39"/>
          <table:table-cell table:number-columns-repeated="2" table:style-name="ce54"/>
          <table:table-cell office:value-type="float" office:value="1.0935E-10" table:style-name="ce35">
            <text:p>1.09E-10</text:p>
          </table:table-cell>
          <table:table-cell table:number-columns-repeated="16375"/>
        </table:table-row>
        <table:table-row table:style-name="ro1">
          <table:table-cell office:value-type="float" office:value="3.6814800000000001" table:formula="of:=(4.4-2.2) * 0.8367+[.A5]" table:style-name="ce27">
            <text:p>3.68148</text:p>
          </table:table-cell>
          <table:table-cell office:value-type="string" table:style-name="ce1">
            <text:p>A0 vs 89</text:p>
          </table:table-cell>
          <table:table-cell office:value-type="string" table:style-name="ce1">
            <text:p>-84.4118 (272)</text:p>
          </table:table-cell>
          <table:table-cell office:value-type="string" table:style-name="ce1">
            <text:p>-74.3834 (493)</text:p>
          </table:table-cell>
          <table:table-cell office:value-type="float" office:value="10.0284" table:style-name="ce1">
            <text:p>10.0284</text:p>
          </table:table-cell>
          <table:table-cell table:style-name="ce39"/>
          <table:table-cell table:style-name="ce54"/>
          <table:table-cell table:style-name="ce39"/>
          <table:table-cell office:value-type="float" office:value="3.5182E-118" table:style-name="ce35">
            <text:p>3.52E-118</text:p>
          </table:table-cell>
          <table:table-cell table:number-columns-repeated="16375"/>
        </table:table-row>
        <table:table-row table:style-name="ro1">
          <table:table-cell office:value-type="float" office:value="5.5222199999999999" table:formula="of:=2.2 * 0.8367 + [.A6]" table:style-name="ce27">
            <text:p>5.52222</text:p>
          </table:table-cell>
          <table:table-cell office:value-type="string" table:style-name="ce1">
            <text:p>D1 vs 65</text:p>
          </table:table-cell>
          <table:table-cell office:value-type="string" table:style-name="ce1">
            <text:p>-83.25 (392)</text:p>
          </table:table-cell>
          <table:table-cell office:value-type="string" table:style-name="ce1">
            <text:p>-74.9864 (368)</text:p>
          </table:table-cell>
          <table:table-cell office:value-type="float" office:value="8.2636000000000003" table:style-name="ce1">
            <text:p>8.2636</text:p>
          </table:table-cell>
          <table:table-cell table:style-name="ce39"/>
          <table:table-cell table:number-columns-repeated="2" table:style-name="ce54"/>
          <table:table-cell office:value-type="float" office:value="8.5062000000000002E-126" table:style-name="ce35">
            <text:p>8.51E-126</text:p>
          </table:table-cell>
          <table:table-cell table:number-columns-repeated="16375"/>
        </table:table-row>
        <table:table-row table:style-name="ro1">
          <table:table-cell office:value-type="float" office:value="7.3629600000000002" table:formula="of:=2.2 * 0.8367+[.A7]" table:style-name="ce27">
            <text:p>7.36296</text:p>
          </table:table-cell>
          <table:table-cell office:value-type="string" table:style-name="ce1">
            <text:p>44 vs 57</text:p>
          </table:table-cell>
          <table:table-cell office:value-type="string" table:style-name="ce1">
            <text:p>-85.8042 (240)</text:p>
          </table:table-cell>
          <table:table-cell office:value-type="string" table:style-name="ce1">
            <text:p>-85.529 (293)</text:p>
          </table:table-cell>
          <table:table-cell office:value-type="float" office:value="0.2752" table:style-name="ce1">
            <text:p>0.2752</text:p>
          </table:table-cell>
          <table:table-cell table:style-name="ce39"/>
          <table:table-cell table:number-columns-repeated="2" table:style-name="ce54"/>
          <table:table-cell office:value-type="float" office:value="1.2999999999999999E-3" table:style-name="ce34">
            <text:p>0.0013</text:p>
          </table:table-cell>
          <table:table-cell table:number-columns-repeated="16375"/>
        </table:table-row>
        <table:table-row table:style-name="ro1">
          <table:table-cell office:value-type="float" office:value="9.2036999999999995" table:formula="of:=2.2 * 0.8367+[.A8]" table:style-name="ce27">
            <text:p>9.2037</text:p>
          </table:table-cell>
          <table:table-cell office:value-type="string" table:style-name="ce1">
            <text:p>32 vs 34</text:p>
          </table:table-cell>
          <table:table-cell office:value-type="string" table:style-name="ce1">
            <text:p>-82.9<text:s/><text:span text:style-name="T3">(</text:span>230<text:span text:style-name="T3">)</text:span></text:p>
          </table:table-cell>
          <table:table-cell office:value-type="string" table:style-name="ce1">
            <text:p>-80.1208 (356)</text:p>
          </table:table-cell>
          <table:table-cell office:value-type="float" office:value="2.7791999999999999" table:style-name="ce1">
            <text:p>2.7792</text:p>
          </table:table-cell>
          <table:table-cell table:style-name="ce39"/>
          <table:table-cell table:number-columns-repeated="2" table:style-name="ce54"/>
          <table:table-cell office:value-type="float" office:value="7.6136999999999995E-24" table:style-name="ce35">
            <text:p>7.61E-24</text:p>
          </table:table-cell>
          <table:table-cell table:number-columns-repeated="16375"/>
        </table:table-row>
        <table:table-row table:style-name="ro1">
          <table:table-cell office:value-type="float" office:value="11.12811" table:formula="of:=(11.1-8.8) * 0.8367+[.A9]" table:style-name="ce27">
            <text:p>11.12811</text:p>
          </table:table-cell>
          <table:table-cell office:value-type="string" table:style-name="ce1">
            <text:p>F4 vs 27</text:p>
          </table:table-cell>
          <table:table-cell office:value-type="string" table:style-name="ce1">
            <text:p>-83.6786 (224)</text:p>
          </table:table-cell>
          <table:table-cell office:value-type="string" table:style-name="ce1">
            <text:p>-81.5825<text:s/><text:span text:style-name="T3">(</text:span>424<text:span text:style-name="T3">)</text:span></text:p>
          </table:table-cell>
          <table:table-cell office:value-type="float" office:value="2.0960000000000001" table:style-name="ce1">
            <text:p>2.096</text:p>
          </table:table-cell>
          <table:table-cell table:number-columns-repeated="3" table:style-name="ce54"/>
          <table:table-cell office:value-type="float" office:value="1.0923E-34" table:style-name="ce35">
            <text:p>1.09E-34</text:p>
          </table:table-cell>
          <table:table-cell table:number-columns-repeated="16375"/>
        </table:table-row>
        <table:table-row table:style-name="ro1">
          <table:table-cell office:value-type="float" office:value="13.052519999999999" table:formula="of:=2.3 * 0.8367+[.A10]" table:style-name="ce27">
            <text:p>13.05252</text:p>
          </table:table-cell>
          <table:table-cell office:value-type="string" table:style-name="ce1">
            <text:p>F5 vs 6D</text:p>
          </table:table-cell>
          <table:table-cell office:value-type="string" table:style-name="ce1">
            <text:p>-89.3429<text:s/><text:span text:style-name="T3">(</text:span>35<text:span text:style-name="T3">)</text:span></text:p>
          </table:table-cell>
          <table:table-cell office:value-type="string" table:style-name="ce1">
            <text:p>-75.3946 (185)</text:p>
          </table:table-cell>
          <table:table-cell office:value-type="float" office:value="13.9483" table:style-name="ce1">
            <text:p>13.9483</text:p>
          </table:table-cell>
          <table:table-cell table:style-name="ce39"/>
          <table:table-cell table:style-name="ce54"/>
          <table:table-cell table:style-name="ce39"/>
          <table:table-cell office:value-type="float" office:value="2.4453999999999999E-22" table:style-name="ce35">
            <text:p>2.45E-22</text:p>
          </table:table-cell>
          <table:table-cell table:number-columns-repeated="16375"/>
        </table:table-row>
        <table:table-row table:style-name="ro1">
          <table:table-cell table:style-name="ce37"/>
          <table:table-cell office:value-type="string" table:style-name="ce37">
            <text:p>Mean</text:p>
          </table:table-cell>
          <table:table-cell office:value-type="float" office:value="-83.032700000000006" table:style-name="ce38">
            <text:p>-83.0327</text:p>
          </table:table-cell>
          <table:table-cell office:value-type="float" office:value="-77.793300000000002" table:style-name="ce38">
            <text:p>-77.7933</text:p>
          </table:table-cell>
          <table:table-cell office:value-type="float" office:value="5.2393999999999998" table:style-name="ce38">
            <text:p>5.2394</text:p>
          </table:table-cell>
          <table:table-cell table:style-name="ce39"/>
          <table:table-cell table:style-name="ce54"/>
          <table:table-cell table:style-name="ce39"/>
          <table:table-cell table:style-name="ce35"/>
          <table:table-cell table:number-columns-repeated="16375"/>
        </table:table-row>
        <table:table-row table:style-name="ro1">
          <table:table-cell table:style-name="ce27"/>
          <table:table-cell office:value-type="string" table:number-columns-spanned="5" table:number-rows-spanned="1" table:style-name="ce52">
            <text:p>Experiment 2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float" office:value="1.84074" table:formula="of:=2.2 * 0.8367" table:style-name="ce27">
            <text:p>1.84074</text:p>
          </table:table-cell>
          <table:table-cell office:value-type="string" table:style-name="ce1">
            <text:p>AA vs 6D</text:p>
          </table:table-cell>
          <table:table-cell office:value-type="string" table:style-name="ce1">
            <text:p>-72.0806 (434)</text:p>
          </table:table-cell>
          <table:table-cell office:value-type="string" table:style-name="ce1">
            <text:p>-66.9766 (471)</text:p>
          </table:table-cell>
          <table:table-cell office:value-type="float" office:value="5.1040000000000001" table:style-name="ce1">
            <text:p>5.104</text:p>
          </table:table-cell>
          <table:table-cell office:value-type="float" office:value="2.8493E-7" table:style-name="ce35">
            <text:p>2.85E-07</text:p>
          </table:table-cell>
          <table:table-cell office:value-type="float" office:value="5.9260999999999997E-83" table:style-name="ce35">
            <text:p>5.93E-83</text:p>
          </table:table-cell>
          <table:table-cell office:value-type="float" office:value="5.2161E-36" table:style-name="ce35">
            <text:p>5.22E-36</text:p>
          </table:table-cell>
          <table:table-cell office:value-type="float" office:value="7.0109999999999997E-40" table:style-name="ce35">
            <text:p>7.01E-40</text:p>
          </table:table-cell>
          <table:table-cell table:number-columns-repeated="16375"/>
        </table:table-row>
        <table:table-row table:style-name="ro1">
          <table:table-cell office:value-type="float" office:value="3.6814800000000001" table:formula="of:=(4.4-2.2) * 0.8367+[.A14]" table:style-name="ce27">
            <text:p>3.68148</text:p>
          </table:table-cell>
          <table:table-cell office:value-type="string" table:style-name="ce1">
            <text:p>11 vs 27</text:p>
          </table:table-cell>
          <table:table-cell office:value-type="string" table:style-name="ce1">
            <text:p>-74.233 (279)</text:p>
          </table:table-cell>
          <table:table-cell office:value-type="string" table:style-name="ce1">
            <text:p>-75.1373 (437)</text:p>
          </table:table-cell>
          <table:table-cell office:value-type="float" office:value="0.90429999999999999" table:style-name="ce1">
            <text:p>0.9043</text:p>
          </table:table-cell>
          <table:table-cell office:value-type="float" office:value="0.28789999999999999" table:style-name="ce36">
            <text:p>0.2879</text:p>
          </table:table-cell>
          <table:table-cell office:value-type="float" office:value="5.2488000000000002E-31" table:style-name="ce35">
            <text:p>5.25E-31</text:p>
          </table:table-cell>
          <table:table-cell office:value-type="float" office:value="6.4572000000000004E-56" table:style-name="ce35">
            <text:p>6.46E-56</text:p>
          </table:table-cell>
          <table:table-cell office:value-type="float" office:value="1.4638E-11" table:style-name="ce35">
            <text:p>1.46E-11</text:p>
          </table:table-cell>
          <table:table-cell table:number-columns-repeated="16375"/>
        </table:table-row>
        <table:table-row table:style-name="ro1">
          <table:table-cell office:value-type="float" office:value="5.5222199999999999" table:formula="of:=2.2 * 0.8367 + [.A15]" table:style-name="ce27">
            <text:p>5.52222</text:p>
          </table:table-cell>
          <table:table-cell office:value-type="string" table:style-name="ce1">
            <text:p>1D vs 34</text:p>
          </table:table-cell>
          <table:table-cell office:value-type="string" table:style-name="ce1">
            <text:p>-77.8531 (422)</text:p>
          </table:table-cell>
          <table:table-cell office:value-type="string" table:style-name="ce1">
            <text:p>-80.5909 (506)</text:p>
          </table:table-cell>
          <table:table-cell office:value-type="float" office:value="2.7378" table:style-name="ce1">
            <text:p>2.7378</text:p>
          </table:table-cell>
          <table:table-cell office:value-type="float" office:value="5.6762E-7" table:style-name="ce35">
            <text:p>5.68E-07</text:p>
          </table:table-cell>
          <table:table-cell office:value-type="float" office:value="3.6226999999999997E-77" table:style-name="ce35">
            <text:p>3.62E-77</text:p>
          </table:table-cell>
          <table:table-cell office:value-type="float" office:value="3.6128E-42" table:style-name="ce35">
            <text:p>3.61E-42</text:p>
          </table:table-cell>
          <table:table-cell office:value-type="float" office:value="1.7393999999999999E-41" table:style-name="ce35">
            <text:p>1.74E-41</text:p>
          </table:table-cell>
          <table:table-cell table:number-columns-repeated="16375"/>
        </table:table-row>
        <table:table-row table:style-name="ro1">
          <table:table-cell office:value-type="float" office:value="7.3629600000000002" table:formula="of:=2.2 * 0.8367+[.A16]" table:style-name="ce27">
            <text:p>7.36296</text:p>
          </table:table-cell>
          <table:table-cell office:value-type="string" table:style-name="ce1">
            <text:p>3F vs 57</text:p>
          </table:table-cell>
          <table:table-cell office:value-type="string" table:style-name="ce1">
            <text:p>-83.8486<text:s/><text:span text:style-name="T3">(</text:span>370<text:span text:style-name="T3">)</text:span></text:p>
          </table:table-cell>
          <table:table-cell office:value-type="string" table:style-name="ce1">
            <text:p>-82.3724 (427)</text:p>
          </table:table-cell>
          <table:table-cell office:value-type="float" office:value="1.4762999999999999" table:style-name="ce1">
            <text:p>1.4763</text:p>
          </table:table-cell>
          <table:table-cell office:value-type="float" office:value="3.3700000000000001E-2" table:style-name="ce34">
            <text:p>0.0337</text:p>
          </table:table-cell>
          <table:table-cell office:value-type="float" office:value="1.1962E-18" table:style-name="ce35">
            <text:p>1.20E-18</text:p>
          </table:table-cell>
          <table:table-cell office:value-type="float" office:value="5.2809999999999999E-30" table:style-name="ce35">
            <text:p>5.28E-30</text:p>
          </table:table-cell>
          <table:table-cell office:value-type="float" office:value="1.7022999999999999E-5" table:style-name="ce35">
            <text:p>1.70E-05</text:p>
          </table:table-cell>
          <table:table-cell table:number-columns-repeated="16375"/>
        </table:table-row>
        <table:table-row table:style-name="ro1">
          <table:table-cell office:value-type="float" office:value="9.2036999999999995" table:formula="of:=2.2 * 0.8367+[.A17]" table:style-name="ce27">
            <text:p>9.2037</text:p>
          </table:table-cell>
          <table:table-cell office:value-type="string" table:style-name="ce1">
            <text:p>F5 vs 65</text:p>
          </table:table-cell>
          <table:table-cell office:value-type="string" table:style-name="ce1">
            <text:p>-83.7517 (286)</text:p>
          </table:table-cell>
          <table:table-cell office:value-type="string" table:style-name="ce1">
            <text:p>-79.6709 (471)</text:p>
          </table:table-cell>
          <table:table-cell office:value-type="float" office:value="4.0808" table:style-name="ce1">
            <text:p>4.0808</text:p>
          </table:table-cell>
          <table:table-cell office:value-type="float" office:value="3.1892999999999999E-11" table:style-name="ce35">
            <text:p>3.19E-11</text:p>
          </table:table-cell>
          <table:table-cell office:value-type="float" office:value="6.7035000000000001E-43" table:style-name="ce35">
            <text:p>6.70E-43</text:p>
          </table:table-cell>
          <table:table-cell office:value-type="float" office:value="3.4649000000000001E-8" table:style-name="ce35">
            <text:p>3.46E-08</text:p>
          </table:table-cell>
          <table:table-cell office:value-type="float" office:value="3.5053000000000002E-61" table:style-name="ce35">
            <text:p>3.51E-61</text:p>
          </table:table-cell>
          <table:table-cell table:number-columns-repeated="16375"/>
        </table:table-row>
        <table:table-row table:style-name="ro1">
          <table:table-cell office:value-type="float" office:value="11.12811" table:formula="of:=(11.1-8.8) * 0.8367+[.A18]" table:style-name="ce27">
            <text:p>11.12811</text:p>
          </table:table-cell>
          <table:table-cell office:value-type="string" table:style-name="ce1">
            <text:p>F4 vs 89</text:p>
          </table:table-cell>
          <table:table-cell office:value-type="string" table:style-name="ce1">
            <text:p>-85.975 (120)</text:p>
          </table:table-cell>
          <table:table-cell office:value-type="string" table:style-name="ce1">
            <text:p>-84.9881 (420)</text:p>
          </table:table-cell>
          <table:table-cell office:value-type="float" office:value="0.9869" table:style-name="ce1">
            <text:p>0.9869</text:p>
          </table:table-cell>
          <table:table-cell office:value-type="float" office:value="5.9799999999999999E-2" table:style-name="ce36">
            <text:p>0.0598</text:p>
          </table:table-cell>
          <table:table-cell office:value-type="float" office:value="1.4697E-20" table:style-name="ce35">
            <text:p>1.47E-20</text:p>
          </table:table-cell>
          <table:table-cell office:value-type="float" office:value="1.0756999999999999E-6" table:style-name="ce35">
            <text:p>1.08E-06</text:p>
          </table:table-cell>
          <table:table-cell office:value-type="float" office:value="1.8928999999999999E-13" table:style-name="ce35">
            <text:p>1.89E-13</text:p>
          </table:table-cell>
          <table:table-cell table:number-columns-repeated="16375"/>
        </table:table-row>
        <table:table-row table:style-name="ro1">
          <table:table-cell office:value-type="float" office:value="13.052519999999999" table:formula="of:=2.3 * 0.8367+[.A19]" table:style-name="ce27">
            <text:p>13.05252</text:p>
          </table:table-cell>
          <table:table-cell office:value-type="string" table:style-name="ce1">
            <text:p>32 vs 62</text:p>
          </table:table-cell>
          <table:table-cell office:value-type="string" table:style-name="ce1">
            <text:p>-94 (37)</text:p>
          </table:table-cell>
          <table:table-cell office:value-type="string" table:style-name="ce1">
            <text:p>-82.9429 (105)</text:p>
          </table:table-cell>
          <table:table-cell office:value-type="float" office:value="11.0571" table:style-name="ce1">
            <text:p>11.0571</text:p>
          </table:table-cell>
          <table:table-cell office:value-type="float" office:value="0" table:style-name="ce34">
            <text:p>0</text:p>
          </table:table-cell>
          <table:table-cell office:value-type="float" office:value="1.7314999999999999E-25" table:style-name="ce35">
            <text:p>1.73E-25</text:p>
          </table:table-cell>
          <table:table-cell office:value-type="float" office:value="6.1325E-5" table:style-name="ce35">
            <text:p>6.13E-05</text:p>
          </table:table-cell>
          <table:table-cell office:value-type="float" office:value="3.7024000000000004E-21" table:style-name="ce35">
            <text:p>3.70E-21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37">
            <text:p>Mean</text:p>
          </table:table-cell>
          <table:table-cell office:value-type="float" office:value="-81.677400000000006" table:style-name="ce38">
            <text:p>-81.6774</text:p>
          </table:table-cell>
          <table:table-cell office:value-type="float" office:value="-78.9542" table:style-name="ce38">
            <text:p>-78.9542</text:p>
          </table:table-cell>
          <table:table-cell office:value-type="float" office:value="2.7231999999999998" table:style-name="ce38">
            <text:p>2.7232</text:p>
          </table:table-cell>
          <table:table-cell table:style-name="ce1"/>
          <table:table-cell table:style-name="ce39"/>
          <table:table-cell table:number-columns-repeated="16377" table:style-name="ce1"/>
        </table:table-row>
        <table:table-row table:style-name="ro1">
          <table:table-cell table:style-name="ce1"/>
          <table:table-cell table:style-name="ce37"/>
          <table:table-cell table:number-columns-repeated="3" table:style-name="ce38"/>
          <table:table-cell table:style-name="ce1"/>
          <table:table-cell table:style-name="ce39"/>
          <table:table-cell table:number-columns-repeated="16377" table:style-name="ce1"/>
        </table:table-row>
        <table:table-row table:style-name="ro1">
          <table:table-cell office:value-type="string" table:style-name="ce34">
            <text:p>Location 1</text:p>
          </table:table-cell>
          <table:table-cell office:value-type="string" table:style-name="ce34">
            <text:p>User Presence</text:p>
          </table:table-cell>
          <table:table-cell table:number-columns-repeated="3" table:style-name="ce39"/>
          <table:table-cell table:number-columns-repeated="16379" table:style-name="ce1"/>
        </table:table-row>
        <table:table-row table:style-name="ro1">
          <table:table-cell office:value-type="string" table:number-columns-spanned="5" table:number-rows-spanned="1" table:style-name="ce52">
            <text:p>without user vs north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1">
            <text:p>without user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mean abs diff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 (variance)</text:p>
          </table:table-cell>
          <table:table-cell office:value-type="string" table:style-name="ce28">
            <text:p>Wilcoxon test (median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B3F</text:p>
          </table:table-cell>
          <table:table-cell office:value-type="string" table:style-name="ce1">
            <text:p>-77.1349<text:s/><text:span text:style-name="T3">(</text:span>645<text:span text:style-name="T3">)</text:span></text:p>
          </table:table-cell>
          <table:table-cell office:value-type="string" table:style-name="ce1">
            <text:p>-85.8808 (453)</text:p>
          </table:table-cell>
          <table:table-cell office:value-type="float" office:value="8.7459000000000007" table:style-name="ce1">
            <text:p>8.7459</text:p>
          </table:table-cell>
          <table:table-cell office:value-type="float" office:value="0" table:style-name="ce34">
            <text:p>0</text:p>
          </table:table-cell>
          <table:table-cell office:value-type="float" office:value="2.2245E-156" table:style-name="ce35">
            <text:p>2.22E-156</text:p>
          </table:table-cell>
          <table:table-cell office:value-type="float" office:value="6.4453999999999998E-4" table:style-name="ce35">
            <text:p>6.45E-04</text:p>
          </table:table-cell>
          <table:table-cell office:value-type="float" office:value="1.4953999999999999E-103" table:style-name="ce35">
            <text:p>1.50E-10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AF5</text:p>
          </table:table-cell>
          <table:table-cell office:value-type="string" table:style-name="ce1">
            <text:p>-74.8347 (629)</text:p>
          </table:table-cell>
          <table:table-cell office:value-type="string" table:style-name="ce1">
            <text:p>-83.7002 (487)</text:p>
          </table:table-cell>
          <table:table-cell office:value-type="float" office:value="8.8655000000000008" table:style-name="ce1">
            <text:p>8.8655</text:p>
          </table:table-cell>
          <table:table-cell office:value-type="float" office:value="0" table:style-name="ce34">
            <text:p>0</text:p>
          </table:table-cell>
          <table:table-cell office:value-type="float" office:value="9.4943999999999996E-203" table:style-name="ce35">
            <text:p>9.49E-203</text:p>
          </table:table-cell>
          <table:table-cell office:value-type="float" office:value="1.5368000000000001E-53" table:style-name="ce35">
            <text:p>1.54E-53</text:p>
          </table:table-cell>
          <table:table-cell office:value-type="float" office:value="3.5823999999999998E-175" table:style-name="ce35">
            <text:p>3.58E-17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4">
            <text:p>8AF4</text:p>
          </table:table-cell>
          <table:table-cell office:value-type="string" table:style-name="ce1">
            <text:p>-80.8054 (596)</text:p>
          </table:table-cell>
          <table:table-cell office:value-type="string" table:style-name="ce1">
            <text:p>-90.7882 (321)</text:p>
          </table:table-cell>
          <table:table-cell office:value-type="float" office:value="9.9827999999999992" table:style-name="ce1">
            <text:p>9.9828</text:p>
          </table:table-cell>
          <table:table-cell office:value-type="float" office:value="0" table:style-name="ce34">
            <text:p>0</text:p>
          </table:table-cell>
          <table:table-cell office:value-type="float" office:value="2.8216000000000001E-188" table:style-name="ce35">
            <text:p>2.82E-188</text:p>
          </table:table-cell>
          <table:table-cell office:value-type="float" office:value="1.2147E-21" table:style-name="ce35">
            <text:p>1.21E-21</text:p>
          </table:table-cell>
          <table:table-cell office:value-type="float" office:value="3.5250999999999997E-142" table:style-name="ce35">
            <text:p>3.53E-14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B32</text:p>
          </table:table-cell>
          <table:table-cell office:value-type="string" table:style-name="ce1">
            <text:p>-79.9181 (415)</text:p>
          </table:table-cell>
          <table:table-cell office:value-type="string" table:style-name="ce1">
            <text:p>-91.9278 (291)</text:p>
          </table:table-cell>
          <table:table-cell office:value-type="float" office:value="12.0098" table:style-name="ce1">
            <text:p>12.0098</text:p>
          </table:table-cell>
          <table:table-cell office:value-type="float" office:value="0" table:style-name="ce34">
            <text:p>0</text:p>
          </table:table-cell>
          <table:table-cell office:value-type="float" office:value="3.0544000000000001E-134" table:style-name="ce35">
            <text:p>3.05E-134</text:p>
          </table:table-cell>
          <table:table-cell office:value-type="float" office:value="1.4703999999999999E-14" table:style-name="ce35">
            <text:p>1.47E-14</text:p>
          </table:table-cell>
          <table:table-cell office:value-type="float" office:value="1.6509999999999999E-108" table:style-name="ce35">
            <text:p>1.65E-10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87.1852 (351)</text:p>
          </table:table-cell>
          <table:table-cell office:value-type="string" table:style-name="ce1">
            <text:p>-90.8154 (298)</text:p>
          </table:table-cell>
          <table:table-cell office:value-type="float" office:value="3.6303000000000001" table:style-name="ce1">
            <text:p>3.6303</text:p>
          </table:table-cell>
          <table:table-cell office:value-type="float" office:value="1.8972999999999999E-4" table:style-name="ce35">
            <text:p>1.90E-04</text:p>
          </table:table-cell>
          <table:table-cell office:value-type="float" office:value="9.5743000000000002E-29" table:style-name="ce35">
            <text:p>9.57E-29</text:p>
          </table:table-cell>
          <table:table-cell office:value-type="float" office:value="6.8186000000000002E-41" table:style-name="ce35">
            <text:p>6.82E-41</text:p>
          </table:table-cell>
          <table:table-cell office:value-type="float" office:value="2.8816999999999999E-20" table:style-name="ce35">
            <text:p>2.88E-2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6.3827 (405)</text:p>
          </table:table-cell>
          <table:table-cell office:value-type="string" table:style-name="ce1">
            <text:p>-92.1137 (387)</text:p>
          </table:table-cell>
          <table:table-cell office:value-type="float" office:value="5.7309999999999999" table:style-name="ce1">
            <text:p>5.731</text:p>
          </table:table-cell>
          <table:table-cell office:value-type="float" office:value="7.3836000000000005E-11" table:style-name="ce35">
            <text:p>7.38E-11</text:p>
          </table:table-cell>
          <table:table-cell office:value-type="float" office:value="3.6116000000000001E-50" table:style-name="ce35">
            <text:p>3.61E-50</text:p>
          </table:table-cell>
          <table:table-cell office:value-type="float" office:value="4.0953999999999997E-133" table:style-name="ce35">
            <text:p>4.10E-133</text:p>
          </table:table-cell>
          <table:table-cell office:value-type="float" office:value="8.1489000000000001E-48" table:style-name="ce35">
            <text:p>8.15E-4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82.6421 (461)</text:p>
          </table:table-cell>
          <table:table-cell office:value-type="string" table:style-name="ce1">
            <text:p>-93.0089<text:s/><text:span text:style-name="T3">(</text:span>224<text:span text:style-name="T3">)</text:span></text:p>
          </table:table-cell>
          <table:table-cell office:value-type="float" office:value="10.3668" table:style-name="ce1">
            <text:p>10.3668</text:p>
          </table:table-cell>
          <table:table-cell office:value-type="float" office:value="0" table:style-name="ce34">
            <text:p>0</text:p>
          </table:table-cell>
          <table:table-cell office:value-type="float" office:value="7.9054999999999992E-124" table:style-name="ce35">
            <text:p>7.91E-124</text:p>
          </table:table-cell>
          <table:table-cell office:value-type="float" office:value="1.5844999999999999E-28" table:style-name="ce35">
            <text:p>1.58E-28</text:p>
          </table:table-cell>
          <table:table-cell office:value-type="float" office:value="2.8135000000000001E-94" table:style-name="ce35">
            <text:p>2.81E-9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0">
            <text:p>Mean</text:p>
          </table:table-cell>
          <table:table-cell office:value-type="float" office:value="-81.271900000000002" table:style-name="ce41">
            <text:p>-81.2719</text:p>
          </table:table-cell>
          <table:table-cell office:value-type="float" office:value="-89.747900000000001" table:style-name="ce41">
            <text:p>-89.7479</text:p>
          </table:table-cell>
          <table:table-cell office:value-type="float" office:value="8.4760000000000009" table:style-name="ce41">
            <text:p>8.476</text:p>
          </table:table-cell>
          <table:table-cell table:style-name="ce39"/>
          <table:table-cell table:number-columns-repeated="16379" table:style-name="ce1"/>
        </table:table-row>
        <table:table-row table:style-name="ro1">
          <table:table-cell office:value-type="string" table:number-columns-spanned="5" table:number-rows-spanned="1" table:style-name="ce52">
            <text:p>without user vs east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1">
            <text:p>without user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mean abs diff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 (variance)</text:p>
          </table:table-cell>
          <table:table-cell office:value-type="string" table:style-name="ce28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F</text:p>
          </table:table-cell>
          <table:table-cell office:value-type="string" table:style-name="ce1">
            <text:p>-77.1349<text:s/><text:span text:style-name="T3">(</text:span>645<text:span text:style-name="T3">)</text:span></text:p>
          </table:table-cell>
          <table:table-cell office:value-type="string" table:style-name="ce1">
            <text:p>-90.4377 (345)</text:p>
          </table:table-cell>
          <table:table-cell office:value-type="float" office:value="13.3028" table:style-name="ce1">
            <text:p>13.3028</text:p>
          </table:table-cell>
          <table:table-cell office:value-type="float" office:value="0" table:style-name="ce34">
            <text:p>0</text:p>
          </table:table-cell>
          <table:table-cell office:value-type="float" office:value="1.3260000000000001E-139" table:style-name="ce35">
            <text:p>1.33E-139</text:p>
          </table:table-cell>
          <table:table-cell office:value-type="float" office:value="2.3999999999999998E-3" table:style-name="ce34">
            <text:p>0.0024</text:p>
          </table:table-cell>
          <table:table-cell office:value-type="float" office:value="2.0238000000000001E-118" table:style-name="ce35">
            <text:p>2.02E-1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F5</text:p>
          </table:table-cell>
          <table:table-cell office:value-type="string" table:style-name="ce1">
            <text:p>-74.8347 (629)</text:p>
          </table:table-cell>
          <table:table-cell office:value-type="string" table:style-name="ce1">
            <text:p>-87.2577 (388)</text:p>
          </table:table-cell>
          <table:table-cell office:value-type="float" office:value="12.4231" table:style-name="ce1">
            <text:p>12.4231</text:p>
          </table:table-cell>
          <table:table-cell office:value-type="float" office:value="0" table:style-name="ce34">
            <text:p>0</text:p>
          </table:table-cell>
          <table:table-cell office:value-type="float" office:value="1.5535000000000001E-210" table:style-name="ce35">
            <text:p>1.55E-210</text:p>
          </table:table-cell>
          <table:table-cell office:value-type="float" office:value="1.6551000000000001E-41" table:style-name="ce35">
            <text:p>1.66E-41</text:p>
          </table:table-cell>
          <table:table-cell office:value-type="float" office:value="6.9233000000000003E-160" table:style-name="ce35">
            <text:p>6.92E-16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F4</text:p>
          </table:table-cell>
          <table:table-cell office:value-type="string" table:style-name="ce1">
            <text:p>-80.8054 (596)</text:p>
          </table:table-cell>
          <table:table-cell office:value-type="string" table:style-name="ce1">
            <text:p>-92.6728 (162)</text:p>
          </table:table-cell>
          <table:table-cell office:value-type="float" office:value="11.8675" table:style-name="ce1">
            <text:p>11.8675</text:p>
          </table:table-cell>
          <table:table-cell office:value-type="float" office:value="0" table:style-name="ce34">
            <text:p>0</text:p>
          </table:table-cell>
          <table:table-cell office:value-type="float" office:value="6.8572999999999996E-115" table:style-name="ce35">
            <text:p>6.86E-115</text:p>
          </table:table-cell>
          <table:table-cell office:value-type="float" office:value="3.4672000000000001E-8" table:style-name="ce35">
            <text:p>3.47E-08</text:p>
          </table:table-cell>
          <table:table-cell office:value-type="float" office:value="1.2625000000000001E-87" table:style-name="ce35">
            <text:p>1.26E-8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2</text:p>
          </table:table-cell>
          <table:table-cell office:value-type="string" table:style-name="ce1">
            <text:p>-79.9181 (415)</text:p>
          </table:table-cell>
          <table:table-cell office:value-type="string" table:style-name="ce1">
            <text:p>-92.8242 (165)</text:p>
          </table:table-cell>
          <table:table-cell office:value-type="float" office:value="12.9062" table:style-name="ce1">
            <text:p>12.9062</text:p>
          </table:table-cell>
          <table:table-cell office:value-type="float" office:value="0" table:style-name="ce34">
            <text:p>0</text:p>
          </table:table-cell>
          <table:table-cell office:value-type="float" office:value="1.9258000000000002E-99" table:style-name="ce35">
            <text:p>1.93E-99</text:p>
          </table:table-cell>
          <table:table-cell office:value-type="float" office:value="1.0545E-22" table:style-name="ce35">
            <text:p>1.05E-22</text:p>
          </table:table-cell>
          <table:table-cell office:value-type="float" office:value="8.8473000000000006E-77" table:style-name="ce35">
            <text:p>8.85E-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87.1852 (351)</text:p>
          </table:table-cell>
          <table:table-cell office:value-type="string" table:style-name="ce1">
            <text:p>-93.7024 (84)</text:p>
          </table:table-cell>
          <table:table-cell office:value-type="float" office:value="6.5171999999999999" table:style-name="ce1">
            <text:p>6.5172</text:p>
          </table:table-cell>
          <table:table-cell office:value-type="float" office:value="4.7346000000000001E-11" table:style-name="ce35">
            <text:p>4.73E-11</text:p>
          </table:table-cell>
          <table:table-cell office:value-type="float" office:value="7.878E-30" table:style-name="ce35">
            <text:p>7.88E-30</text:p>
          </table:table-cell>
          <table:table-cell office:value-type="float" office:value="8.0920000000000004E-49" table:style-name="ce35">
            <text:p>8.09E-49</text:p>
          </table:table-cell>
          <table:table-cell office:value-type="float" office:value="2.9551999999999999E-31" table:style-name="ce35">
            <text:p>2.96E-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6.3827 (405)</text:p>
          </table:table-cell>
          <table:table-cell office:value-type="string" table:style-name="ce1">
            <text:p>-95.0484 (62)</text:p>
          </table:table-cell>
          <table:table-cell office:value-type="float" office:value="8.6656999999999993" table:style-name="ce1">
            <text:p>8.6657</text:p>
          </table:table-cell>
          <table:table-cell office:value-type="float" office:value="4.4408999999999998E-16" table:style-name="ce35">
            <text:p>4.44E-16</text:p>
          </table:table-cell>
          <table:table-cell office:value-type="float" office:value="1.2176999999999999E-30" table:style-name="ce35">
            <text:p>1.22E-30</text:p>
          </table:table-cell>
          <table:table-cell office:value-type="float" office:value="1.189E-50" table:style-name="ce35">
            <text:p>1.19E-50</text:p>
          </table:table-cell>
          <table:table-cell office:value-type="float" office:value="1.1845999999999999E-30" table:style-name="ce35">
            <text:p>1.18E-3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82.6421 (461)</text:p>
          </table:table-cell>
          <table:table-cell office:value-type="string" table:style-name="ce1">
            <text:p>-96 (4)</text:p>
          </table:table-cell>
          <table:table-cell office:value-type="float" office:value="13.357900000000001" table:style-name="ce1">
            <text:p>13.3579</text:p>
          </table:table-cell>
          <table:table-cell office:value-type="float" office:value="4.3131999999999997E-7" table:style-name="ce35">
            <text:p>4.31E-07</text:p>
          </table:table-cell>
          <table:table-cell office:value-type="float" office:value="2.221E-4" table:style-name="ce35">
            <text:p>2.22E-04</text:p>
          </table:table-cell>
          <table:table-cell office:value-type="float" office:value="1.24E-2" table:style-name="ce34">
            <text:p>0.0124</text:p>
          </table:table-cell>
          <table:table-cell office:value-type="float" office:value="5.2749999999999997E-4" table:style-name="ce35">
            <text:p>5.28E-04</text:p>
          </table:table-cell>
          <table:table-cell table:number-columns-repeated="16376"/>
        </table:table-row>
        <table:table-row table:style-name="ro1">
          <table:table-cell office:value-type="string" table:style-name="ce40">
            <text:p>Mean</text:p>
          </table:table-cell>
          <table:table-cell office:value-type="float" office:value="-81.271900000000002" table:style-name="ce41">
            <text:p>-81.2719</text:p>
          </table:table-cell>
          <table:table-cell office:value-type="float" office:value="-92.563299999999998" table:style-name="ce41">
            <text:p>-92.5633</text:p>
          </table:table-cell>
          <table:table-cell office:value-type="float" office:value="11.291399999999999" table:style-name="ce41">
            <text:p>11.2914</text:p>
          </table:table-cell>
          <table:table-cell table:style-name="ce39"/>
          <table:table-cell table:number-columns-repeated="16379" table:style-name="ce1"/>
        </table:table-row>
        <table:table-row table:style-name="ro1">
          <table:table-cell office:value-type="string" table:number-columns-spanned="5" table:number-rows-spanned="1" table:style-name="ce52">
            <text:p>without user vs south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1">
            <text:p>without user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mean abs diff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 (variance)</text:p>
          </table:table-cell>
          <table:table-cell office:value-type="string" table:style-name="ce28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F</text:p>
          </table:table-cell>
          <table:table-cell office:value-type="string" table:style-name="ce1">
            <text:p>-77.1349<text:s/><text:span text:style-name="T3">(</text:span>645<text:span text:style-name="T3">)</text:span></text:p>
          </table:table-cell>
          <table:table-cell office:value-type="string" table:style-name="ce1">
            <text:p>-90.4205 (440)</text:p>
          </table:table-cell>
          <table:table-cell office:value-type="float" office:value="13.285600000000001" table:style-name="ce1">
            <text:p>13.2856</text:p>
          </table:table-cell>
          <table:table-cell office:value-type="float" office:value="0" table:style-name="ce34">
            <text:p>0</text:p>
          </table:table-cell>
          <table:table-cell office:value-type="float" office:value="7.8290999999999995E-166" table:style-name="ce35">
            <text:p>7.83E-166</text:p>
          </table:table-cell>
          <table:table-cell office:value-type="float" office:value="1.6178E-5" table:style-name="ce35">
            <text:p>1.62E-05</text:p>
          </table:table-cell>
          <table:table-cell office:value-type="float" office:value="6.9731000000000002E-137" table:style-name="ce35">
            <text:p>6.97E-1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F5</text:p>
          </table:table-cell>
          <table:table-cell office:value-type="string" table:style-name="ce1">
            <text:p>-74.8347 (629)</text:p>
          </table:table-cell>
          <table:table-cell office:value-type="string" table:style-name="ce1">
            <text:p>-88.0415 (434)</text:p>
          </table:table-cell>
          <table:table-cell office:value-type="float" office:value="13.206799999999999" table:style-name="ce1">
            <text:p>13.2068</text:p>
          </table:table-cell>
          <table:table-cell office:value-type="float" office:value="0" table:style-name="ce34">
            <text:p>0</text:p>
          </table:table-cell>
          <table:table-cell office:value-type="float" office:value="3.1319999999999998E-224" table:style-name="ce35">
            <text:p>3.13E-224</text:p>
          </table:table-cell>
          <table:table-cell office:value-type="float" office:value="3.4063000000000003E-57" table:style-name="ce35">
            <text:p>3.41E-57</text:p>
          </table:table-cell>
          <table:table-cell office:value-type="float" office:value="1.0178E-170" table:style-name="ce35">
            <text:p>1.02E-170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8AF4</text:p>
          </table:table-cell>
          <table:table-cell office:value-type="string" table:style-name="ce1">
            <text:p>-80.8054 (596)</text:p>
          </table:table-cell>
          <table:table-cell office:value-type="string" table:style-name="ce1">
            <text:p>-92.8765 (170)</text:p>
          </table:table-cell>
          <table:table-cell office:value-type="float" office:value="12.071099999999999" table:style-name="ce1">
            <text:p>12.0711</text:p>
          </table:table-cell>
          <table:table-cell office:value-type="float" office:value="0" table:style-name="ce34">
            <text:p>0</text:p>
          </table:table-cell>
          <table:table-cell office:value-type="float" office:value="2.7588000000000002E-119" table:style-name="ce35">
            <text:p>2.76E-119</text:p>
          </table:table-cell>
          <table:table-cell office:value-type="float" office:value="0.2467" table:style-name="ce36">
            <text:p>0.2467</text:p>
          </table:table-cell>
          <table:table-cell office:value-type="float" office:value="6.5086000000000002E-91" table:style-name="ce35">
            <text:p>6.51E-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2</text:p>
          </table:table-cell>
          <table:table-cell office:value-type="string" table:style-name="ce1">
            <text:p>-79.9181 (415)</text:p>
          </table:table-cell>
          <table:table-cell office:value-type="string" table:style-name="ce1">
            <text:p>-93.6351 (222)</text:p>
          </table:table-cell>
          <table:table-cell office:value-type="float" office:value="13.7171" table:style-name="ce1">
            <text:p>13.7171</text:p>
          </table:table-cell>
          <table:table-cell office:value-type="float" office:value="0" table:style-name="ce34">
            <text:p>0</text:p>
          </table:table-cell>
          <table:table-cell office:value-type="float" office:value="1.5030999999999999E-124" table:style-name="ce35">
            <text:p>1.50E-124</text:p>
          </table:table-cell>
          <table:table-cell office:value-type="float" office:value="3.9499000000000002E-34" table:style-name="ce35">
            <text:p>3.95E-34</text:p>
          </table:table-cell>
          <table:table-cell office:value-type="float" office:value="1.1188E-93" table:style-name="ce35">
            <text:p>1.12E-9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87.1852 (351)</text:p>
          </table:table-cell>
          <table:table-cell office:value-type="string" table:style-name="ce1">
            <text:p>-94.4821 (56)</text:p>
          </table:table-cell>
          <table:table-cell office:value-type="float" office:value="7.2969999999999997" table:style-name="ce1">
            <text:p>7.297</text:p>
          </table:table-cell>
          <table:table-cell office:value-type="float" office:value="1.9586000000000001E-10" table:style-name="ce35">
            <text:p>1.96E-10</text:p>
          </table:table-cell>
          <table:table-cell office:value-type="float" office:value="1.7915000000000001E-22" table:style-name="ce35">
            <text:p>1.79E-22</text:p>
          </table:table-cell>
          <table:table-cell office:value-type="float" office:value="3.0926999999999997E-33" table:style-name="ce35">
            <text:p>3.09E-33</text:p>
          </table:table-cell>
          <table:table-cell office:value-type="float" office:value="1.8313E-25" table:style-name="ce35">
            <text:p>1.83E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6.3827 (405)</text:p>
          </table:table-cell>
          <table:table-cell office:value-type="string" table:style-name="ce1">
            <text:p>-95.9697 (33)</text:p>
          </table:table-cell>
          <table:table-cell office:value-type="float" office:value="9.5869999999999997" table:style-name="ce1">
            <text:p>9.587</text:p>
          </table:table-cell>
          <table:table-cell office:value-type="float" office:value="0" table:style-name="ce34">
            <text:p>0</text:p>
          </table:table-cell>
          <table:table-cell office:value-type="float" office:value="3.6521E-22" table:style-name="ce35">
            <text:p>3.65E-22</text:p>
          </table:table-cell>
          <table:table-cell office:value-type="float" office:value="2.7086000000000001E-34" table:style-name="ce35">
            <text:p>2.71E-34</text:p>
          </table:table-cell>
          <table:table-cell office:value-type="float" office:value="3.2322999999999997E-20" table:style-name="ce35">
            <text:p>3.23E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82.6421 (461)</text:p>
          </table:table-cell>
          <table:table-cell office:value-type="string" table:style-name="ce1">
            <text:p>-95 (2)</text:p>
          </table:table-cell>
          <table:table-cell office:value-type="float" office:value="12.357900000000001" table:style-name="ce1">
            <text:p>12.3579</text:p>
          </table:table-cell>
          <table:table-cell office:value-type="float" office:value="0" table:style-name="ce34">
            <text:p>0</text:p>
          </table:table-cell>
          <table:table-cell office:value-type="float" office:value="1.15E-2" table:style-name="ce35">
            <text:p>1.15E-02</text:p>
          </table:table-cell>
          <table:table-cell office:value-type="float" office:value="1.15E-2" table:style-name="ce34">
            <text:p>0.0115</text:p>
          </table:table-cell>
          <table:table-cell office:value-type="float" office:value="1.4E-2" table:style-name="ce35">
            <text:p>1.40E-02</text:p>
          </table:table-cell>
          <table:table-cell table:number-columns-repeated="16376"/>
        </table:table-row>
        <table:table-row table:style-name="ro1">
          <table:table-cell office:value-type="string" table:style-name="ce40">
            <text:p>Mean</text:p>
          </table:table-cell>
          <table:table-cell office:value-type="float" office:value="-81.271900000000002" table:style-name="ce41">
            <text:p>-81.2719</text:p>
          </table:table-cell>
          <table:table-cell office:value-type="float" office:value="-92.917900000000003" table:style-name="ce41">
            <text:p>-92.9179</text:p>
          </table:table-cell>
          <table:table-cell office:value-type="float" office:value="11.646000000000001" table:style-name="ce41">
            <text:p>11.64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5" table:number-rows-spanned="1" table:style-name="ce52">
            <text:p>without user vs west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1">
            <text:p>without user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mean abs diff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 (variance)</text:p>
          </table:table-cell>
          <table:table-cell office:value-type="string" table:style-name="ce28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F</text:p>
          </table:table-cell>
          <table:table-cell office:value-type="string" table:style-name="ce1">
            <text:p>-77.1349<text:s/><text:span text:style-name="T3">(</text:span>645<text:span text:style-name="T3">)</text:span></text:p>
          </table:table-cell>
          <table:table-cell office:value-type="string" table:style-name="ce1">
            <text:p>-84.6492 (553)</text:p>
          </table:table-cell>
          <table:table-cell office:value-type="float" office:value="7.5143000000000004" table:style-name="ce1">
            <text:p>7.5143</text:p>
          </table:table-cell>
          <table:table-cell office:value-type="float" office:value="4.4408999999999998E-16" table:style-name="ce35">
            <text:p>4.44E-16</text:p>
          </table:table-cell>
          <table:table-cell office:value-type="float" office:value="2.3399E-151" table:style-name="ce35">
            <text:p>2.34E-151</text:p>
          </table:table-cell>
          <table:table-cell office:value-type="float" office:value="0.70179999999999998" table:style-name="ce36">
            <text:p>0.7018</text:p>
          </table:table-cell>
          <table:table-cell office:value-type="float" office:value="8.4599000000000004E-109" table:style-name="ce35">
            <text:p>8.46E-1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F5</text:p>
          </table:table-cell>
          <table:table-cell office:value-type="string" table:style-name="ce1">
            <text:p>-74.8347 (629)</text:p>
          </table:table-cell>
          <table:table-cell office:value-type="string" table:style-name="ce1">
            <text:p>-84.1693 (561)</text:p>
          </table:table-cell>
          <table:table-cell office:value-type="float" office:value="9.3346999999999998" table:style-name="ce1">
            <text:p>9.3347</text:p>
          </table:table-cell>
          <table:table-cell office:value-type="float" office:value="0" table:style-name="ce34">
            <text:p>0</text:p>
          </table:table-cell>
          <table:table-cell office:value-type="float" office:value="1.2663E-210" table:style-name="ce35">
            <text:p>1.27E-210</text:p>
          </table:table-cell>
          <table:table-cell office:value-type="float" office:value="3.7916999999999998E-62" table:style-name="ce35">
            <text:p>3.79E-62</text:p>
          </table:table-cell>
          <table:table-cell office:value-type="float" office:value="9.4036999999999994E-185" table:style-name="ce35">
            <text:p>9.40E-1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F4</text:p>
          </table:table-cell>
          <table:table-cell office:value-type="string" table:style-name="ce1">
            <text:p>-80.8054 (596)</text:p>
          </table:table-cell>
          <table:table-cell office:value-type="string" table:style-name="ce1">
            <text:p>-87.7208 (480)</text:p>
          </table:table-cell>
          <table:table-cell office:value-type="float" office:value="6.9154999999999998" table:style-name="ce1">
            <text:p>6.9155</text:p>
          </table:table-cell>
          <table:table-cell office:value-type="float" office:value="0" table:style-name="ce34">
            <text:p>0</text:p>
          </table:table-cell>
          <table:table-cell office:value-type="float" office:value="1.5387999999999999E-240" table:style-name="ce35">
            <text:p>1.54E-240</text:p>
          </table:table-cell>
          <table:table-cell office:value-type="float" office:value="5.7373000000000003E-29" table:style-name="ce35">
            <text:p>5.74E-29</text:p>
          </table:table-cell>
          <table:table-cell office:value-type="float" office:value="6.9660999999999999E-181" table:style-name="ce35">
            <text:p>6.97E-18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2</text:p>
          </table:table-cell>
          <table:table-cell office:value-type="string" table:style-name="ce1">
            <text:p>-79.9181 (415)</text:p>
          </table:table-cell>
          <table:table-cell office:value-type="string" table:style-name="ce1">
            <text:p>-90.7911 (426)</text:p>
          </table:table-cell>
          <table:table-cell office:value-type="float" office:value="10.872999999999999" table:style-name="ce1">
            <text:p>10.873</text:p>
          </table:table-cell>
          <table:table-cell office:value-type="float" office:value="0" table:style-name="ce34">
            <text:p>0</text:p>
          </table:table-cell>
          <table:table-cell office:value-type="float" office:value="2.5767000000000001E-153" table:style-name="ce35">
            <text:p>2.58E-153</text:p>
          </table:table-cell>
          <table:table-cell office:value-type="float" office:value="3.4352999999999998E-19" table:style-name="ce35">
            <text:p>3.44E-19</text:p>
          </table:table-cell>
          <table:table-cell office:value-type="float" office:value="2.6375000000000002E-129" table:style-name="ce35">
            <text:p>2.64E-1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87.1852 (351)</text:p>
          </table:table-cell>
          <table:table-cell office:value-type="string" table:style-name="ce1">
            <text:p>-91.6395 (319)</text:p>
          </table:table-cell>
          <table:table-cell office:value-type="float" office:value="4.4542999999999999" table:style-name="ce1">
            <text:p>4.4543</text:p>
          </table:table-cell>
          <table:table-cell office:value-type="float" office:value="1.5785E-6" table:style-name="ce35">
            <text:p>1.58E-06</text:p>
          </table:table-cell>
          <table:table-cell office:value-type="float" office:value="1.5460000000000001E-31" table:style-name="ce35">
            <text:p>1.55E-31</text:p>
          </table:table-cell>
          <table:table-cell office:value-type="float" office:value="5.9280000000000001E-59" table:style-name="ce35">
            <text:p>5.93E-59</text:p>
          </table:table-cell>
          <table:table-cell office:value-type="float" office:value="1.8768000000000001E-29" table:style-name="ce35">
            <text:p>1.88E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6.3827 (405)</text:p>
          </table:table-cell>
          <table:table-cell office:value-type="string" table:style-name="ce1">
            <text:p>-93.1667 (252)</text:p>
          </table:table-cell>
          <table:table-cell office:value-type="float" office:value="6.7839999999999998" table:style-name="ce1">
            <text:p>6.784</text:p>
          </table:table-cell>
          <table:table-cell office:value-type="float" office:value="2.0353E-12" table:style-name="ce35">
            <text:p>2.04E-12</text:p>
          </table:table-cell>
          <table:table-cell office:value-type="float" office:value="2.8052E-41" table:style-name="ce35">
            <text:p>2.81E-41</text:p>
          </table:table-cell>
          <table:table-cell office:value-type="float" office:value="1.5993000000000001E-77" table:style-name="ce35">
            <text:p>1.60E-77</text:p>
          </table:table-cell>
          <table:table-cell office:value-type="float" office:value="9.7906000000000001E-51" table:style-name="ce35">
            <text:p>9.79E-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82.6421 (461)</text:p>
          </table:table-cell>
          <table:table-cell office:value-type="string" table:style-name="ce1">
            <text:p>-92.4114 (299)</text:p>
          </table:table-cell>
          <table:table-cell office:value-type="float" office:value="9.7692999999999994" table:style-name="ce1">
            <text:p>9.7693</text:p>
          </table:table-cell>
          <table:table-cell office:value-type="float" office:value="0" table:style-name="ce34">
            <text:p>0</text:p>
          </table:table-cell>
          <table:table-cell office:value-type="float" office:value="2.2729999999999998E-70" table:style-name="ce35">
            <text:p>2.27E-70</text:p>
          </table:table-cell>
          <table:table-cell office:value-type="float" office:value="2.4981E-108" table:style-name="ce35">
            <text:p>2.50E-108</text:p>
          </table:table-cell>
          <table:table-cell office:value-type="float" office:value="1.4855999999999999E-91" table:style-name="ce35">
            <text:p>1.49E-91</text:p>
          </table:table-cell>
          <table:table-cell table:number-columns-repeated="16376"/>
        </table:table-row>
        <table:table-row table:style-name="ro1">
          <table:table-cell office:value-type="string" table:style-name="ce40">
            <text:p>Mean</text:p>
          </table:table-cell>
          <table:table-cell office:value-type="float" office:value="-81.271900000000002" table:style-name="ce41">
            <text:p>-81.2719</text:p>
          </table:table-cell>
          <table:table-cell office:value-type="float" office:value="-89.221100000000007" table:style-name="ce41">
            <text:p>-89.2211</text:p>
          </table:table-cell>
          <table:table-cell office:value-type="float" office:value="7.9492000000000003" table:style-name="ce41">
            <text:p>7.949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5" table:number-rows-spanned="1" table:style-name="ce52">
            <text:p>without user vs shadowing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1">
            <text:p>without user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mean abs diff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 (variance)</text:p>
          </table:table-cell>
          <table:table-cell office:value-type="string" table:style-name="ce28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D</text:p>
          </table:table-cell>
          <table:table-cell office:value-type="string" table:style-name="ce1">
            <text:p>-70.8425 (546)</text:p>
          </table:table-cell>
          <table:table-cell office:value-type="string" table:style-name="ce1">
            <text:p>-71.1298 (524)</text:p>
          </table:table-cell>
          <table:table-cell office:value-type="float" office:value="0.2873" table:style-name="ce1">
            <text:p>0.2873</text:p>
          </table:table-cell>
          <table:table-cell office:value-type="float" office:value="0.77049999999999996" table:style-name="ce36">
            <text:p>0.7705</text:p>
          </table:table-cell>
          <table:table-cell office:value-type="float" office:value="3.0834E-19" table:style-name="ce35">
            <text:p>3.08E-19</text:p>
          </table:table-cell>
          <table:table-cell office:value-type="float" office:value="1.5552E-24" table:style-name="ce35">
            <text:p>1.56E-24</text:p>
          </table:table-cell>
          <table:table-cell office:value-type="float" office:value="0.24790000000000001" table:style-name="ce36">
            <text:p>0.24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1</text:p>
          </table:table-cell>
          <table:table-cell office:value-type="string" table:style-name="ce1">
            <text:p>-76.4113 (586)</text:p>
          </table:table-cell>
          <table:table-cell office:value-type="string" table:style-name="ce1">
            <text:p>-83.3536 (509)</text:p>
          </table:table-cell>
          <table:table-cell office:value-type="float" office:value="6.9424000000000001" table:style-name="ce1">
            <text:p>6.9424</text:p>
          </table:table-cell>
          <table:table-cell office:value-type="float" office:value="0" table:style-name="ce34">
            <text:p>0</text:p>
          </table:table-cell>
          <table:table-cell office:value-type="float" office:value="1.0993000000000001E-168" table:style-name="ce35">
            <text:p>1.10E-168</text:p>
          </table:table-cell>
          <table:table-cell office:value-type="float" office:value="2.7767999999999999E-101" table:style-name="ce35">
            <text:p>2.78E-101</text:p>
          </table:table-cell>
          <table:table-cell office:value-type="float" office:value="3.6045E-149" table:style-name="ce35">
            <text:p>3.60E-1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A</text:p>
          </table:table-cell>
          <table:table-cell office:value-type="string" table:style-name="ce1">
            <text:p>-72.7231 (585)</text:p>
          </table:table-cell>
          <table:table-cell office:value-type="string" table:style-name="ce1">
            <text:p>-88.1457 (405)</text:p>
          </table:table-cell>
          <table:table-cell office:value-type="float" office:value="15.422599999999999" table:style-name="ce1">
            <text:p>15.4226</text:p>
          </table:table-cell>
          <table:table-cell office:value-type="float" office:value="0" table:style-name="ce34">
            <text:p>0</text:p>
          </table:table-cell>
          <table:table-cell office:value-type="float" office:value="3.0394999999999998E-209" table:style-name="ce35">
            <text:p>3.04E-209</text:p>
          </table:table-cell>
          <table:table-cell office:value-type="float" office:value="8.2225999999999995E-31" table:style-name="ce35">
            <text:p>8.22E-31</text:p>
          </table:table-cell>
          <table:table-cell office:value-type="float" office:value="7.5475000000000004E-160" table:style-name="ce35">
            <text:p>7.55E-16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6A</text:p>
          </table:table-cell>
          <table:table-cell office:value-type="string" table:style-name="ce1">
            <text:p>-79.1505 (651)</text:p>
          </table:table-cell>
          <table:table-cell office:value-type="string" table:style-name="ce1">
            <text:p>-85.2004 (489)</text:p>
          </table:table-cell>
          <table:table-cell office:value-type="float" office:value="6.0499000000000001" table:style-name="ce1">
            <text:p>6.0499</text:p>
          </table:table-cell>
          <table:table-cell office:value-type="float" office:value="1.4787999999999999E-9" table:style-name="ce35">
            <text:p>1.48E-09</text:p>
          </table:table-cell>
          <table:table-cell office:value-type="float" office:value="1.6275E-49" table:style-name="ce35">
            <text:p>1.63E-49</text:p>
          </table:table-cell>
          <table:table-cell office:value-type="float" office:value="8.1651000000000004E-27" table:style-name="ce35">
            <text:p>8.17E-27</text:p>
          </table:table-cell>
          <table:table-cell office:value-type="float" office:value="1.151E-49" table:style-name="ce35">
            <text:p>1.15E-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39</text:p>
          </table:table-cell>
          <table:table-cell office:value-type="string" table:style-name="ce1">
            <text:p>-78.0507<text:s/><text:span text:style-name="T3">(</text:span>670<text:span text:style-name="T3">)</text:span></text:p>
          </table:table-cell>
          <table:table-cell office:value-type="string" table:style-name="ce1">
            <text:p>-88.5194 (387)</text:p>
          </table:table-cell>
          <table:table-cell office:value-type="float" office:value="10.4686" table:style-name="ce1">
            <text:p>10.4686</text:p>
          </table:table-cell>
          <table:table-cell office:value-type="float" office:value="0" table:style-name="ce34">
            <text:p>0</text:p>
          </table:table-cell>
          <table:table-cell office:value-type="float" office:value="8.3980999999999997E-146" table:style-name="ce35">
            <text:p>8.40E-146</text:p>
          </table:table-cell>
          <table:table-cell office:value-type="float" office:value="1.4476E-9" table:style-name="ce35">
            <text:p>1.45E-09</text:p>
          </table:table-cell>
          <table:table-cell office:value-type="float" office:value="3.6833000000000002E-148" table:style-name="ce35">
            <text:p>3.68E-1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4A</text:p>
          </table:table-cell>
          <table:table-cell office:value-type="string" table:style-name="ce1">
            <text:p>-85.2737 (464)</text:p>
          </table:table-cell>
          <table:table-cell office:value-type="string" table:style-name="ce1">
            <text:p>-90.7217 (357)</text:p>
          </table:table-cell>
          <table:table-cell office:value-type="float" office:value="5.4480000000000004" table:style-name="ce1">
            <text:p>5.448</text:p>
          </table:table-cell>
          <table:table-cell office:value-type="float" office:value="3.4982000000000003E-11" table:style-name="ce35">
            <text:p>3.50E-11</text:p>
          </table:table-cell>
          <table:table-cell office:value-type="float" office:value="5.6496999999999996E-68" table:style-name="ce35">
            <text:p>5.65E-68</text:p>
          </table:table-cell>
          <table:table-cell office:value-type="float" office:value="4.7417999999999999E-5" table:style-name="ce35">
            <text:p>4.74E-05</text:p>
          </table:table-cell>
          <table:table-cell office:value-type="float" office:value="9.9664E-64" table:style-name="ce35">
            <text:p>9.97E-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6D</text:p>
          </table:table-cell>
          <table:table-cell office:value-type="string" table:style-name="ce1">
            <text:p>-77.581 (568)</text:p>
          </table:table-cell>
          <table:table-cell office:value-type="string" table:style-name="ce1">
            <text:p>-90.1753 (405)</text:p>
          </table:table-cell>
          <table:table-cell office:value-type="float" office:value="12.5943" table:style-name="ce1">
            <text:p>12.5943</text:p>
          </table:table-cell>
          <table:table-cell office:value-type="float" office:value="0" table:style-name="ce34">
            <text:p>0</text:p>
          </table:table-cell>
          <table:table-cell office:value-type="float" office:value="3.2607000000000002E-133" table:style-name="ce35">
            <text:p>3.26E-133</text:p>
          </table:table-cell>
          <table:table-cell office:value-type="float" office:value="1.0445E-13" table:style-name="ce35">
            <text:p>1.04E-13</text:p>
          </table:table-cell>
          <table:table-cell office:value-type="float" office:value="1.1093E-121" table:style-name="ce35">
            <text:p>1.11E-1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-77.147499999999994" table:style-name="ce1">
            <text:p>-77.1475</text:p>
          </table:table-cell>
          <table:table-cell office:value-type="float" office:value="-85.320800000000006" table:style-name="ce1">
            <text:p>-85.3208</text:p>
          </table:table-cell>
          <table:table-cell office:value-type="float" office:value="8.1732999999999993" table:style-name="ce1">
            <text:p>8.1733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5" table:number-rows-spanned="1" table:style-name="ce52">
            <text:p>without user vs rotating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1">
            <text:p>without user</text:p>
          </table:table-cell>
          <table:table-cell office:value-type="string" table:style-name="ce1">
            <text:p>rotate</text:p>
          </table:table-cell>
          <table:table-cell office:value-type="string" table:style-name="ce1">
            <text:p>mean abs diff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 (variance)</text:p>
          </table:table-cell>
          <table:table-cell office:value-type="string" table:style-name="ce28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F</text:p>
          </table:table-cell>
          <table:table-cell office:value-type="string" table:style-name="ce1">
            <text:p>-77.1349<text:s/><text:span text:style-name="T3">(</text:span>645<text:span text:style-name="T3">)</text:span></text:p>
          </table:table-cell>
          <table:table-cell office:value-type="string" table:style-name="ce1">
            <text:p>-88.8276 (203)</text:p>
          </table:table-cell>
          <table:table-cell office:value-type="float" office:value="11.6927" table:style-name="ce1">
            <text:p>11.6927</text:p>
          </table:table-cell>
          <table:table-cell office:value-type="float" office:value="0" table:style-name="ce34">
            <text:p>0</text:p>
          </table:table-cell>
          <table:table-cell office:value-type="float" office:value="3.3205999999999997E-94" table:style-name="ce35">
            <text:p>3.32E-94</text:p>
          </table:table-cell>
          <table:table-cell office:value-type="float" office:value="0.31009999999999999" table:style-name="ce36">
            <text:p>0.3101</text:p>
          </table:table-cell>
          <table:table-cell office:value-type="float" office:value="3.8073000000000004E-74" table:style-name="ce35">
            <text:p>3.81E-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F5</text:p>
          </table:table-cell>
          <table:table-cell office:value-type="string" table:style-name="ce1">
            <text:p>-74.8347 (629)</text:p>
          </table:table-cell>
          <table:table-cell office:value-type="string" table:style-name="ce1">
            <text:p>-85.8068 (208)</text:p>
          </table:table-cell>
          <table:table-cell office:value-type="float" office:value="10.972099999999999" table:style-name="ce1">
            <text:p>10.9721</text:p>
          </table:table-cell>
          <table:table-cell office:value-type="float" office:value="0" table:style-name="ce34">
            <text:p>0</text:p>
          </table:table-cell>
          <table:table-cell office:value-type="float" office:value="6.6143000000000002E-129" table:style-name="ce35">
            <text:p>6.61E-129</text:p>
          </table:table-cell>
          <table:table-cell office:value-type="float" office:value="1.1527E-78" table:style-name="ce35">
            <text:p>1.15E-78</text:p>
          </table:table-cell>
          <table:table-cell office:value-type="float" office:value="6.6698000000000004E-104" table:style-name="ce35">
            <text:p>6.67E-1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F4</text:p>
          </table:table-cell>
          <table:table-cell office:value-type="string" table:style-name="ce1">
            <text:p>-80.8054 (596)</text:p>
          </table:table-cell>
          <table:table-cell office:value-type="string" table:style-name="ce1">
            <text:p>-91.1449 (138)</text:p>
          </table:table-cell>
          <table:table-cell office:value-type="float" office:value="10.339600000000001" table:style-name="ce1">
            <text:p>10.3396</text:p>
          </table:table-cell>
          <table:table-cell office:value-type="float" office:value="0" table:style-name="ce34">
            <text:p>0</text:p>
          </table:table-cell>
          <table:table-cell office:value-type="float" office:value="3.7898999999999997E-101" table:style-name="ce35">
            <text:p>3.79E-101</text:p>
          </table:table-cell>
          <table:table-cell office:value-type="float" office:value="2.1391999999999998E-9" table:style-name="ce35">
            <text:p>2.14E-09</text:p>
          </table:table-cell>
          <table:table-cell office:value-type="float" office:value="2.3799000000000002E-77" table:style-name="ce35">
            <text:p>2.38E-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2</text:p>
          </table:table-cell>
          <table:table-cell office:value-type="string" table:style-name="ce1">
            <text:p>-79.9181 (415)</text:p>
          </table:table-cell>
          <table:table-cell office:value-type="string" table:style-name="ce1">
            <text:p>-91.7045 (132)</text:p>
          </table:table-cell>
          <table:table-cell office:value-type="float" office:value="11.7865" table:style-name="ce1">
            <text:p>11.7865</text:p>
          </table:table-cell>
          <table:table-cell office:value-type="float" office:value="0" table:style-name="ce34">
            <text:p>0</text:p>
          </table:table-cell>
          <table:table-cell office:value-type="float" office:value="8.8569999999999997E-81" table:style-name="ce35">
            <text:p>8.86E-81</text:p>
          </table:table-cell>
          <table:table-cell office:value-type="float" office:value="8.5279000000000001E-10" table:style-name="ce35">
            <text:p>8.53E-10</text:p>
          </table:table-cell>
          <table:table-cell office:value-type="float" office:value="3.7193000000000002E-65" table:style-name="ce35">
            <text:p>3.72E-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87.1852 (351)</text:p>
          </table:table-cell>
          <table:table-cell office:value-type="string" table:style-name="ce1">
            <text:p>-92.5375 (80)</text:p>
          </table:table-cell>
          <table:table-cell office:value-type="float" office:value="5.3522999999999996" table:style-name="ce1">
            <text:p>5.3523</text:p>
          </table:table-cell>
          <table:table-cell office:value-type="float" office:value="2.247E-5" table:style-name="ce35">
            <text:p>2.25E-05</text:p>
          </table:table-cell>
          <table:table-cell office:value-type="float" office:value="1.5551000000000001E-13" table:style-name="ce35">
            <text:p>1.56E-13</text:p>
          </table:table-cell>
          <table:table-cell office:value-type="float" office:value="1.6835E-26" table:style-name="ce35">
            <text:p>1.68E-26</text:p>
          </table:table-cell>
          <table:table-cell office:value-type="float" office:value="1.3317E-19" table:style-name="ce35">
            <text:p>1.33E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6.3827 (405)</text:p>
          </table:table-cell>
          <table:table-cell office:value-type="string" table:style-name="ce1">
            <text:p>-93.3084 (107)</text:p>
          </table:table-cell>
          <table:table-cell office:value-type="float" office:value="6.9257" table:style-name="ce1">
            <text:p>6.9257</text:p>
          </table:table-cell>
          <table:table-cell office:value-type="float" office:value="1.1063E-10" table:style-name="ce35">
            <text:p>1.11E-10</text:p>
          </table:table-cell>
          <table:table-cell office:value-type="float" office:value="2.3225E-26" table:style-name="ce35">
            <text:p>2.32E-26</text:p>
          </table:table-cell>
          <table:table-cell office:value-type="float" office:value="6.6847999999999999E-55" table:style-name="ce35">
            <text:p>6.68E-55</text:p>
          </table:table-cell>
          <table:table-cell office:value-type="float" office:value="4.3386E-31" table:style-name="ce35">
            <text:p>4.34E-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82.6421 (461)</text:p>
          </table:table-cell>
          <table:table-cell office:value-type="string" table:style-name="ce1">
            <text:p>-92.6267 (75)</text:p>
          </table:table-cell>
          <table:table-cell office:value-type="float" office:value="9.9846000000000004" table:style-name="ce1">
            <text:p>9.9846</text:p>
          </table:table-cell>
          <table:table-cell office:value-type="float" office:value="1.9558999999999999E-10" table:style-name="ce35">
            <text:p>1.96E-10</text:p>
          </table:table-cell>
          <table:table-cell office:value-type="float" office:value="2.2661000000000001E-23" table:style-name="ce35">
            <text:p>2.27E-23</text:p>
          </table:table-cell>
          <table:table-cell office:value-type="float" office:value="5.1679E-31" table:style-name="ce35">
            <text:p>5.17E-31</text:p>
          </table:table-cell>
          <table:table-cell office:value-type="float" office:value="5.67E-31" table:style-name="ce35">
            <text:p>5.67E-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-81.271900000000002" table:style-name="ce38">
            <text:p>-81.2719</text:p>
          </table:table-cell>
          <table:table-cell office:value-type="float" office:value="-90.850899999999996" table:style-name="ce1">
            <text:p>-90.8509</text:p>
          </table:table-cell>
          <table:table-cell office:value-type="float" office:value="9.5790000000000006" table:style-name="ce1">
            <text:p>9.579</text:p>
          </table:table-cell>
          <table:table-cell table:number-columns-repeated="4" table:style-name="ce3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2">
            <text:p>Location 2</text:p>
          </table:table-cell>
          <table:table-cell office:value-type="string" table:style-name="ce42">
            <text:p>User Presence</text:p>
          </table:table-cell>
          <table:table-cell table:number-columns-repeated="3" table:style-name="ce43"/>
          <table:table-cell table:number-columns-repeated="16379" table:style-name="ce1"/>
        </table:table-row>
        <table:table-row table:style-name="ro1">
          <table:table-cell office:value-type="string" table:number-columns-spanned="5" table:number-rows-spanned="1" table:style-name="ce52">
            <text:p>without user vs north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44">
            <text:p>without user</text:p>
          </table:table-cell>
          <table:table-cell office:value-type="string" table:style-name="ce44">
            <text:p>north</text:p>
          </table:table-cell>
          <table:table-cell office:value-type="string" table:style-name="ce1">
            <text:p>mean abs diff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 (variance)</text:p>
          </table:table-cell>
          <table:table-cell office:value-type="string" table:style-name="ce28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74.034 (235)</text:p>
          </table:table-cell>
          <table:table-cell office:value-type="string" table:style-name="ce1">
            <text:p>-73.6262 (650)</text:p>
          </table:table-cell>
          <table:table-cell office:value-type="float" office:value="-0.40789999999999998" table:style-name="ce1">
            <text:p>-0.4079</text:p>
          </table:table-cell>
          <table:table-cell office:value-type="float" office:value="0.5554" table:style-name="ce36">
            <text:p>0.5554</text:p>
          </table:table-cell>
          <table:table-cell office:value-type="float" office:value="3.4696E-28" table:style-name="ce35">
            <text:p>3.47E-28</text:p>
          </table:table-cell>
          <table:table-cell office:value-type="float" office:value="5.4111999999999999E-44" table:style-name="ce35">
            <text:p>5.41E-44</text:p>
          </table:table-cell>
          <table:table-cell office:value-type="float" office:value="3.4703E-6" table:style-name="ce35">
            <text:p>3.47E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87.1358 (243)</text:p>
          </table:table-cell>
          <table:table-cell office:value-type="string" table:style-name="ce1">
            <text:p>-83.7008<text:s/><text:span text:style-name="T3">(</text:span>625<text:span text:style-name="T3">)</text:span></text:p>
          </table:table-cell>
          <table:table-cell office:value-type="float" office:value="-3.4350000000000001" table:style-name="ce1">
            <text:p>-3.435</text:p>
          </table:table-cell>
          <table:table-cell office:value-type="float" office:value="3.6335999999999998E-6" table:style-name="ce35">
            <text:p>3.63E-06</text:p>
          </table:table-cell>
          <table:table-cell office:value-type="float" office:value="2.2591000000000001E-50" table:style-name="ce35">
            <text:p>2.26E-50</text:p>
          </table:table-cell>
          <table:table-cell office:value-type="float" office:value="3.9275000000000002E-56" table:style-name="ce35">
            <text:p>3.93E-56</text:p>
          </table:table-cell>
          <table:table-cell office:value-type="float" office:value="6.0450000000000003E-25" table:style-name="ce35">
            <text:p>6.05E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86.5161 (124)</text:p>
          </table:table-cell>
          <table:table-cell office:value-type="string" table:style-name="ce1">
            <text:p>-89.9404 (554)</text:p>
          </table:table-cell>
          <table:table-cell office:value-type="float" office:value="3.4243000000000001" table:style-name="ce1">
            <text:p>3.4243</text:p>
          </table:table-cell>
          <table:table-cell office:value-type="float" office:value="1.5800000000000002E-2" table:style-name="ce34">
            <text:p>0.0158</text:p>
          </table:table-cell>
          <table:table-cell office:value-type="float" office:value="1.0553E-42" table:style-name="ce35">
            <text:p>1.06E-42</text:p>
          </table:table-cell>
          <table:table-cell office:value-type="float" office:value="0.1128" table:style-name="ce36">
            <text:p>0.1128</text:p>
          </table:table-cell>
          <table:table-cell office:value-type="float" office:value="1.8630000000000001E-26" table:style-name="ce35">
            <text:p>1.86E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86.0913 (252)</text:p>
          </table:table-cell>
          <table:table-cell office:value-type="string" table:style-name="ce1">
            <text:p>-87.6348 (564)</text:p>
          </table:table-cell>
          <table:table-cell office:value-type="float" office:value="1.5435000000000001" table:style-name="ce1">
            <text:p>1.5435</text:p>
          </table:table-cell>
          <table:table-cell office:value-type="float" office:value="2.3E-2" table:style-name="ce34">
            <text:p>0.023</text:p>
          </table:table-cell>
          <table:table-cell office:value-type="float" office:value="1.3731999999999999E-13" table:style-name="ce35">
            <text:p>1.37E-13</text:p>
          </table:table-cell>
          <table:table-cell office:value-type="float" office:value="6.8529999999999999E-14" table:style-name="ce35">
            <text:p>6.85E-14</text:p>
          </table:table-cell>
          <table:table-cell office:value-type="float" office:value="7.7756999999999999E-8" table:style-name="ce35">
            <text:p>7.78E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90.1701 (241)</text:p>
          </table:table-cell>
          <table:table-cell office:value-type="string" table:style-name="ce1">
            <text:p>-91.7809 (324)</text:p>
          </table:table-cell>
          <table:table-cell office:value-type="float" office:value="1.6107" table:style-name="ce1">
            <text:p>1.6107</text:p>
          </table:table-cell>
          <table:table-cell office:value-type="float" office:value="1.1000000000000001E-3" table:style-name="ce34">
            <text:p>0.0011</text:p>
          </table:table-cell>
          <table:table-cell office:value-type="float" office:value="3.3007999999999998E-32" table:style-name="ce35">
            <text:p>3.30E-32</text:p>
          </table:table-cell>
          <table:table-cell office:value-type="float" office:value="5.4933000000000001E-29" table:style-name="ce35">
            <text:p>5.49E-29</text:p>
          </table:table-cell>
          <table:table-cell office:value-type="float" office:value="5.2190000000000002E-22" table:style-name="ce35">
            <text:p>5.22E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7.8323 (155)</text:p>
          </table:table-cell>
          <table:table-cell office:value-type="string" table:style-name="ce1">
            <text:p>-90.9436 (461)</text:p>
          </table:table-cell>
          <table:table-cell office:value-type="float" office:value="3.1113" table:style-name="ce1">
            <text:p>3.1113</text:p>
          </table:table-cell>
          <table:table-cell office:value-type="float" office:value="2.3E-3" table:style-name="ce34">
            <text:p>0.0023</text:p>
          </table:table-cell>
          <table:table-cell office:value-type="float" office:value="1.6418E-48" table:style-name="ce35">
            <text:p>1.64E-48</text:p>
          </table:table-cell>
          <table:table-cell office:value-type="float" office:value="8.0999999999999996E-3" table:style-name="ce34">
            <text:p>0.0081</text:p>
          </table:table-cell>
          <table:table-cell office:value-type="float" office:value="9.5334000000000003E-29" table:style-name="ce35">
            <text:p>9.53E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93.4215 (121)</text:p>
          </table:table-cell>
          <table:table-cell office:value-type="string" table:style-name="ce1">
            <text:p>-91.6318 (402)</text:p>
          </table:table-cell>
          <table:table-cell office:value-type="float" office:value="-1.7896000000000001" table:style-name="ce1">
            <text:p>-1.7896</text:p>
          </table:table-cell>
          <table:table-cell office:value-type="float" office:value="3.5000000000000001E-3" table:style-name="ce34">
            <text:p>0.0035</text:p>
          </table:table-cell>
          <table:table-cell office:value-type="float" office:value="2.7949000000000001E-15" table:style-name="ce35">
            <text:p>2.79E-15</text:p>
          </table:table-cell>
          <table:table-cell office:value-type="float" office:value="4.3427000000000001E-12" table:style-name="ce35">
            <text:p>4.34E-12</text:p>
          </table:table-cell>
          <table:table-cell office:value-type="float" office:value="2.5416E-12" table:style-name="ce35">
            <text:p>2.54E-12</text:p>
          </table:table-cell>
          <table:table-cell table:number-columns-repeated="16376"/>
        </table:table-row>
        <table:table-row table:style-name="ro1">
          <table:table-cell table:style-name="ce38"/>
          <table:table-cell office:value-type="float" office:value="-86.457300000000004" table:style-name="ce38">
            <text:p>-86.4573</text:p>
          </table:table-cell>
          <table:table-cell office:value-type="float" office:value="-87.036900000000003" table:style-name="ce38">
            <text:p>-87.0369</text:p>
          </table:table-cell>
          <table:table-cell office:value-type="float" office:value="0.5796" table:style-name="ce38">
            <text:p>0.5796</text:p>
          </table:table-cell>
          <table:table-cell table:style-name="ce39"/>
          <table:table-cell table:number-columns-repeated="16379" table:style-name="ce1"/>
        </table:table-row>
        <table:table-row table:style-name="ro1">
          <table:table-cell office:value-type="string" table:number-columns-spanned="5" table:number-rows-spanned="1" table:style-name="ce52">
            <text:p>without user vs east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44">
            <text:p>without user</text:p>
          </table:table-cell>
          <table:table-cell office:value-type="string" table:style-name="ce44">
            <text:p>east</text:p>
          </table:table-cell>
          <table:table-cell office:value-type="string" table:style-name="ce1">
            <text:p>mean abs diff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 (variance)</text:p>
          </table:table-cell>
          <table:table-cell office:value-type="string" table:style-name="ce28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74.034 (235)</text:p>
          </table:table-cell>
          <table:table-cell office:value-type="string" table:style-name="ce1">
            <text:p>-77.6172 (674)</text:p>
          </table:table-cell>
          <table:table-cell office:value-type="float" office:value="3.5832000000000002" table:style-name="ce1">
            <text:p>3.5832</text:p>
          </table:table-cell>
          <table:table-cell office:value-type="float" office:value="8.7607999999999999E-8" table:style-name="ce35">
            <text:p>8.76E-08</text:p>
          </table:table-cell>
          <table:table-cell office:value-type="float" office:value="9.6463000000000001E-54" table:style-name="ce35">
            <text:p>9.65E-54</text:p>
          </table:table-cell>
          <table:table-cell office:value-type="float" office:value="4.0387000000000001E-48" table:style-name="ce35">
            <text:p>4.04E-48</text:p>
          </table:table-cell>
          <table:table-cell office:value-type="float" office:value="1.7459000000000001E-26" table:style-name="ce35">
            <text:p>1.75E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87.1358 (243)</text:p>
          </table:table-cell>
          <table:table-cell office:value-type="string" table:style-name="ce1">
            <text:p>-88.5488<text:s/><text:span text:style-name="T3">(</text:span>605<text:span text:style-name="T3">)</text:span></text:p>
          </table:table-cell>
          <table:table-cell office:value-type="float" office:value="1.413" table:style-name="ce1">
            <text:p>1.413</text:p>
          </table:table-cell>
          <table:table-cell office:value-type="float" office:value="2.2700000000000001E-2" table:style-name="ce34">
            <text:p>0.0227</text:p>
          </table:table-cell>
          <table:table-cell office:value-type="float" office:value="1.3410000000000001E-24" table:style-name="ce35">
            <text:p>1.34E-24</text:p>
          </table:table-cell>
          <table:table-cell office:value-type="float" office:value="7.2730999999999999E-45" table:style-name="ce35">
            <text:p>7.27E-45</text:p>
          </table:table-cell>
          <table:table-cell office:value-type="float" office:value="5.9092999999999998E-8" table:style-name="ce35">
            <text:p>5.91E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86.5161 (124)</text:p>
          </table:table-cell>
          <table:table-cell office:value-type="string" table:style-name="ce1">
            <text:p>-91.4196 (491)</text:p>
          </table:table-cell>
          <table:table-cell office:value-type="float" office:value="4.9034000000000004" table:style-name="ce1">
            <text:p>4.9034</text:p>
          </table:table-cell>
          <table:table-cell office:value-type="float" office:value="5.4180999999999999E-4" table:style-name="ce35">
            <text:p>5.42E-04</text:p>
          </table:table-cell>
          <table:table-cell office:value-type="float" office:value="4.8495000000000001E-58" table:style-name="ce35">
            <text:p>4.85E-58</text:p>
          </table:table-cell>
          <table:table-cell office:value-type="float" office:value="2.3800000000000002E-2" table:style-name="ce34">
            <text:p>0.0238</text:p>
          </table:table-cell>
          <table:table-cell office:value-type="float" office:value="8.9098000000000008E-34" table:style-name="ce35">
            <text:p>8.91E-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86.0913 (252)</text:p>
          </table:table-cell>
          <table:table-cell office:value-type="string" table:style-name="ce1">
            <text:p>-89.7476 (519)</text:p>
          </table:table-cell>
          <table:table-cell office:value-type="float" office:value="3.6562999999999999" table:style-name="ce1">
            <text:p>3.6563</text:p>
          </table:table-cell>
          <table:table-cell office:value-type="float" office:value="2.1480999999999999E-8" table:style-name="ce35">
            <text:p>2.15E-08</text:p>
          </table:table-cell>
          <table:table-cell office:value-type="float" office:value="2.2368999999999999E-44" table:style-name="ce35">
            <text:p>2.24E-44</text:p>
          </table:table-cell>
          <table:table-cell office:value-type="float" office:value="1.6704E-10" table:style-name="ce35">
            <text:p>1.67E-10</text:p>
          </table:table-cell>
          <table:table-cell office:value-type="float" office:value="1.2157E-44" table:style-name="ce35">
            <text:p>1.22E-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90.1701 (241)</text:p>
          </table:table-cell>
          <table:table-cell office:value-type="string" table:style-name="ce1">
            <text:p>-92.7592 (245)</text:p>
          </table:table-cell>
          <table:table-cell office:value-type="float" office:value="2.5891000000000002" table:style-name="ce1">
            <text:p>2.5891</text:p>
          </table:table-cell>
          <table:table-cell office:value-type="float" office:value="2.4555999999999998E-7" table:style-name="ce35">
            <text:p>2.46E-07</text:p>
          </table:table-cell>
          <table:table-cell office:value-type="float" office:value="6.2571000000000003E-50" table:style-name="ce35">
            <text:p>6.26E-50</text:p>
          </table:table-cell>
          <table:table-cell office:value-type="float" office:value="2.1037E-22" table:style-name="ce35">
            <text:p>2.10E-22</text:p>
          </table:table-cell>
          <table:table-cell office:value-type="float" office:value="8.8513000000000001E-42" table:style-name="ce35">
            <text:p>8.85E-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7.8323 (155)</text:p>
          </table:table-cell>
          <table:table-cell office:value-type="string" table:style-name="ce1">
            <text:p>-92.8976 (332)</text:p>
          </table:table-cell>
          <table:table-cell office:value-type="float" office:value="5.0652999999999997" table:style-name="ce1">
            <text:p>5.0653</text:p>
          </table:table-cell>
          <table:table-cell office:value-type="float" office:value="3.3102000000000001E-7" table:style-name="ce35">
            <text:p>3.31E-07</text:p>
          </table:table-cell>
          <table:table-cell office:value-type="float" office:value="1.0899000000000001E-65" table:style-name="ce35">
            <text:p>1.09E-65</text:p>
          </table:table-cell>
          <table:table-cell office:value-type="float" office:value="0.27500000000000002" table:style-name="ce34">
            <text:p>0.275</text:p>
          </table:table-cell>
          <table:table-cell office:value-type="float" office:value="9.2791000000000001E-43" table:style-name="ce35">
            <text:p>9.28E-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93.4215 (121)</text:p>
          </table:table-cell>
          <table:table-cell office:value-type="string" table:style-name="ce1">
            <text:p>-91.6407 (334)</text:p>
          </table:table-cell>
          <table:table-cell office:value-type="float" office:value="-1.7807999999999999" table:style-name="ce1">
            <text:p>-1.7808</text:p>
          </table:table-cell>
          <table:table-cell office:value-type="float" office:value="4.8999999999999998E-3" table:style-name="ce34">
            <text:p>0.0049</text:p>
          </table:table-cell>
          <table:table-cell office:value-type="float" office:value="4.7197999999999997E-14" table:style-name="ce35">
            <text:p>4.72E-14</text:p>
          </table:table-cell>
          <table:table-cell office:value-type="float" office:value="6.5931000000000005E-13" table:style-name="ce35">
            <text:p>6.59E-13</text:p>
          </table:table-cell>
          <table:table-cell office:value-type="float" office:value="1.7602E-11" table:style-name="ce35">
            <text:p>1.76E-11</text:p>
          </table:table-cell>
          <table:table-cell table:number-columns-repeated="16376"/>
        </table:table-row>
        <table:table-row table:style-name="ro1">
          <table:table-cell table:style-name="ce38"/>
          <table:table-cell office:value-type="float" office:value="-86.457300000000004" table:style-name="ce38">
            <text:p>-86.4573</text:p>
          </table:table-cell>
          <table:table-cell office:value-type="float" office:value="-89.232900000000001" table:style-name="ce38">
            <text:p>-89.2329</text:p>
          </table:table-cell>
          <table:table-cell office:value-type="float" office:value="2.7755999999999998" table:style-name="ce38">
            <text:p>2.7756</text:p>
          </table:table-cell>
          <table:table-cell table:style-name="ce39"/>
          <table:table-cell table:number-columns-repeated="16379" table:style-name="ce1"/>
        </table:table-row>
        <table:table-row table:style-name="ro1">
          <table:table-cell office:value-type="string" table:number-columns-spanned="5" table:number-rows-spanned="1" table:style-name="ce52">
            <text:p>without user vs south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44">
            <text:p>without user</text:p>
          </table:table-cell>
          <table:table-cell office:value-type="string" table:style-name="ce44">
            <text:p>south</text:p>
          </table:table-cell>
          <table:table-cell office:value-type="string" table:style-name="ce1">
            <text:p>mean abs diff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 (variance)</text:p>
          </table:table-cell>
          <table:table-cell office:value-type="string" table:style-name="ce28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74.034 (235)</text:p>
          </table:table-cell>
          <table:table-cell office:value-type="string" table:style-name="ce1">
            <text:p>-76.5601 (666)</text:p>
          </table:table-cell>
          <table:table-cell office:value-type="float" office:value="2.5259999999999998" table:style-name="ce1">
            <text:p>2.526</text:p>
          </table:table-cell>
          <table:table-cell office:value-type="float" office:value="1.3291999999999999E-4" table:style-name="ce35">
            <text:p>1.33E-04</text:p>
          </table:table-cell>
          <table:table-cell office:value-type="float" office:value="4.4509999999999999E-38" table:style-name="ce35">
            <text:p>4.45E-38</text:p>
          </table:table-cell>
          <table:table-cell office:value-type="float" office:value="8.4043000000000003E-50" table:style-name="ce35">
            <text:p>8.40E-50</text:p>
          </table:table-cell>
          <table:table-cell office:value-type="float" office:value="1.1537E-12" table:style-name="ce35">
            <text:p>1.15E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87.1358 (243)</text:p>
          </table:table-cell>
          <table:table-cell office:value-type="string" table:style-name="ce1">
            <text:p>-86.2746 (590)</text:p>
          </table:table-cell>
          <table:table-cell office:value-type="float" office:value="-0.86119999999999997" table:style-name="ce1">
            <text:p>-0.8612</text:p>
          </table:table-cell>
          <table:table-cell office:value-type="float" office:value="0.2238" table:style-name="ce36">
            <text:p>0.2238</text:p>
          </table:table-cell>
          <table:table-cell office:value-type="float" office:value="1.6581000000000001E-20" table:style-name="ce35">
            <text:p>1.66E-20</text:p>
          </table:table-cell>
          <table:table-cell office:value-type="float" office:value="2.1898E-52" table:style-name="ce35">
            <text:p>2.19E-52</text:p>
          </table:table-cell>
          <table:table-cell office:value-type="float" office:value="6.4999999999999997E-3" table:style-name="ce34">
            <text:p>0.00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86.5161 (124)</text:p>
          </table:table-cell>
          <table:table-cell office:value-type="string" table:style-name="ce1">
            <text:p>-92.1648 (449)</text:p>
          </table:table-cell>
          <table:table-cell office:value-type="float" office:value="5.6486999999999998" table:style-name="ce1">
            <text:p>5.6487</text:p>
          </table:table-cell>
          <table:table-cell office:value-type="float" office:value="7.5567000000000003E-5" table:style-name="ce35">
            <text:p>7.56E-05</text:p>
          </table:table-cell>
          <table:table-cell office:value-type="float" office:value="1.6174999999999999E-57" table:style-name="ce35">
            <text:p>1.62E-57</text:p>
          </table:table-cell>
          <table:table-cell office:value-type="float" office:value="2.4E-2" table:style-name="ce34">
            <text:p>0.024</text:p>
          </table:table-cell>
          <table:table-cell office:value-type="float" office:value="2.5588000000000001E-33" table:style-name="ce35">
            <text:p>2.56E-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86.0913 (252)</text:p>
          </table:table-cell>
          <table:table-cell office:value-type="string" table:style-name="ce1">
            <text:p>-86.9623 (610)</text:p>
          </table:table-cell>
          <table:table-cell office:value-type="float" office:value="0.871" table:style-name="ce1">
            <text:p>0.871</text:p>
          </table:table-cell>
          <table:table-cell office:value-type="float" office:value="0.222" table:style-name="ce36">
            <text:p>0.222</text:p>
          </table:table-cell>
          <table:table-cell office:value-type="float" office:value="3.9508000000000002E-15" table:style-name="ce35">
            <text:p>3.95E-15</text:p>
          </table:table-cell>
          <table:table-cell office:value-type="float" office:value="9.3419999999999993E-25" table:style-name="ce35">
            <text:p>9.34E-25</text:p>
          </table:table-cell>
          <table:table-cell office:value-type="float" office:value="1.2999999999999999E-2" table:style-name="ce34">
            <text:p>0.0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90.1701 (241)</text:p>
          </table:table-cell>
          <table:table-cell office:value-type="string" table:style-name="ce1">
            <text:p>-90.7882 (439)</text:p>
          </table:table-cell>
          <table:table-cell office:value-type="float" office:value="0.61799999999999999" table:style-name="ce1">
            <text:p>0.618</text:p>
          </table:table-cell>
          <table:table-cell office:value-type="float" office:value="0.17680000000000001" table:style-name="ce36">
            <text:p>0.1768</text:p>
          </table:table-cell>
          <table:table-cell office:value-type="float" office:value="2.7079999999999999E-20" table:style-name="ce35">
            <text:p>2.71E-20</text:p>
          </table:table-cell>
          <table:table-cell office:value-type="float" office:value="8.7746999999999994E-39" table:style-name="ce35">
            <text:p>8.77E-39</text:p>
          </table:table-cell>
          <table:table-cell office:value-type="float" office:value="1.3736999999999999E-4" table:style-name="ce35">
            <text:p>1.37E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7.8323 (155)</text:p>
          </table:table-cell>
          <table:table-cell office:value-type="string" table:style-name="ce1">
            <text:p>-90.9836 (488)</text:p>
          </table:table-cell>
          <table:table-cell office:value-type="float" office:value="3.1513" table:style-name="ce1">
            <text:p>3.1513</text:p>
          </table:table-cell>
          <table:table-cell office:value-type="float" office:value="1.6999999999999999E-3" table:style-name="ce34">
            <text:p>0.0017</text:p>
          </table:table-cell>
          <table:table-cell office:value-type="float" office:value="2.2646E-50" table:style-name="ce35">
            <text:p>2.26E-50</text:p>
          </table:table-cell>
          <table:table-cell office:value-type="float" office:value="4.0899999999999999E-2" table:style-name="ce35">
            <text:p>4.09E-02</text:p>
          </table:table-cell>
          <table:table-cell office:value-type="float" office:value="3.4067000000000002E-31" table:style-name="ce35">
            <text:p>3.41E-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93.4215 (121)</text:p>
          </table:table-cell>
          <table:table-cell office:value-type="string" table:style-name="ce1">
            <text:p>-91.3266 (346)</text:p>
          </table:table-cell>
          <table:table-cell office:value-type="float" office:value="-2.0949" table:style-name="ce1">
            <text:p>-2.0949</text:p>
          </table:table-cell>
          <table:table-cell office:value-type="float" office:value="9.9774999999999994E-4" table:style-name="ce35">
            <text:p>9.98E-04</text:p>
          </table:table-cell>
          <table:table-cell office:value-type="float" office:value="7.1198999999999998E-17" table:style-name="ce35">
            <text:p>7.12E-17</text:p>
          </table:table-cell>
          <table:table-cell office:value-type="float" office:value="2.1321000000000001E-13" table:style-name="ce35">
            <text:p>2.13E-13</text:p>
          </table:table-cell>
          <table:table-cell office:value-type="float" office:value="1.9815999999999999E-14" table:style-name="ce35">
            <text:p>1.98E-14</text:p>
          </table:table-cell>
          <table:table-cell table:number-columns-repeated="16376"/>
        </table:table-row>
        <table:table-row table:style-name="ro1">
          <table:table-cell table:style-name="ce38"/>
          <table:table-cell office:value-type="float" office:value="-86.457300000000004" table:style-name="ce38">
            <text:p>-86.4573</text:p>
          </table:table-cell>
          <table:table-cell office:value-type="float" office:value="-87.865700000000004" table:style-name="ce38">
            <text:p>-87.8657</text:p>
          </table:table-cell>
          <table:table-cell office:value-type="float" office:value="1.4084000000000001" table:style-name="ce38">
            <text:p>1.408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5" table:number-rows-spanned="1" table:style-name="ce52">
            <text:p>without user vs west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44">
            <text:p>without user</text:p>
          </table:table-cell>
          <table:table-cell office:value-type="string" table:style-name="ce44">
            <text:p>west</text:p>
          </table:table-cell>
          <table:table-cell office:value-type="string" table:style-name="ce1">
            <text:p>mean abs diff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 (variance)</text:p>
          </table:table-cell>
          <table:table-cell office:value-type="string" table:style-name="ce28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74.034 (235)</text:p>
          </table:table-cell>
          <table:table-cell office:value-type="string" table:style-name="ce1">
            <text:p>-76.3689 (656)</text:p>
          </table:table-cell>
          <table:table-cell office:value-type="float" office:value="2.3349000000000002" table:style-name="ce1">
            <text:p>2.3349</text:p>
          </table:table-cell>
          <table:table-cell office:value-type="float" office:value="1.7759000000000001E-4" table:style-name="ce35">
            <text:p>1.78E-04</text:p>
          </table:table-cell>
          <table:table-cell office:value-type="float" office:value="1.2879999999999999E-34" table:style-name="ce35">
            <text:p>1.29E-34</text:p>
          </table:table-cell>
          <table:table-cell office:value-type="float" office:value="1.3757E-32" table:style-name="ce35">
            <text:p>1.38E-32</text:p>
          </table:table-cell>
          <table:table-cell office:value-type="float" office:value="6.4187999999999996E-14" table:style-name="ce35">
            <text:p>6.42E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87.1358 (243)</text:p>
          </table:table-cell>
          <table:table-cell office:value-type="string" table:style-name="ce1">
            <text:p>-86.6918 (623)</text:p>
          </table:table-cell>
          <table:table-cell office:value-type="float" office:value="-0.44400000000000001" table:style-name="ce1">
            <text:p>-0.444</text:p>
          </table:table-cell>
          <table:table-cell office:value-type="float" office:value="0.45290000000000002" table:style-name="ce36">
            <text:p>0.4529</text:p>
          </table:table-cell>
          <table:table-cell office:value-type="float" office:value="1.6050999999999999E-17" table:style-name="ce35">
            <text:p>1.61E-17</text:p>
          </table:table-cell>
          <table:table-cell office:value-type="float" office:value="8.9784999999999996E-40" table:style-name="ce35">
            <text:p>8.98E-40</text:p>
          </table:table-cell>
          <table:table-cell office:value-type="float" office:value="8.3765E-4" table:style-name="ce35">
            <text:p>8.38E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86.5161 (124)</text:p>
          </table:table-cell>
          <table:table-cell office:value-type="string" table:style-name="ce1">
            <text:p>-90.5759 (514)</text:p>
          </table:table-cell>
          <table:table-cell office:value-type="float" office:value="4.0597000000000003" table:style-name="ce1">
            <text:p>4.0597</text:p>
          </table:table-cell>
          <table:table-cell office:value-type="float" office:value="4.3E-3" table:style-name="ce34">
            <text:p>0.0043</text:p>
          </table:table-cell>
          <table:table-cell office:value-type="float" office:value="3.0679999999999999E-49" table:style-name="ce35">
            <text:p>3.07E-49</text:p>
          </table:table-cell>
          <table:table-cell office:value-type="float" office:value="9.7699999999999995E-2" table:style-name="ce36">
            <text:p>0.0977</text:p>
          </table:table-cell>
          <table:table-cell office:value-type="float" office:value="1.6517E-30" table:style-name="ce35">
            <text:p>1.65E-3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86.0913 (252)</text:p>
          </table:table-cell>
          <table:table-cell office:value-type="string" table:style-name="ce1">
            <text:p>-87.1509 (603)</text:p>
          </table:table-cell>
          <table:table-cell office:value-type="float" office:value="1.0596000000000001" table:style-name="ce1">
            <text:p>1.0596</text:p>
          </table:table-cell>
          <table:table-cell office:value-type="float" office:value="0.1007" table:style-name="ce36">
            <text:p>0.1007</text:p>
          </table:table-cell>
          <table:table-cell office:value-type="float" office:value="1.4367E-9" table:style-name="ce35">
            <text:p>1.44E-09</text:p>
          </table:table-cell>
          <table:table-cell office:value-type="float" office:value="2.2737999999999999E-10" table:style-name="ce35">
            <text:p>2.27E-10</text:p>
          </table:table-cell>
          <table:table-cell office:value-type="float" office:value="5.6006999999999997E-4" table:style-name="ce35">
            <text:p>5.60E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90.1701 (241)</text:p>
          </table:table-cell>
          <table:table-cell office:value-type="string" table:style-name="ce1">
            <text:p>-89.2592 (517)</text:p>
          </table:table-cell>
          <table:table-cell office:value-type="float" office:value="-0.91090000000000004" table:style-name="ce1">
            <text:p>-0.9109</text:p>
          </table:table-cell>
          <table:table-cell office:value-type="float" office:value="7.7499999999999999E-2" table:style-name="ce35">
            <text:p>7.75E-02</text:p>
          </table:table-cell>
          <table:table-cell office:value-type="float" office:value="1.1166E-19" table:style-name="ce35">
            <text:p>1.12E-19</text:p>
          </table:table-cell>
          <table:table-cell office:value-type="float" office:value="1.2435E-51" table:style-name="ce35">
            <text:p>1.24E-51</text:p>
          </table:table-cell>
          <table:table-cell office:value-type="float" office:value="6.4308999999999997E-5" table:style-name="ce35">
            <text:p>6.43E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7.8323 (155)</text:p>
          </table:table-cell>
          <table:table-cell office:value-type="string" table:style-name="ce1">
            <text:p>-92.1986 (423)</text:p>
          </table:table-cell>
          <table:table-cell office:value-type="float" office:value="4.3662999999999998" table:style-name="ce1">
            <text:p>4.3663</text:p>
          </table:table-cell>
          <table:table-cell office:value-type="float" office:value="1.0824E-5" table:style-name="ce35">
            <text:p>1.08E-05</text:p>
          </table:table-cell>
          <table:table-cell office:value-type="float" office:value="1.3341E-65" table:style-name="ce35">
            <text:p>1.33E-65</text:p>
          </table:table-cell>
          <table:table-cell office:value-type="float" office:value="0.68720000000000003" table:style-name="ce36">
            <text:p>0.6872</text:p>
          </table:table-cell>
          <table:table-cell office:value-type="float" office:value="3.399E-41" table:style-name="ce35">
            <text:p>3.40E-4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93.4215 (121)</text:p>
          </table:table-cell>
          <table:table-cell office:value-type="string" table:style-name="ce1">
            <text:p>-91.6941 (340)</text:p>
          </table:table-cell>
          <table:table-cell office:value-type="float" office:value="-1.7274" table:style-name="ce1">
            <text:p>-1.7274</text:p>
          </table:table-cell>
          <table:table-cell office:value-type="float" office:value="3.3E-3" table:style-name="ce34">
            <text:p>0.0033</text:p>
          </table:table-cell>
          <table:table-cell office:value-type="float" office:value="5.7892E-14" table:style-name="ce35">
            <text:p>5.79E-14</text:p>
          </table:table-cell>
          <table:table-cell office:value-type="float" office:value="1.4527000000000001E-10" table:style-name="ce35">
            <text:p>1.45E-10</text:p>
          </table:table-cell>
          <table:table-cell office:value-type="float" office:value="7.4851000000000001E-13" table:style-name="ce35">
            <text:p>7.49E-13</text:p>
          </table:table-cell>
          <table:table-cell table:number-columns-repeated="16376"/>
        </table:table-row>
        <table:table-row table:style-name="ro1">
          <table:table-cell table:style-name="ce38"/>
          <table:table-cell office:value-type="float" office:value="-86.457300000000004" table:style-name="ce38">
            <text:p>-86.4573</text:p>
          </table:table-cell>
          <table:table-cell office:value-type="float" office:value="-87.705600000000004" table:style-name="ce38">
            <text:p>-87.7056</text:p>
          </table:table-cell>
          <table:table-cell office:value-type="float" office:value="1.2483" table:style-name="ce38">
            <text:p>1.2483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5" table:number-rows-spanned="1" table:style-name="ce52">
            <text:p>without user vs shadowing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44">
            <text:p>without user</text:p>
          </table:table-cell>
          <table:table-cell office:value-type="string" table:style-name="ce44">
            <text:p>shadow</text:p>
          </table:table-cell>
          <table:table-cell office:value-type="string" table:style-name="ce1">
            <text:p>mean abs diff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 (variance)</text:p>
          </table:table-cell>
          <table:table-cell office:value-type="string" table:style-name="ce28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74.034 (235)</text:p>
          </table:table-cell>
          <table:table-cell office:value-type="string" table:style-name="ce1">
            <text:p>-79.8323 (650)</text:p>
          </table:table-cell>
          <table:table-cell office:value-type="float" office:value="5.7983000000000002" table:style-name="ce1">
            <text:p>5.7983</text:p>
          </table:table-cell>
          <table:table-cell office:value-type="float" office:value="0" table:style-name="ce34">
            <text:p>0</text:p>
          </table:table-cell>
          <table:table-cell office:value-type="float" office:value="3.2311000000000001E-85" table:style-name="ce35">
            <text:p>3.23E-85</text:p>
          </table:table-cell>
          <table:table-cell office:value-type="float" office:value="1.4575E-50" table:style-name="ce35">
            <text:p>1.46E-50</text:p>
          </table:table-cell>
          <table:table-cell office:value-type="float" office:value="2.7819000000000001E-65" table:style-name="ce35">
            <text:p>2.78E-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87.1358 (243)</text:p>
          </table:table-cell>
          <table:table-cell office:value-type="string" table:style-name="ce1">
            <text:p>-88.931 (536)</text:p>
          </table:table-cell>
          <table:table-cell office:value-type="float" office:value="1.7951999999999999" table:style-name="ce1">
            <text:p>1.7952</text:p>
          </table:table-cell>
          <table:table-cell office:value-type="float" office:value="3.7000000000000002E-3" table:style-name="ce34">
            <text:p>0.0037</text:p>
          </table:table-cell>
          <table:table-cell office:value-type="float" office:value="2.3241999999999998E-28" table:style-name="ce35">
            <text:p>2.32E-28</text:p>
          </table:table-cell>
          <table:table-cell office:value-type="float" office:value="4.5484999999999999E-47" table:style-name="ce35">
            <text:p>4.55E-47</text:p>
          </table:table-cell>
          <table:table-cell office:value-type="float" office:value="2.7573000000000001E-11" table:style-name="ce35">
            <text:p>2.76E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86.5161 (124)</text:p>
          </table:table-cell>
          <table:table-cell office:value-type="string" table:style-name="ce1">
            <text:p>-92.9302 (344)</text:p>
          </table:table-cell>
          <table:table-cell office:value-type="float" office:value="6.4141000000000004" table:style-name="ce1">
            <text:p>6.4141</text:p>
          </table:table-cell>
          <table:table-cell office:value-type="float" office:value="5.6555999999999997E-6" table:style-name="ce35">
            <text:p>5.66E-06</text:p>
          </table:table-cell>
          <table:table-cell office:value-type="float" office:value="8.6209999999999999E-60" table:style-name="ce35">
            <text:p>8.62E-60</text:p>
          </table:table-cell>
          <table:table-cell office:value-type="float" office:value="7.6706000000000007E-6" table:style-name="ce35">
            <text:p>7.67E-06</text:p>
          </table:table-cell>
          <table:table-cell office:value-type="float" office:value="2.8396E-34" table:style-name="ce35">
            <text:p>2.84E-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86.0913 (252)</text:p>
          </table:table-cell>
          <table:table-cell office:value-type="string" table:style-name="ce1">
            <text:p>-91.508 (374)</text:p>
          </table:table-cell>
          <table:table-cell office:value-type="float" office:value="5.4168000000000003" table:style-name="ce1">
            <text:p>5.4168</text:p>
          </table:table-cell>
          <table:table-cell office:value-type="float" office:value="0" table:style-name="ce34">
            <text:p>0</text:p>
          </table:table-cell>
          <table:table-cell office:value-type="float" office:value="2.1199000000000001E-82" table:style-name="ce35">
            <text:p>2.12E-82</text:p>
          </table:table-cell>
          <table:table-cell office:value-type="float" office:value="0.25359999999999999" table:style-name="ce36">
            <text:p>0.2536</text:p>
          </table:table-cell>
          <table:table-cell office:value-type="float" office:value="7.9619000000000001E-78" table:style-name="ce35">
            <text:p>7.96E-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90.1701 (241)</text:p>
          </table:table-cell>
          <table:table-cell office:value-type="string" table:style-name="ce1">
            <text:p>-93.25 (172)</text:p>
          </table:table-cell>
          <table:table-cell office:value-type="float" office:value="3.0798999999999999" table:style-name="ce1">
            <text:p>3.0799</text:p>
          </table:table-cell>
          <table:table-cell office:value-type="float" office:value="4.5031999999999999E-9" table:style-name="ce35">
            <text:p>4.50E-09</text:p>
          </table:table-cell>
          <table:table-cell office:value-type="float" office:value="1.1419E-57" table:style-name="ce35">
            <text:p>1.14E-57</text:p>
          </table:table-cell>
          <table:table-cell office:value-type="float" office:value="3.0846999999999998E-18" table:style-name="ce35">
            <text:p>3.08E-18</text:p>
          </table:table-cell>
          <table:table-cell office:value-type="float" office:value="2.5301999999999998E-47" table:style-name="ce35">
            <text:p>2.53E-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7.8323 (155)</text:p>
          </table:table-cell>
          <table:table-cell office:value-type="string" table:style-name="ce1">
            <text:p>-89.9053 (433)</text:p>
          </table:table-cell>
          <table:table-cell office:value-type="float" office:value="2.0731000000000002" table:style-name="ce1">
            <text:p>2.0731</text:p>
          </table:table-cell>
          <table:table-cell office:value-type="float" office:value="4.8800000000000003E-2" table:style-name="ce36">
            <text:p>0.0488</text:p>
          </table:table-cell>
          <table:table-cell office:value-type="float" office:value="9.3577000000000003E-36" table:style-name="ce35">
            <text:p>9.36E-36</text:p>
          </table:table-cell>
          <table:table-cell office:value-type="float" office:value="8.4460999999999998E-4" table:style-name="ce35">
            <text:p>8.45E-04</text:p>
          </table:table-cell>
          <table:table-cell office:value-type="float" office:value="3.5549000000000001E-17" table:style-name="ce35">
            <text:p>3.55E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93.4215 (121)</text:p>
          </table:table-cell>
          <table:table-cell office:value-type="string" table:style-name="ce1">
            <text:p>-91.9349 (215)</text:p>
          </table:table-cell>
          <table:table-cell office:value-type="float" office:value="-1.4865999999999999" table:style-name="ce1">
            <text:p>-1.4866</text:p>
          </table:table-cell>
          <table:table-cell office:value-type="float" office:value="3.2500000000000001E-2" table:style-name="ce34">
            <text:p>0.0325</text:p>
          </table:table-cell>
          <table:table-cell office:value-type="float" office:value="1.0401999999999999E-8" table:style-name="ce35">
            <text:p>1.04E-08</text:p>
          </table:table-cell>
          <table:table-cell office:value-type="float" office:value="2.6893000000000001E-8" table:style-name="ce35">
            <text:p>2.69E-08</text:p>
          </table:table-cell>
          <table:table-cell office:value-type="float" office:value="1.6231999999999999E-8" table:style-name="ce35">
            <text:p>1.62E-0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-86.457300000000004" table:style-name="ce38">
            <text:p>-86.4573</text:p>
          </table:table-cell>
          <table:table-cell office:value-type="float" office:value="-89.756" table:style-name="ce1">
            <text:p>-89.756</text:p>
          </table:table-cell>
          <table:table-cell office:value-type="float" office:value="3.2987000000000002" table:style-name="ce1">
            <text:p>3.298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5" table:number-rows-spanned="1" table:style-name="ce52">
            <text:p>without user vs rotating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33"/>
          <table:table-cell office:value-type="string" table:style-name="ce44">
            <text:p>without user</text:p>
          </table:table-cell>
          <table:table-cell office:value-type="string" table:style-name="ce44">
            <text:p>rotate</text:p>
          </table:table-cell>
          <table:table-cell office:value-type="string" table:style-name="ce1">
            <text:p>mean abs diff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 (variance)</text:p>
          </table:table-cell>
          <table:table-cell office:value-type="string" table:style-name="ce28">
            <text:p>Wilcoxon test (median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74.034 (235)</text:p>
          </table:table-cell>
          <table:table-cell office:value-type="string" table:style-name="ce1">
            <text:p>-77.9962 (261)</text:p>
          </table:table-cell>
          <table:table-cell office:value-type="float" office:value="3.9621" table:style-name="ce1">
            <text:p>3.9621</text:p>
          </table:table-cell>
          <table:table-cell office:value-type="float" office:value="4.0392999999999999E-4" table:style-name="ce35">
            <text:p>4.04E-04</text:p>
          </table:table-cell>
          <table:table-cell office:value-type="float" office:value="1.0624000000000001E-38" table:style-name="ce35">
            <text:p>1.06E-38</text:p>
          </table:table-cell>
          <table:table-cell office:value-type="float" office:value="7.0194999999999999E-43" table:style-name="ce35">
            <text:p>7.02E-43</text:p>
          </table:table-cell>
          <table:table-cell office:value-type="float" office:value="9.1275000000000003E-21" table:style-name="ce35">
            <text:p>9.13E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87.1358 (243)</text:p>
          </table:table-cell>
          <table:table-cell office:value-type="string" table:style-name="ce1">
            <text:p>-86.3686 (236)</text:p>
          </table:table-cell>
          <table:table-cell office:value-type="float" office:value="-0.76719999999999999" table:style-name="ce1">
            <text:p>-0.7672</text:p>
          </table:table-cell>
          <table:table-cell office:value-type="float" office:value="0.43280000000000002" table:style-name="ce36">
            <text:p>0.4328</text:p>
          </table:table-cell>
          <table:table-cell office:value-type="float" office:value="1.2957999999999999E-13" table:style-name="ce35">
            <text:p>1.30E-13</text:p>
          </table:table-cell>
          <table:table-cell office:value-type="float" office:value="3.1643000000000001E-46" table:style-name="ce35">
            <text:p>3.16E-46</text:p>
          </table:table-cell>
          <table:table-cell office:value-type="float" office:value="1.84E-2" table:style-name="ce35">
            <text:p>1.84E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86.5161 (124)</text:p>
          </table:table-cell>
          <table:table-cell office:value-type="string" table:style-name="ce1">
            <text:p>-90.3661 (183)</text:p>
          </table:table-cell>
          <table:table-cell office:value-type="float" office:value="3.85" table:style-name="ce1">
            <text:p>3.85</text:p>
          </table:table-cell>
          <table:table-cell office:value-type="float" office:value="1.4200000000000001E-2" table:style-name="ce34">
            <text:p>0.0142</text:p>
          </table:table-cell>
          <table:table-cell office:value-type="float" office:value="2.4003000000000001E-35" table:style-name="ce35">
            <text:p>2.40E-35</text:p>
          </table:table-cell>
          <table:table-cell office:value-type="float" office:value="0.2417" table:style-name="ce36">
            <text:p>0.2417</text:p>
          </table:table-cell>
          <table:table-cell office:value-type="float" office:value="1.7753000000000001E-19" table:style-name="ce35">
            <text:p>1.78E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86.0913 (252)</text:p>
          </table:table-cell>
          <table:table-cell office:value-type="string" table:style-name="ce1">
            <text:p>-89.0408 (196)</text:p>
          </table:table-cell>
          <table:table-cell office:value-type="float" office:value="2.9495" table:style-name="ce1">
            <text:p>2.9495</text:p>
          </table:table-cell>
          <table:table-cell office:value-type="float" office:value="4.1000000000000003E-3" table:style-name="ce34">
            <text:p>0.0041</text:p>
          </table:table-cell>
          <table:table-cell office:value-type="float" office:value="3.2372999999999997E-23" table:style-name="ce35">
            <text:p>3.24E-23</text:p>
          </table:table-cell>
          <table:table-cell office:value-type="float" office:value="1.7183E-16" table:style-name="ce35">
            <text:p>1.72E-16</text:p>
          </table:table-cell>
          <table:table-cell office:value-type="float" office:value="5.3759999999999997E-17" table:style-name="ce35">
            <text:p>5.38E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90.1701 (241)</text:p>
          </table:table-cell>
          <table:table-cell office:value-type="string" table:style-name="ce1">
            <text:p>-91.2 (130)</text:p>
          </table:table-cell>
          <table:table-cell office:value-type="float" office:value="1.0299" table:style-name="ce1">
            <text:p>1.0299</text:p>
          </table:table-cell>
          <table:table-cell office:value-type="float" office:value="0.2296" table:style-name="ce36">
            <text:p>0.2296</text:p>
          </table:table-cell>
          <table:table-cell office:value-type="float" office:value="4.8725999999999999E-13" table:style-name="ce35">
            <text:p>4.87E-13</text:p>
          </table:table-cell>
          <table:table-cell office:value-type="float" office:value="7.3686000000000005E-33" table:style-name="ce35">
            <text:p>7.37E-33</text:p>
          </table:table-cell>
          <table:table-cell office:value-type="float" office:value="9.0290000000000005E-5" table:style-name="ce35">
            <text:p>9.03E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7.8323 (155)</text:p>
          </table:table-cell>
          <table:table-cell office:value-type="string" table:style-name="ce1">
            <text:p>-90.6932 (176)</text:p>
          </table:table-cell>
          <table:table-cell office:value-type="float" office:value="2.8609" table:style-name="ce1">
            <text:p>2.8609</text:p>
          </table:table-cell>
          <table:table-cell office:value-type="float" office:value="1.89E-2" table:style-name="ce34">
            <text:p>0.0189</text:p>
          </table:table-cell>
          <table:table-cell office:value-type="float" office:value="1.3394000000000001E-31" table:style-name="ce35">
            <text:p>1.34E-31</text:p>
          </table:table-cell>
          <table:table-cell office:value-type="float" office:value="1.47E-2" table:style-name="ce35">
            <text:p>1.47E-02</text:p>
          </table:table-cell>
          <table:table-cell office:value-type="float" office:value="5.0964000000000001E-18" table:style-name="ce35">
            <text:p>5.10E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93.4215 (121)</text:p>
          </table:table-cell>
          <table:table-cell office:value-type="string" table:style-name="ce1">
            <text:p>-91.1071 (140)</text:p>
          </table:table-cell>
          <table:table-cell office:value-type="float" office:value="-2.3142999999999998" table:style-name="ce1">
            <text:p>-2.3143</text:p>
          </table:table-cell>
          <table:table-cell office:value-type="float" office:value="1.11E-2" table:style-name="ce34">
            <text:p>0.0111</text:p>
          </table:table-cell>
          <table:table-cell office:value-type="float" office:value="1.9596999999999999E-15" table:style-name="ce35">
            <text:p>1.96E-15</text:p>
          </table:table-cell>
          <table:table-cell office:value-type="float" office:value="1.0319E-13" table:style-name="ce35">
            <text:p>1.03E-13</text:p>
          </table:table-cell>
          <table:table-cell office:value-type="float" office:value="3.7473000000000001E-11" table:style-name="ce35">
            <text:p>3.75E-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-86.457300000000004" table:style-name="ce38">
            <text:p>-86.4573</text:p>
          </table:table-cell>
          <table:table-cell office:value-type="float" office:value="-88.110299999999995" table:style-name="ce1">
            <text:p>-88.1103</text:p>
          </table:table-cell>
          <table:table-cell office:value-type="float" office:value="1.653" table:style-name="ce1">
            <text:p>1.653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Orient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2">
            <text:p>Location 1</text:p>
          </table:table-cell>
          <table:table-cell table:number-columns-repeated="5" table:style-name="ce42"/>
          <table:table-cell table:number-columns-repeated="16378" table:style-name="ce1"/>
        </table:table-row>
        <table:table-row table:style-name="ro1">
          <table:table-cell table:style-name="ce45"/>
          <table:table-cell office:value-type="string" table:number-columns-spanned="5" table:number-rows-spanned="1" table:style-name="ce53">
            <text:p>0 vs 45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s</text:p>
          </table:table-cell>
          <table:table-cell office:value-type="string" table:style-name="ce1">
            <text:p>0 degrees (# samples)</text:p>
          </table:table-cell>
          <table:table-cell office:value-type="string" table:style-name="ce1">
            <text:p>45 degrees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F</text:p>
          </table:table-cell>
          <table:table-cell office:value-type="string" table:style-name="ce1">
            <text:p>-85.0298 (369)</text:p>
          </table:table-cell>
          <table:table-cell office:value-type="string" table:style-name="ce1">
            <text:p>-78.6019 (422)</text:p>
          </table:table-cell>
          <table:table-cell office:value-type="float" office:value="6.4279000000000002" table:style-name="ce1">
            <text:p>6.4279</text:p>
          </table:table-cell>
          <table:table-cell office:value-type="float" office:value="4.1276000000000003E-12" table:style-name="ce35">
            <text:p>4.13E-12</text:p>
          </table:table-cell>
          <table:table-cell office:value-type="float" office:value="7.7404999999999996E-88" table:style-name="ce35">
            <text:p>7.74E-88</text:p>
          </table:table-cell>
          <table:table-cell office:value-type="float" office:value="1.7579999999999999E-48" table:style-name="ce35">
            <text:p>1.76E-48</text:p>
          </table:table-cell>
          <table:table-cell office:value-type="float" office:value="1.8769999999999999E-55" table:style-name="ce35">
            <text:p>1.88E-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5</text:p>
          </table:table-cell>
          <table:table-cell office:value-type="string" table:style-name="ce1">
            <text:p>-79.4463 (419)</text:p>
          </table:table-cell>
          <table:table-cell office:value-type="string" table:style-name="ce1">
            <text:p>-80.1002 (499)</text:p>
          </table:table-cell>
          <table:table-cell office:value-type="float" office:value="0.65390000000000004" table:style-name="ce1">
            <text:p>0.6539</text:p>
          </table:table-cell>
          <table:table-cell office:value-type="float" office:value="0.10059999999999999" table:style-name="ce46">
            <text:p>0.1006</text:p>
          </table:table-cell>
          <table:table-cell office:value-type="float" office:value="1.9616E-6" table:style-name="ce35">
            <text:p>1.96E-06</text:p>
          </table:table-cell>
          <table:table-cell office:value-type="float" office:value="1.2961000000000001E-10" table:style-name="ce35">
            <text:p>1.30E-10</text:p>
          </table:table-cell>
          <table:table-cell office:value-type="float" office:value="2.1325000000000001E-4" table:style-name="ce35">
            <text:p>2.13E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4</text:p>
          </table:table-cell>
          <table:table-cell office:value-type="string" table:style-name="ce1">
            <text:p>-84.0418 (287)</text:p>
          </table:table-cell>
          <table:table-cell office:value-type="string" table:style-name="ce1">
            <text:p>-85.2217 (221)</text:p>
          </table:table-cell>
          <table:table-cell office:value-type="float" office:value="1.1798999999999999" table:style-name="ce1">
            <text:p>1.1799</text:p>
          </table:table-cell>
          <table:table-cell office:value-type="float" office:value="5.3800000000000001E-2" table:style-name="ce46">
            <text:p>0.0538</text:p>
          </table:table-cell>
          <table:table-cell office:value-type="float" office:value="6.6641000000000002E-16" table:style-name="ce35">
            <text:p>6.66E-16</text:p>
          </table:table-cell>
          <table:table-cell office:value-type="float" office:value="1.9343E-4" table:style-name="ce35">
            <text:p>1.93E-04</text:p>
          </table:table-cell>
          <table:table-cell office:value-type="float" office:value="2.9696000000000002E-12" table:style-name="ce35">
            <text:p>2.97E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2</text:p>
          </table:table-cell>
          <table:table-cell office:value-type="string" table:style-name="ce1">
            <text:p>-86.9134 (254)</text:p>
          </table:table-cell>
          <table:table-cell office:value-type="string" table:style-name="ce1">
            <text:p>-85.3123 (285)</text:p>
          </table:table-cell>
          <table:table-cell office:value-type="float" office:value="1.6011" table:style-name="ce1">
            <text:p>1.6011</text:p>
          </table:table-cell>
          <table:table-cell office:value-type="float" office:value="5.3E-3" table:style-name="ce34">
            <text:p>0.0053</text:p>
          </table:table-cell>
          <table:table-cell office:value-type="float" office:value="2.033E-29" table:style-name="ce35">
            <text:p>2.03E-29</text:p>
          </table:table-cell>
          <table:table-cell office:value-type="float" office:value="2.0360000000000001E-29" table:style-name="ce35">
            <text:p>2.04E-29</text:p>
          </table:table-cell>
          <table:table-cell office:value-type="float" office:value="3.7597E-10" table:style-name="ce35">
            <text:p>3.76E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44</text:p>
          </table:table-cell>
          <table:table-cell office:value-type="string" table:style-name="ce1">
            <text:p>-87.7042 (144)</text:p>
          </table:table-cell>
          <table:table-cell office:value-type="string" table:style-name="ce1">
            <text:p>-82.7621 (269)</text:p>
          </table:table-cell>
          <table:table-cell office:value-type="float" office:value="4.9420999999999999" table:style-name="ce1">
            <text:p>4.9421</text:p>
          </table:table-cell>
          <table:table-cell office:value-type="float" office:value="1.1102E-15" table:style-name="ce35">
            <text:p>1.11E-15</text:p>
          </table:table-cell>
          <table:table-cell office:value-type="float" office:value="4.4374999999999996E-59" table:style-name="ce35">
            <text:p>4.44E-59</text:p>
          </table:table-cell>
          <table:table-cell office:value-type="float" office:value="9.1402000000000003E-9" table:style-name="ce35">
            <text:p>9.14E-09</text:p>
          </table:table-cell>
          <table:table-cell office:value-type="float" office:value="5.6125000000000003E-58" table:style-name="ce35">
            <text:p>5.61E-5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D1</text:p>
          </table:table-cell>
          <table:table-cell office:value-type="string" table:style-name="ce1">
            <text:p>-91.3404<text:s/><text:span text:style-name="T3">(</text:span>47<text:span text:style-name="T3">)</text:span></text:p>
          </table:table-cell>
          <table:table-cell office:value-type="string" table:style-name="ce1">
            <text:p>-86.1193 (109)</text:p>
          </table:table-cell>
          <table:table-cell office:value-type="float" office:value="5.2210999999999999" table:style-name="ce1">
            <text:p>5.2211</text:p>
          </table:table-cell>
          <table:table-cell office:value-type="float" office:value="4.8850000000000003E-15" table:style-name="ce35">
            <text:p>4.89E-15</text:p>
          </table:table-cell>
          <table:table-cell office:value-type="float" office:value="3.3916999999999998E-28" table:style-name="ce35">
            <text:p>3.39E-28</text:p>
          </table:table-cell>
          <table:table-cell office:value-type="float" office:value="4.1599999999999998E-2" table:style-name="ce34">
            <text:p>0.0416</text:p>
          </table:table-cell>
          <table:table-cell office:value-type="float" office:value="7.5938999999999997E-24" table:style-name="ce35">
            <text:p>7.59E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A0</text:p>
          </table:table-cell>
          <table:table-cell office:value-type="string" table:style-name="ce1">
            <text:p>-89.3506 (77)</text:p>
          </table:table-cell>
          <table:table-cell office:value-type="string" table:style-name="ce1">
            <text:p>-88.5 (2)</text:p>
          </table:table-cell>
          <table:table-cell office:value-type="float" office:value="0.85060000000000002" table:style-name="ce1">
            <text:p>0.8506</text:p>
          </table:table-cell>
          <table:table-cell office:value-type="float" office:value="0.86150000000000004" table:style-name="ce46">
            <text:p>0.8615</text:p>
          </table:table-cell>
          <table:table-cell office:value-type="float" office:value="0.91320000000000001" table:style-name="ce46">
            <text:p>0.9132</text:p>
          </table:table-cell>
          <table:table-cell office:value-type="float" office:value="0.1212" table:style-name="ce46">
            <text:p>0.1212</text:p>
          </table:table-cell>
          <table:table-cell office:value-type="float" office:value="0.87180000000000002" table:style-name="ce46">
            <text:p>0.8718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6.260900000000007" table:style-name="ce38">
            <text:p>-86.2609</text:p>
          </table:table-cell>
          <table:table-cell office:value-type="float" office:value="-83.802499999999995" table:style-name="ce38">
            <text:p>-83.8025</text:p>
          </table:table-cell>
          <table:table-cell office:value-type="float" office:value="2.4584000000000001" table:style-name="ce34">
            <text:p>2.4584</text:p>
          </table:table-cell>
          <table:table-cell table:number-columns-repeated="16380" table:style-name="ce1"/>
        </table:table-row>
        <table:table-row table:style-name="ro1">
          <table:table-cell table:number-columns-repeated="4" table:style-name="ce39"/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number-columns-spanned="5" table:number-rows-spanned="1" table:style-name="ce53">
            <text:p>0 vs 90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0 degrees (# samples)</text:p>
          </table:table-cell>
          <table:table-cell office:value-type="string" table:style-name="ce1">
            <text:p>90 degrees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F</text:p>
          </table:table-cell>
          <table:table-cell office:value-type="string" table:style-name="ce1">
            <text:p>-85.0298 (369)</text:p>
          </table:table-cell>
          <table:table-cell office:value-type="string" table:style-name="ce1">
            <text:p>-77.2751<text:s/><text:span text:style-name="T3">(</text:span>458<text:span text:style-name="T3">)</text:span></text:p>
          </table:table-cell>
          <table:table-cell office:value-type="float" office:value="7.7546999999999997" table:style-name="ce1">
            <text:p>7.7547</text:p>
          </table:table-cell>
          <table:table-cell office:value-type="float" office:value="0" table:style-name="ce47">
            <text:p>0.00</text:p>
          </table:table-cell>
          <table:table-cell office:value-type="float" office:value="2.6236999999999999E-173" table:style-name="ce35">
            <text:p>2.62E-173</text:p>
          </table:table-cell>
          <table:table-cell office:value-type="float" office:value="3.3155000000000001E-70" table:style-name="ce35">
            <text:p>3.32E-70</text:p>
          </table:table-cell>
          <table:table-cell office:value-type="float" office:value="7.4838999999999998E-133" table:style-name="ce35">
            <text:p>7.48E-1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5</text:p>
          </table:table-cell>
          <table:table-cell office:value-type="string" table:style-name="ce1">
            <text:p>-79.4463 (419)</text:p>
          </table:table-cell>
          <table:table-cell office:value-type="string" table:style-name="ce1">
            <text:p>-76.9649 (484)</text:p>
          </table:table-cell>
          <table:table-cell office:value-type="float" office:value="2.4813999999999998" table:style-name="ce1">
            <text:p>2.4814</text:p>
          </table:table-cell>
          <table:table-cell office:value-type="float" office:value="1.5723000000000001E-7" table:style-name="ce35">
            <text:p>1.57E-07</text:p>
          </table:table-cell>
          <table:table-cell office:value-type="float" office:value="3.3276000000000001E-66" table:style-name="ce35">
            <text:p>3.33E-66</text:p>
          </table:table-cell>
          <table:table-cell office:value-type="float" office:value="9.1630000000000003E-40" table:style-name="ce35">
            <text:p>9.16E-40</text:p>
          </table:table-cell>
          <table:table-cell office:value-type="float" office:value="8.7316999999999999E-43" table:style-name="ce35">
            <text:p>8.73E-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4</text:p>
          </table:table-cell>
          <table:table-cell office:value-type="string" table:style-name="ce1">
            <text:p>-84.0418 (287)</text:p>
          </table:table-cell>
          <table:table-cell office:value-type="string" table:style-name="ce1">
            <text:p>-84.189 (328)</text:p>
          </table:table-cell>
          <table:table-cell office:value-type="float" office:value="0.1472" table:style-name="ce1">
            <text:p>0.1472</text:p>
          </table:table-cell>
          <table:table-cell office:value-type="float" office:value="0.73750000000000004" table:style-name="ce48">
            <text:p>7.38E-01</text:p>
          </table:table-cell>
          <table:table-cell office:value-type="float" office:value="1.5370000000000001E-11" table:style-name="ce35">
            <text:p>1.54E-11</text:p>
          </table:table-cell>
          <table:table-cell office:value-type="float" office:value="5.7324999999999998E-25" table:style-name="ce35">
            <text:p>5.73E-25</text:p>
          </table:table-cell>
          <table:table-cell office:value-type="float" office:value="2.7E-2" table:style-name="ce34">
            <text:p>0.0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2</text:p>
          </table:table-cell>
          <table:table-cell office:value-type="string" table:style-name="ce1">
            <text:p>-86.9134 (254)</text:p>
          </table:table-cell>
          <table:table-cell office:value-type="string" table:style-name="ce1">
            <text:p>-84.1456 (309)</text:p>
          </table:table-cell>
          <table:table-cell office:value-type="float" office:value="2.7677999999999998" table:style-name="ce1">
            <text:p>2.7678</text:p>
          </table:table-cell>
          <table:table-cell office:value-type="float" office:value="4.1872000000000003E-6" table:style-name="ce35">
            <text:p>4.19E-06</text:p>
          </table:table-cell>
          <table:table-cell office:value-type="float" office:value="2.9806999999999998E-29" table:style-name="ce35">
            <text:p>2.98E-29</text:p>
          </table:table-cell>
          <table:table-cell office:value-type="float" office:value="1.5237999999999999E-43" table:style-name="ce35">
            <text:p>1.52E-43</text:p>
          </table:table-cell>
          <table:table-cell office:value-type="float" office:value="3.0543999999999998E-25" table:style-name="ce35">
            <text:p>3.05E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44</text:p>
          </table:table-cell>
          <table:table-cell office:value-type="string" table:style-name="ce1">
            <text:p>-87.7042 (144)</text:p>
          </table:table-cell>
          <table:table-cell office:value-type="string" table:style-name="ce1">
            <text:p>-85.7639 (144)</text:p>
          </table:table-cell>
          <table:table-cell office:value-type="float" office:value="1.9402999999999999" table:style-name="ce1">
            <text:p>1.9403</text:p>
          </table:table-cell>
          <table:table-cell office:value-type="float" office:value="4.7999999999999996E-3" table:style-name="ce34">
            <text:p>0.0048</text:p>
          </table:table-cell>
          <table:table-cell office:value-type="float" office:value="2.7044000000000001E-28" table:style-name="ce35">
            <text:p>2.70E-28</text:p>
          </table:table-cell>
          <table:table-cell office:value-type="float" office:value="0.46079999999999999" table:style-name="ce46">
            <text:p>0.4608</text:p>
          </table:table-cell>
          <table:table-cell office:value-type="float" office:value="1.0588E-19" table:style-name="ce35">
            <text:p>1.06E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D1</text:p>
          </table:table-cell>
          <table:table-cell office:value-type="string" table:style-name="ce1">
            <text:p>-91.3404<text:s/><text:span text:style-name="T3">(</text:span>47<text:span text:style-name="T3">)</text:span></text:p>
          </table:table-cell>
          <table:table-cell office:value-type="string" table:style-name="ce1">
            <text:p>NaN (0)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office:value-type="string" table:style-name="ce1">
            <text:p>N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A0</text:p>
          </table:table-cell>
          <table:table-cell office:value-type="string" table:style-name="ce1">
            <text:p>-89.3506 (77)</text:p>
          </table:table-cell>
          <table:table-cell office:value-type="string" table:style-name="ce1">
            <text:p>-90 (2)</text:p>
          </table:table-cell>
          <table:table-cell office:value-type="float" office:value="0.64939999999999998" table:style-name="ce1">
            <text:p>0.6494</text:p>
          </table:table-cell>
          <table:table-cell office:value-type="float" office:value="0.56610000000000005" table:style-name="ce46">
            <text:p>0.5661</text:p>
          </table:table-cell>
          <table:table-cell office:value-type="float" office:value="0.23369999999999999" table:style-name="ce46">
            <text:p>0.2337</text:p>
          </table:table-cell>
          <table:table-cell office:value-type="float" office:value="1.6000000000000001E-3" table:style-name="ce34">
            <text:p>0.0016</text:p>
          </table:table-cell>
          <table:table-cell office:value-type="float" office:value="0.46910000000000002" table:style-name="ce46">
            <text:p>0.4691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6.260900000000007" table:style-name="ce38">
            <text:p>-86.2609</text:p>
          </table:table-cell>
          <table:table-cell office:value-type="float" office:value="-83.056399999999996" table:style-name="ce38">
            <text:p>-83.0564</text:p>
          </table:table-cell>
          <table:table-cell office:value-type="float" office:value="3.2044999999999999" table:style-name="ce34">
            <text:p>3.204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7" table:number-rows-spanned="1" table:style-name="ce53">
            <text:p>hand vs pocket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Hand, 45 (# samples)</text:p>
          </table:table-cell>
          <table:table-cell office:value-type="string" table:style-name="ce1">
            <text:p>pocket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F</text:p>
          </table:table-cell>
          <table:table-cell office:value-type="string" table:style-name="ce1">
            <text:p>-81.4135 (445)</text:p>
          </table:table-cell>
          <table:table-cell office:value-type="string" table:style-name="ce1">
            <text:p>-81.5547 (375)</text:p>
          </table:table-cell>
          <table:table-cell office:value-type="float" office:value="0.14119999999999999" table:style-name="ce1">
            <text:p>0.1412</text:p>
          </table:table-cell>
          <table:table-cell office:value-type="float" office:value="0.8871" table:style-name="ce46">
            <text:p>0.8871</text:p>
          </table:table-cell>
          <table:table-cell office:value-type="float" office:value="0.1043" table:style-name="ce46">
            <text:p>0.1043</text:p>
          </table:table-cell>
          <table:table-cell office:value-type="float" office:value="0.35909999999999997" table:style-name="ce46">
            <text:p>0.3591</text:p>
          </table:table-cell>
          <table:table-cell office:value-type="float" office:value="0.82509999999999994" table:style-name="ce46">
            <text:p>0.82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5</text:p>
          </table:table-cell>
          <table:table-cell office:value-type="string" table:style-name="ce1">
            <text:p>-80.5614 (399)</text:p>
          </table:table-cell>
          <table:table-cell office:value-type="string" table:style-name="ce1">
            <text:p>-81.9297 (256)</text:p>
          </table:table-cell>
          <table:table-cell office:value-type="float" office:value="1.3683000000000001" table:style-name="ce1">
            <text:p>1.3683</text:p>
          </table:table-cell>
          <table:table-cell office:value-type="float" office:value="0.193" table:style-name="ce46">
            <text:p>0.193</text:p>
          </table:table-cell>
          <table:table-cell office:value-type="float" office:value="4.0646E-7" table:style-name="ce35">
            <text:p>4.06E-07</text:p>
          </table:table-cell>
          <table:table-cell office:value-type="float" office:value="4.3073999999999999E-4" table:style-name="ce35">
            <text:p>4.31E-04</text:p>
          </table:table-cell>
          <table:table-cell office:value-type="float" office:value="2.0632999999999998E-6" table:style-name="ce35">
            <text:p>2.06E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4</text:p>
          </table:table-cell>
          <table:table-cell office:value-type="string" table:style-name="ce1">
            <text:p>-85.5031 (161)</text:p>
          </table:table-cell>
          <table:table-cell office:value-type="string" table:style-name="ce1">
            <text:p><text:s/>-85.4275 (131)</text:p>
          </table:table-cell>
          <table:table-cell office:value-type="float" office:value="7.5600000000000001E-2" table:style-name="ce1">
            <text:p>0.0756</text:p>
          </table:table-cell>
          <table:table-cell office:value-type="float" office:value="0.95050000000000001" table:style-name="ce46">
            <text:p>0.9505</text:p>
          </table:table-cell>
          <table:table-cell office:value-type="float" office:value="0.38600000000000001" table:style-name="ce46">
            <text:p>0.386</text:p>
          </table:table-cell>
          <table:table-cell office:value-type="float" office:value="6.6412999999999997E-4" table:style-name="ce35">
            <text:p>6.64E-04</text:p>
          </table:table-cell>
          <table:table-cell office:value-type="float" office:value="0.54290000000000005" table:style-name="ce46">
            <text:p>0.54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2</text:p>
          </table:table-cell>
          <table:table-cell office:value-type="string" table:style-name="ce1">
            <text:p>-86.0152 (197)</text:p>
          </table:table-cell>
          <table:table-cell office:value-type="string" table:style-name="ce1">
            <text:p>-88.1098 (82)</text:p>
          </table:table-cell>
          <table:table-cell office:value-type="float" office:value="2.0945" table:style-name="ce1">
            <text:p>2.0945</text:p>
          </table:table-cell>
          <table:table-cell office:value-type="float" office:value="7.3499999999999996E-2" table:style-name="ce46">
            <text:p>0.0735</text:p>
          </table:table-cell>
          <table:table-cell office:value-type="float" office:value="9.1536999999999994E-8" table:style-name="ce35">
            <text:p>9.15E-08</text:p>
          </table:table-cell>
          <table:table-cell office:value-type="float" office:value="0.95840000000000003" table:style-name="ce46">
            <text:p>0.9584</text:p>
          </table:table-cell>
          <table:table-cell office:value-type="float" office:value="1.645E-9" table:style-name="ce35">
            <text:p>1.65E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44</text:p>
          </table:table-cell>
          <table:table-cell office:value-type="string" table:style-name="ce1">
            <text:p>-87.8684 (38)</text:p>
          </table:table-cell>
          <table:table-cell office:value-type="string" table:style-name="ce1">
            <text:p>-86.1622 (74)</text:p>
          </table:table-cell>
          <table:table-cell office:value-type="float" office:value="1.7062999999999999" table:style-name="ce1">
            <text:p>1.7063</text:p>
          </table:table-cell>
          <table:table-cell office:value-type="float" office:value="0.38529999999999998" table:style-name="ce46">
            <text:p>0.3853</text:p>
          </table:table-cell>
          <table:table-cell office:value-type="float" office:value="4.7600000000000003E-2" table:style-name="ce46">
            <text:p>0.0476</text:p>
          </table:table-cell>
          <table:table-cell office:value-type="float" office:value="0.36430000000000001" table:style-name="ce46">
            <text:p>0.3643</text:p>
          </table:table-cell>
          <table:table-cell office:value-type="float" office:value="6.6E-3" table:style-name="ce34">
            <text:p>0.00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D1</text:p>
          </table:table-cell>
          <table:table-cell office:value-type="string" table:style-name="ce1">
            <text:p>-90.0795 (88)</text:p>
          </table:table-cell>
          <table:table-cell office:value-type="string" table:style-name="ce1">
            <text:p>-93.2083 (24)</text:p>
          </table:table-cell>
          <table:table-cell office:value-type="float" office:value="3.1288" table:style-name="ce1">
            <text:p>3.1288</text:p>
          </table:table-cell>
          <table:table-cell office:value-type="float" office:value="0.25" table:style-name="ce46">
            <text:p>0.25</text:p>
          </table:table-cell>
          <table:table-cell office:value-type="float" office:value="6.1999999999999998E-3" table:style-name="ce34">
            <text:p>0.0062</text:p>
          </table:table-cell>
          <table:table-cell office:value-type="float" office:value="8.2000000000000007E-3" table:style-name="ce34">
            <text:p>0.0082</text:p>
          </table:table-cell>
          <table:table-cell office:value-type="float" office:value="5.3793999999999999E-4" table:style-name="ce35">
            <text:p>5.38E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A0</text:p>
          </table:table-cell>
          <table:table-cell office:value-type="string" table:style-name="ce1">
            <text:p>-91.9394<text:s/><text:span text:style-name="T3">(</text:span>66<text:span text:style-name="T3">)</text:span></text:p>
          </table:table-cell>
          <table:table-cell office:value-type="string" table:style-name="ce1">
            <text:p>-95.1111 (9)</text:p>
          </table:table-cell>
          <table:table-cell office:value-type="float" office:value="3.1717" table:style-name="ce1">
            <text:p>3.1717</text:p>
          </table:table-cell>
          <table:table-cell office:value-type="float" office:value="0.35339999999999999" table:style-name="ce46">
            <text:p>0.3534</text:p>
          </table:table-cell>
          <table:table-cell office:value-type="float" office:value="7.1199999999999999E-2" table:style-name="ce46">
            <text:p>0.0712</text:p>
          </table:table-cell>
          <table:table-cell office:value-type="float" office:value="4.1700000000000001E-2" table:style-name="ce46">
            <text:p>0.0417</text:p>
          </table:table-cell>
          <table:table-cell office:value-type="float" office:value="2.58E-2" table:style-name="ce34">
            <text:p>0.0258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6.197199999999995" table:style-name="ce38">
            <text:p>-86.1972</text:p>
          </table:table-cell>
          <table:table-cell office:value-type="float" office:value="-87.357600000000005" table:style-name="ce38">
            <text:p>-87.3576</text:p>
          </table:table-cell>
          <table:table-cell office:value-type="float" office:value="1.1604000000000001" table:style-name="ce34">
            <text:p>1.160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rient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2">
            <text:p>Location 2</text:p>
          </table:table-cell>
          <table:table-cell table:number-columns-repeated="5" table:style-name="ce42"/>
          <table:table-cell table:number-columns-repeated="16378" table:style-name="ce1"/>
        </table:table-row>
        <table:table-row table:style-name="ro1">
          <table:table-cell table:style-name="ce45"/>
          <table:table-cell office:value-type="string" table:number-columns-spanned="5" table:number-rows-spanned="1" table:style-name="ce53">
            <text:p>0 vs 45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0 degrees (# samples)</text:p>
          </table:table-cell>
          <table:table-cell office:value-type="string" table:style-name="ce1">
            <text:p>45 degrees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66.1402 (428)</text:p>
          </table:table-cell>
          <table:table-cell office:value-type="string" table:style-name="ce1">
            <text:p>-67.209 (421)</text:p>
          </table:table-cell>
          <table:table-cell office:value-type="float" office:value="1.0688" table:style-name="ce1">
            <text:p>1.0688</text:p>
          </table:table-cell>
          <table:table-cell office:value-type="float" office:value="0.23749999999999999" table:style-name="ce46">
            <text:p>0.2375</text:p>
          </table:table-cell>
          <table:table-cell office:value-type="float" office:value="2.7013999999999999E-25" table:style-name="ce35">
            <text:p>2.70E-25</text:p>
          </table:table-cell>
          <table:table-cell office:value-type="float" office:value="0.2359" table:style-name="ce46">
            <text:p>0.2359</text:p>
          </table:table-cell>
          <table:table-cell office:value-type="float" office:value="1.5752999999999999E-9" table:style-name="ce35">
            <text:p>1.58E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3</text:p>
          </table:table-cell>
          <table:table-cell office:value-type="string" table:style-name="ce1">
            <text:p>-80.6326 (430)</text:p>
          </table:table-cell>
          <table:table-cell office:value-type="string" table:style-name="ce1">
            <text:p>-77.0043 (460)</text:p>
          </table:table-cell>
          <table:table-cell office:value-type="float" office:value="3.6282000000000001" table:style-name="ce1">
            <text:p>3.6282</text:p>
          </table:table-cell>
          <table:table-cell office:value-type="float" office:value="5.0752000000000002E-10" table:style-name="ce35">
            <text:p>5.08E-10</text:p>
          </table:table-cell>
          <table:table-cell office:value-type="float" office:value="7.3177E-100" table:style-name="ce35">
            <text:p>7.32E-100</text:p>
          </table:table-cell>
          <table:table-cell office:value-type="float" office:value="6.5353000000000001E-137" table:style-name="ce35">
            <text:p>6.54E-137</text:p>
          </table:table-cell>
          <table:table-cell office:value-type="float" office:value="1.4149000000000001E-30" table:style-name="ce35">
            <text:p>1.41E-3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26</text:p>
          </table:table-cell>
          <table:table-cell office:value-type="string" table:style-name="ce1">
            <text:p>-81.531 (226)</text:p>
          </table:table-cell>
          <table:table-cell office:value-type="string" table:style-name="ce1">
            <text:p>-83.5867 (225)</text:p>
          </table:table-cell>
          <table:table-cell office:value-type="float" office:value="2.0556999999999999" table:style-name="ce1">
            <text:p>2.0557</text:p>
          </table:table-cell>
          <table:table-cell office:value-type="float" office:value="2.1299999999999999E-2" table:style-name="ce34">
            <text:p>0.0213</text:p>
          </table:table-cell>
          <table:table-cell office:value-type="float" office:value="5.8473000000000001E-26" table:style-name="ce35">
            <text:p>5.85E-26</text:p>
          </table:table-cell>
          <table:table-cell office:value-type="float" office:value="4.3561999999999999E-6" table:style-name="ce35">
            <text:p>4.36E-06</text:p>
          </table:table-cell>
          <table:table-cell office:value-type="float" office:value="3.2892000000000002E-20" table:style-name="ce35">
            <text:p>3.29E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0</text:p>
          </table:table-cell>
          <table:table-cell office:value-type="string" table:style-name="ce1">
            <text:p>-79.5641 (390)</text:p>
          </table:table-cell>
          <table:table-cell office:value-type="string" table:style-name="ce1">
            <text:p>-75.9783 (415)</text:p>
          </table:table-cell>
          <table:table-cell office:value-type="float" office:value="3.5857999999999999" table:style-name="ce1">
            <text:p>3.5858</text:p>
          </table:table-cell>
          <table:table-cell office:value-type="float" office:value="1.0444999999999999E-6" table:style-name="ce35">
            <text:p>1.04E-06</text:p>
          </table:table-cell>
          <table:table-cell office:value-type="float" office:value="1.3615000000000001E-57" table:style-name="ce35">
            <text:p>1.36E-57</text:p>
          </table:table-cell>
          <table:table-cell office:value-type="float" office:value="1.9925999999999999E-53" table:style-name="ce35">
            <text:p>1.99E-53</text:p>
          </table:table-cell>
          <table:table-cell office:value-type="float" office:value="1.0745E-36" table:style-name="ce35">
            <text:p>1.07E-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A0</text:p>
          </table:table-cell>
          <table:table-cell office:value-type="string" table:style-name="ce1">
            <text:p>-84.8239 (159)</text:p>
          </table:table-cell>
          <table:table-cell office:value-type="string" table:style-name="ce1">
            <text:p>-85.0227 (220)</text:p>
          </table:table-cell>
          <table:table-cell office:value-type="float" office:value="0.1988" table:style-name="ce1">
            <text:p>0.1988</text:p>
          </table:table-cell>
          <table:table-cell office:value-type="float" office:value="0.77290000000000003" table:style-name="ce46">
            <text:p>0.7729</text:p>
          </table:table-cell>
          <table:table-cell office:value-type="float" office:value="1.2943E-9" table:style-name="ce35">
            <text:p>1.29E-09</text:p>
          </table:table-cell>
          <table:table-cell office:value-type="float" office:value="6.9694000000000001E-27" table:style-name="ce35">
            <text:p>6.97E-27</text:p>
          </table:table-cell>
          <table:table-cell office:value-type="float" office:value="0.22639999999999999" table:style-name="ce46">
            <text:p>0.22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D1</text:p>
          </table:table-cell>
          <table:table-cell office:value-type="string" table:style-name="ce1">
            <text:p>-88.9256 (121)</text:p>
          </table:table-cell>
          <table:table-cell office:value-type="string" table:style-name="ce1">
            <text:p>-86.2967 (246)</text:p>
          </table:table-cell>
          <table:table-cell office:value-type="float" office:value="2.6288999999999998" table:style-name="ce1">
            <text:p>2.6289</text:p>
          </table:table-cell>
          <table:table-cell office:value-type="float" office:value="2.1007000000000001E-6" table:style-name="ce35">
            <text:p>2.10E-06</text:p>
          </table:table-cell>
          <table:table-cell office:value-type="float" office:value="1.1015E-41" table:style-name="ce35">
            <text:p>1.10E-41</text:p>
          </table:table-cell>
          <table:table-cell office:value-type="float" office:value="0.54210000000000003" table:style-name="ce46">
            <text:p>0.5421</text:p>
          </table:table-cell>
          <table:table-cell office:value-type="float" office:value="8.1403999999999994E-31" table:style-name="ce35">
            <text:p>8.14E-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44</text:p>
          </table:table-cell>
          <table:table-cell office:value-type="string" table:style-name="ce1">
            <text:p>-84.4265 (272)</text:p>
          </table:table-cell>
          <table:table-cell office:value-type="string" table:style-name="ce1">
            <text:p>-84.6272 (228)</text:p>
          </table:table-cell>
          <table:table-cell office:value-type="float" office:value="0.20069999999999999" table:style-name="ce1">
            <text:p>0.2007</text:p>
          </table:table-cell>
          <table:table-cell office:value-type="float" office:value="0.76529999999999998" table:style-name="ce46">
            <text:p>0.7653</text:p>
          </table:table-cell>
          <table:table-cell office:value-type="float" office:value="4.3986999999999999E-6" table:style-name="ce35">
            <text:p>4.40E-06</text:p>
          </table:table-cell>
          <table:table-cell office:value-type="float" office:value="2.1693E-15" table:style-name="ce35">
            <text:p>2.17E-15</text:p>
          </table:table-cell>
          <table:table-cell office:value-type="float" office:value="0.50180000000000002" table:style-name="ce46">
            <text:p>0.5018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0.863399999999999" table:style-name="ce38">
            <text:p>-80.8634</text:p>
          </table:table-cell>
          <table:table-cell office:value-type="float" office:value="-79.960700000000003" table:style-name="ce38">
            <text:p>-79.9607</text:p>
          </table:table-cell>
          <table:table-cell office:value-type="float" office:value="0.90269999999999995" table:style-name="ce34">
            <text:p>0.9027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5" table:number-rows-spanned="1" table:style-name="ce53">
            <text:p>0 vs 90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0 degrees (# samples)</text:p>
          </table:table-cell>
          <table:table-cell office:value-type="string" table:style-name="ce1">
            <text:p>90 degrees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66.1402 (428)</text:p>
          </table:table-cell>
          <table:table-cell office:value-type="string" table:style-name="ce1">
            <text:p>-63.6649 (370)</text:p>
          </table:table-cell>
          <table:table-cell office:value-type="float" office:value="-2.4752999999999998" table:style-name="ce1">
            <text:p>-2.4753</text:p>
          </table:table-cell>
          <table:table-cell office:value-type="float" office:value="2.7000000000000001E-3" table:style-name="ce34">
            <text:p>0.0027</text:p>
          </table:table-cell>
          <table:table-cell office:value-type="float" office:value="8.8615999999999996E-21" table:style-name="ce35">
            <text:p>8.86E-21</text:p>
          </table:table-cell>
          <table:table-cell office:value-type="float" office:value="1.0563E-17" table:style-name="ce35">
            <text:p>1.06E-17</text:p>
          </table:table-cell>
          <table:table-cell office:value-type="float" office:value="1.8368999999999999E-10" table:style-name="ce35">
            <text:p>1.84E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80.6326 (430)</text:p>
          </table:table-cell>
          <table:table-cell office:value-type="string" table:style-name="ce1">
            <text:p>-75.259 (417)</text:p>
          </table:table-cell>
          <table:table-cell office:value-type="float" office:value="-5.3735999999999997" table:style-name="ce1">
            <text:p>-5.3736</text:p>
          </table:table-cell>
          <table:table-cell office:value-type="float" office:value="6.7746000000000002E-13" table:style-name="ce35">
            <text:p>6.77E-13</text:p>
          </table:table-cell>
          <table:table-cell office:value-type="float" office:value="1.199E-92" table:style-name="ce35">
            <text:p>1.20E-92</text:p>
          </table:table-cell>
          <table:table-cell office:value-type="float" office:value="1.0079E-5" table:style-name="ce35">
            <text:p>1.01E-05</text:p>
          </table:table-cell>
          <table:table-cell office:value-type="float" office:value="3.5449000000000001E-55" table:style-name="ce35">
            <text:p>3.54E-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81.531 (226)</text:p>
          </table:table-cell>
          <table:table-cell office:value-type="string" table:style-name="ce1">
            <text:p>-84.3929 (168)</text:p>
          </table:table-cell>
          <table:table-cell office:value-type="float" office:value="2.8618999999999999" table:style-name="ce1">
            <text:p>2.8619</text:p>
          </table:table-cell>
          <table:table-cell office:value-type="float" office:value="2.5000000000000001E-3" table:style-name="ce34">
            <text:p>0.0025</text:p>
          </table:table-cell>
          <table:table-cell office:value-type="float" office:value="2.6941E-22" table:style-name="ce35">
            <text:p>2.69E-22</text:p>
          </table:table-cell>
          <table:table-cell office:value-type="float" office:value="1.9436E-7" table:style-name="ce35">
            <text:p>1.94E-07</text:p>
          </table:table-cell>
          <table:table-cell office:value-type="float" office:value="9.9654000000000006E-15" table:style-name="ce35">
            <text:p>9.97E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79.5641 (390)</text:p>
          </table:table-cell>
          <table:table-cell office:value-type="string" table:style-name="ce1">
            <text:p>-77.3325 (382)</text:p>
          </table:table-cell>
          <table:table-cell office:value-type="float" office:value="-2.2315999999999998" table:style-name="ce1">
            <text:p>-2.2316</text:p>
          </table:table-cell>
          <table:table-cell office:value-type="float" office:value="1.5800000000000002E-2" table:style-name="ce34">
            <text:p>0.0158</text:p>
          </table:table-cell>
          <table:table-cell office:value-type="float" office:value="1.6744E-20" table:style-name="ce35">
            <text:p>1.67E-20</text:p>
          </table:table-cell>
          <table:table-cell office:value-type="float" office:value="0.1976" table:style-name="ce46">
            <text:p>0.1976</text:p>
          </table:table-cell>
          <table:table-cell office:value-type="float" office:value="6.8763999999999999E-11" table:style-name="ce35">
            <text:p>6.88E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84.8239 (159)</text:p>
          </table:table-cell>
          <table:table-cell office:value-type="string" table:style-name="ce1">
            <text:p>-82.5994 (362)</text:p>
          </table:table-cell>
          <table:table-cell office:value-type="float" office:value="-2.2244999999999999" table:style-name="ce1">
            <text:p>-2.2245</text:p>
          </table:table-cell>
          <table:table-cell office:value-type="float" office:value="9.4211999999999999E-5" table:style-name="ce35">
            <text:p>9.42E-05</text:p>
          </table:table-cell>
          <table:table-cell office:value-type="float" office:value="7.0145000000000003E-20" table:style-name="ce35">
            <text:p>7.01E-20</text:p>
          </table:table-cell>
          <table:table-cell office:value-type="float" office:value="7.4041000000000003E-30" table:style-name="ce35">
            <text:p>7.40E-30</text:p>
          </table:table-cell>
          <table:table-cell office:value-type="float" office:value="2.9961000000000002E-13" table:style-name="ce35">
            <text:p>3.00E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8.9256 (121)</text:p>
          </table:table-cell>
          <table:table-cell office:value-type="string" table:style-name="ce1">
            <text:p>-84.32 (90)</text:p>
          </table:table-cell>
          <table:table-cell office:value-type="float" office:value="-4.6055999999999999" table:style-name="ce1">
            <text:p>-4.6056</text:p>
          </table:table-cell>
          <table:table-cell office:value-type="float" office:value="0" table:style-name="ce34">
            <text:p>0</text:p>
          </table:table-cell>
          <table:table-cell office:value-type="float" office:value="2.3367000000000001E-66" table:style-name="ce35">
            <text:p>2.34E-66</text:p>
          </table:table-cell>
          <table:table-cell office:value-type="float" office:value="1.1999999999999999E-3" table:style-name="ce46">
            <text:p>0.0012</text:p>
          </table:table-cell>
          <table:table-cell office:value-type="float" office:value="2.2199000000000001E-57" table:style-name="ce35">
            <text:p>2.22E-5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84.4265 (272)</text:p>
          </table:table-cell>
          <table:table-cell office:value-type="string" table:style-name="ce1">
            <text:p>-82.9281 (167)</text:p>
          </table:table-cell>
          <table:table-cell office:value-type="float" office:value="-1.4983" table:style-name="ce1">
            <text:p>-1.4983</text:p>
          </table:table-cell>
          <table:table-cell office:value-type="float" office:value="8.1100000000000005E-2" table:style-name="ce34">
            <text:p>0.0811</text:p>
          </table:table-cell>
          <table:table-cell office:value-type="float" office:value="4.3542999999999997E-12" table:style-name="ce35">
            <text:p>4.35E-12</text:p>
          </table:table-cell>
          <table:table-cell office:value-type="float" office:value="6.1999999999999998E-3" table:style-name="ce34">
            <text:p>0.0062</text:p>
          </table:table-cell>
          <table:table-cell office:value-type="float" office:value="2.5519999999999999E-6" table:style-name="ce35">
            <text:p>2.55E-06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0.863399999999999" table:style-name="ce38">
            <text:p>-80.8634</text:p>
          </table:table-cell>
          <table:table-cell office:value-type="float" office:value="-78.642399999999995" table:style-name="ce38">
            <text:p>-78.6424</text:p>
          </table:table-cell>
          <table:table-cell office:value-type="float" office:value="2.2210000000000001" table:style-name="ce34">
            <text:p>2.221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5" table:number-rows-spanned="1" table:style-name="ce53">
            <text:p>hand vs pocket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Hand, 45 (# samples)</text:p>
          </table:table-cell>
          <table:table-cell office:value-type="string" table:style-name="ce1">
            <text:p>pocket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76.176 (375)</text:p>
          </table:table-cell>
          <table:table-cell office:value-type="string" table:style-name="ce1">
            <text:p>-77.9639 (360)</text:p>
          </table:table-cell>
          <table:table-cell office:value-type="float" office:value="1.7879" table:style-name="ce1">
            <text:p>1.7879</text:p>
          </table:table-cell>
          <table:table-cell office:value-type="float" office:value="9.9099999999999994E-2" table:style-name="ce46">
            <text:p>0.0991</text:p>
          </table:table-cell>
          <table:table-cell office:value-type="float" office:value="1.3598000000000001E-6" table:style-name="ce35">
            <text:p>1.36E-06</text:p>
          </table:table-cell>
          <table:table-cell office:value-type="float" office:value="3.1699999999999999E-2" table:style-name="ce34">
            <text:p>0.0317</text:p>
          </table:table-cell>
          <table:table-cell office:value-type="float" office:value="2.8085999999999999E-7" table:style-name="ce35">
            <text:p>2.81E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83.8701 (154)</text:p>
          </table:table-cell>
          <table:table-cell office:value-type="string" table:style-name="ce1">
            <text:p>-81.3208 (293)</text:p>
          </table:table-cell>
          <table:table-cell office:value-type="float" office:value="2.5493000000000001" table:style-name="ce1">
            <text:p>2.5493</text:p>
          </table:table-cell>
          <table:table-cell office:value-type="float" office:value="4.5699999999999998E-2" table:style-name="ce46">
            <text:p>0.0457</text:p>
          </table:table-cell>
          <table:table-cell office:value-type="float" office:value="1.0242E-7" table:style-name="ce35">
            <text:p>1.02E-07</text:p>
          </table:table-cell>
          <table:table-cell office:value-type="float" office:value="0.27100000000000002" table:style-name="ce46">
            <text:p>0.271</text:p>
          </table:table-cell>
          <table:table-cell office:value-type="float" office:value="1.7995000000000001E-10" table:style-name="ce35">
            <text:p>1.80E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84.5294 (102)</text:p>
          </table:table-cell>
          <table:table-cell office:value-type="string" table:style-name="ce1">
            <text:p>-82.728 (250)</text:p>
          </table:table-cell>
          <table:table-cell office:value-type="float" office:value="1.8013999999999999" table:style-name="ce1">
            <text:p>1.8014</text:p>
          </table:table-cell>
          <table:table-cell office:value-type="float" office:value="0.21060000000000001" table:style-name="ce46">
            <text:p>0.2106</text:p>
          </table:table-cell>
          <table:table-cell office:value-type="float" office:value="3.7077000000000001E-6" table:style-name="ce35">
            <text:p>3.71E-06</text:p>
          </table:table-cell>
          <table:table-cell office:value-type="float" office:value="1.0956E-11" table:style-name="ce35">
            <text:p>1.10E-11</text:p>
          </table:table-cell>
          <table:table-cell office:value-type="float" office:value="1.4029E-4" table:style-name="ce35">
            <text:p>1.40E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84.6071<text:s/><text:span text:style-name="T3">(</text:span>84<text:span text:style-name="T3">)</text:span></text:p>
          </table:table-cell>
          <table:table-cell office:value-type="string" table:style-name="ce1">
            <text:p>-85.4365 (197)</text:p>
          </table:table-cell>
          <table:table-cell office:value-type="float" office:value="0.82940000000000003" table:style-name="ce1">
            <text:p>0.8294</text:p>
          </table:table-cell>
          <table:table-cell office:value-type="float" office:value="0.49490000000000001" table:style-name="ce46">
            <text:p>0.4949</text:p>
          </table:table-cell>
          <table:table-cell office:value-type="float" office:value="2.2800000000000001E-2" table:style-name="ce34">
            <text:p>0.0228</text:p>
          </table:table-cell>
          <table:table-cell office:value-type="float" office:value="2.7300000000000001E-2" table:style-name="ce34">
            <text:p>0.0273</text:p>
          </table:table-cell>
          <table:table-cell office:value-type="float" office:value="1.8100000000000002E-2" table:style-name="ce34">
            <text:p>0.018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87.303 (33)</text:p>
          </table:table-cell>
          <table:table-cell office:value-type="string" table:style-name="ce1">
            <text:p>-85.4865 (111)</text:p>
          </table:table-cell>
          <table:table-cell office:value-type="float" office:value="1.8165" table:style-name="ce1">
            <text:p>1.8165</text:p>
          </table:table-cell>
          <table:table-cell office:value-type="float" office:value="0.38400000000000001" table:style-name="ce46">
            <text:p>0.384</text:p>
          </table:table-cell>
          <table:table-cell office:value-type="float" office:value="7.1999999999999998E-3" table:style-name="ce34">
            <text:p>0.0072</text:p>
          </table:table-cell>
          <table:table-cell office:value-type="float" office:value="1.4E-3" table:style-name="ce34">
            <text:p>0.0014</text:p>
          </table:table-cell>
          <table:table-cell office:value-type="float" office:value="3.3999999999999998E-3" table:style-name="ce34">
            <text:p>0.00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7.359 (78)</text:p>
          </table:table-cell>
          <table:table-cell office:value-type="string" table:style-name="ce1">
            <text:p>-84.7133 (150)</text:p>
          </table:table-cell>
          <table:table-cell office:value-type="float" office:value="2.6456" table:style-name="ce1">
            <text:p>2.6456</text:p>
          </table:table-cell>
          <table:table-cell office:value-type="float" office:value="0.158" table:style-name="ce46">
            <text:p>0.158</text:p>
          </table:table-cell>
          <table:table-cell office:value-type="float" office:value="1.3693000000000001E-4" table:style-name="ce35">
            <text:p>1.37E-04</text:p>
          </table:table-cell>
          <table:table-cell office:value-type="float" office:value="5.3699999999999998E-2" table:style-name="ce34">
            <text:p>0.0537</text:p>
          </table:table-cell>
          <table:table-cell office:value-type="float" office:value="7.8871999999999996E-6" table:style-name="ce35">
            <text:p>7.89E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86.2576 (66)</text:p>
          </table:table-cell>
          <table:table-cell office:value-type="string" table:style-name="ce1">
            <text:p>-87.831 (71)</text:p>
          </table:table-cell>
          <table:table-cell office:value-type="float" office:value="1.5733999999999999" table:style-name="ce1">
            <text:p>1.5734</text:p>
          </table:table-cell>
          <table:table-cell office:value-type="float" office:value="0.34670000000000001" table:style-name="ce46">
            <text:p>0.3467</text:p>
          </table:table-cell>
          <table:table-cell office:value-type="float" office:value="9.4923000000000002E-4" table:style-name="ce35">
            <text:p>9.49E-04</text:p>
          </table:table-cell>
          <table:table-cell office:value-type="float" office:value="0.1321" table:style-name="ce34">
            <text:p>0.1321</text:p>
          </table:table-cell>
          <table:table-cell office:value-type="float" office:value="8.2284E-5" table:style-name="ce35">
            <text:p>8.23E-05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4.300299999999993" table:style-name="ce38">
            <text:p>-84.3003</text:p>
          </table:table-cell>
          <table:table-cell office:value-type="float" office:value="-83.64" table:style-name="ce38">
            <text:p>-83.64</text:p>
          </table:table-cell>
          <table:table-cell office:value-type="float" office:value="2.2210000000000001" table:style-name="ce34">
            <text:p>2.221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6">
            <text:p>Smartph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9">
            <text:p>Location 1</text:p>
          </table:table-cell>
          <table:table-cell office:value-type="string" table:number-columns-spanned="5" table:number-rows-spanned="1" table:style-name="ce53">
            <text:p>S4 vs S4 mini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S4 (# samples)</text:p>
          </table:table-cell>
          <table:table-cell office:value-type="string" table:style-name="ce1">
            <text:p>S4 mini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F</text:p>
          </table:table-cell>
          <table:table-cell office:value-type="string" table:style-name="ce1">
            <text:p>-77.1349 (645)</text:p>
          </table:table-cell>
          <table:table-cell office:value-type="string" table:style-name="ce1">
            <text:p>-79.5686 (503)</text:p>
          </table:table-cell>
          <table:table-cell office:value-type="float" office:value="2.4337" table:style-name="ce1">
            <text:p>2.4337</text:p>
          </table:table-cell>
          <table:table-cell office:value-type="float" office:value="1.8E-3" table:style-name="ce34">
            <text:p>0.0018</text:p>
          </table:table-cell>
          <table:table-cell office:value-type="float" office:value="2.0213999999999998E-65" table:style-name="ce35">
            <text:p>2.02E-65</text:p>
          </table:table-cell>
          <table:table-cell office:value-type="float" office:value="1.0125E-13" table:style-name="ce35">
            <text:p>1.01E-13</text:p>
          </table:table-cell>
          <table:table-cell office:value-type="float" office:value="2.4190999999999999E-55" table:style-name="ce35">
            <text:p>2.42E-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5</text:p>
          </table:table-cell>
          <table:table-cell office:value-type="string" table:style-name="ce1">
            <text:p>-74.8347 (629)</text:p>
          </table:table-cell>
          <table:table-cell office:value-type="string" table:style-name="ce1">
            <text:p>-81.0689 (450)</text:p>
          </table:table-cell>
          <table:table-cell office:value-type="float" office:value="6.2342000000000004" table:style-name="ce1">
            <text:p>6.2342</text:p>
          </table:table-cell>
          <table:table-cell office:value-type="float" office:value="0" table:style-name="ce34">
            <text:p>0</text:p>
          </table:table-cell>
          <table:table-cell office:value-type="float" office:value="5.0994000000000002E-226" table:style-name="ce35">
            <text:p>5.10E-226</text:p>
          </table:table-cell>
          <table:table-cell office:value-type="float" office:value="2.9132000000000002E-16" table:style-name="ce35">
            <text:p>2.91E-16</text:p>
          </table:table-cell>
          <table:table-cell office:value-type="float" office:value="2.4330999999999998E-174" table:style-name="ce35">
            <text:p>2.43E-1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4</text:p>
          </table:table-cell>
          <table:table-cell office:value-type="string" table:style-name="ce1">
            <text:p>-80.8054 (596)</text:p>
          </table:table-cell>
          <table:table-cell office:value-type="string" table:style-name="ce1">
            <text:p>-83.1289 (225)</text:p>
          </table:table-cell>
          <table:table-cell office:value-type="float" office:value="2.3235000000000001" table:style-name="ce1">
            <text:p>2.3235</text:p>
          </table:table-cell>
          <table:table-cell office:value-type="float" office:value="8.7763999999999995E-4" table:style-name="ce35">
            <text:p>8.78E-04</text:p>
          </table:table-cell>
          <table:table-cell office:value-type="float" office:value="7.7221999999999995E-54" table:style-name="ce35">
            <text:p>7.72E-54</text:p>
          </table:table-cell>
          <table:table-cell office:value-type="float" office:value="3.0011999999999999E-15" table:style-name="ce35">
            <text:p>3.00E-15</text:p>
          </table:table-cell>
          <table:table-cell office:value-type="float" office:value="9.9443999999999999E-40" table:style-name="ce35">
            <text:p>9.94E-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2</text:p>
          </table:table-cell>
          <table:table-cell office:value-type="string" table:style-name="ce1">
            <text:p>-79.9181 (415)</text:p>
          </table:table-cell>
          <table:table-cell office:value-type="string" table:style-name="ce1">
            <text:p>-84.7287 (188)</text:p>
          </table:table-cell>
          <table:table-cell office:value-type="float" office:value="4.8106999999999998" table:style-name="ce1">
            <text:p>4.8107</text:p>
          </table:table-cell>
          <table:table-cell office:value-type="float" office:value="9.1914999999999994E-12" table:style-name="ce35">
            <text:p>9.19E-12</text:p>
          </table:table-cell>
          <table:table-cell office:value-type="float" office:value="2.8563000000000001E-50" table:style-name="ce35">
            <text:p>2.86E-50</text:p>
          </table:table-cell>
          <table:table-cell office:value-type="float" office:value="5.8971000000000001E-52" table:style-name="ce35">
            <text:p>5.90E-52</text:p>
          </table:table-cell>
          <table:table-cell office:value-type="float" office:value="7.1177999999999998E-47" table:style-name="ce35">
            <text:p>7.12E-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44</text:p>
          </table:table-cell>
          <table:table-cell office:value-type="string" table:style-name="ce1">
            <text:p>-87.1852 (351)</text:p>
          </table:table-cell>
          <table:table-cell office:value-type="string" table:style-name="ce1">
            <text:p>-84.4841 (157)</text:p>
          </table:table-cell>
          <table:table-cell office:value-type="float" office:value="2.7010999999999998" table:style-name="ce1">
            <text:p>2.7011</text:p>
          </table:table-cell>
          <table:table-cell office:value-type="float" office:value="1.5900000000000001E-2" table:style-name="ce34">
            <text:p>0.0159</text:p>
          </table:table-cell>
          <table:table-cell office:value-type="float" office:value="4.7214000000000002E-18" table:style-name="ce35">
            <text:p>4.72E-18</text:p>
          </table:table-cell>
          <table:table-cell office:value-type="float" office:value="3.8232000000000001E-34" table:style-name="ce35">
            <text:p>3.82E-34</text:p>
          </table:table-cell>
          <table:table-cell office:value-type="float" office:value="1.1076E-4" table:style-name="ce35">
            <text:p>1.11E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D1</text:p>
          </table:table-cell>
          <table:table-cell office:value-type="string" table:style-name="ce1">
            <text:p>-86.3827 (405)</text:p>
          </table:table-cell>
          <table:table-cell office:value-type="string" table:style-name="ce1">
            <text:p>-86.6853 (197)</text:p>
          </table:table-cell>
          <table:table-cell office:value-type="float" office:value="0.30259999999999998" table:style-name="ce1">
            <text:p>0.3026</text:p>
          </table:table-cell>
          <table:table-cell office:value-type="float" office:value="0.73370000000000002" table:style-name="ce46">
            <text:p>0.7337</text:p>
          </table:table-cell>
          <table:table-cell office:value-type="float" office:value="5.4856999999999999E-33" table:style-name="ce35">
            <text:p>5.49E-33</text:p>
          </table:table-cell>
          <table:table-cell office:value-type="float" office:value="6.4612999999999996E-112" table:style-name="ce35">
            <text:p>6.46E-112</text:p>
          </table:table-cell>
          <table:table-cell office:value-type="float" office:value="6.5299999999999997E-2" table:style-name="ce46">
            <text:p>0.06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A0</text:p>
          </table:table-cell>
          <table:table-cell office:value-type="string" table:style-name="ce1">
            <text:p>-82.6421 (461)</text:p>
          </table:table-cell>
          <table:table-cell office:value-type="string" table:style-name="ce1">
            <text:p>-91.25 (8)</text:p>
          </table:table-cell>
          <table:table-cell office:value-type="float" office:value="8.6079000000000008" table:style-name="ce1">
            <text:p>8.6079</text:p>
          </table:table-cell>
          <table:table-cell office:value-type="float" office:value="2.4206000000000002E-5" table:style-name="ce35">
            <text:p>2.42E-05</text:p>
          </table:table-cell>
          <table:table-cell office:value-type="float" office:value="2.0925E-7" table:style-name="ce35">
            <text:p>2.09E-07</text:p>
          </table:table-cell>
          <table:table-cell office:value-type="float" office:value="1.6000000000000001E-3" table:style-name="ce34">
            <text:p>0.0016</text:p>
          </table:table-cell>
          <table:table-cell office:value-type="float" office:value="3.4139999999999998E-6" table:style-name="ce35">
            <text:p>3.41E-06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1.271900000000002" table:style-name="ce38">
            <text:p>-81.2719</text:p>
          </table:table-cell>
          <table:table-cell office:value-type="float" office:value="-84.416300000000007" table:style-name="ce38">
            <text:p>-84.4163</text:p>
          </table:table-cell>
          <table:table-cell office:value-type="float" office:value="3.1444000000000001" table:style-name="ce38">
            <text:p>3.1444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5" table:number-rows-spanned="1" table:style-name="ce53">
            <text:p>S4 vs Nexus 5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S4 (# samples)</text:p>
          </table:table-cell>
          <table:table-cell office:value-type="string" table:style-name="ce1">
            <text:p>Nexus 5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F</text:p>
          </table:table-cell>
          <table:table-cell office:value-type="string" table:style-name="ce1">
            <text:p>-77.1349 (645)</text:p>
          </table:table-cell>
          <table:table-cell office:value-type="string" table:style-name="ce1">
            <text:p>-77.7444 (90)</text:p>
          </table:table-cell>
          <table:table-cell office:value-type="float" office:value="0.60960000000000003" table:style-name="ce1">
            <text:p>0.6096</text:p>
          </table:table-cell>
          <table:table-cell office:value-type="float" office:value="0.71889999999999998" table:style-name="ce46">
            <text:p>0.7189</text:p>
          </table:table-cell>
          <table:table-cell office:value-type="float" office:value="1.9760000000000001E-5" table:style-name="ce35">
            <text:p>1.98E-05</text:p>
          </table:table-cell>
          <table:table-cell office:value-type="float" office:value="0.3105" table:style-name="ce46">
            <text:p>0.3105</text:p>
          </table:table-cell>
          <table:table-cell office:value-type="float" office:value="0.37609999999999999" table:style-name="ce46">
            <text:p>0.37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5</text:p>
          </table:table-cell>
          <table:table-cell office:value-type="string" table:style-name="ce1">
            <text:p>-74.8347 (629)</text:p>
          </table:table-cell>
          <table:table-cell office:value-type="string" table:style-name="ce1">
            <text:p>-76.1156 (467)</text:p>
          </table:table-cell>
          <table:table-cell office:value-type="float" office:value="1.2809999999999999" table:style-name="ce1">
            <text:p>1.281</text:p>
          </table:table-cell>
          <table:table-cell office:value-type="float" office:value="4.0000000000000001E-3" table:style-name="ce34">
            <text:p>0.004</text:p>
          </table:table-cell>
          <table:table-cell office:value-type="float" office:value="6.0451999999999999E-28" table:style-name="ce35">
            <text:p>6.05E-28</text:p>
          </table:table-cell>
          <table:table-cell office:value-type="float" office:value="3.1571E-28" table:style-name="ce35">
            <text:p>3.16E-28</text:p>
          </table:table-cell>
          <table:table-cell office:value-type="float" office:value="9.8700000000000003E-19" table:style-name="ce35">
            <text:p>9.87E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4</text:p>
          </table:table-cell>
          <table:table-cell office:value-type="string" table:style-name="ce1">
            <text:p>-80.8054 (596)</text:p>
          </table:table-cell>
          <table:table-cell office:value-type="string" table:style-name="ce1">
            <text:p>-83.7955 (44)</text:p>
          </table:table-cell>
          <table:table-cell office:value-type="float" office:value="2.9901" table:style-name="ce1">
            <text:p>2.9901</text:p>
          </table:table-cell>
          <table:table-cell office:value-type="float" office:value="3.7100000000000001E-2" table:style-name="ce46">
            <text:p>0.0371</text:p>
          </table:table-cell>
          <table:table-cell office:value-type="float" office:value="1.4258000000000001E-13" table:style-name="ce35">
            <text:p>1.43E-13</text:p>
          </table:table-cell>
          <table:table-cell office:value-type="float" office:value="1.1900000000000001E-2" table:style-name="ce34">
            <text:p>0.0119</text:p>
          </table:table-cell>
          <table:table-cell office:value-type="float" office:value="2.0690000000000002E-9" table:style-name="ce35">
            <text:p>2.07E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2</text:p>
          </table:table-cell>
          <table:table-cell office:value-type="string" table:style-name="ce1">
            <text:p>-79.9181 (415)</text:p>
          </table:table-cell>
          <table:table-cell office:value-type="string" table:style-name="ce1">
            <text:p>-83.75 (20)</text:p>
          </table:table-cell>
          <table:table-cell office:value-type="float" office:value="3.8319000000000001" table:style-name="ce1">
            <text:p>3.8319</text:p>
          </table:table-cell>
          <table:table-cell office:value-type="float" office:value="5.1999999999999998E-3" table:style-name="ce46">
            <text:p>0.0052</text:p>
          </table:table-cell>
          <table:table-cell office:value-type="float" office:value="1.7171E-6" table:style-name="ce35">
            <text:p>1.72E-06</text:p>
          </table:table-cell>
          <table:table-cell office:value-type="float" office:value="6.9619000000000004E-7" table:style-name="ce35">
            <text:p>6.96E-07</text:p>
          </table:table-cell>
          <table:table-cell office:value-type="float" office:value="3.3228000000000001E-5" table:style-name="ce35">
            <text:p>3.32E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44</text:p>
          </table:table-cell>
          <table:table-cell office:value-type="string" table:style-name="ce1">
            <text:p>-87.1852 (351)</text:p>
          </table:table-cell>
          <table:table-cell office:value-type="string" table:style-name="ce1">
            <text:p>-84.5 (10)</text:p>
          </table:table-cell>
          <table:table-cell office:value-type="float" office:value="2.6852" table:style-name="ce1">
            <text:p>2.6852</text:p>
          </table:table-cell>
          <table:table-cell office:value-type="float" office:value="0.29070000000000001" table:style-name="ce46">
            <text:p>0.2907</text:p>
          </table:table-cell>
          <table:table-cell office:value-type="float" office:value="4.5999999999999999E-3" table:style-name="ce34">
            <text:p>0.0046</text:p>
          </table:table-cell>
          <table:table-cell office:value-type="float" office:value="3.2804999999999998E-7" table:style-name="ce35">
            <text:p>3.28E-07</text:p>
          </table:table-cell>
          <table:table-cell office:value-type="float" office:value="0.19400000000000001" table:style-name="ce46">
            <text:p>0.1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D1</text:p>
          </table:table-cell>
          <table:table-cell office:value-type="string" table:style-name="ce1">
            <text:p>-86.3827 (405)</text:p>
          </table:table-cell>
          <table:table-cell office:value-type="string" table:style-name="ce1">
            <text:p>-79.7979 (94)</text:p>
          </table:table-cell>
          <table:table-cell office:value-type="float" office:value="6.5848000000000004" table:style-name="ce1">
            <text:p>6.5848</text:p>
          </table:table-cell>
          <table:table-cell office:value-type="float" office:value="4.9686000000000003E-11" table:style-name="ce35">
            <text:p>4.97E-11</text:p>
          </table:table-cell>
          <table:table-cell office:value-type="float" office:value="1.1782E-40" table:style-name="ce35">
            <text:p>1.18E-40</text:p>
          </table:table-cell>
          <table:table-cell office:value-type="float" office:value="5.0783E-68" table:style-name="ce35">
            <text:p>5.08E-68</text:p>
          </table:table-cell>
          <table:table-cell office:value-type="float" office:value="4.2403000000000002E-42" table:style-name="ce35">
            <text:p>4.24E-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A0</text:p>
          </table:table-cell>
          <table:table-cell office:value-type="string" table:style-name="ce1">
            <text:p>-82.6421 (461)</text:p>
          </table:table-cell>
          <table:table-cell office:value-type="string" table:style-name="ce1">
            <text:p>-81.1889 (90)</text:p>
          </table:table-cell>
          <table:table-cell office:value-type="float" office:value="1.4532" table:style-name="ce1">
            <text:p>1.4532</text:p>
          </table:table-cell>
          <table:table-cell office:value-type="float" office:value="0.2477" table:style-name="ce46">
            <text:p>0.2477</text:p>
          </table:table-cell>
          <table:table-cell office:value-type="float" office:value="2.114E-7" table:style-name="ce35">
            <text:p>2.11E-07</text:p>
          </table:table-cell>
          <table:table-cell office:value-type="float" office:value="6.1288999999999999E-6" table:style-name="ce35">
            <text:p>6.13E-06</text:p>
          </table:table-cell>
          <table:table-cell office:value-type="float" office:value="1.6299999999999999E-2" table:style-name="ce34">
            <text:p>0.0163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1.271900000000002" table:style-name="ce38">
            <text:p>-81.2719</text:p>
          </table:table-cell>
          <table:table-cell office:value-type="float" office:value="-80.9846" table:style-name="ce38">
            <text:p>-80.9846</text:p>
          </table:table-cell>
          <table:table-cell office:value-type="float" office:value="0.2873" table:style-name="ce38">
            <text:p>0.287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5" table:number-rows-spanned="1" table:style-name="ce53">
            <text:p>S4 mini vs Nexus 5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S4 mini (# samples)</text:p>
          </table:table-cell>
          <table:table-cell office:value-type="string" table:style-name="ce1">
            <text:p>Nexus 5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F</text:p>
          </table:table-cell>
          <table:table-cell office:value-type="string" table:style-name="ce1">
            <text:p>-79.5686 (503)</text:p>
          </table:table-cell>
          <table:table-cell office:value-type="string" table:style-name="ce1">
            <text:p>-77.7444 (90)</text:p>
          </table:table-cell>
          <table:table-cell office:value-type="float" office:value="0.60960000000000003" table:style-name="ce1">
            <text:p>0.6096</text:p>
          </table:table-cell>
          <table:table-cell office:value-type="float" office:value="0.71889999999999998" table:style-name="ce46">
            <text:p>0.7189</text:p>
          </table:table-cell>
          <table:table-cell office:value-type="float" office:value="1.9760000000000001E-5" table:style-name="ce35">
            <text:p>1.98E-05</text:p>
          </table:table-cell>
          <table:table-cell office:value-type="float" office:value="0.3105" table:style-name="ce46">
            <text:p>0.3105</text:p>
          </table:table-cell>
          <table:table-cell office:value-type="float" office:value="0.37609999999999999" table:style-name="ce46">
            <text:p>0.37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5</text:p>
          </table:table-cell>
          <table:table-cell office:value-type="string" table:style-name="ce1">
            <text:p>-81.0689 (450)</text:p>
          </table:table-cell>
          <table:table-cell office:value-type="string" table:style-name="ce1">
            <text:p>-76.1156 (467)</text:p>
          </table:table-cell>
          <table:table-cell office:value-type="float" office:value="1.2809999999999999" table:style-name="ce1">
            <text:p>1.281</text:p>
          </table:table-cell>
          <table:table-cell office:value-type="float" office:value="4.0000000000000001E-3" table:style-name="ce34">
            <text:p>0.004</text:p>
          </table:table-cell>
          <table:table-cell office:value-type="float" office:value="6.0451999999999999E-28" table:style-name="ce35">
            <text:p>6.05E-28</text:p>
          </table:table-cell>
          <table:table-cell office:value-type="float" office:value="3.1571E-28" table:style-name="ce35">
            <text:p>3.16E-28</text:p>
          </table:table-cell>
          <table:table-cell office:value-type="float" office:value="9.8700000000000003E-19" table:style-name="ce35">
            <text:p>9.87E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4</text:p>
          </table:table-cell>
          <table:table-cell office:value-type="string" table:style-name="ce1">
            <text:p>-83.1289 (225)</text:p>
          </table:table-cell>
          <table:table-cell office:value-type="string" table:style-name="ce1">
            <text:p>-83.7955 (44)</text:p>
          </table:table-cell>
          <table:table-cell office:value-type="float" office:value="2.9901" table:style-name="ce1">
            <text:p>2.9901</text:p>
          </table:table-cell>
          <table:table-cell office:value-type="float" office:value="3.7100000000000001E-2" table:style-name="ce46">
            <text:p>0.0371</text:p>
          </table:table-cell>
          <table:table-cell office:value-type="float" office:value="1.4258000000000001E-13" table:style-name="ce35">
            <text:p>1.43E-13</text:p>
          </table:table-cell>
          <table:table-cell office:value-type="float" office:value="1.1900000000000001E-2" table:style-name="ce34">
            <text:p>0.0119</text:p>
          </table:table-cell>
          <table:table-cell office:value-type="float" office:value="2.0690000000000002E-9" table:style-name="ce35">
            <text:p>2.07E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2</text:p>
          </table:table-cell>
          <table:table-cell office:value-type="string" table:style-name="ce1">
            <text:p>-84.7287 (188)</text:p>
          </table:table-cell>
          <table:table-cell office:value-type="string" table:style-name="ce1">
            <text:p>-83.75 (20)</text:p>
          </table:table-cell>
          <table:table-cell office:value-type="float" office:value="3.8319000000000001" table:style-name="ce1">
            <text:p>3.8319</text:p>
          </table:table-cell>
          <table:table-cell office:value-type="float" office:value="5.1999999999999998E-3" table:style-name="ce46">
            <text:p>0.0052</text:p>
          </table:table-cell>
          <table:table-cell office:value-type="float" office:value="1.7171E-6" table:style-name="ce35">
            <text:p>1.72E-06</text:p>
          </table:table-cell>
          <table:table-cell office:value-type="float" office:value="6.9619000000000004E-7" table:style-name="ce35">
            <text:p>6.96E-07</text:p>
          </table:table-cell>
          <table:table-cell office:value-type="float" office:value="3.3228000000000001E-5" table:style-name="ce35">
            <text:p>3.32E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44</text:p>
          </table:table-cell>
          <table:table-cell office:value-type="string" table:style-name="ce1">
            <text:p>-84.4841 (157)</text:p>
          </table:table-cell>
          <table:table-cell office:value-type="string" table:style-name="ce1">
            <text:p>-84.5 (10)</text:p>
          </table:table-cell>
          <table:table-cell office:value-type="float" office:value="2.6852" table:style-name="ce1">
            <text:p>2.6852</text:p>
          </table:table-cell>
          <table:table-cell office:value-type="float" office:value="0.29070000000000001" table:style-name="ce46">
            <text:p>0.2907</text:p>
          </table:table-cell>
          <table:table-cell office:value-type="float" office:value="4.5999999999999999E-3" table:style-name="ce34">
            <text:p>0.0046</text:p>
          </table:table-cell>
          <table:table-cell office:value-type="float" office:value="3.2804999999999998E-7" table:style-name="ce35">
            <text:p>3.28E-07</text:p>
          </table:table-cell>
          <table:table-cell office:value-type="float" office:value="0.19400000000000001" table:style-name="ce46">
            <text:p>0.1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D1</text:p>
          </table:table-cell>
          <table:table-cell office:value-type="string" table:style-name="ce1">
            <text:p>-86.6853 (197)</text:p>
          </table:table-cell>
          <table:table-cell office:value-type="string" table:style-name="ce1">
            <text:p>-79.7979 (94)</text:p>
          </table:table-cell>
          <table:table-cell office:value-type="float" office:value="6.5848000000000004" table:style-name="ce1">
            <text:p>6.5848</text:p>
          </table:table-cell>
          <table:table-cell office:value-type="float" office:value="4.9686000000000003E-11" table:style-name="ce35">
            <text:p>4.97E-11</text:p>
          </table:table-cell>
          <table:table-cell office:value-type="float" office:value="1.1782E-40" table:style-name="ce35">
            <text:p>1.18E-40</text:p>
          </table:table-cell>
          <table:table-cell office:value-type="float" office:value="5.0783E-68" table:style-name="ce35">
            <text:p>5.08E-68</text:p>
          </table:table-cell>
          <table:table-cell office:value-type="float" office:value="4.2403000000000002E-42" table:style-name="ce35">
            <text:p>4.24E-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A0</text:p>
          </table:table-cell>
          <table:table-cell office:value-type="string" table:style-name="ce1">
            <text:p>-91.25 (8)</text:p>
          </table:table-cell>
          <table:table-cell office:value-type="string" table:style-name="ce1">
            <text:p>-81.1889 (90)</text:p>
          </table:table-cell>
          <table:table-cell office:value-type="float" office:value="1.4532" table:style-name="ce1">
            <text:p>1.4532</text:p>
          </table:table-cell>
          <table:table-cell office:value-type="float" office:value="0.2477" table:style-name="ce46">
            <text:p>0.2477</text:p>
          </table:table-cell>
          <table:table-cell office:value-type="float" office:value="2.114E-7" table:style-name="ce35">
            <text:p>2.11E-07</text:p>
          </table:table-cell>
          <table:table-cell office:value-type="float" office:value="6.1288999999999999E-6" table:style-name="ce35">
            <text:p>6.13E-06</text:p>
          </table:table-cell>
          <table:table-cell office:value-type="float" office:value="1.6299999999999999E-2" table:style-name="ce34">
            <text:p>0.0163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4.416300000000007" table:style-name="ce38">
            <text:p>-84.4163</text:p>
          </table:table-cell>
          <table:table-cell office:value-type="float" office:value="-80.9846" table:style-name="ce38">
            <text:p>-80.9846</text:p>
          </table:table-cell>
          <table:table-cell office:value-type="float" office:value="3.4317000000000002" table:style-name="ce38">
            <text:p>3.4317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6">
            <text:p>Smartph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9">
            <text:p>Location 2</text:p>
          </table:table-cell>
          <table:table-cell office:value-type="string" table:number-columns-spanned="5" table:number-rows-spanned="1" table:style-name="ce53">
            <text:p>S4 vs S4 mini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S4 (# samples)</text:p>
          </table:table-cell>
          <table:table-cell office:value-type="string" table:style-name="ce1">
            <text:p>S4 mini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67.7138 (622)</text:p>
          </table:table-cell>
          <table:table-cell office:value-type="string" table:style-name="ce1">
            <text:p>-67.5916 (404)</text:p>
          </table:table-cell>
          <table:table-cell office:value-type="float" office:value="-0.1222" table:style-name="ce1">
            <text:p>-0.1222</text:p>
          </table:table-cell>
          <table:table-cell office:value-type="float" office:value="0.92520000000000002" table:style-name="ce46">
            <text:p>0.9252</text:p>
          </table:table-cell>
          <table:table-cell office:value-type="float" office:value="1.2695999999999999E-10" table:style-name="ce35">
            <text:p>1.27E-10</text:p>
          </table:table-cell>
          <table:table-cell office:value-type="float" office:value="2.0400999999999999E-8" table:style-name="ce35">
            <text:p>2.04E-08</text:p>
          </table:table-cell>
          <table:table-cell office:value-type="float" office:value="0.18509999999999999" table:style-name="ce46">
            <text:p>0.18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77.5363 (606)</text:p>
          </table:table-cell>
          <table:table-cell office:value-type="string" table:style-name="ce1">
            <text:p>-76.5158 (380)</text:p>
          </table:table-cell>
          <table:table-cell office:value-type="float" office:value="-1.0205" table:style-name="ce1">
            <text:p>-1.0205</text:p>
          </table:table-cell>
          <table:table-cell office:value-type="float" office:value="6.1645999999999999E-5" table:style-name="ce35">
            <text:p>6.16E-05</text:p>
          </table:table-cell>
          <table:table-cell office:value-type="float" office:value="4.2610999999999997E-36" table:style-name="ce35">
            <text:p>4.26E-36</text:p>
          </table:table-cell>
          <table:table-cell office:value-type="float" office:value="0.14599999999999999" table:style-name="ce46">
            <text:p>0.146</text:p>
          </table:table-cell>
          <table:table-cell office:value-type="float" office:value="7.2153999999999999E-53" table:style-name="ce35">
            <text:p>7.22E-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78.4482 (589)</text:p>
          </table:table-cell>
          <table:table-cell office:value-type="string" table:style-name="ce1">
            <text:p>-80.1535 (443)</text:p>
          </table:table-cell>
          <table:table-cell office:value-type="float" office:value="1.7053" table:style-name="ce1">
            <text:p>1.7053</text:p>
          </table:table-cell>
          <table:table-cell office:value-type="float" office:value="4.0300000000000002E-2" table:style-name="ce46">
            <text:p>0.0403</text:p>
          </table:table-cell>
          <table:table-cell office:value-type="float" office:value="1.0092000000000001E-7" table:style-name="ce35">
            <text:p>1.01E-07</text:p>
          </table:table-cell>
          <table:table-cell office:value-type="float" office:value="5.8988999999999998E-27" table:style-name="ce35">
            <text:p>5.90E-27</text:p>
          </table:table-cell>
          <table:table-cell office:value-type="float" office:value="1.8775E-6" table:style-name="ce35">
            <text:p>1.88E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72.8802 (668)</text:p>
          </table:table-cell>
          <table:table-cell office:value-type="string" table:style-name="ce1">
            <text:p>-76.6959 (467)</text:p>
          </table:table-cell>
          <table:table-cell office:value-type="float" office:value="3.8157000000000001" table:style-name="ce1">
            <text:p>3.8157</text:p>
          </table:table-cell>
          <table:table-cell office:value-type="float" office:value="3.4747000000000003E-11" table:style-name="ce35">
            <text:p>3.47E-11</text:p>
          </table:table-cell>
          <table:table-cell office:value-type="float" office:value="5.2002999999999999E-88" table:style-name="ce35">
            <text:p>5.20E-88</text:p>
          </table:table-cell>
          <table:table-cell office:value-type="float" office:value="1.1217000000000001E-31" table:style-name="ce35">
            <text:p>1.12E-31</text:p>
          </table:table-cell>
          <table:table-cell office:value-type="float" office:value="1.0729E-80" table:style-name="ce35">
            <text:p>1.07E-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80.6734 (646)</text:p>
          </table:table-cell>
          <table:table-cell office:value-type="string" table:style-name="ce1">
            <text:p>-82.7034 (381)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2.7336999999999999E-5" table:style-name="ce35">
            <text:p>2.73E-05</text:p>
          </table:table-cell>
          <table:table-cell office:value-type="float" office:value="4.2663E-53" table:style-name="ce35">
            <text:p>4.27E-53</text:p>
          </table:table-cell>
          <table:table-cell office:value-type="float" office:value="4.6038000000000002E-61" table:style-name="ce35">
            <text:p>4.60E-61</text:p>
          </table:table-cell>
          <table:table-cell office:value-type="float" office:value="5.4204E-21" table:style-name="ce35">
            <text:p>5.42E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79.7937 (630)</text:p>
          </table:table-cell>
          <table:table-cell office:value-type="string" table:style-name="ce1">
            <text:p>-85.7704 (318)</text:p>
          </table:table-cell>
          <table:table-cell office:value-type="float" office:value="5.9767999999999999" table:style-name="ce1">
            <text:p>5.9768</text:p>
          </table:table-cell>
          <table:table-cell office:value-type="float" office:value="0" table:style-name="ce34">
            <text:p>0</text:p>
          </table:table-cell>
          <table:table-cell office:value-type="float" office:value="2.4096000000000002E-173" table:style-name="ce35">
            <text:p>2.41E-173</text:p>
          </table:table-cell>
          <table:table-cell office:value-type="float" office:value="0.15820000000000001" table:style-name="ce46">
            <text:p>0.1582</text:p>
          </table:table-cell>
          <table:table-cell office:value-type="float" office:value="3.8085E-140" table:style-name="ce35">
            <text:p>3.81E-1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81.6128 (545)</text:p>
          </table:table-cell>
          <table:table-cell office:value-type="string" table:style-name="ce1">
            <text:p>-83.8438 (256)</text:p>
          </table:table-cell>
          <table:table-cell office:value-type="float" office:value="2.2309000000000001" table:style-name="ce1">
            <text:p>2.2309</text:p>
          </table:table-cell>
          <table:table-cell office:value-type="float" office:value="1.4280000000000001E-7" table:style-name="ce35">
            <text:p>1.43E-07</text:p>
          </table:table-cell>
          <table:table-cell office:value-type="float" office:value="4.5440999999999997E-36" table:style-name="ce35">
            <text:p>4.54E-36</text:p>
          </table:table-cell>
          <table:table-cell office:value-type="float" office:value="5.8941000000000002E-199" table:style-name="ce35">
            <text:p>5.89E-199</text:p>
          </table:table-cell>
          <table:table-cell office:value-type="float" office:value="4.0431E-51" table:style-name="ce35">
            <text:p>4.04E-51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76.9512" table:style-name="ce38">
            <text:p>-76.9512</text:p>
          </table:table-cell>
          <table:table-cell office:value-type="float" office:value="-79.039199999999994" table:style-name="ce38">
            <text:p>-79.0392</text:p>
          </table:table-cell>
          <table:table-cell office:value-type="float" office:value="2.0880000000000001" table:style-name="ce38">
            <text:p>2.088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5" table:number-rows-spanned="1" table:style-name="ce53">
            <text:p>S4 vs Nexus 5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S4 (# samples)</text:p>
          </table:table-cell>
          <table:table-cell office:value-type="string" table:style-name="ce1">
            <text:p>Nexus 5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67.7138 (622)</text:p>
          </table:table-cell>
          <table:table-cell office:value-type="float" office:value="-73.558300000000003" table:style-name="ce1">
            <text:p>-73.5583</text:p>
          </table:table-cell>
          <table:table-cell office:value-type="float" office:value="5.8445" table:style-name="ce1">
            <text:p>5.8445</text:p>
          </table:table-cell>
          <table:table-cell office:value-type="float" office:value="3.1396000000000001E-11" table:style-name="ce35">
            <text:p>3.14E-11</text:p>
          </table:table-cell>
          <table:table-cell office:value-type="float" office:value="5.1338000000000002E-79" table:style-name="ce35">
            <text:p>5.13E-79</text:p>
          </table:table-cell>
          <table:table-cell office:value-type="float" office:value="0" table:style-name="ce50">
            <text:p>0</text:p>
          </table:table-cell>
          <table:table-cell office:value-type="float" office:value="1.9287E-14" table:style-name="ce35">
            <text:p>1.93E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77.5363 (606)</text:p>
          </table:table-cell>
          <table:table-cell office:value-type="float" office:value="-78.245800000000003" table:style-name="ce1">
            <text:p>-78.2458</text:p>
          </table:table-cell>
          <table:table-cell office:value-type="float" office:value="0.70950000000000002" table:style-name="ce1">
            <text:p>0.7095</text:p>
          </table:table-cell>
          <table:table-cell office:value-type="float" office:value="0.1255" table:style-name="ce46">
            <text:p>0.1255</text:p>
          </table:table-cell>
          <table:table-cell office:value-type="float" office:value="8.4933000000000001E-39" table:style-name="ce35">
            <text:p>8.49E-39</text:p>
          </table:table-cell>
          <table:table-cell office:value-type="float" office:value="2.1880999999999999E-58" table:style-name="ce35">
            <text:p>2.19E-58</text:p>
          </table:table-cell>
          <table:table-cell office:value-type="float" office:value="1.4452000000000001E-14" table:style-name="ce35">
            <text:p>1.45E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78.4482 (589)</text:p>
          </table:table-cell>
          <table:table-cell office:value-type="float" office:value="-79.302999999999997" table:style-name="ce1">
            <text:p>-79.303</text:p>
          </table:table-cell>
          <table:table-cell office:value-type="float" office:value="0.8548" table:style-name="ce1">
            <text:p>0.8548</text:p>
          </table:table-cell>
          <table:table-cell office:value-type="float" office:value="0.13350000000000001" table:style-name="ce46">
            <text:p>0.1335</text:p>
          </table:table-cell>
          <table:table-cell office:value-type="float" office:value="1.044E-51" table:style-name="ce35">
            <text:p>1.04E-51</text:p>
          </table:table-cell>
          <table:table-cell office:value-type="float" office:value="9.8852000000000004E-11" table:style-name="ce35">
            <text:p>9.89E-11</text:p>
          </table:table-cell>
          <table:table-cell office:value-type="float" office:value="1.9261E-42" table:style-name="ce35">
            <text:p>1.93E-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72.8802 (668)</text:p>
          </table:table-cell>
          <table:table-cell office:value-type="float" office:value="-84.511600000000001" table:style-name="ce1">
            <text:p>-84.5116</text:p>
          </table:table-cell>
          <table:table-cell office:value-type="float" office:value="11.631399999999999" table:style-name="ce1">
            <text:p>11.6314</text:p>
          </table:table-cell>
          <table:table-cell office:value-type="float" office:value="0" table:style-name="ce34">
            <text:p>0</text:p>
          </table:table-cell>
          <table:table-cell office:value-type="float" office:value="1.3106E-28" table:style-name="ce35">
            <text:p>1.31E-28</text:p>
          </table:table-cell>
          <table:table-cell office:value-type="float" office:value="4.5919E-4" table:style-name="ce35">
            <text:p>4.59E-04</text:p>
          </table:table-cell>
          <table:table-cell office:value-type="float" office:value="4.7140000000000001E-28" table:style-name="ce35">
            <text:p>4.71E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80.6734 (646)</text:p>
          </table:table-cell>
          <table:table-cell office:value-type="float" office:value="-82.729900000000001" table:style-name="ce1">
            <text:p>-82.7299</text:p>
          </table:table-cell>
          <table:table-cell office:value-type="float" office:value="2.0565000000000002" table:style-name="ce1">
            <text:p>2.0565</text:p>
          </table:table-cell>
          <table:table-cell office:value-type="float" office:value="2.0146999999999999E-5" table:style-name="ce35">
            <text:p>2.01E-05</text:p>
          </table:table-cell>
          <table:table-cell office:value-type="float" office:value="1.5052E-26" table:style-name="ce35">
            <text:p>1.51E-26</text:p>
          </table:table-cell>
          <table:table-cell office:value-type="float" office:value="3.7814000000000004E-111" table:style-name="ce35">
            <text:p>3.78E-111</text:p>
          </table:table-cell>
          <table:table-cell office:value-type="float" office:value="1.5551999999999999E-15" table:style-name="ce35">
            <text:p>1.56E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79.7937 (630)</text:p>
          </table:table-cell>
          <table:table-cell office:value-type="float" office:value="-82.567800000000005" table:style-name="ce1">
            <text:p>-82.5678</text:p>
          </table:table-cell>
          <table:table-cell office:value-type="float" office:value="2.7740999999999998" table:style-name="ce1">
            <text:p>2.7741</text:p>
          </table:table-cell>
          <table:table-cell office:value-type="float" office:value="2.2204E-16" table:style-name="ce35">
            <text:p>2.22E-16</text:p>
          </table:table-cell>
          <table:table-cell office:value-type="float" office:value="1.1642E-110" table:style-name="ce35">
            <text:p>1.16E-110</text:p>
          </table:table-cell>
          <table:table-cell office:value-type="float" office:value="1.8167999999999999E-6" table:style-name="ce35">
            <text:p>1.82E-06</text:p>
          </table:table-cell>
          <table:table-cell office:value-type="float" office:value="7.2488999999999999E-85" table:style-name="ce35">
            <text:p>7.25E-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81.6128 (545)</text:p>
          </table:table-cell>
          <table:table-cell office:value-type="float" office:value="-90.1905" table:style-name="ce1">
            <text:p>-90.1905</text:p>
          </table:table-cell>
          <table:table-cell office:value-type="float" office:value="8.5776000000000003" table:style-name="ce1">
            <text:p>8.5776</text:p>
          </table:table-cell>
          <table:table-cell office:value-type="float" office:value="2.8866E-15" table:style-name="ce35">
            <text:p>2.89E-15</text:p>
          </table:table-cell>
          <table:table-cell office:value-type="float" office:value="3.8977E-19" table:style-name="ce35">
            <text:p>3.90E-19</text:p>
          </table:table-cell>
          <table:table-cell office:value-type="float" office:value="1.6393E-26" table:style-name="ce35">
            <text:p>1.64E-26</text:p>
          </table:table-cell>
          <table:table-cell office:value-type="float" office:value="1.0703999999999999E-17" table:style-name="ce35">
            <text:p>1.07E-17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76.9512" table:style-name="ce38">
            <text:p>-76.9512</text:p>
          </table:table-cell>
          <table:table-cell office:value-type="float" office:value="-81.586699999999993" table:style-name="ce38">
            <text:p>-81.5867</text:p>
          </table:table-cell>
          <table:table-cell office:value-type="float" office:value="4.6355000000000004" table:style-name="ce38">
            <text:p>4.635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5" table:number-rows-spanned="1" table:style-name="ce53">
            <text:p>S4 mini vs Nexus 5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S4 mini (# samples)</text:p>
          </table:table-cell>
          <table:table-cell office:value-type="string" table:style-name="ce1">
            <text:p>Nexus 5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14</text:p>
          </table:table-cell>
          <table:table-cell office:value-type="string" table:style-name="ce1">
            <text:p>-67.5916 (404)</text:p>
          </table:table-cell>
          <table:table-cell office:value-type="float" office:value="-73.558300000000003" table:style-name="ce1">
            <text:p>-73.5583</text:p>
          </table:table-cell>
          <table:table-cell office:value-type="float" office:value="5.9667000000000003" table:style-name="ce1">
            <text:p>5.9667</text:p>
          </table:table-cell>
          <table:table-cell office:value-type="float" office:value="9.9628000000000004E-9" table:style-name="ce35">
            <text:p>9.96E-09</text:p>
          </table:table-cell>
          <table:table-cell office:value-type="float" office:value="2.3919E-98" table:style-name="ce35">
            <text:p>2.39E-98</text:p>
          </table:table-cell>
          <table:table-cell office:value-type="float" office:value="6.0122999999999997E-117" table:style-name="ce35">
            <text:p>6.01E-117</text:p>
          </table:table-cell>
          <table:table-cell office:value-type="float" office:value="1.9472000000000001E-34" table:style-name="ce35">
            <text:p>1.95E-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3</text:p>
          </table:table-cell>
          <table:table-cell office:value-type="string" table:style-name="ce1">
            <text:p>-76.5158 (380)</text:p>
          </table:table-cell>
          <table:table-cell office:value-type="float" office:value="-78.245800000000003" table:style-name="ce1">
            <text:p>-78.2458</text:p>
          </table:table-cell>
          <table:table-cell office:value-type="float" office:value="1.73" table:style-name="ce1">
            <text:p>1.73</text:p>
          </table:table-cell>
          <table:table-cell office:value-type="float" office:value="2.9175000000000002E-4" table:style-name="ce35">
            <text:p>2.92E-04</text:p>
          </table:table-cell>
          <table:table-cell office:value-type="float" office:value="3.4525999999999999E-56" table:style-name="ce35">
            <text:p>3.45E-56</text:p>
          </table:table-cell>
          <table:table-cell office:value-type="float" office:value="7.8054000000000007E-40" table:style-name="ce35">
            <text:p>7.81E-40</text:p>
          </table:table-cell>
          <table:table-cell office:value-type="float" office:value="1.7578999999999999E-28" table:style-name="ce35">
            <text:p>1.76E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26</text:p>
          </table:table-cell>
          <table:table-cell office:value-type="string" table:style-name="ce1">
            <text:p>-80.1535 (443)</text:p>
          </table:table-cell>
          <table:table-cell office:value-type="float" office:value="-79.302999999999997" table:style-name="ce1">
            <text:p>-79.303</text:p>
          </table:table-cell>
          <table:table-cell office:value-type="float" office:value="0.85050000000000003" table:style-name="ce1">
            <text:p>0.8505</text:p>
          </table:table-cell>
          <table:table-cell office:value-type="float" office:value="0.26369999999999999" table:style-name="ce46">
            <text:p>0.2637</text:p>
          </table:table-cell>
          <table:table-cell office:value-type="float" office:value="5.0857999999999997E-24" table:style-name="ce35">
            <text:p>5.09E-24</text:p>
          </table:table-cell>
          <table:table-cell office:value-type="float" office:value="6.0064999999999997E-76" table:style-name="ce35">
            <text:p>6.01E-76</text:p>
          </table:table-cell>
          <table:table-cell office:value-type="float" office:value="8.8809999999999999E-8" table:style-name="ce35">
            <text:p>8.88E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30</text:p>
          </table:table-cell>
          <table:table-cell office:value-type="string" table:style-name="ce1">
            <text:p>-76.6959 (467)</text:p>
          </table:table-cell>
          <table:table-cell office:value-type="float" office:value="-84.511600000000001" table:style-name="ce1">
            <text:p>-84.5116</text:p>
          </table:table-cell>
          <table:table-cell office:value-type="float" office:value="7.8156999999999996" table:style-name="ce1">
            <text:p>7.8157</text:p>
          </table:table-cell>
          <table:table-cell office:value-type="float" office:value="1.8676000000000002E-11" table:style-name="ce35">
            <text:p>1.87E-11</text:p>
          </table:table-cell>
          <table:table-cell office:value-type="float" office:value="6.6117999999999996E-31" table:style-name="ce35">
            <text:p>6.61E-31</text:p>
          </table:table-cell>
          <table:table-cell office:value-type="float" office:value="0.4783" table:style-name="ce46">
            <text:p>0.4783</text:p>
          </table:table-cell>
          <table:table-cell office:value-type="float" office:value="5.2923E-27" table:style-name="ce35">
            <text:p>5.29E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A0</text:p>
          </table:table-cell>
          <table:table-cell office:value-type="string" table:style-name="ce1">
            <text:p>-82.7034 (381)</text:p>
          </table:table-cell>
          <table:table-cell office:value-type="float" office:value="-82.729900000000001" table:style-name="ce1">
            <text:p>-82.7299</text:p>
          </table:table-cell>
          <table:table-cell office:value-type="float" office:value="2.64E-2" table:style-name="ce1">
            <text:p>0.0264</text:p>
          </table:table-cell>
          <table:table-cell office:value-type="float" office:value="0.95520000000000005" table:style-name="ce46">
            <text:p>0.9552</text:p>
          </table:table-cell>
          <table:table-cell office:value-type="float" office:value="1.0831000000000001E-6" table:style-name="ce35">
            <text:p>1.08E-06</text:p>
          </table:table-cell>
          <table:table-cell office:value-type="float" office:value="5.8881999999999999E-12" table:style-name="ce35">
            <text:p>5.89E-12</text:p>
          </table:table-cell>
          <table:table-cell office:value-type="float" office:value="1.6400000000000001E-2" table:style-name="ce34">
            <text:p>0.01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D1</text:p>
          </table:table-cell>
          <table:table-cell office:value-type="string" table:style-name="ce1">
            <text:p>-85.7704 (318)</text:p>
          </table:table-cell>
          <table:table-cell office:value-type="float" office:value="-82.567800000000005" table:style-name="ce1">
            <text:p>-82.5678</text:p>
          </table:table-cell>
          <table:table-cell office:value-type="float" office:value="3.2027000000000001" table:style-name="ce1">
            <text:p>3.2027</text:p>
          </table:table-cell>
          <table:table-cell office:value-type="float" office:value="0" table:style-name="ce34">
            <text:p>0</text:p>
          </table:table-cell>
          <table:table-cell office:value-type="float" office:value="2.8795000000000001E-88" table:style-name="ce35">
            <text:p>2.88E-88</text:p>
          </table:table-cell>
          <table:table-cell office:value-type="float" office:value="2.3999999999999998E-3" table:style-name="ce34">
            <text:p>0.0024</text:p>
          </table:table-cell>
          <table:table-cell office:value-type="float" office:value="1.5139000000000001E-85" table:style-name="ce35">
            <text:p>1.51E-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44</text:p>
          </table:table-cell>
          <table:table-cell office:value-type="string" table:style-name="ce1">
            <text:p>-83.8438 (256)</text:p>
          </table:table-cell>
          <table:table-cell office:value-type="float" office:value="-90.1905" table:style-name="ce1">
            <text:p>-90.1905</text:p>
          </table:table-cell>
          <table:table-cell office:value-type="float" office:value="6.3467000000000002" table:style-name="ce1">
            <text:p>6.3467</text:p>
          </table:table-cell>
          <table:table-cell office:value-type="float" office:value="4.3944E-8" table:style-name="ce35">
            <text:p>4.39E-08</text:p>
          </table:table-cell>
          <table:table-cell office:value-type="float" office:value="2.8577999999999999E-18" table:style-name="ce35">
            <text:p>2.86E-18</text:p>
          </table:table-cell>
          <table:table-cell office:value-type="float" office:value="1.0799E-4" table:style-name="ce35">
            <text:p>1.08E-04</text:p>
          </table:table-cell>
          <table:table-cell office:value-type="float" office:value="4.0430999999999998E-15" table:style-name="ce35">
            <text:p>4.04E-15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79.039199999999994" table:style-name="ce38">
            <text:p>-79.0392</text:p>
          </table:table-cell>
          <table:table-cell office:value-type="float" office:value="-81.586699999999993" table:style-name="ce38">
            <text:p>-81.5867</text:p>
          </table:table-cell>
          <table:table-cell office:value-type="float" office:value="2.5474999999999999" table:style-name="ce38">
            <text:p>2.5475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6">
            <text:p>Radio Analyzer.</text:p>
          </table:table-cell>
          <table:table-cell office:value-type="string" table:style-name="ce1">
            <text:p>Bias from the phones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9">
            <text:p>Location 2</text:p>
          </table:table-cell>
          <table:table-cell office:value-type="string" table:number-columns-spanned="5" table:number-rows-spanned="1" table:style-name="ce53">
            <text:p>Radio Analyzer vs S4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S4 (# samples)</text:p>
          </table:table-cell>
          <table:table-cell office:value-type="string" table:style-name="ce1">
            <text:p>Radio Analyzer (# samples)</text:p>
          </table:table-cell>
          <table:table-cell office:value-type="string" table:style-name="ce1">
            <text:p>Means ab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F</text:p>
          </table:table-cell>
          <table:table-cell office:value-type="float" office:value="-84.404799999999994" table:style-name="ce1">
            <text:p>-84.4048</text:p>
          </table:table-cell>
          <table:table-cell office:value-type="float" office:value="-75.231499999999997" table:style-name="ce1">
            <text:p>-75.2315</text:p>
          </table:table-cell>
          <table:table-cell office:value-type="float" office:value="9.1731999999999996" table:style-name="ce1">
            <text:p>9.1732</text:p>
          </table:table-cell>
          <table:table-cell office:value-type="float" office:value="0" table:style-name="ce34">
            <text:p>0</text:p>
          </table:table-cell>
          <table:table-cell office:value-type="float" office:value="3.5291000000000001E-97" table:style-name="ce35">
            <text:p>3.53E-97</text:p>
          </table:table-cell>
          <table:table-cell office:value-type="float" office:value="4.6118999999999999E-31" table:style-name="ce35">
            <text:p>4.61E-31</text:p>
          </table:table-cell>
          <table:table-cell office:value-type="float" office:value="3.6044000000000002E-94" table:style-name="ce35">
            <text:p>3.60E-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5</text:p>
          </table:table-cell>
          <table:table-cell office:value-type="float" office:value="-75.717600000000004" table:style-name="ce1">
            <text:p>-75.7176</text:p>
          </table:table-cell>
          <table:table-cell office:value-type="float" office:value="-70.7684" table:style-name="ce1">
            <text:p>-70.7684</text:p>
          </table:table-cell>
          <table:table-cell office:value-type="float" office:value="4.9492000000000003" table:style-name="ce1">
            <text:p>4.9492</text:p>
          </table:table-cell>
          <table:table-cell office:value-type="float" office:value="1.2137000000000001E-9" table:style-name="ce35">
            <text:p>1.21E-09</text:p>
          </table:table-cell>
          <table:table-cell office:value-type="float" office:value="3.8414000000000002E-69" table:style-name="ce35">
            <text:p>3.84E-69</text:p>
          </table:table-cell>
          <table:table-cell office:value-type="float" office:value="7.3209999999999998E-13" table:style-name="ce35">
            <text:p>7.32E-13</text:p>
          </table:table-cell>
          <table:table-cell office:value-type="float" office:value="1.1972000000000001E-69" table:style-name="ce35">
            <text:p>1.20E-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4</text:p>
          </table:table-cell>
          <table:table-cell office:value-type="float" office:value="-86.328599999999994" table:style-name="ce1">
            <text:p>-86.3286</text:p>
          </table:table-cell>
          <table:table-cell office:value-type="float" office:value="-82.1404" table:style-name="ce1">
            <text:p>-82.1404</text:p>
          </table:table-cell>
          <table:table-cell office:value-type="float" office:value="4.1881000000000004" table:style-name="ce1">
            <text:p>4.1881</text:p>
          </table:table-cell>
          <table:table-cell office:value-type="float" office:value="5.7295999999999997E-9" table:style-name="ce35">
            <text:p>5.73E-09</text:p>
          </table:table-cell>
          <table:table-cell office:value-type="float" office:value="2.9200999999999999E-37" table:style-name="ce35">
            <text:p>2.92E-37</text:p>
          </table:table-cell>
          <table:table-cell office:value-type="float" office:value="2.4899999999999999E-2" table:style-name="ce35">
            <text:p>2.49E-02</text:p>
          </table:table-cell>
          <table:table-cell office:value-type="float" office:value="1.9225000000000001E-39" table:style-name="ce35">
            <text:p>1.92E-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2</text:p>
          </table:table-cell>
          <table:table-cell office:value-type="float" office:value="-85.4" table:style-name="ce1">
            <text:p>-85.4</text:p>
          </table:table-cell>
          <table:table-cell office:value-type="float" office:value="-75.811499999999995" table:style-name="ce1">
            <text:p>-75.8115</text:p>
          </table:table-cell>
          <table:table-cell office:value-type="float" office:value="9.5884999999999998" table:style-name="ce1">
            <text:p>9.5885</text:p>
          </table:table-cell>
          <table:table-cell office:value-type="float" office:value="0" table:style-name="ce35">
            <text:p>0.00E+00</text:p>
          </table:table-cell>
          <table:table-cell office:value-type="float" office:value="1.4613E-90" table:style-name="ce35">
            <text:p>1.46E-90</text:p>
          </table:table-cell>
          <table:table-cell office:value-type="float" office:value="7.0490000000000002E-27" table:style-name="ce35">
            <text:p>7.05E-27</text:p>
          </table:table-cell>
          <table:table-cell office:value-type="float" office:value="1.4773999999999999E-80" table:style-name="ce35">
            <text:p>1.48E-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44</text:p>
          </table:table-cell>
          <table:table-cell office:value-type="float" office:value="-86.590500000000006" table:style-name="ce1">
            <text:p>-86.5905</text:p>
          </table:table-cell>
          <table:table-cell office:value-type="float" office:value="-82.847200000000001" table:style-name="ce1">
            <text:p>-82.8472</text:p>
          </table:table-cell>
          <table:table-cell office:value-type="float" office:value="3.7433000000000001" table:style-name="ce1">
            <text:p>3.7433</text:p>
          </table:table-cell>
          <table:table-cell office:value-type="float" office:value="5.0092999999999997E-8" table:style-name="ce35">
            <text:p>5.01E-08</text:p>
          </table:table-cell>
          <table:table-cell office:value-type="float" office:value="1.3331E-39" table:style-name="ce35">
            <text:p>1.33E-39</text:p>
          </table:table-cell>
          <table:table-cell office:value-type="float" office:value="0.34960000000000002" table:style-name="ce46">
            <text:p>0.3496</text:p>
          </table:table-cell>
          <table:table-cell office:value-type="float" office:value="2.1887000000000002E-40" table:style-name="ce35">
            <text:p>2.19E-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D1</text:p>
          </table:table-cell>
          <table:table-cell office:value-type="float" office:value="-92.0886" table:style-name="ce1">
            <text:p>-92.0886</text:p>
          </table:table-cell>
          <table:table-cell office:value-type="float" office:value="-82.847099999999998" table:style-name="ce1">
            <text:p>-82.8471</text:p>
          </table:table-cell>
          <table:table-cell office:value-type="float" office:value="9.2415000000000003" table:style-name="ce1">
            <text:p>9.2415</text:p>
          </table:table-cell>
          <table:table-cell office:value-type="float" office:value="0" table:style-name="ce34">
            <text:p>0</text:p>
          </table:table-cell>
          <table:table-cell office:value-type="float" office:value="1.3589E-46" table:style-name="ce35">
            <text:p>1.36E-46</text:p>
          </table:table-cell>
          <table:table-cell office:value-type="float" office:value="0.39190000000000003" table:style-name="ce46">
            <text:p>0.3919</text:p>
          </table:table-cell>
          <table:table-cell office:value-type="float" office:value="1.0182000000000001E-36" table:style-name="ce35">
            <text:p>1.02E-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A0</text:p>
          </table:table-cell>
          <table:table-cell office:value-type="float" office:value="-88.029399999999995" table:style-name="ce1">
            <text:p>-88.0294</text:p>
          </table:table-cell>
          <table:table-cell office:value-type="float" office:value="-82.881500000000003" table:style-name="ce1">
            <text:p>-82.8815</text:p>
          </table:table-cell>
          <table:table-cell office:value-type="float" office:value="5.1478999999999999" table:style-name="ce1">
            <text:p>5.1479</text:p>
          </table:table-cell>
          <table:table-cell office:value-type="float" office:value="0" table:style-name="ce35">
            <text:p>0.00E+00</text:p>
          </table:table-cell>
          <table:table-cell office:value-type="float" office:value="1.8196E-24" table:style-name="ce35">
            <text:p>1.82E-24</text:p>
          </table:table-cell>
          <table:table-cell office:value-type="float" office:value="7.2608999999999999E-8" table:style-name="ce35">
            <text:p>7.26E-08</text:p>
          </table:table-cell>
          <table:table-cell office:value-type="float" office:value="1.4902999999999999E-22" table:style-name="ce35">
            <text:p>1.49E-22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5.508499999999998" table:style-name="ce38">
            <text:p>-85.5085</text:p>
          </table:table-cell>
          <table:table-cell office:value-type="float" office:value="-78.932500000000005" table:style-name="ce38">
            <text:p>-78.9325</text:p>
          </table:table-cell>
          <table:table-cell office:value-type="float" office:value="6.5759999999999996" table:style-name="ce38">
            <text:p>6.576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5" table:number-rows-spanned="1" table:style-name="ce53">
            <text:p>Radio Analyzer vs S4 mini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S4 mini (# samples)</text:p>
          </table:table-cell>
          <table:table-cell office:value-type="string" table:style-name="ce1">
            <text:p>Radio Analyzer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F</text:p>
          </table:table-cell>
          <table:table-cell office:value-type="string" table:style-name="ce1">
            <text:p>-85.1228 (114)</text:p>
          </table:table-cell>
          <table:table-cell office:value-type="string" table:style-name="ce1">
            <text:p>-77.3256 (1689)</text:p>
          </table:table-cell>
          <table:table-cell office:value-type="float" office:value="7.7972000000000001" table:style-name="ce1">
            <text:p>7.7972</text:p>
          </table:table-cell>
          <table:table-cell office:value-type="float" office:value="0" table:style-name="ce34">
            <text:p>0</text:p>
          </table:table-cell>
          <table:table-cell office:value-type="float" office:value="6.1441000000000002E-81" table:style-name="ce35">
            <text:p>6.14E-81</text:p>
          </table:table-cell>
          <table:table-cell office:value-type="string" table:style-name="ce50">
            <text:p>1.7044e-24</text:p>
          </table:table-cell>
          <table:table-cell office:value-type="float" office:value="1.7914E-71" table:style-name="ce35">
            <text:p>1.79E-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5</text:p>
          </table:table-cell>
          <table:table-cell office:value-type="string" table:style-name="ce1">
            <text:p>-84.2727 (110)</text:p>
          </table:table-cell>
          <table:table-cell office:value-type="string" table:style-name="ce1">
            <text:p>-70.6342 (2452)</text:p>
          </table:table-cell>
          <table:table-cell office:value-type="float" office:value="13.6386" table:style-name="ce1">
            <text:p>13.6386</text:p>
          </table:table-cell>
          <table:table-cell office:value-type="float" office:value="0" table:style-name="ce34">
            <text:p>0</text:p>
          </table:table-cell>
          <table:table-cell office:value-type="float" office:value="8.0042999999999997E-88" table:style-name="ce35">
            <text:p>8.00E-88</text:p>
          </table:table-cell>
          <table:table-cell office:value-type="float" office:value="2.5706999999999998E-4" table:style-name="ce35">
            <text:p>2.57E-04</text:p>
          </table:table-cell>
          <table:table-cell office:value-type="float" office:value="2.5812E-70" table:style-name="ce35">
            <text:p>2.58E-7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4</text:p>
          </table:table-cell>
          <table:table-cell office:value-type="string" table:style-name="ce1">
            <text:p>-86.481 (79)</text:p>
          </table:table-cell>
          <table:table-cell office:value-type="string" table:style-name="ce1">
            <text:p>-81.042 (405)</text:p>
          </table:table-cell>
          <table:table-cell office:value-type="float" office:value="5.4390000000000001" table:style-name="ce1">
            <text:p>5.439</text:p>
          </table:table-cell>
          <table:table-cell office:value-type="float" office:value="0" table:style-name="ce34">
            <text:p>0</text:p>
          </table:table-cell>
          <table:table-cell office:value-type="float" office:value="1.9423E-50" table:style-name="ce35">
            <text:p>1.94E-50</text:p>
          </table:table-cell>
          <table:table-cell office:value-type="float" office:value="0.2888" table:style-name="ce46">
            <text:p>0.2888</text:p>
          </table:table-cell>
          <table:table-cell office:value-type="float" office:value="5.5979000000000002E-45" table:style-name="ce35">
            <text:p>5.60E-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2</text:p>
          </table:table-cell>
          <table:table-cell office:value-type="string" table:style-name="ce1">
            <text:p>-87.8 (15)</text:p>
          </table:table-cell>
          <table:table-cell office:value-type="string" table:style-name="ce1">
            <text:p>-75.5629 (2288)</text:p>
          </table:table-cell>
          <table:table-cell office:value-type="float" office:value="12.2371" table:style-name="ce1">
            <text:p>12.2371</text:p>
          </table:table-cell>
          <table:table-cell office:value-type="float" office:value="0" table:style-name="ce34">
            <text:p>0</text:p>
          </table:table-cell>
          <table:table-cell office:value-type="float" office:value="2.1983000000000001E-14" table:style-name="ce35">
            <text:p>2.20E-14</text:p>
          </table:table-cell>
          <table:table-cell office:value-type="float" office:value="2.4123E-9" table:style-name="ce35">
            <text:p>2.41E-09</text:p>
          </table:table-cell>
          <table:table-cell office:value-type="float" office:value="8.9025000000000001E-12" table:style-name="ce35">
            <text:p>8.90E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44</text:p>
          </table:table-cell>
          <table:table-cell office:value-type="string" table:style-name="ce51">
            <text:p><text:s text:c="7"/>NA</text:p>
          </table:table-cell>
          <table:table-cell office:value-type="string" table:style-name="ce1">
            <text:p>-83.3467 (424)</text:p>
          </table:table-cell>
          <table:table-cell office:value-type="string" table:style-name="ce1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5">
            <text:p>NA</text:p>
          </table:table-cell>
          <table:table-cell office:value-type="string" table:style-name="ce35">
            <text:p>N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D1</text:p>
          </table:table-cell>
          <table:table-cell office:value-type="string" table:style-name="ce1">
            <text:p>-88.2143 (14)</text:p>
          </table:table-cell>
          <table:table-cell office:value-type="string" table:style-name="ce1">
            <text:p>-84.619 (21)</text:p>
          </table:table-cell>
          <table:table-cell office:value-type="float" office:value="3.5952000000000002" table:style-name="ce1">
            <text:p>3.5952</text:p>
          </table:table-cell>
          <table:table-cell office:value-type="float" office:value="4.3400000000000001E-2" table:style-name="ce46">
            <text:p>0.0434</text:p>
          </table:table-cell>
          <table:table-cell office:value-type="float" office:value="7.6057999999999996E-5" table:style-name="ce35">
            <text:p>7.61E-05</text:p>
          </table:table-cell>
          <table:table-cell office:value-type="float" office:value="2.7327000000000001E-5" table:style-name="ce35">
            <text:p>2.73E-05</text:p>
          </table:table-cell>
          <table:table-cell office:value-type="float" office:value="1.4499000000000001E-4" table:style-name="ce35">
            <text:p>1.45E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A0</text:p>
          </table:table-cell>
          <table:table-cell office:value-type="string" table:style-name="ce34">
            <text:p>-89 (1)</text:p>
          </table:table-cell>
          <table:table-cell office:value-type="string" table:style-name="ce34">
            <text:p>-82.975 (519)</text:p>
          </table:table-cell>
          <table:table-cell office:value-type="float" office:value="-6.0250000000000004" table:style-name="ce34">
            <text:p>-6.025</text:p>
          </table:table-cell>
          <table:table-cell office:value-type="float" office:value="0" table:style-name="ce34">
            <text:p>0</text:p>
          </table:table-cell>
          <table:table-cell office:value-type="float" office:value="9.9699999999999997E-2" table:style-name="ce34">
            <text:p>0.0997</text:p>
          </table:table-cell>
          <table:table-cell office:value-type="string" table:style-name="ce35">
            <text:p>NA</text:p>
          </table:table-cell>
          <table:table-cell office:value-type="float" office:value="8.1299999999999997E-2" table:style-name="ce35">
            <text:p>8.13E-02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86.815100000000001" table:style-name="ce38">
            <text:p>-86.8151</text:p>
          </table:table-cell>
          <table:table-cell office:value-type="float" office:value="-79.357900000000001" table:style-name="ce38">
            <text:p>-79.3579</text:p>
          </table:table-cell>
          <table:table-cell office:value-type="float" office:value="7.4572000000000003" table:style-name="ce38">
            <text:p>7.4572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5" table:number-rows-spanned="1" table:style-name="ce53">
            <text:p>Radio Analyzer vs S7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S7 (# samples)</text:p>
          </table:table-cell>
          <table:table-cell office:value-type="string" table:style-name="ce1">
            <text:p>Radio Analyzer (# samples)</text:p>
          </table:table-cell>
          <table:table-cell office:value-type="string" table:style-name="ce1">
            <text:p>Means difference</text:p>
          </table:table-cell>
          <table:table-cell office:value-type="string" table:style-name="ce28">
            <text:p>2 sample z-test (mean)</text:p>
          </table:table-cell>
          <table:table-cell office:value-type="string" table:style-name="ce29">
            <text:p>K-S test</text:p>
          </table:table-cell>
          <table:table-cell office:value-type="string" table:style-name="ce30">
            <text:p>Levene test</text:p>
          </table:table-cell>
          <table:table-cell office:value-type="string" table:style-name="ce28">
            <text:p>Wilcoxon tes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F</text:p>
          </table:table-cell>
          <table:table-cell office:value-type="string" table:style-name="ce1">
            <text:p>-88.6988 (83)</text:p>
          </table:table-cell>
          <table:table-cell office:value-type="string" table:style-name="ce1">
            <text:p>-73.6596 (1416)</text:p>
          </table:table-cell>
          <table:table-cell office:value-type="float" office:value="15.039199999999999" table:style-name="ce1">
            <text:p>15.0392</text:p>
          </table:table-cell>
          <table:table-cell office:value-type="float" office:value="0" table:style-name="ce34">
            <text:p>0</text:p>
          </table:table-cell>
          <table:table-cell office:value-type="float" office:value="1.4053000000000001E-70" table:style-name="ce35">
            <text:p>1.41E-70</text:p>
          </table:table-cell>
          <table:table-cell office:value-type="float" office:value="2.7253E-6" table:style-name="ce35">
            <text:p>2.73E-06</text:p>
          </table:table-cell>
          <table:table-cell office:value-type="float" office:value="1.4823999999999999E-55" table:style-name="ce35">
            <text:p>1.48E-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5</text:p>
          </table:table-cell>
          <table:table-cell office:value-type="string" table:style-name="ce1">
            <text:p>-86.9892 (93)</text:p>
          </table:table-cell>
          <table:table-cell office:value-type="string" table:style-name="ce1">
            <text:p>-71.3179 (2120)</text:p>
          </table:table-cell>
          <table:table-cell office:value-type="float" office:value="15.6713" table:style-name="ce1">
            <text:p>15.6713</text:p>
          </table:table-cell>
          <table:table-cell office:value-type="float" office:value="0" table:style-name="ce34">
            <text:p>0</text:p>
          </table:table-cell>
          <table:table-cell office:value-type="float" office:value="5.5355000000000003E-80" table:style-name="ce35">
            <text:p>5.54E-80</text:p>
          </table:table-cell>
          <table:table-cell office:value-type="float" office:value="3.2470999999999998E-20" table:style-name="ce35">
            <text:p>3.25E-20</text:p>
          </table:table-cell>
          <table:table-cell office:value-type="float" office:value="2.8249E-61" table:style-name="ce35">
            <text:p>2.82E-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A:F4</text:p>
          </table:table-cell>
          <table:table-cell office:value-type="string" table:style-name="ce1">
            <text:p>-96.7 (10)</text:p>
          </table:table-cell>
          <table:table-cell office:value-type="string" table:style-name="ce1">
            <text:p>-80.5172 (435)</text:p>
          </table:table-cell>
          <table:table-cell office:value-type="float" office:value="16.1828" table:style-name="ce1">
            <text:p>16.1828</text:p>
          </table:table-cell>
          <table:table-cell office:value-type="float" office:value="0" table:style-name="ce34">
            <text:p>0</text:p>
          </table:table-cell>
          <table:table-cell office:value-type="float" office:value="8.8421999999999997E-10" table:style-name="ce35">
            <text:p>8.84E-10</text:p>
          </table:table-cell>
          <table:table-cell office:value-type="float" office:value="0.74970000000000003" table:style-name="ce46">
            <text:p>0.7497</text:p>
          </table:table-cell>
          <table:table-cell office:value-type="float" office:value="1.5968999999999999E-8" table:style-name="ce35">
            <text:p>1.60E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32</text:p>
          </table:table-cell>
          <table:table-cell office:value-type="string" table:style-name="ce1">
            <text:p>-93.0714 (28)</text:p>
          </table:table-cell>
          <table:table-cell office:value-type="string" table:style-name="ce1">
            <text:p>-75.8498 (1977)</text:p>
          </table:table-cell>
          <table:table-cell office:value-type="float" office:value="17.221699999999998" table:style-name="ce1">
            <text:p>17.2217</text:p>
          </table:table-cell>
          <table:table-cell office:value-type="float" office:value="0" table:style-name="ce34">
            <text:p>0</text:p>
          </table:table-cell>
          <table:table-cell office:value-type="float" office:value="1.0386999999999999E-25" table:style-name="ce35">
            <text:p>1.04E-25</text:p>
          </table:table-cell>
          <table:table-cell office:value-type="float" office:value="2.8244999999999999E-10" table:style-name="ce35">
            <text:p>2.82E-10</text:p>
          </table:table-cell>
          <table:table-cell office:value-type="float" office:value="1.1239E-20" table:style-name="ce35">
            <text:p>1.12E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B:44</text:p>
          </table:table-cell>
          <table:table-cell office:value-type="string" table:style-name="ce1">
            <text:p>-96.6667 (12)</text:p>
          </table:table-cell>
          <table:table-cell office:value-type="string" table:style-name="ce1">
            <text:p>-82.7293 (548)</text:p>
          </table:table-cell>
          <table:table-cell office:value-type="float" office:value="13.9374" table:style-name="ce1">
            <text:p>13.9374</text:p>
          </table:table-cell>
          <table:table-cell office:value-type="float" office:value="0" table:style-name="ce34">
            <text:p>0</text:p>
          </table:table-cell>
          <table:table-cell office:value-type="float" office:value="1.6597E-11" table:style-name="ce35">
            <text:p>1.66E-11</text:p>
          </table:table-cell>
          <table:table-cell office:value-type="float" office:value="0.38" table:style-name="ce46">
            <text:p>0.38</text:p>
          </table:table-cell>
          <table:table-cell office:value-type="float" office:value="1.1388E-9" table:style-name="ce35">
            <text:p>1.14E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D1</text:p>
          </table:table-cell>
          <table:table-cell office:value-type="string" table:style-name="ce34">
            <text:p>NA</text:p>
          </table:table-cell>
          <table:table-cell office:value-type="string" table:style-name="ce39">
            <text:p>-84.1875 (64)</text:p>
          </table:table-cell>
          <table:table-cell office:value-type="string" table:style-name="ce34">
            <text:p>NA</text:p>
          </table:table-cell>
          <table:table-cell office:value-type="string" table:style-name="ce34">
            <text:p>NA</text:p>
          </table:table-cell>
          <table:table-cell office:value-type="string" table:style-name="ce34">
            <text:p>NA</text:p>
          </table:table-cell>
          <table:table-cell office:value-type="string" table:style-name="ce34">
            <text:p>NA</text:p>
          </table:table-cell>
          <table:table-cell office:value-type="string" table:style-name="ce34">
            <text:p>N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C:A0</text:p>
          </table:table-cell>
          <table:table-cell office:value-type="string" table:style-name="ce34">
            <text:p>NA</text:p>
          </table:table-cell>
          <table:table-cell office:value-type="string" table:style-name="ce39">
            <text:p>-82.3946 (299)</text:p>
          </table:table-cell>
          <table:table-cell office:value-type="string" table:style-name="ce34">
            <text:p>NA</text:p>
          </table:table-cell>
          <table:table-cell office:value-type="string" table:style-name="ce34">
            <text:p>NA</text:p>
          </table:table-cell>
          <table:table-cell office:value-type="string" table:style-name="ce34">
            <text:p>NA</text:p>
          </table:table-cell>
          <table:table-cell office:value-type="string" table:style-name="ce34">
            <text:p>NA</text:p>
          </table:table-cell>
          <table:table-cell office:value-type="string" table:style-name="ce34">
            <text:p>NA</text:p>
          </table:table-cell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office:value-type="float" office:value="-92.425200000000004" table:style-name="ce38">
            <text:p>-92.4252</text:p>
          </table:table-cell>
          <table:table-cell office:value-type="float" office:value="-76.814800000000005" table:style-name="ce38">
            <text:p>-76.8148</text:p>
          </table:table-cell>
          <table:table-cell office:value-type="string" table:style-name="ce38">
            <text:p>15.6104 (till 8b44)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rmality tes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6">
            <text:p>Radio Analyze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9">
            <text:p>Location 2</text:p>
          </table:table-cell>
          <table:table-cell office:value-type="string" table:number-columns-spanned="5" table:number-rows-spanned="1" table:style-name="ce53">
            <text:p>Normality test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string" table:style-name="ce1">
            <text:p>beacon</text:p>
          </table:table-cell>
          <table:table-cell office:value-type="string" table:style-name="ce1">
            <text:p>S4</text:p>
          </table:table-cell>
          <table:table-cell office:value-type="string" table:style-name="ce39">
            <text:p>S4 mini<text:s/></text:p>
          </table:table-cell>
          <table:table-cell office:value-type="string" table:style-name="ce39">
            <text:p>S7</text:p>
          </table:table-cell>
          <table:table-cell office:value-type="string" table:style-name="ce55">
            <text:p>Radio-analyzer</text:p>
          </table:table-cell>
          <table:table-cell table:style-name="ce56"/>
          <table:table-cell table:number-columns-repeated="2" table:style-name="ce55"/>
          <table:table-cell table:number-columns-repeated="16376"/>
        </table:table-row>
        <table:table-row table:style-name="ro1">
          <table:table-cell office:value-type="string" table:style-name="ce1">
            <text:p>8B:3F</text:p>
          </table:table-cell>
          <table:table-cell office:value-type="float" office:value="8.6200000000000004E-9" table:style-name="ce57">
            <text:p>8.62E-09</text:p>
          </table:table-cell>
          <table:table-cell office:value-type="float" office:value="3.2945999999999999E-5" table:style-name="ce54">
            <text:p>3.29E-05</text:p>
          </table:table-cell>
          <table:table-cell office:value-type="float" office:value="3.5942000000000002E-5" table:style-name="ce54">
            <text:p>3.59E-05</text:p>
          </table:table-cell>
          <table:table-cell office:value-type="float" office:value="0" table:style-name="ce54">
            <text:p>0.00E+00</text:p>
          </table:table-cell>
          <table:table-cell table:number-columns-repeated="3" table:style-name="ce54"/>
          <table:table-cell table:number-columns-repeated="16376"/>
        </table:table-row>
        <table:table-row table:style-name="ro1">
          <table:table-cell office:value-type="string" table:style-name="ce1">
            <text:p>8A:F5</text:p>
          </table:table-cell>
          <table:table-cell office:value-type="float" office:value="7.1509000000000004E-13" table:style-name="ce57">
            <text:p>7.15E-13</text:p>
          </table:table-cell>
          <table:table-cell office:value-type="float" office:value="5.7067999999999997E-7" table:style-name="ce54">
            <text:p>5.71E-07</text:p>
          </table:table-cell>
          <table:table-cell office:value-type="float" office:value="9.6406000000000005E-6" table:style-name="ce54">
            <text:p>9.64E-06</text:p>
          </table:table-cell>
          <table:table-cell office:value-type="float" office:value="0" table:style-name="ce54">
            <text:p>0.00E+00</text:p>
          </table:table-cell>
          <table:table-cell table:number-columns-repeated="3" table:style-name="ce54"/>
          <table:table-cell table:number-columns-repeated="16376"/>
        </table:table-row>
        <table:table-row table:style-name="ro1">
          <table:table-cell office:value-type="string" table:style-name="ce1">
            <text:p>8A:F4</text:p>
          </table:table-cell>
          <table:table-cell office:value-type="float" office:value="1.3944000000000001E-5" table:style-name="ce57">
            <text:p>1.39E-05</text:p>
          </table:table-cell>
          <table:table-cell office:value-type="float" office:value="3.0933000000000001E-6" table:style-name="ce54">
            <text:p>3.09E-06</text:p>
          </table:table-cell>
          <table:table-cell office:value-type="float" office:value="0.51949999999999996" table:style-name="ce39">
            <text:p>0.5195</text:p>
          </table:table-cell>
          <table:table-cell office:value-type="float" office:value="0" table:style-name="ce54">
            <text:p>0.00E+00</text:p>
          </table:table-cell>
          <table:table-cell table:number-columns-repeated="3" table:style-name="ce54"/>
          <table:table-cell table:number-columns-repeated="16376"/>
        </table:table-row>
        <table:table-row table:style-name="ro1">
          <table:table-cell office:value-type="string" table:style-name="ce1">
            <text:p>8B:32</text:p>
          </table:table-cell>
          <table:table-cell office:value-type="float" office:value="1.3482999999999999E-5" table:style-name="ce57">
            <text:p>1.35E-05</text:p>
          </table:table-cell>
          <table:table-cell office:value-type="float" office:value="0.1653" table:style-name="ce39">
            <text:p>0.1653</text:p>
          </table:table-cell>
          <table:table-cell office:value-type="float" office:value="3.7699999999999997E-2" table:style-name="ce39">
            <text:p>0.0377</text:p>
          </table:table-cell>
          <table:table-cell office:value-type="float" office:value="0" table:style-name="ce54">
            <text:p>0.00E+00</text:p>
          </table:table-cell>
          <table:table-cell table:number-columns-repeated="3" table:style-name="ce54"/>
          <table:table-cell table:number-columns-repeated="16376"/>
        </table:table-row>
        <table:table-row table:style-name="ro1">
          <table:table-cell office:value-type="string" table:style-name="ce1">
            <text:p>8B:44</text:p>
          </table:table-cell>
          <table:table-cell office:value-type="float" office:value="5.8248000000000002E-4" table:style-name="ce57">
            <text:p>5.82E-04</text:p>
          </table:table-cell>
          <table:table-cell office:value-type="string" table:style-name="ce39">
            <text:p>NA</text:p>
          </table:table-cell>
          <table:table-cell office:value-type="float" office:value="7.9699999999999993E-2" table:style-name="ce39">
            <text:p>0.0797</text:p>
          </table:table-cell>
          <table:table-cell office:value-type="float" office:value="0" table:style-name="ce54">
            <text:p>0.00E+00</text:p>
          </table:table-cell>
          <table:table-cell table:style-name="ce54"/>
          <table:table-cell table:style-name="ce39"/>
          <table:table-cell table:style-name="ce54"/>
          <table:table-cell table:number-columns-repeated="16376"/>
        </table:table-row>
        <table:table-row table:style-name="ro1">
          <table:table-cell office:value-type="string" table:style-name="ce1">
            <text:p>8C:D1</text:p>
          </table:table-cell>
          <table:table-cell office:value-type="float" office:value="2.0999999999999999E-3" table:style-name="ce1">
            <text:p>0.0021</text:p>
          </table:table-cell>
          <table:table-cell office:value-type="float" office:value="1.2999999999999999E-3" table:style-name="ce39">
            <text:p>0.0013</text:p>
          </table:table-cell>
          <table:table-cell office:value-type="string" table:style-name="ce39">
            <text:p>NA</text:p>
          </table:table-cell>
          <table:table-cell office:value-type="float" office:value="1.15E-2" table:style-name="ce39">
            <text:p>0.0115</text:p>
          </table:table-cell>
          <table:table-cell table:style-name="ce54"/>
          <table:table-cell table:style-name="ce39"/>
          <table:table-cell table:style-name="ce54"/>
          <table:table-cell table:number-columns-repeated="16376"/>
        </table:table-row>
        <table:table-row table:style-name="ro1">
          <table:table-cell office:value-type="string" table:style-name="ce1">
            <text:p>8C:A0</text:p>
          </table:table-cell>
          <table:table-cell office:value-type="float" office:value="1.17E-2" table:style-name="ce1">
            <text:p>0.0117</text:p>
          </table:table-cell>
          <table:table-cell office:value-type="string" table:style-name="ce39">
            <text:p>NA</text:p>
          </table:table-cell>
          <table:table-cell office:value-type="string" table:style-name="ce39">
            <text:p>NA</text:p>
          </table:table-cell>
          <table:table-cell office:value-type="float" office:value="3.9635E-14" table:style-name="ce54">
            <text:p>3.96E-14</text:p>
          </table:table-cell>
          <table:table-cell table:number-columns-repeated="3" table:style-name="ce54"/>
          <table:table-cell table:number-columns-repeated="16376"/>
        </table:table-row>
        <table:table-row table:style-name="ro1">
          <table:table-cell office:value-type="string" table:style-name="ce38">
            <text:p>Mean</text:p>
          </table:table-cell>
          <table:table-cell table:style-name="ce38"/>
          <table:table-cell table:number-columns-repeated="6" table:style-name="ce39"/>
          <table:table-cell table:number-columns-repeated="16376"/>
        </table:table-row>
        <table:table-row table:number-rows-repeated="10482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number-style style:name="N15">
      <number:scientific-number number:decimal-places="2" number:min-integer-digits="1" number:min-exponent-digits="2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09</meta:generator>
    <dc:creator>Microsoft Office User</dc:creator>
    <meta:creation-date>2017-09-18T13:17:14Z</meta:creation-date>
    <dc:date>2018-10-19T10:37:49Z</dc:date>
    <meta:print-date>2018-03-15T19:47:50Z</meta:print-date>
    <meta:editing-cycles>31</meta:editing-cycles>
    <meta:editing-duration>PT115469S</meta:editing-duration>
  </office:meta>
</office:document-meta>
</file>